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oSansIntel" svg:font-family="NeoSansInte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1in"/>
    </style:style>
    <style:style style:name="co2" style:family="table-column">
      <style:table-column-properties fo:break-before="auto" style:column-width="0.4898in"/>
    </style:style>
    <style:style style:name="co3" style:family="table-column">
      <style:table-column-properties fo:break-before="auto" style:column-width="0.5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4.0374in"/>
    </style:style>
    <style:style style:name="co7" style:family="table-column">
      <style:table-column-properties fo:break-before="auto" style:column-width="5.2965in"/>
    </style:style>
    <style:style style:name="co8" style:family="table-column">
      <style:table-column-properties fo:break-before="auto" style:column-width="2.744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1283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0.5717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1.0508in"/>
    </style:style>
    <style:style style:name="co15" style:family="table-column">
      <style:table-column-properties fo:break-before="auto" style:column-width="3.852in"/>
    </style:style>
    <style:style style:name="co16" style:family="table-column">
      <style:table-column-properties fo:break-before="auto" style:column-width="5.6283in"/>
    </style:style>
    <style:style style:name="co17" style:family="table-column">
      <style:table-column-properties fo:break-before="auto" style:column-width="4.6209in"/>
    </style:style>
    <style:style style:name="co18" style:family="table-column">
      <style:table-column-properties fo:break-before="auto" style:column-width="0.139in"/>
    </style:style>
    <style:style style:name="co19" style:family="table-column">
      <style:table-column-properties fo:break-before="auto" style:column-width="0.5252in"/>
    </style:style>
    <style:style style:name="co20" style:family="table-column">
      <style:table-column-properties fo:break-before="auto" style:column-width="0.7646in"/>
    </style:style>
    <style:style style:name="co21" style:family="table-column">
      <style:table-column-properties fo:break-before="auto" style:column-width="1.2362in"/>
    </style:style>
    <style:style style:name="co22" style:family="table-column">
      <style:table-column-properties fo:break-before="auto" style:column-width="6.1429in"/>
    </style:style>
    <style:style style:name="co23" style:family="table-column">
      <style:table-column-properties fo:break-before="auto" style:column-width="2.3728in"/>
    </style:style>
    <style:style style:name="co24" style:family="table-column">
      <style:table-column-properties fo:break-before="auto" style:column-width="0.3638in"/>
    </style:style>
    <style:style style:name="co25" style:family="table-column">
      <style:table-column-properties fo:break-before="auto" style:column-width="1.9508in"/>
    </style:style>
    <style:style style:name="co26" style:family="table-column">
      <style:table-column-properties fo:break-before="auto" style:column-width="3.10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181in" fo:break-before="auto" style:use-optimal-row-height="true"/>
    </style:style>
    <style:style style:name="ro5" style:family="table-row">
      <style:table-row-properties style:row-height="0.4866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size="9pt" style:font-size-asian="9pt" style:font-size-complex="9pt"/>
    </style:style>
    <style:style style:name="ce3" style:family="table-cell" style:parent-style-name="Default">
      <style:text-properties style:font-name="Arial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style:font-name="Arial" fo:font-weight="bold" style:font-weight-asian="bold" style:font-weight-complex="bold"/>
    </style:style>
    <style:style style:name="ce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9pt" style:font-name-asian="Microsoft YaHei" style:font-size-asian="9pt" style:font-name-complex="Mangal" style:font-size-complex="9pt"/>
    </style:style>
    <style:style style:name="ce8" style:family="table-cell" style:parent-style-name="Default">
      <style:text-properties style:font-name="Arial" fo:font-size="12pt" style:font-size-asian="12pt" style:font-size-complex="12pt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oSansIntel" style:font-size-asian="9pt" style:language-asian="en" style:country-asian="US" style:font-style-asian="normal" style:font-weight-asian="normal" style:font-name-complex="NeoSansInte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14" style:family="table-cell" style:parent-style-name="Default">
      <style:text-properties fo:color="#b2b2b2"/>
    </style:style>
    <style:style style:name="ce15" style:family="table-cell" style:parent-style-name="Default"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transparent"/>
      <style:text-properties style:use-window-font-color="true" fo:font-size="9pt" style:font-size-asian="9pt" style:font-size-complex="9pt"/>
    </style:style>
    <style:style style:name="ce17" style:family="table-cell" style:parent-style-name="Default">
      <style:text-properties fo:color="#b2b2b2" fo:font-size="9pt" style:font-size-asian="9pt" style:font-size-complex="9pt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ext-properties fo:color="#999999" fo:font-size="9pt" style:font-size-asian="9pt" style:font-size-complex="9pt"/>
    </style:style>
    <style:style style:name="ce20" style:family="table-cell" style:parent-style-name="Default">
      <style:table-cell-properties fo:background-color="transparent" fo:border="none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>
      <style:table-cell-properties fo:background-color="transparent"/>
      <style:text-properties fo:color="#b2b2b2" fo:font-size="9pt" style:font-size-asian="9pt" style:font-size-complex="9pt"/>
    </style:style>
    <style:style style:name="ce22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cccccc" fo:border="0.06pt solid #000000"/>
      <style:text-properties fo:color="#999999" fo:font-size="9pt" style:font-size-asian="9pt" style:font-size-complex="9pt"/>
    </style:style>
    <style:style style:name="ce25" style:family="table-cell" style:parent-style-name="Default">
      <style:table-cell-properties fo:background-color="#cccccc"/>
      <style:text-properties fo:color="#999999" fo:font-size="9pt" style:font-size-asian="9pt" style:font-size-complex="9pt"/>
    </style:style>
    <style:style style:name="ce26" style:family="table-cell" style:parent-style-name="Default">
      <style:table-cell-properties fo:background-color="#cccccc" fo:border="0.06pt solid #000000"/>
      <style:text-properties fo:color="#999999" fo:font-size="9pt" fo:font-weight="normal" style:font-size-asian="9pt" style:font-weight-asian="normal" style:font-size-complex="9pt" style:font-weight-complex="normal"/>
    </style:style>
    <style:style style:name="ce27" style:family="table-cell" style:parent-style-name="Default">
      <style:table-cell-properties fo:background-color="transparent"/>
      <style:text-properties fo:color="#999999" fo:font-size="9pt" style:font-size-asian="9pt" style:font-size-complex="9pt"/>
    </style:style>
    <style:style style:name="ce28" style:family="table-cell" style:parent-style-name="Default">
      <style:table-cell-properties fo:background-color="transparent" fo:border="none"/>
      <style:text-properties fo:color="#999999" fo:font-size="9pt" fo:font-weight="normal" style:font-size-asian="9pt" style:font-weight-asian="normal" style:font-size-complex="9pt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ext-properties fo:color="#b2b2b2" style:font-name="Arial" fo:font-size="9pt" style:font-name-asian="Microsoft YaHei" style:font-size-asian="9pt" style:font-name-complex="Mangal" style:font-size-complex="9pt"/>
    </style:style>
    <style:style style:name="ce31" style:family="table-cell" style:parent-style-name="Default">
      <style:text-properties fo:color="#999999" style:font-name="Arial" fo:font-size="9pt" style:font-name-asian="Microsoft YaHei" style:font-size-asian="9pt" style:font-name-complex="Mangal" style:font-size-complex="9pt"/>
    </style:style>
    <style:style style:name="ce32" style:family="table-cell" style:parent-style-name="Default">
      <style:table-cell-properties fo:background-color="transparent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3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34" style:family="table-cell" style:parent-style-name="Default">
      <style:text-properties fo:color="#000000" fo:font-size="9pt" style:font-size-asian="9pt" style:font-size-complex="9pt"/>
    </style:style>
    <style:style style:name="ce35" style:family="table-cell" style:parent-style-name="Default">
      <style:text-properties fo:color="#999999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999999" fo:font-size="9pt" fo:font-weight="normal" style:font-size-asian="9pt" style:font-weight-asian="normal" style:font-size-complex="9pt" style:font-weight-complex="normal"/>
    </style:style>
    <style:style style:name="ce37" style:family="table-cell" style:parent-style-name="Default">
      <style:text-properties fo:color="#999999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Origin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5"/>
          <table:table-cell table:style-name="ce8" office:value-type="string" calcext:value-type="string">
            <text:p>Software Events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4" office:value-type="string" calcext:value-type="string">
            <text:p>Perf</text:p>
            <text:p>Event</text:p>
          </table:table-cell>
          <table:table-cell table:style-name="ce4" office:value-type="string" calcext:value-type="string">
            <text:p>Perf</text:p>
            <text:p>Mnemonic</text:p>
          </table:table-cell>
          <table:table-cell table:style-name="ce4" office:value-type="string" calcext:value-type="string">
            <text:p>Event Mask Mnemonic</text:p>
          </table:table-cell>
          <table:table-cell table:style-name="ce4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cpu-clock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task-clock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page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minor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context-switche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cpu-migration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alignment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emulation-faults</text:p>
          </table:table-cell>
          <table:table-cell table:style-name="ce2" table:number-columns-repeated="3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4">
          <table:table-cell/>
          <table:table-cell table:style-name="ce3" office:value-type="string" calcext:value-type="string">
            <text:p>Table 19-1</text:p>
          </table:table-cell>
          <table:table-cell table:number-columns-repeated="3"/>
          <table:table-cell table:style-name="ce8" office:value-type="string" calcext:value-type="string">
            <text:p>Architectural Performance Monitoring Events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Event</text:p>
            <text:p>Num.</text:p>
          </table:table-cell>
          <table:table-cell table:style-name="ce4" office:value-type="string" calcext:value-type="string">
            <text:p>Umask</text:p>
            <text:p>Value</text:p>
          </table:table-cell>
          <table:table-cell table:style-name="ce4" office:value-type="string" calcext:value-type="string">
            <text:p>Perf</text:p>
            <text:p>Event</text:p>
          </table:table-cell>
          <table:table-cell table:style-name="ce4" office:value-type="string" calcext:value-type="string">
            <text:p>Perf</text:p>
            <text:p>Mnemonic</text:p>
          </table:table-cell>
          <table:table-cell table:style-name="ce4" office:value-type="string" calcext:value-type="string">
            <text:p>Event Mask Mnemonic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3CH </text:p>
          </table:table-cell>
          <table:table-cell table:style-name="ce2" office:value-type="string" calcext:value-type="string">
            <text:p>00H </text:p>
          </table:table-cell>
          <table:table-cell table:style-name="ce7" table:formula="of:=CONCATENATE(MID([.C18];1;2);MID([.B18];1;2))" office:value-type="string" office:string-value="003C" calcext:value-type="string">
            <text:p>003C</text:p>
          </table:table-cell>
          <table:table-cell table:style-name="ce7" office:value-type="string" calcext:value-type="string">
            <text:p>cycles</text:p>
          </table:table-cell>
          <table:table-cell table:style-name="ce2" office:value-type="string" calcext:value-type="string">
            <text:p>UnHalted Core Cycles </text:p>
          </table:table-cell>
          <table:table-cell table:style-name="ce2" office:value-type="string" calcext:value-type="string">
            <text:p>Unhalted core cycl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3CH </text:p>
          </table:table-cell>
          <table:table-cell table:style-name="ce2" office:value-type="string" calcext:value-type="string">
            <text:p>01H </text:p>
          </table:table-cell>
          <table:table-cell table:style-name="ce7" table:formula="of:=CONCATENATE(MID([.C19];1;2);MID([.B19];1;2))" office:value-type="string" office:string-value="013C" calcext:value-type="string">
            <text:p>013C</text:p>
          </table:table-cell>
          <table:table-cell table:style-name="ce7" office:value-type="string" calcext:value-type="string">
            <text:p>bus-cycles</text:p>
          </table:table-cell>
          <table:table-cell table:style-name="ce2" office:value-type="string" calcext:value-type="string">
            <text:p>UnHalted Reference Cycles </text:p>
          </table:table-cell>
          <table:table-cell table:style-name="ce2" office:value-type="string" calcext:value-type="string">
            <text:p>Unhalted reference cycles</text:p>
          </table:table-cell>
          <table:table-cell table:style-name="ce2" office:value-type="string" calcext:value-type="string">
            <text:p>Measures bus cycle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0H </text:p>
          </table:table-cell>
          <table:table-cell table:style-name="ce2" office:value-type="string" calcext:value-type="string">
            <text:p>00H </text:p>
          </table:table-cell>
          <table:table-cell table:style-name="ce7" table:formula="of:=CONCATENATE(MID([.C20];1;2);MID([.B20];1;2))" office:value-type="string" office:string-value="00C0" calcext:value-type="string">
            <text:p>00C0</text:p>
          </table:table-cell>
          <table:table-cell table:style-name="ce7" office:value-type="string" calcext:value-type="string">
            <text:p>instructions</text:p>
          </table:table-cell>
          <table:table-cell table:style-name="ce2" office:value-type="string" calcext:value-type="string">
            <text:p>Instruction Retired </text:p>
          </table:table-cell>
          <table:table-cell table:style-name="ce2" office:value-type="string" calcext:value-type="string">
            <text:p>Instruction retired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2EH </text:p>
          </table:table-cell>
          <table:table-cell table:style-name="ce2" office:value-type="string" calcext:value-type="string">
            <text:p>4FH </text:p>
          </table:table-cell>
          <table:table-cell table:style-name="ce7" table:formula="of:=CONCATENATE(MID([.C21];1;2);MID([.B21];1;2))" office:value-type="string" office:string-value="4F2E" calcext:value-type="string">
            <text:p>4F2E</text:p>
          </table:table-cell>
          <table:table-cell table:style-name="ce7" office:value-type="string" calcext:value-type="string">
            <text:p>cache-references</text:p>
          </table:table-cell>
          <table:table-cell table:style-name="ce2" office:value-type="string" calcext:value-type="string">
            <text:p>LLC Reference </text:p>
          </table:table-cell>
          <table:table-cell table:style-name="ce2" office:value-type="string" calcext:value-type="string">
            <text:p>Last level cache referenc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2EH </text:p>
          </table:table-cell>
          <table:table-cell table:style-name="ce2" office:value-type="string" calcext:value-type="string">
            <text:p>41H </text:p>
          </table:table-cell>
          <table:table-cell table:style-name="ce7" table:formula="of:=CONCATENATE(MID([.C22];1;2);MID([.B22];1;2))" office:value-type="string" office:string-value="412E" calcext:value-type="string">
            <text:p>412E</text:p>
          </table:table-cell>
          <table:table-cell table:style-name="ce7" office:value-type="string" calcext:value-type="string">
            <text:p>cache-misses</text:p>
          </table:table-cell>
          <table:table-cell table:style-name="ce2" office:value-type="string" calcext:value-type="string">
            <text:p>LLC Misses </text:p>
          </table:table-cell>
          <table:table-cell table:style-name="ce2" office:value-type="string" calcext:value-type="string">
            <text:p>Last level cache miss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4H </text:p>
          </table:table-cell>
          <table:table-cell table:style-name="ce2" office:value-type="string" calcext:value-type="string">
            <text:p>00H </text:p>
          </table:table-cell>
          <table:table-cell table:style-name="ce7" table:formula="of:=CONCATENATE(MID([.C23];1;2);MID([.B23];1;2))" office:value-type="string" office:string-value="00C4" calcext:value-type="string">
            <text:p>00C4</text:p>
          </table:table-cell>
          <table:table-cell table:style-name="ce7" office:value-type="string" calcext:value-type="string">
            <text:p>branch-instructions</text:p>
          </table:table-cell>
          <table:table-cell table:style-name="ce2" office:value-type="string" calcext:value-type="string">
            <text:p>Branch Instruction Retired </text:p>
          </table:table-cell>
          <table:table-cell table:style-name="ce2" office:value-type="string" calcext:value-type="string">
            <text:p>Branch instruction at retirement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5H </text:p>
          </table:table-cell>
          <table:table-cell table:style-name="ce2" office:value-type="string" calcext:value-type="string">
            <text:p>00H </text:p>
          </table:table-cell>
          <table:table-cell table:style-name="ce7" table:formula="of:=CONCATENATE(MID([.C24];1;2);MID([.B24];1;2))" office:value-type="string" office:string-value="00C5" calcext:value-type="string">
            <text:p>00C5</text:p>
          </table:table-cell>
          <table:table-cell table:style-name="ce7" office:value-type="string" calcext:value-type="string">
            <text:p>branch-misses</text:p>
          </table:table-cell>
          <table:table-cell table:style-name="ce2" office:value-type="string" calcext:value-type="string">
            <text:p>Branch Misses Retired </text:p>
          </table:table-cell>
          <table:table-cell table:style-name="ce2" office:value-type="string" calcext:value-type="string">
            <text:p>Mispredicted Branch Instruction at retirement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table:number-columns-repeated="7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4">
          <table:table-cell/>
          <table:table-cell table:style-name="ce3" office:value-type="string" calcext:value-type="string">
            <text:p>Table 19-5</text:p>
          </table:table-cell>
          <table:table-cell table:number-columns-repeated="3"/>
          <table:table-cell table:style-name="ce9" office:value-type="string" calcext:value-type="string">
            <text:p>Non-Architectural Performance Events In the Processor Core of 3rd Generation Intel® Core™ i7, i5, i3 Processors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Event</text:p>
            <text:p>Num.</text:p>
          </table:table-cell>
          <table:table-cell table:style-name="ce5" office:value-type="string" calcext:value-type="string">
            <text:p>Umask</text:p>
            <text:p>Value</text:p>
          </table:table-cell>
          <table:table-cell table:style-name="ce5" office:value-type="string" calcext:value-type="string">
            <text:p>Perf</text:p>
            <text:p>Event</text:p>
          </table:table-cell>
          <table:table-cell table:style-name="ce5"/>
          <table:table-cell table:style-name="ce5" office:value-type="string" calcext:value-type="string">
            <text:p>Event Mask Mnemonic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03H</text:p>
          </table:table-cell>
          <table:table-cell table:style-name="ce6" office:value-type="string" calcext:value-type="string">
            <text:p>02H</text:p>
          </table:table-cell>
          <table:table-cell table:formula="of:=CONCATENATE(MID([.C29];1;2);MID([.B29];1;2))" office:value-type="string" office:string-value="0203" calcext:value-type="string">
            <text:p>0203</text:p>
          </table:table-cell>
          <table:table-cell/>
          <table:table-cell table:style-name="ce6" office:value-type="string" calcext:value-type="string">
            <text:p>LD_BLOCKS.STORE_FORWARD</text:p>
          </table:table-cell>
          <table:table-cell table:style-name="ce6" office:value-type="string" calcext:value-type="string">
            <text:p>loads blocked by overlapping with store buffer that cannot be forwarded 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05H</text:p>
          </table:table-cell>
          <table:table-cell table:style-name="ce6" office:value-type="string" calcext:value-type="string">
            <text:p>01H</text:p>
          </table:table-cell>
          <table:table-cell table:formula="of:=CONCATENATE(MID([.C30];1;2);MID([.B30];1;2))" office:value-type="string" office:string-value="0105" calcext:value-type="string">
            <text:p>0105</text:p>
          </table:table-cell>
          <table:table-cell/>
          <table:table-cell table:style-name="ce6" office:value-type="string" calcext:value-type="string">
            <text:p>MISALIGN_MEM_REF.LOADS</text:p>
          </table:table-cell>
          <table:table-cell table:style-name="ce6" office:value-type="string" calcext:value-type="string">
            <text:p>Speculative cache-line split load uops dispatched to L1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05H</text:p>
          </table:table-cell>
          <table:table-cell table:style-name="ce6" office:value-type="string" calcext:value-type="string">
            <text:p>02H</text:p>
          </table:table-cell>
          <table:table-cell table:formula="of:=CONCATENATE(MID([.C31];1;2);MID([.B31];1;2))" office:value-type="string" office:string-value="0205" calcext:value-type="string">
            <text:p>0205</text:p>
          </table:table-cell>
          <table:table-cell/>
          <table:table-cell table:style-name="ce6" office:value-type="string" calcext:value-type="string">
            <text:p>MISALIGN_MEM_REF.STORES</text:p>
          </table:table-cell>
          <table:table-cell table:style-name="ce6" office:value-type="string" calcext:value-type="string">
            <text:p>Speculative cache-line split Store-address uops dispatched to L1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07H</text:p>
          </table:table-cell>
          <table:table-cell table:style-name="ce6" office:value-type="string" calcext:value-type="string">
            <text:p>01H</text:p>
          </table:table-cell>
          <table:table-cell table:formula="of:=CONCATENATE(MID([.C32];1;2);MID([.B32];1;2))" office:value-type="string" office:string-value="0107" calcext:value-type="string">
            <text:p>0107</text:p>
          </table:table-cell>
          <table:table-cell/>
          <table:table-cell table:style-name="ce6" office:value-type="string" calcext:value-type="string">
            <text:p>LD_BLOCKS_PARTIAL.ADDRESS_ALIAS</text:p>
          </table:table-cell>
          <table:table-cell table:style-name="ce6" office:value-type="string" calcext:value-type="string">
            <text:p>False dependencies in MOB due to partial compare on addres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08H</text:p>
          </table:table-cell>
          <table:table-cell table:style-name="ce6" office:value-type="string" calcext:value-type="string">
            <text:p>81H</text:p>
          </table:table-cell>
          <table:table-cell table:formula="of:=CONCATENATE(MID([.C33];1;2);MID([.B33];1;2))" office:value-type="string" office:string-value="8108" calcext:value-type="string">
            <text:p>8108</text:p>
          </table:table-cell>
          <table:table-cell/>
          <table:table-cell table:style-name="ce6" office:value-type="string" calcext:value-type="string">
            <text:p>DTLB_LOAD_MISSES.MISS_CAUSES_A_WALK</text:p>
          </table:table-cell>
          <table:table-cell table:style-name="ce6" office:value-type="string" calcext:value-type="string">
            <text:p>Misses in all TLB levels that cause a page walk of any page size from demand load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08H</text:p>
          </table:table-cell>
          <table:table-cell table:style-name="ce6" office:value-type="string" calcext:value-type="string">
            <text:p>82H</text:p>
          </table:table-cell>
          <table:table-cell table:formula="of:=CONCATENATE(MID([.C34];1;2);MID([.B34];1;2))" office:value-type="string" office:string-value="8208" calcext:value-type="string">
            <text:p>8208</text:p>
          </table:table-cell>
          <table:table-cell/>
          <table:table-cell table:style-name="ce6" office:value-type="string" calcext:value-type="string">
            <text:p>DTLB_LOAD_MISSES.WALK_COMPLETED</text:p>
          </table:table-cell>
          <table:table-cell table:style-name="ce6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08H</text:p>
          </table:table-cell>
          <table:table-cell table:style-name="ce6" office:value-type="string" calcext:value-type="string">
            <text:p>84H</text:p>
          </table:table-cell>
          <table:table-cell table:formula="of:=CONCATENATE(MID([.C35];1;2);MID([.B35];1;2))" office:value-type="string" office:string-value="8408" calcext:value-type="string">
            <text:p>8408</text:p>
          </table:table-cell>
          <table:table-cell/>
          <table:table-cell table:style-name="ce6" office:value-type="string" calcext:value-type="string">
            <text:p>DTLB_LOAD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01H</text:p>
          </table:table-cell>
          <table:table-cell table:formula="of:=CONCATENATE(MID([.C36];1;2);MID([.B36];1;2))" office:value-type="string" office:string-value="010E" calcext:value-type="string">
            <text:p>010E</text:p>
          </table:table-cell>
          <table:table-cell/>
          <table:table-cell table:style-name="ce6" office:value-type="string" calcext:value-type="string">
            <text:p>UOPS_ISSUED.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10H</text:p>
          </table:table-cell>
          <table:table-cell table:formula="of:=CONCATENATE(MID([.C37];1;2);MID([.B37];1;2))" office:value-type="string" office:string-value="100E" calcext:value-type="string">
            <text:p>100E</text:p>
          </table:table-cell>
          <table:table-cell/>
          <table:table-cell table:style-name="ce6" office:value-type="string" calcext:value-type="string">
            <text:p>UOPS_ISSUED.FLAGS_MERG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20H</text:p>
          </table:table-cell>
          <table:table-cell table:formula="of:=CONCATENATE(MID([.C38];1;2);MID([.B38];1;2))" office:value-type="string" office:string-value="200E" calcext:value-type="string">
            <text:p>200E</text:p>
          </table:table-cell>
          <table:table-cell/>
          <table:table-cell table:style-name="ce6" office:value-type="string" calcext:value-type="string">
            <text:p>UOPS_ISSUED.SLOW_LE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40H</text:p>
          </table:table-cell>
          <table:table-cell table:formula="of:=CONCATENATE(MID([.C39];1;2);MID([.B39];1;2))" office:value-type="string" office:string-value="400E" calcext:value-type="string">
            <text:p>400E</text:p>
          </table:table-cell>
          <table:table-cell/>
          <table:table-cell table:style-name="ce6" office:value-type="string" calcext:value-type="string">
            <text:p>UOPS_ISSUED.SiNGLE_MU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14H</text:p>
          </table:table-cell>
          <table:table-cell table:style-name="ce6" office:value-type="string" calcext:value-type="string">
            <text:p>01H</text:p>
          </table:table-cell>
          <table:table-cell table:formula="of:=CONCATENATE(MID([.C40];1;2);MID([.B40];1;2))" office:value-type="string" office:string-value="0114" calcext:value-type="string">
            <text:p>0114</text:p>
          </table:table-cell>
          <table:table-cell/>
          <table:table-cell table:style-name="ce6" office:value-type="string" calcext:value-type="string">
            <text:p>ARITH.FPU_DIV_ACTIV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1H</text:p>
          </table:table-cell>
          <table:table-cell table:formula="of:=CONCATENATE(MID([.C41];1;2);MID([.B41];1;2))" office:value-type="string" office:string-value="0124" calcext:value-type="string">
            <text:p>0124</text:p>
          </table:table-cell>
          <table:table-cell/>
          <table:table-cell table:style-name="ce6" office:value-type="string" calcext:value-type="string">
            <text:p>L2_RQSTS.DEMAND_DATA_RD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3H</text:p>
          </table:table-cell>
          <table:table-cell table:formula="of:=CONCATENATE(MID([.C42];1;2);MID([.B42];1;2))" office:value-type="string" office:string-value="0324" calcext:value-type="string">
            <text:p>0324</text:p>
          </table:table-cell>
          <table:table-cell/>
          <table:table-cell table:style-name="ce6" office:value-type="string" calcext:value-type="string">
            <text:p>L2_RQSTS.ALL_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4H</text:p>
          </table:table-cell>
          <table:table-cell table:formula="of:=CONCATENATE(MID([.C43];1;2);MID([.B43];1;2))" office:value-type="string" office:string-value="0424" calcext:value-type="string">
            <text:p>0424</text:p>
          </table:table-cell>
          <table:table-cell/>
          <table:table-cell table:style-name="ce6" office:value-type="string" calcext:value-type="string">
            <text:p>L2_RQSTS.RFO_HI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8H</text:p>
          </table:table-cell>
          <table:table-cell table:formula="of:=CONCATENATE(MID([.C44];1;2);MID([.B44];1;2))" office:value-type="string" office:string-value="0824" calcext:value-type="string">
            <text:p>0824</text:p>
          </table:table-cell>
          <table:table-cell/>
          <table:table-cell table:style-name="ce6" office:value-type="string" calcext:value-type="string">
            <text:p>L2_RQSTS.RFO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CH</text:p>
          </table:table-cell>
          <table:table-cell table:formula="of:=CONCATENATE(MID([.C45];1;2);MID([.B45];1;2))" office:value-type="string" office:string-value="0C24" calcext:value-type="string">
            <text:p>0C24</text:p>
          </table:table-cell>
          <table:table-cell/>
          <table:table-cell table:style-name="ce6" office:value-type="string" calcext:value-type="string">
            <text:p>L2_RQSTS.ALL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10H</text:p>
          </table:table-cell>
          <table:table-cell table:formula="of:=CONCATENATE(MID([.C46];1;2);MID([.B46];1;2))" office:value-type="string" office:string-value="1024" calcext:value-type="string">
            <text:p>1024</text:p>
          </table:table-cell>
          <table:table-cell/>
          <table:table-cell table:style-name="ce6" office:value-type="string" calcext:value-type="string">
            <text:p>L2_RQSTS.CODE_RD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20H</text:p>
          </table:table-cell>
          <table:table-cell table:formula="of:=CONCATENATE(MID([.C47];1;2);MID([.B47];1;2))" office:value-type="string" office:string-value="2024" calcext:value-type="string">
            <text:p>2024</text:p>
          </table:table-cell>
          <table:table-cell/>
          <table:table-cell table:style-name="ce6" office:value-type="string" calcext:value-type="string">
            <text:p>L2_RQSTS.CODE_RD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30H</text:p>
          </table:table-cell>
          <table:table-cell table:formula="of:=CONCATENATE(MID([.C48];1;2);MID([.B48];1;2))" office:value-type="string" office:string-value="3024" calcext:value-type="string">
            <text:p>3024</text:p>
          </table:table-cell>
          <table:table-cell/>
          <table:table-cell table:style-name="ce6" office:value-type="string" calcext:value-type="string">
            <text:p>L2_RQSTS.ALL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40H</text:p>
          </table:table-cell>
          <table:table-cell table:formula="of:=CONCATENATE(MID([.C49];1;2);MID([.B49];1;2))" office:value-type="string" office:string-value="4024" calcext:value-type="string">
            <text:p>4024</text:p>
          </table:table-cell>
          <table:table-cell/>
          <table:table-cell table:style-name="ce6" office:value-type="string" calcext:value-type="string">
            <text:p>L2_RQSTS.PF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80H</text:p>
          </table:table-cell>
          <table:table-cell table:formula="of:=CONCATENATE(MID([.C50];1;2);MID([.B50];1;2))" office:value-type="string" office:string-value="8024" calcext:value-type="string">
            <text:p>8024</text:p>
          </table:table-cell>
          <table:table-cell/>
          <table:table-cell table:style-name="ce6" office:value-type="string" calcext:value-type="string">
            <text:p>L2_RQSTS.PF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C0H</text:p>
          </table:table-cell>
          <table:table-cell table:formula="of:=CONCATENATE(MID([.C51];1;2);MID([.B51];1;2))" office:value-type="string" office:string-value="C024" calcext:value-type="string">
            <text:p>C024</text:p>
          </table:table-cell>
          <table:table-cell/>
          <table:table-cell table:style-name="ce6" office:value-type="string" calcext:value-type="string">
            <text:p>L2_RQSTS.ALL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7H</text:p>
          </table:table-cell>
          <table:table-cell table:style-name="ce6" office:value-type="string" calcext:value-type="string">
            <text:p>01H</text:p>
          </table:table-cell>
          <table:table-cell table:formula="of:=CONCATENATE(MID([.C52];1;2);MID([.B52];1;2))" office:value-type="string" office:string-value="0127" calcext:value-type="string">
            <text:p>0127</text:p>
          </table:table-cell>
          <table:table-cell/>
          <table:table-cell table:style-name="ce6" office:value-type="string" calcext:value-type="string">
            <text:p>L2_STORE_LOCK_RQSTS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7H</text:p>
          </table:table-cell>
          <table:table-cell table:style-name="ce6" office:value-type="string" calcext:value-type="string">
            <text:p>08H</text:p>
          </table:table-cell>
          <table:table-cell table:formula="of:=CONCATENATE(MID([.C53];1;2);MID([.B53];1;2))" office:value-type="string" office:string-value="0827" calcext:value-type="string">
            <text:p>0827</text:p>
          </table:table-cell>
          <table:table-cell/>
          <table:table-cell table:style-name="ce6" office:value-type="string" calcext:value-type="string">
            <text:p>L2_STORE_LOCK_RQSTS.HIT_M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7H</text:p>
          </table:table-cell>
          <table:table-cell table:style-name="ce6" office:value-type="string" calcext:value-type="string">
            <text:p>0FH</text:p>
          </table:table-cell>
          <table:table-cell table:formula="of:=CONCATENATE(MID([.C54];1;2);MID([.B54];1;2))" office:value-type="string" office:string-value="0F27" calcext:value-type="string">
            <text:p>0F27</text:p>
          </table:table-cell>
          <table:table-cell/>
          <table:table-cell table:style-name="ce6" office:value-type="string" calcext:value-type="string">
            <text:p>L2_STORE_LOCK_RQSTS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1H</text:p>
          </table:table-cell>
          <table:table-cell table:formula="of:=CONCATENATE(MID([.C55];1;2);MID([.B55];1;2))" office:value-type="string" office:string-value="0128" calcext:value-type="string">
            <text:p>0128</text:p>
          </table:table-cell>
          <table:table-cell/>
          <table:table-cell table:style-name="ce6" office:value-type="string" calcext:value-type="string">
            <text:p>L2_L1D_WB_RQSTS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4H</text:p>
          </table:table-cell>
          <table:table-cell table:formula="of:=CONCATENATE(MID([.C56];1;2);MID([.B56];1;2))" office:value-type="string" office:string-value="0428" calcext:value-type="string">
            <text:p>0428</text:p>
          </table:table-cell>
          <table:table-cell/>
          <table:table-cell table:style-name="ce6" office:value-type="string" calcext:value-type="string">
            <text:p>L2_L1D_WB_RQSTS.HIT_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8H</text:p>
          </table:table-cell>
          <table:table-cell table:formula="of:=CONCATENATE(MID([.C57];1;2);MID([.B57];1;2))" office:value-type="string" office:string-value="0828" calcext:value-type="string">
            <text:p>0828</text:p>
          </table:table-cell>
          <table:table-cell/>
          <table:table-cell table:style-name="ce6" office:value-type="string" calcext:value-type="string">
            <text:p>L2_L1D_WB_RQSTS.HIT_M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FH</text:p>
          </table:table-cell>
          <table:table-cell table:formula="of:=CONCATENATE(MID([.C58];1;2);MID([.B58];1;2))" office:value-type="string" office:string-value="0F28" calcext:value-type="string">
            <text:p>0F28</text:p>
          </table:table-cell>
          <table:table-cell/>
          <table:table-cell table:style-name="ce6" office:value-type="string" calcext:value-type="string">
            <text:p>L2_L1D_WB_RQSTS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EH</text:p>
          </table:table-cell>
          <table:table-cell table:style-name="ce6" office:value-type="string" calcext:value-type="string">
            <text:p>4FH</text:p>
          </table:table-cell>
          <table:table-cell table:formula="of:=CONCATENATE(MID([.C59];1;2);MID([.B59];1;2))" office:value-type="string" office:string-value="4F2E" calcext:value-type="string">
            <text:p>4F2E</text:p>
          </table:table-cell>
          <table:table-cell/>
          <table:table-cell table:style-name="ce6" office:value-type="string" calcext:value-type="string">
            <text:p>LONGEST_LAT_CACHE.REFERENC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2EH</text:p>
          </table:table-cell>
          <table:table-cell table:style-name="ce6" office:value-type="string" calcext:value-type="string">
            <text:p>41H</text:p>
          </table:table-cell>
          <table:table-cell table:formula="of:=CONCATENATE(MID([.C60];1;2);MID([.B60];1;2))" office:value-type="string" office:string-value="412E" calcext:value-type="string">
            <text:p>412E</text:p>
          </table:table-cell>
          <table:table-cell/>
          <table:table-cell table:style-name="ce6" office:value-type="string" calcext:value-type="string">
            <text:p>LONGEST_LAT_CACHE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3CH</text:p>
          </table:table-cell>
          <table:table-cell table:style-name="ce6" office:value-type="string" calcext:value-type="string">
            <text:p>00H</text:p>
          </table:table-cell>
          <table:table-cell table:formula="of:=CONCATENATE(MID([.C61];1;2);MID([.B61];1;2))" office:value-type="string" office:string-value="003C" calcext:value-type="string">
            <text:p>003C</text:p>
          </table:table-cell>
          <table:table-cell/>
          <table:table-cell table:style-name="ce6" office:value-type="string" calcext:value-type="string">
            <text:p>CPU_CLK_UNHALTED.THREAD_P</text:p>
          </table:table-cell>
          <table:table-cell/>
          <table:table-cell office:value-type="string" calcext:value-type="string">
            <text:p>Cycles ???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CH</text:p>
          </table:table-cell>
          <table:table-cell table:style-name="ce6" office:value-type="string" calcext:value-type="string">
            <text:p>01H</text:p>
          </table:table-cell>
          <table:table-cell table:formula="of:=CONCATENATE(MID([.C62];1;2);MID([.B62];1;2))" office:value-type="string" office:string-value="013C" calcext:value-type="string">
            <text:p>013C</text:p>
          </table:table-cell>
          <table:table-cell/>
          <table:table-cell table:style-name="ce6" office:value-type="string" calcext:value-type="string">
            <text:p>CPU_CLK_THREAD_UNHALTED.REF_XCLK</text:p>
          </table:table-cell>
          <table:table-cell/>
          <table:table-cell office:value-type="string" calcext:value-type="string">
            <text:p>Bus-cucles ???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8H</text:p>
          </table:table-cell>
          <table:table-cell table:style-name="ce6" office:value-type="string" calcext:value-type="string">
            <text:p>01H</text:p>
          </table:table-cell>
          <table:table-cell table:formula="of:=CONCATENATE(MID([.C63];1;2);MID([.B63];1;2))" office:value-type="string" office:string-value="0148" calcext:value-type="string">
            <text:p>0148</text:p>
          </table:table-cell>
          <table:table-cell/>
          <table:table-cell table:style-name="ce6" office:value-type="string" calcext:value-type="string">
            <text:p>L1D_PEND_MISS.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01H</text:p>
          </table:table-cell>
          <table:table-cell table:formula="of:=CONCATENATE(MID([.C64];1;2);MID([.B64];1;2))" office:value-type="string" office:string-value="0149" calcext:value-type="string">
            <text:p>0149</text:p>
          </table:table-cell>
          <table:table-cell/>
          <table:table-cell table:style-name="ce6" office:value-type="string" calcext:value-type="string">
            <text:p>DTLB_STORE_MISSES.MISS_CAUSES_A_WAL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02H</text:p>
          </table:table-cell>
          <table:table-cell table:formula="of:=CONCATENATE(MID([.C65];1;2);MID([.B65];1;2))" office:value-type="string" office:string-value="0249" calcext:value-type="string">
            <text:p>0249</text:p>
          </table:table-cell>
          <table:table-cell/>
          <table:table-cell table:style-name="ce6" office:value-type="string" calcext:value-type="string">
            <text:p>DTLB_STORE_MISSES.WALK_COMPLE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04H</text:p>
          </table:table-cell>
          <table:table-cell table:formula="of:=CONCATENATE(MID([.C66];1;2);MID([.B66];1;2))" office:value-type="string" office:string-value="0449" calcext:value-type="string">
            <text:p>0449</text:p>
          </table:table-cell>
          <table:table-cell/>
          <table:table-cell table:style-name="ce6" office:value-type="string" calcext:value-type="string">
            <text:p>DTLB_STORE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10H</text:p>
          </table:table-cell>
          <table:table-cell table:formula="of:=CONCATENATE(MID([.C67];1;2);MID([.B67];1;2))" office:value-type="string" office:string-value="1049" calcext:value-type="string">
            <text:p>1049</text:p>
          </table:table-cell>
          <table:table-cell/>
          <table:table-cell table:style-name="ce6" office:value-type="string" calcext:value-type="string">
            <text:p>DTLB_STORE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4CH</text:p>
          </table:table-cell>
          <table:table-cell table:style-name="ce6" office:value-type="string" calcext:value-type="string">
            <text:p>01H</text:p>
          </table:table-cell>
          <table:table-cell table:formula="of:=CONCATENATE(MID([.C68];1;2);MID([.B68];1;2))" office:value-type="string" office:string-value="014C" calcext:value-type="string">
            <text:p>014C</text:p>
          </table:table-cell>
          <table:table-cell/>
          <table:table-cell table:style-name="ce6" office:value-type="string" calcext:value-type="string">
            <text:p>LOAD_HIT_PRE.SW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4CH</text:p>
          </table:table-cell>
          <table:table-cell table:style-name="ce6" office:value-type="string" calcext:value-type="string">
            <text:p>02H</text:p>
          </table:table-cell>
          <table:table-cell table:formula="of:=CONCATENATE(MID([.C69];1;2);MID([.B69];1;2))" office:value-type="string" office:string-value="024C" calcext:value-type="string">
            <text:p>024C</text:p>
          </table:table-cell>
          <table:table-cell/>
          <table:table-cell table:style-name="ce6" office:value-type="string" calcext:value-type="string">
            <text:p>LOAD_HIT_PRE.HW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1H</text:p>
          </table:table-cell>
          <table:table-cell table:style-name="ce6" office:value-type="string" calcext:value-type="string">
            <text:p>01H</text:p>
          </table:table-cell>
          <table:table-cell table:formula="of:=CONCATENATE(MID([.C70];1;2);MID([.B70];1;2))" office:value-type="string" office:string-value="0151" calcext:value-type="string">
            <text:p>0151</text:p>
          </table:table-cell>
          <table:table-cell/>
          <table:table-cell table:style-name="ce6" office:value-type="string" calcext:value-type="string">
            <text:p>L1D.REPLACEMEN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4H</text:p>
          </table:table-cell>
          <table:table-cell table:formula="of:=CONCATENATE(MID([.C71];1;2);MID([.B71];1;2))" office:value-type="string" office:string-value="0458" calcext:value-type="string">
            <text:p>0458</text:p>
          </table:table-cell>
          <table:table-cell/>
          <table:table-cell table:style-name="ce6" office:value-type="string" calcext:value-type="string">
            <text:p>MOVE_ELIMINATION.INT_NO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8H</text:p>
          </table:table-cell>
          <table:table-cell table:formula="of:=CONCATENATE(MID([.C72];1;2);MID([.B72];1;2))" office:value-type="string" office:string-value="0858" calcext:value-type="string">
            <text:p>0858</text:p>
          </table:table-cell>
          <table:table-cell/>
          <table:table-cell table:style-name="ce6" office:value-type="string" calcext:value-type="string">
            <text:p>MOVE_ELIMINATION.SIMD_NO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1H</text:p>
          </table:table-cell>
          <table:table-cell table:formula="of:=CONCATENATE(MID([.C73];1;2);MID([.B73];1;2))" office:value-type="string" office:string-value="0158" calcext:value-type="string">
            <text:p>0158</text:p>
          </table:table-cell>
          <table:table-cell/>
          <table:table-cell table:style-name="ce6" office:value-type="string" calcext:value-type="string">
            <text:p>MOVE_ELIMINATION.IN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2H</text:p>
          </table:table-cell>
          <table:table-cell table:formula="of:=CONCATENATE(MID([.C74];1;2);MID([.B74];1;2))" office:value-type="string" office:string-value="0258" calcext:value-type="string">
            <text:p>0258</text:p>
          </table:table-cell>
          <table:table-cell/>
          <table:table-cell table:style-name="ce6" office:value-type="string" calcext:value-type="string">
            <text:p>MOVE_ELIMINATION.SIMD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CH</text:p>
          </table:table-cell>
          <table:table-cell table:style-name="ce6" office:value-type="string" calcext:value-type="string">
            <text:p>01H</text:p>
          </table:table-cell>
          <table:table-cell table:formula="of:=CONCATENATE(MID([.C75];1;2);MID([.B75];1;2))" office:value-type="string" office:string-value="015C" calcext:value-type="string">
            <text:p>015C</text:p>
          </table:table-cell>
          <table:table-cell/>
          <table:table-cell table:style-name="ce6" office:value-type="string" calcext:value-type="string">
            <text:p>CPL_CYCLES.RING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CH</text:p>
          </table:table-cell>
          <table:table-cell table:style-name="ce6" office:value-type="string" calcext:value-type="string">
            <text:p>02H</text:p>
          </table:table-cell>
          <table:table-cell table:formula="of:=CONCATENATE(MID([.C76];1;2);MID([.B76];1;2))" office:value-type="string" office:string-value="025C" calcext:value-type="string">
            <text:p>025C</text:p>
          </table:table-cell>
          <table:table-cell/>
          <table:table-cell table:style-name="ce6" office:value-type="string" calcext:value-type="string">
            <text:p>CPL_CYCLES.RING123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5EH</text:p>
          </table:table-cell>
          <table:table-cell table:style-name="ce6" office:value-type="string" calcext:value-type="string">
            <text:p>01H</text:p>
          </table:table-cell>
          <table:table-cell table:formula="of:=CONCATENATE(MID([.C77];1;2);MID([.B77];1;2))" office:value-type="string" office:string-value="015E" calcext:value-type="string">
            <text:p>015E</text:p>
          </table:table-cell>
          <table:table-cell/>
          <table:table-cell table:style-name="ce6" office:value-type="string" calcext:value-type="string">
            <text:p>RS_EVENTS.EMPTY_CYCLES</text:p>
          </table:table-cell>
          <table:table-cell table:style-name="ce6" office:value-type="string" calcext:value-type="string">
            <text:p>Cycles the RS is empty for the threa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5FH</text:p>
          </table:table-cell>
          <table:table-cell table:style-name="ce6" office:value-type="string" calcext:value-type="string">
            <text:p>04H</text:p>
          </table:table-cell>
          <table:table-cell table:formula="of:=CONCATENATE(MID([.C78];1;2);MID([.B78];1;2))" office:value-type="string" office:string-value="045F" calcext:value-type="string">
            <text:p>045F</text:p>
          </table:table-cell>
          <table:table-cell/>
          <table:table-cell table:style-name="ce6" office:value-type="string" calcext:value-type="string">
            <text:p>DTLB_LOAD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1H</text:p>
          </table:table-cell>
          <table:table-cell table:formula="of:=CONCATENATE(MID([.C79];1;2);MID([.B79];1;2))" office:value-type="string" office:string-value="0160" calcext:value-type="string">
            <text:p>0160</text:p>
          </table:table-cell>
          <table:table-cell/>
          <table:table-cell table:style-name="ce6" office:value-type="string" calcext:value-type="string">
            <text:p>OFFCORE_REQUESTS_OUTSTANDING.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2H</text:p>
          </table:table-cell>
          <table:table-cell table:formula="of:=CONCATENATE(MID([.C80];1;2);MID([.B80];1;2))" office:value-type="string" office:string-value="0260" calcext:value-type="string">
            <text:p>0260</text:p>
          </table:table-cell>
          <table:table-cell/>
          <table:table-cell table:style-name="ce6" office:value-type="string" calcext:value-type="string">
            <text:p>OFFCORE_REQUESTS_OUTSTANDING.DEMAND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4H</text:p>
          </table:table-cell>
          <table:table-cell table:formula="of:=CONCATENATE(MID([.C81];1;2);MID([.B81];1;2))" office:value-type="string" office:string-value="0460" calcext:value-type="string">
            <text:p>0460</text:p>
          </table:table-cell>
          <table:table-cell/>
          <table:table-cell table:style-name="ce6" office:value-type="string" calcext:value-type="string">
            <text:p>OFFCORE_REQUESTS_OUTSTANDING.DEMAND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8H</text:p>
          </table:table-cell>
          <table:table-cell table:formula="of:=CONCATENATE(MID([.C82];1;2);MID([.B82];1;2))" office:value-type="string" office:string-value="0860" calcext:value-type="string">
            <text:p>0860</text:p>
          </table:table-cell>
          <table:table-cell/>
          <table:table-cell table:style-name="ce6" office:value-type="string" calcext:value-type="string">
            <text:p>OFFCORE_REQUESTS_OUTSTANDING.ALL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63H</text:p>
          </table:table-cell>
          <table:table-cell table:style-name="ce6" office:value-type="string" calcext:value-type="string">
            <text:p>01H</text:p>
          </table:table-cell>
          <table:table-cell table:formula="of:=CONCATENATE(MID([.C83];1;2);MID([.B83];1;2))" office:value-type="string" office:string-value="0163" calcext:value-type="string">
            <text:p>0163</text:p>
          </table:table-cell>
          <table:table-cell/>
          <table:table-cell table:style-name="ce6" office:value-type="string" calcext:value-type="string">
            <text:p>LOCK_CYCLES.SPLIT_LOCK_UC_LOC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63H</text:p>
          </table:table-cell>
          <table:table-cell table:style-name="ce6" office:value-type="string" calcext:value-type="string">
            <text:p>02H</text:p>
          </table:table-cell>
          <table:table-cell table:formula="of:=CONCATENATE(MID([.C84];1;2);MID([.B84];1;2))" office:value-type="string" office:string-value="0263" calcext:value-type="string">
            <text:p>0263</text:p>
          </table:table-cell>
          <table:table-cell/>
          <table:table-cell table:style-name="ce6" office:value-type="string" calcext:value-type="string">
            <text:p>LOCK_CYCLES.CACHE_LOC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02H</text:p>
          </table:table-cell>
          <table:table-cell table:formula="of:=CONCATENATE(MID([.C85];1;2);MID([.B85];1;2))" office:value-type="string" office:string-value="0279" calcext:value-type="string">
            <text:p>0279</text:p>
          </table:table-cell>
          <table:table-cell/>
          <table:table-cell table:style-name="ce6" office:value-type="string" calcext:value-type="string">
            <text:p>IDQ.EMPT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04H</text:p>
          </table:table-cell>
          <table:table-cell table:formula="of:=CONCATENATE(MID([.C86];1;2);MID([.B86];1;2))" office:value-type="string" office:string-value="0479" calcext:value-type="string">
            <text:p>0479</text:p>
          </table:table-cell>
          <table:table-cell/>
          <table:table-cell table:style-name="ce6" office:value-type="string" calcext:value-type="string">
            <text:p>IDQ.MITE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08H</text:p>
          </table:table-cell>
          <table:table-cell table:formula="of:=CONCATENATE(MID([.C87];1;2);MID([.B87];1;2))" office:value-type="string" office:string-value="0879" calcext:value-type="string">
            <text:p>0879</text:p>
          </table:table-cell>
          <table:table-cell/>
          <table:table-cell table:style-name="ce6" office:value-type="string" calcext:value-type="string">
            <text:p>IDQ.DSB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10H</text:p>
          </table:table-cell>
          <table:table-cell table:formula="of:=CONCATENATE(MID([.C88];1;2);MID([.B88];1;2))" office:value-type="string" office:string-value="1079" calcext:value-type="string">
            <text:p>1079</text:p>
          </table:table-cell>
          <table:table-cell/>
          <table:table-cell table:style-name="ce6" office:value-type="string" calcext:value-type="string">
            <text:p>IDQ.MS_DSB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20H</text:p>
          </table:table-cell>
          <table:table-cell table:formula="of:=CONCATENATE(MID([.C89];1;2);MID([.B89];1;2))" office:value-type="string" office:string-value="2079" calcext:value-type="string">
            <text:p>2079</text:p>
          </table:table-cell>
          <table:table-cell/>
          <table:table-cell table:style-name="ce6" office:value-type="string" calcext:value-type="string">
            <text:p>IDQ.MS_MITE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30H</text:p>
          </table:table-cell>
          <table:table-cell table:formula="of:=CONCATENATE(MID([.C90];1;2);MID([.B90];1;2))" office:value-type="string" office:string-value="3079" calcext:value-type="string">
            <text:p>3079</text:p>
          </table:table-cell>
          <table:table-cell/>
          <table:table-cell table:style-name="ce6" office:value-type="string" calcext:value-type="string">
            <text:p>IDQ.MS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18H</text:p>
          </table:table-cell>
          <table:table-cell table:formula="of:=CONCATENATE(MID([.C91];1;2);MID([.B91];1;2))" office:value-type="string" office:string-value="1879" calcext:value-type="string">
            <text:p>1879</text:p>
          </table:table-cell>
          <table:table-cell/>
          <table:table-cell table:style-name="ce6" office:value-type="string" calcext:value-type="string">
            <text:p>IDQ.ALL_DSB_CYCLES_ANY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18H</text:p>
          </table:table-cell>
          <table:table-cell table:formula="of:=CONCATENATE(MID([.C92];1;2);MID([.B92];1;2))" office:value-type="string" office:string-value="1879" calcext:value-type="string">
            <text:p>1879</text:p>
          </table:table-cell>
          <table:table-cell/>
          <table:table-cell table:style-name="ce6" office:value-type="string" calcext:value-type="string">
            <text:p>IDQ.ALL_DSB_CYCLES_4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24H</text:p>
          </table:table-cell>
          <table:table-cell table:formula="of:=CONCATENATE(MID([.C93];1;2);MID([.B93];1;2))" office:value-type="string" office:string-value="2479" calcext:value-type="string">
            <text:p>2479</text:p>
          </table:table-cell>
          <table:table-cell/>
          <table:table-cell table:style-name="ce6" office:value-type="string" calcext:value-type="string">
            <text:p>IDQ.ALL_MITE_CYCLES_ANY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24H</text:p>
          </table:table-cell>
          <table:table-cell table:formula="of:=CONCATENATE(MID([.C94];1;2);MID([.B94];1;2))" office:value-type="string" office:string-value="2479" calcext:value-type="string">
            <text:p>2479</text:p>
          </table:table-cell>
          <table:table-cell/>
          <table:table-cell table:style-name="ce6" office:value-type="string" calcext:value-type="string">
            <text:p>IDQ.ALL_MITE_CYCLES_4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3CH</text:p>
          </table:table-cell>
          <table:table-cell table:formula="of:=CONCATENATE(MID([.C95];1;2);MID([.B95];1;2))" office:value-type="string" office:string-value="3C79" calcext:value-type="string">
            <text:p>3C79</text:p>
          </table:table-cell>
          <table:table-cell/>
          <table:table-cell table:style-name="ce6" office:value-type="string" calcext:value-type="string">
            <text:p>IDQ.MITE_ALL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0H</text:p>
          </table:table-cell>
          <table:table-cell table:style-name="ce6" office:value-type="string" calcext:value-type="string">
            <text:p>02H</text:p>
          </table:table-cell>
          <table:table-cell table:formula="of:=CONCATENATE(MID([.C96];1;2);MID([.B96];1;2))" office:value-type="string" office:string-value="0280" calcext:value-type="string">
            <text:p>0280</text:p>
          </table:table-cell>
          <table:table-cell/>
          <table:table-cell table:style-name="ce6" office:value-type="string" calcext:value-type="string">
            <text:p>ICACHE.MISS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01H</text:p>
          </table:table-cell>
          <table:table-cell table:formula="of:=CONCATENATE(MID([.C97];1;2);MID([.B97];1;2))" office:value-type="string" office:string-value="0185" calcext:value-type="string">
            <text:p>0185</text:p>
          </table:table-cell>
          <table:table-cell/>
          <table:table-cell table:style-name="ce6" office:value-type="string" calcext:value-type="string">
            <text:p>ITLB_MISSES.MISS_CAUSES_A_WAL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02H</text:p>
          </table:table-cell>
          <table:table-cell table:formula="of:=CONCATENATE(MID([.C98];1;2);MID([.B98];1;2))" office:value-type="string" office:string-value="0285" calcext:value-type="string">
            <text:p>0285</text:p>
          </table:table-cell>
          <table:table-cell/>
          <table:table-cell table:style-name="ce6" office:value-type="string" calcext:value-type="string">
            <text:p>ITLB_MISSES.WALK_COMPLE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04H</text:p>
          </table:table-cell>
          <table:table-cell table:formula="of:=CONCATENATE(MID([.C99];1;2);MID([.B99];1;2))" office:value-type="string" office:string-value="0485" calcext:value-type="string">
            <text:p>0485</text:p>
          </table:table-cell>
          <table:table-cell/>
          <table:table-cell table:style-name="ce6" office:value-type="string" calcext:value-type="string">
            <text:p>ITLB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10H</text:p>
          </table:table-cell>
          <table:table-cell table:formula="of:=CONCATENATE(MID([.C100];1;2);MID([.B100];1;2))" office:value-type="string" office:string-value="1085" calcext:value-type="string">
            <text:p>1085</text:p>
          </table:table-cell>
          <table:table-cell/>
          <table:table-cell table:style-name="ce6" office:value-type="string" calcext:value-type="string">
            <text:p>ITLB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7H</text:p>
          </table:table-cell>
          <table:table-cell table:style-name="ce6" office:value-type="string" calcext:value-type="string">
            <text:p>01H</text:p>
          </table:table-cell>
          <table:table-cell table:formula="of:=CONCATENATE(MID([.C101];1;2);MID([.B101];1;2))" office:value-type="string" office:string-value="0187" calcext:value-type="string">
            <text:p>0187</text:p>
          </table:table-cell>
          <table:table-cell/>
          <table:table-cell table:style-name="ce6" office:value-type="string" calcext:value-type="string">
            <text:p>ILD_STALL.LC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7H</text:p>
          </table:table-cell>
          <table:table-cell table:style-name="ce6" office:value-type="string" calcext:value-type="string">
            <text:p>04H</text:p>
          </table:table-cell>
          <table:table-cell table:formula="of:=CONCATENATE(MID([.C102];1;2);MID([.B102];1;2))" office:value-type="string" office:string-value="0487" calcext:value-type="string">
            <text:p>0487</text:p>
          </table:table-cell>
          <table:table-cell/>
          <table:table-cell table:style-name="ce6" office:value-type="string" calcext:value-type="string">
            <text:p>ILD_STALL.IQ_FU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1H</text:p>
          </table:table-cell>
          <table:table-cell table:formula="of:=CONCATENATE(MID([.C103];1;2);MID([.B103];1;2))" office:value-type="string" office:string-value="0188" calcext:value-type="string">
            <text:p>0188</text:p>
          </table:table-cell>
          <table:table-cell/>
          <table:table-cell table:style-name="ce6" office:value-type="string" calcext:value-type="string">
            <text:p>BR_INST_EXEC.CON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2H</text:p>
          </table:table-cell>
          <table:table-cell table:formula="of:=CONCATENATE(MID([.C104];1;2);MID([.B104];1;2))" office:value-type="string" office:string-value="0288" calcext:value-type="string">
            <text:p>0288</text:p>
          </table:table-cell>
          <table:table-cell/>
          <table:table-cell table:style-name="ce6" office:value-type="string" calcext:value-type="string">
            <text:p>BR_INST_EXEC.DIRECT_JM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4H</text:p>
          </table:table-cell>
          <table:table-cell table:formula="of:=CONCATENATE(MID([.C105];1;2);MID([.B105];1;2))" office:value-type="string" office:string-value="0488" calcext:value-type="string">
            <text:p>0488</text:p>
          </table:table-cell>
          <table:table-cell/>
          <table:table-cell table:style-name="ce6" office:value-type="string" calcext:value-type="string">
            <text:p>BR_INST_EXEC.INDIRECT_JMP_NON_CALL_RE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8H</text:p>
          </table:table-cell>
          <table:table-cell table:formula="of:=CONCATENATE(MID([.C106];1;2);MID([.B106];1;2))" office:value-type="string" office:string-value="0888" calcext:value-type="string">
            <text:p>0888</text:p>
          </table:table-cell>
          <table:table-cell/>
          <table:table-cell table:style-name="ce6" office:value-type="string" calcext:value-type="string">
            <text:p>BR_INST_EXEC.RETURN_NEA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10H</text:p>
          </table:table-cell>
          <table:table-cell table:formula="of:=CONCATENATE(MID([.C107];1;2);MID([.B107];1;2))" office:value-type="string" office:string-value="1088" calcext:value-type="string">
            <text:p>1088</text:p>
          </table:table-cell>
          <table:table-cell/>
          <table:table-cell table:style-name="ce6" office:value-type="string" calcext:value-type="string">
            <text:p>BR_INST_EXEC.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20H</text:p>
          </table:table-cell>
          <table:table-cell table:formula="of:=CONCATENATE(MID([.C108];1;2);MID([.B108];1;2))" office:value-type="string" office:string-value="2088" calcext:value-type="string">
            <text:p>2088</text:p>
          </table:table-cell>
          <table:table-cell/>
          <table:table-cell table:style-name="ce6" office:value-type="string" calcext:value-type="string">
            <text:p>BR_INST_EXEC.IN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40H</text:p>
          </table:table-cell>
          <table:table-cell table:formula="of:=CONCATENATE(MID([.C109];1;2);MID([.B109];1;2))" office:value-type="string" office:string-value="4088" calcext:value-type="string">
            <text:p>4088</text:p>
          </table:table-cell>
          <table:table-cell/>
          <table:table-cell table:style-name="ce6" office:value-type="string" calcext:value-type="string">
            <text:p>BR_INST_EXEC.NON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80H</text:p>
          </table:table-cell>
          <table:table-cell table:formula="of:=CONCATENATE(MID([.C110];1;2);MID([.B110];1;2))" office:value-type="string" office:string-value="8088" calcext:value-type="string">
            <text:p>8088</text:p>
          </table:table-cell>
          <table:table-cell/>
          <table:table-cell table:style-name="ce6" office:value-type="string" calcext:value-type="string">
            <text:p>BR_INST_EXEC.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FFH</text:p>
          </table:table-cell>
          <table:table-cell table:formula="of:=CONCATENATE(MID([.C111];1;2);MID([.B111];1;2))" office:value-type="string" office:string-value="FF88" calcext:value-type="string">
            <text:p>FF88</text:p>
          </table:table-cell>
          <table:table-cell/>
          <table:table-cell table:style-name="ce6" office:value-type="string" calcext:value-type="string">
            <text:p>BR_INST_EXEC.ALL_BRANCH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01H</text:p>
          </table:table-cell>
          <table:table-cell table:formula="of:=CONCATENATE(MID([.C112];1;2);MID([.B112];1;2))" office:value-type="string" office:string-value="0189" calcext:value-type="string">
            <text:p>0189</text:p>
          </table:table-cell>
          <table:table-cell/>
          <table:table-cell table:style-name="ce6" office:value-type="string" calcext:value-type="string">
            <text:p>BR_MISP_EXEC.CON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04H</text:p>
          </table:table-cell>
          <table:table-cell table:formula="of:=CONCATENATE(MID([.C113];1;2);MID([.B113];1;2))" office:value-type="string" office:string-value="0489" calcext:value-type="string">
            <text:p>0489</text:p>
          </table:table-cell>
          <table:table-cell/>
          <table:table-cell table:style-name="ce6" office:value-type="string" calcext:value-type="string">
            <text:p>BR_MISP_EXEC.INDIRECT_JMP_NON_CALL_RE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08H</text:p>
          </table:table-cell>
          <table:table-cell table:formula="of:=CONCATENATE(MID([.C114];1;2);MID([.B114];1;2))" office:value-type="string" office:string-value="0889" calcext:value-type="string">
            <text:p>0889</text:p>
          </table:table-cell>
          <table:table-cell/>
          <table:table-cell table:style-name="ce6" office:value-type="string" calcext:value-type="string">
            <text:p>BR_MISP_EXEC.RETURN_NEA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10H</text:p>
          </table:table-cell>
          <table:table-cell table:formula="of:=CONCATENATE(MID([.C115];1;2);MID([.B115];1;2))" office:value-type="string" office:string-value="1089" calcext:value-type="string">
            <text:p>1089</text:p>
          </table:table-cell>
          <table:table-cell/>
          <table:table-cell table:style-name="ce6" office:value-type="string" calcext:value-type="string">
            <text:p>BR_MISP_EXEC.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20H</text:p>
          </table:table-cell>
          <table:table-cell table:formula="of:=CONCATENATE(MID([.C116];1;2);MID([.B116];1;2))" office:value-type="string" office:string-value="2089" calcext:value-type="string">
            <text:p>2089</text:p>
          </table:table-cell>
          <table:table-cell/>
          <table:table-cell table:style-name="ce6" office:value-type="string" calcext:value-type="string">
            <text:p>BR_MISP_EXEC.IN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40H</text:p>
          </table:table-cell>
          <table:table-cell table:formula="of:=CONCATENATE(MID([.C117];1;2);MID([.B117];1;2))" office:value-type="string" office:string-value="4089" calcext:value-type="string">
            <text:p>4089</text:p>
          </table:table-cell>
          <table:table-cell/>
          <table:table-cell table:style-name="ce6" office:value-type="string" calcext:value-type="string">
            <text:p>BR_MISP_EXEC.NON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80H</text:p>
          </table:table-cell>
          <table:table-cell table:formula="of:=CONCATENATE(MID([.C118];1;2);MID([.B118];1;2))" office:value-type="string" office:string-value="8089" calcext:value-type="string">
            <text:p>8089</text:p>
          </table:table-cell>
          <table:table-cell/>
          <table:table-cell table:style-name="ce6" office:value-type="string" calcext:value-type="string">
            <text:p>BR_MISP_EXEC.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FFH</text:p>
          </table:table-cell>
          <table:table-cell table:formula="of:=CONCATENATE(MID([.C119];1;2);MID([.B119];1;2))" office:value-type="string" office:string-value="FF89" calcext:value-type="string">
            <text:p>FF89</text:p>
          </table:table-cell>
          <table:table-cell/>
          <table:table-cell table:style-name="ce6" office:value-type="string" calcext:value-type="string">
            <text:p>BR_MISP_EXEC.ALL_BRANCH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9CH</text:p>
          </table:table-cell>
          <table:table-cell table:style-name="ce6" office:value-type="string" calcext:value-type="string">
            <text:p>01H</text:p>
          </table:table-cell>
          <table:table-cell table:formula="of:=CONCATENATE(MID([.C120];1;2);MID([.B120];1;2))" office:value-type="string" office:string-value="019C" calcext:value-type="string">
            <text:p>019C</text:p>
          </table:table-cell>
          <table:table-cell/>
          <table:table-cell table:style-name="ce6" office:value-type="string" calcext:value-type="string">
            <text:p>IDQ_UOPS_NOT_DELIVERED.C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1H</text:p>
          </table:table-cell>
          <table:table-cell table:formula="of:=CONCATENATE(MID([.C121];1;2);MID([.B121];1;2))" office:value-type="string" office:string-value="01A1" calcext:value-type="string">
            <text:p>01A1</text:p>
          </table:table-cell>
          <table:table-cell/>
          <table:table-cell table:style-name="ce6" office:value-type="string" calcext:value-type="string">
            <text:p>UOPS_DISPATCHED_PORT.PORT_0</text:p>
          </table:table-cell>
          <table:table-cell table:style-name="ce6" office:value-type="string" calcext:value-type="string">
            <text:p>Cycles which a Uop is dispatched on port 0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2H</text:p>
          </table:table-cell>
          <table:table-cell table:formula="of:=CONCATENATE(MID([.C122];1;2);MID([.B122];1;2))" office:value-type="string" office:string-value="02A1" calcext:value-type="string">
            <text:p>02A1</text:p>
          </table:table-cell>
          <table:table-cell/>
          <table:table-cell table:style-name="ce6" office:value-type="string" calcext:value-type="string">
            <text:p>UOPS_DISPATCHED_PORT.PORT_1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4H</text:p>
          </table:table-cell>
          <table:table-cell table:formula="of:=CONCATENATE(MID([.C123];1;2);MID([.B123];1;2))" office:value-type="string" office:string-value="04A1" calcext:value-type="string">
            <text:p>04A1</text:p>
          </table:table-cell>
          <table:table-cell/>
          <table:table-cell table:style-name="ce6" office:value-type="string" calcext:value-type="string">
            <text:p>UOPS_DISPATCHED_PORT.PORT_2_L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8H</text:p>
          </table:table-cell>
          <table:table-cell table:formula="of:=CONCATENATE(MID([.C124];1;2);MID([.B124];1;2))" office:value-type="string" office:string-value="08A1" calcext:value-type="string">
            <text:p>08A1</text:p>
          </table:table-cell>
          <table:table-cell/>
          <table:table-cell table:style-name="ce6" office:value-type="string" calcext:value-type="string">
            <text:p>UOPS_DISPATCHED_PORT.PORT_2_ST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CH</text:p>
          </table:table-cell>
          <table:table-cell table:formula="of:=CONCATENATE(MID([.C125];1;2);MID([.B125];1;2))" office:value-type="string" office:string-value="0CA1" calcext:value-type="string">
            <text:p>0CA1</text:p>
          </table:table-cell>
          <table:table-cell/>
          <table:table-cell table:style-name="ce6" office:value-type="string" calcext:value-type="string">
            <text:p>UOPS_DISPATCHED_PORT.PORT_2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10H</text:p>
          </table:table-cell>
          <table:table-cell table:formula="of:=CONCATENATE(MID([.C126];1;2);MID([.B126];1;2))" office:value-type="string" office:string-value="10A1" calcext:value-type="string">
            <text:p>10A1</text:p>
          </table:table-cell>
          <table:table-cell/>
          <table:table-cell table:style-name="ce6" office:value-type="string" calcext:value-type="string">
            <text:p>UOPS_DISPATCHED_PORT.PORT_3_L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20H</text:p>
          </table:table-cell>
          <table:table-cell table:formula="of:=CONCATENATE(MID([.C127];1;2);MID([.B127];1;2))" office:value-type="string" office:string-value="20A1" calcext:value-type="string">
            <text:p>20A1</text:p>
          </table:table-cell>
          <table:table-cell/>
          <table:table-cell table:style-name="ce6" office:value-type="string" calcext:value-type="string">
            <text:p>UOPS_DISPATCHED_PORT.PORT_3_ST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30H</text:p>
          </table:table-cell>
          <table:table-cell table:formula="of:=CONCATENATE(MID([.C128];1;2);MID([.B128];1;2))" office:value-type="string" office:string-value="30A1" calcext:value-type="string">
            <text:p>30A1</text:p>
          </table:table-cell>
          <table:table-cell/>
          <table:table-cell table:style-name="ce10" office:value-type="string" calcext:value-type="string">
            <text:p>UOPS_DISPATCHED_PORT.PORT_3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40H</text:p>
          </table:table-cell>
          <table:table-cell table:formula="of:=CONCATENATE(MID([.C129];1;2);MID([.B129];1;2))" office:value-type="string" office:string-value="40A1" calcext:value-type="string">
            <text:p>40A1</text:p>
          </table:table-cell>
          <table:table-cell/>
          <table:table-cell table:style-name="ce6" office:value-type="string" calcext:value-type="string">
            <text:p>UOPS_DISPATCHED_PORT.PORT_4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80H</text:p>
          </table:table-cell>
          <table:table-cell table:formula="of:=CONCATENATE(MID([.C130];1;2);MID([.B130];1;2))" office:value-type="string" office:string-value="80A1" calcext:value-type="string">
            <text:p>80A1</text:p>
          </table:table-cell>
          <table:table-cell/>
          <table:table-cell table:style-name="ce6" office:value-type="string" calcext:value-type="string">
            <text:p>UOPS_DISPATCHED_PORT.PORT_5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01H</text:p>
          </table:table-cell>
          <table:table-cell table:formula="of:=CONCATENATE(MID([.C131];1;2);MID([.B131];1;2))" office:value-type="string" office:string-value="01A2" calcext:value-type="string">
            <text:p>01A2</text:p>
          </table:table-cell>
          <table:table-cell/>
          <table:table-cell table:style-name="ce6" office:value-type="string" calcext:value-type="string">
            <text:p>RESOURCE_STALLS.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04H</text:p>
          </table:table-cell>
          <table:table-cell table:formula="of:=CONCATENATE(MID([.C132];1;2);MID([.B132];1;2))" office:value-type="string" office:string-value="04A2" calcext:value-type="string">
            <text:p>04A2</text:p>
          </table:table-cell>
          <table:table-cell/>
          <table:table-cell table:style-name="ce6" office:value-type="string" calcext:value-type="string">
            <text:p>RESOURCE_STALLS.R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08H</text:p>
          </table:table-cell>
          <table:table-cell table:formula="of:=CONCATENATE(MID([.C133];1;2);MID([.B133];1;2))" office:value-type="string" office:string-value="08A2" calcext:value-type="string">
            <text:p>08A2</text:p>
          </table:table-cell>
          <table:table-cell/>
          <table:table-cell table:style-name="ce6" office:value-type="string" calcext:value-type="string">
            <text:p>RESOURCE_STALLS.SB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10H</text:p>
          </table:table-cell>
          <table:table-cell table:formula="of:=CONCATENATE(MID([.C134];1;2);MID([.B134];1;2))" office:value-type="string" office:string-value="10A2" calcext:value-type="string">
            <text:p>10A2</text:p>
          </table:table-cell>
          <table:table-cell/>
          <table:table-cell table:style-name="ce6" office:value-type="string" calcext:value-type="string">
            <text:p>RESOURCE_STALLS.ROB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1H</text:p>
          </table:table-cell>
          <table:table-cell table:formula="of:=CONCATENATE(MID([.C135];1;2);MID([.B135];1;2))" office:value-type="string" office:string-value="01A3" calcext:value-type="string">
            <text:p>01A3</text:p>
          </table:table-cell>
          <table:table-cell/>
          <table:table-cell table:style-name="ce6" office:value-type="string" calcext:value-type="string">
            <text:p>CYCLE_ACTIVITY.CYCLES_L2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2H</text:p>
          </table:table-cell>
          <table:table-cell table:formula="of:=CONCATENATE(MID([.C136];1;2);MID([.B136];1;2))" office:value-type="string" office:string-value="02A3" calcext:value-type="string">
            <text:p>02A3</text:p>
          </table:table-cell>
          <table:table-cell/>
          <table:table-cell table:style-name="ce6" office:value-type="string" calcext:value-type="string">
            <text:p>CYCLE_ACTIVITY.CYCLES_LDM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8H</text:p>
          </table:table-cell>
          <table:table-cell table:formula="of:=CONCATENATE(MID([.C137];1;2);MID([.B137];1;2))" office:value-type="string" office:string-value="08A3" calcext:value-type="string">
            <text:p>08A3</text:p>
          </table:table-cell>
          <table:table-cell/>
          <table:table-cell table:style-name="ce6" office:value-type="string" calcext:value-type="string">
            <text:p>CYCLE_ACTIVITY.CYCLES_L1D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4H</text:p>
          </table:table-cell>
          <table:table-cell table:formula="of:=CONCATENATE(MID([.C138];1;2);MID([.B138];1;2))" office:value-type="string" office:string-value="04A3" calcext:value-type="string">
            <text:p>04A3</text:p>
          </table:table-cell>
          <table:table-cell/>
          <table:table-cell table:style-name="ce6" office:value-type="string" calcext:value-type="string">
            <text:p>CYCLE_ACTIVITY.CYCLES_NO_EXECUT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BH</text:p>
          </table:table-cell>
          <table:table-cell table:style-name="ce6" office:value-type="string" calcext:value-type="string">
            <text:p>01H</text:p>
          </table:table-cell>
          <table:table-cell table:formula="of:=CONCATENATE(MID([.C139];1;2);MID([.B139];1;2))" office:value-type="string" office:string-value="01AB" calcext:value-type="string">
            <text:p>01AB</text:p>
          </table:table-cell>
          <table:table-cell/>
          <table:table-cell table:style-name="ce6" office:value-type="string" calcext:value-type="string">
            <text:p>DSB2MITE_SWITCHES.COUN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BH</text:p>
          </table:table-cell>
          <table:table-cell table:style-name="ce6" office:value-type="string" calcext:value-type="string">
            <text:p>02H</text:p>
          </table:table-cell>
          <table:table-cell table:formula="of:=CONCATENATE(MID([.C140];1;2);MID([.B140];1;2))" office:value-type="string" office:string-value="02AB" calcext:value-type="string">
            <text:p>02AB</text:p>
          </table:table-cell>
          <table:table-cell/>
          <table:table-cell table:style-name="ce6" office:value-type="string" calcext:value-type="string">
            <text:p>DSB2MITE_SWITCHES.PENALTY_CYCL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CH</text:p>
          </table:table-cell>
          <table:table-cell table:style-name="ce6" office:value-type="string" calcext:value-type="string">
            <text:p>08H</text:p>
          </table:table-cell>
          <table:table-cell table:formula="of:=CONCATENATE(MID([.C141];1;2);MID([.B141];1;2))" office:value-type="string" office:string-value="08AC" calcext:value-type="string">
            <text:p>08AC</text:p>
          </table:table-cell>
          <table:table-cell/>
          <table:table-cell table:style-name="ce6" office:value-type="string" calcext:value-type="string">
            <text:p>DSB_FILL.EXCEED_DSB_LIN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EH</text:p>
          </table:table-cell>
          <table:table-cell table:style-name="ce6" office:value-type="string" calcext:value-type="string">
            <text:p>01H</text:p>
          </table:table-cell>
          <table:table-cell table:formula="of:=CONCATENATE(MID([.C142];1;2);MID([.B142];1;2))" office:value-type="string" office:string-value="01AE" calcext:value-type="string">
            <text:p>01AE</text:p>
          </table:table-cell>
          <table:table-cell/>
          <table:table-cell table:style-name="ce6" office:value-type="string" calcext:value-type="string">
            <text:p>ITLB.ITLB_FLUSH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1H</text:p>
          </table:table-cell>
          <table:table-cell table:formula="of:=CONCATENATE(MID([.C143];1;2);MID([.B143];1;2))" office:value-type="string" office:string-value="01B0" calcext:value-type="string">
            <text:p>01B0</text:p>
          </table:table-cell>
          <table:table-cell/>
          <table:table-cell table:style-name="ce6" office:value-type="string" calcext:value-type="string">
            <text:p>OFFCORE_REQUESTS.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2H</text:p>
          </table:table-cell>
          <table:table-cell table:formula="of:=CONCATENATE(MID([.C144];1;2);MID([.B144];1;2))" office:value-type="string" office:string-value="02B0" calcext:value-type="string">
            <text:p>02B0</text:p>
          </table:table-cell>
          <table:table-cell/>
          <table:table-cell table:style-name="ce6" office:value-type="string" calcext:value-type="string">
            <text:p>OFFCORE_REQUESTS.DEMAND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4H</text:p>
          </table:table-cell>
          <table:table-cell table:formula="of:=CONCATENATE(MID([.C145];1;2);MID([.B145];1;2))" office:value-type="string" office:string-value="04B0" calcext:value-type="string">
            <text:p>04B0</text:p>
          </table:table-cell>
          <table:table-cell/>
          <table:table-cell table:style-name="ce6" office:value-type="string" calcext:value-type="string">
            <text:p>OFFCORE_REQUESTS.DEMAND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8H</text:p>
          </table:table-cell>
          <table:table-cell table:formula="of:=CONCATENATE(MID([.C146];1;2);MID([.B146];1;2))" office:value-type="string" office:string-value="08B0" calcext:value-type="string">
            <text:p>08B0</text:p>
          </table:table-cell>
          <table:table-cell/>
          <table:table-cell table:style-name="ce6" office:value-type="string" calcext:value-type="string">
            <text:p>OFFCORE_REQUESTS.ALL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1H</text:p>
          </table:table-cell>
          <table:table-cell table:style-name="ce6" office:value-type="string" calcext:value-type="string">
            <text:p>01H</text:p>
          </table:table-cell>
          <table:table-cell table:formula="of:=CONCATENATE(MID([.C147];1;2);MID([.B147];1;2))" office:value-type="string" office:string-value="01B1" calcext:value-type="string">
            <text:p>01B1</text:p>
          </table:table-cell>
          <table:table-cell/>
          <table:table-cell table:style-name="ce6" office:value-type="string" calcext:value-type="string">
            <text:p>UOPS_EXECUTED.THREA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1H</text:p>
          </table:table-cell>
          <table:table-cell table:style-name="ce6" office:value-type="string" calcext:value-type="string">
            <text:p>02H</text:p>
          </table:table-cell>
          <table:table-cell table:formula="of:=CONCATENATE(MID([.C148];1;2);MID([.B148];1;2))" office:value-type="string" office:string-value="02B1" calcext:value-type="string">
            <text:p>02B1</text:p>
          </table:table-cell>
          <table:table-cell/>
          <table:table-cell table:style-name="ce6" office:value-type="string" calcext:value-type="string">
            <text:p>UOPS_EXECUTED.C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7H</text:p>
          </table:table-cell>
          <table:table-cell table:style-name="ce6" office:value-type="string" calcext:value-type="string">
            <text:p>01H</text:p>
          </table:table-cell>
          <table:table-cell table:formula="of:=CONCATENATE(MID([.C149];1;2);MID([.B149];1;2))" office:value-type="string" office:string-value="01B7" calcext:value-type="string">
            <text:p>01B7</text:p>
          </table:table-cell>
          <table:table-cell/>
          <table:table-cell table:style-name="ce6" office:value-type="string" calcext:value-type="string">
            <text:p>OFFCORE_RESPONSE_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BH</text:p>
          </table:table-cell>
          <table:table-cell table:style-name="ce6" office:value-type="string" calcext:value-type="string">
            <text:p>01H</text:p>
          </table:table-cell>
          <table:table-cell table:formula="of:=CONCATENATE(MID([.C150];1;2);MID([.B150];1;2))" office:value-type="string" office:string-value="01BB" calcext:value-type="string">
            <text:p>01BB</text:p>
          </table:table-cell>
          <table:table-cell/>
          <table:table-cell table:style-name="ce6" office:value-type="string" calcext:value-type="string">
            <text:p>OFFCORE_RESPONSE_1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DH</text:p>
          </table:table-cell>
          <table:table-cell table:style-name="ce6" office:value-type="string" calcext:value-type="string">
            <text:p>01H</text:p>
          </table:table-cell>
          <table:table-cell table:formula="of:=CONCATENATE(MID([.C151];1;2);MID([.B151];1;2))" office:value-type="string" office:string-value="01BD" calcext:value-type="string">
            <text:p>01BD</text:p>
          </table:table-cell>
          <table:table-cell/>
          <table:table-cell table:style-name="ce6" office:value-type="string" calcext:value-type="string">
            <text:p>TLB_FLUSH.DTLB_THREA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DH</text:p>
          </table:table-cell>
          <table:table-cell table:style-name="ce6" office:value-type="string" calcext:value-type="string">
            <text:p>20H</text:p>
          </table:table-cell>
          <table:table-cell table:formula="of:=CONCATENATE(MID([.C152];1;2);MID([.B152];1;2))" office:value-type="string" office:string-value="20BD" calcext:value-type="string">
            <text:p>20BD</text:p>
          </table:table-cell>
          <table:table-cell/>
          <table:table-cell table:style-name="ce6" office:value-type="string" calcext:value-type="string">
            <text:p>TLB_FLUSH.STLB_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0H</text:p>
          </table:table-cell>
          <table:table-cell table:style-name="ce6" office:value-type="string" calcext:value-type="string">
            <text:p>00H</text:p>
          </table:table-cell>
          <table:table-cell table:formula="of:=CONCATENATE(MID([.C153];1;2);MID([.B153];1;2))" office:value-type="string" office:string-value="00C0" calcext:value-type="string">
            <text:p>00C0</text:p>
          </table:table-cell>
          <table:table-cell/>
          <table:table-cell table:style-name="ce6" office:value-type="string" calcext:value-type="string">
            <text:p>INST_RETIRED.ANY_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0H</text:p>
          </table:table-cell>
          <table:table-cell table:style-name="ce6" office:value-type="string" calcext:value-type="string">
            <text:p>01H</text:p>
          </table:table-cell>
          <table:table-cell table:formula="of:=CONCATENATE(MID([.C154];1;2);MID([.B154];1;2))" office:value-type="string" office:string-value="01C0" calcext:value-type="string">
            <text:p>01C0</text:p>
          </table:table-cell>
          <table:table-cell/>
          <table:table-cell table:style-name="ce6" office:value-type="string" calcext:value-type="string">
            <text:p>INST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1H</text:p>
          </table:table-cell>
          <table:table-cell table:style-name="ce6" office:value-type="string" calcext:value-type="string">
            <text:p>08H</text:p>
          </table:table-cell>
          <table:table-cell table:formula="of:=CONCATENATE(MID([.C155];1;2);MID([.B155];1;2))" office:value-type="string" office:string-value="08C1" calcext:value-type="string">
            <text:p>08C1</text:p>
          </table:table-cell>
          <table:table-cell/>
          <table:table-cell table:style-name="ce6" office:value-type="string" calcext:value-type="string">
            <text:p>OTHER_ASSISTS.AVX_ST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1H</text:p>
          </table:table-cell>
          <table:table-cell table:style-name="ce6" office:value-type="string" calcext:value-type="string">
            <text:p>10H</text:p>
          </table:table-cell>
          <table:table-cell table:formula="of:=CONCATENATE(MID([.C156];1;2);MID([.B156];1;2))" office:value-type="string" office:string-value="10C1" calcext:value-type="string">
            <text:p>10C1</text:p>
          </table:table-cell>
          <table:table-cell/>
          <table:table-cell table:style-name="ce6" office:value-type="string" calcext:value-type="string">
            <text:p>OTHER_ASSISTS.AVX_TO_SS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1H</text:p>
          </table:table-cell>
          <table:table-cell table:style-name="ce6" office:value-type="string" calcext:value-type="string">
            <text:p>20H</text:p>
          </table:table-cell>
          <table:table-cell table:formula="of:=CONCATENATE(MID([.C157];1;2);MID([.B157];1;2))" office:value-type="string" office:string-value="20C1" calcext:value-type="string">
            <text:p>20C1</text:p>
          </table:table-cell>
          <table:table-cell/>
          <table:table-cell table:style-name="ce6" office:value-type="string" calcext:value-type="string">
            <text:p>OTHER_ASSISTS.SSE_TO_AVX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2H</text:p>
          </table:table-cell>
          <table:table-cell table:style-name="ce6" office:value-type="string" calcext:value-type="string">
            <text:p>01H</text:p>
          </table:table-cell>
          <table:table-cell table:formula="of:=CONCATENATE(MID([.C158];1;2);MID([.B158];1;2))" office:value-type="string" office:string-value="01C2" calcext:value-type="string">
            <text:p>01C2</text:p>
          </table:table-cell>
          <table:table-cell/>
          <table:table-cell table:style-name="ce6" office:value-type="string" calcext:value-type="string">
            <text:p>UOPS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2H</text:p>
          </table:table-cell>
          <table:table-cell table:style-name="ce6" office:value-type="string" calcext:value-type="string">
            <text:p>02H</text:p>
          </table:table-cell>
          <table:table-cell table:formula="of:=CONCATENATE(MID([.C159];1;2);MID([.B159];1;2))" office:value-type="string" office:string-value="02C2" calcext:value-type="string">
            <text:p>02C2</text:p>
          </table:table-cell>
          <table:table-cell/>
          <table:table-cell table:style-name="ce6" office:value-type="string" calcext:value-type="string">
            <text:p>UOPS_RETIRED.RETIRE_SLO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3H</text:p>
          </table:table-cell>
          <table:table-cell table:style-name="ce6" office:value-type="string" calcext:value-type="string">
            <text:p>02H</text:p>
          </table:table-cell>
          <table:table-cell table:formula="of:=CONCATENATE(MID([.C160];1;2);MID([.B160];1;2))" office:value-type="string" office:string-value="02C3" calcext:value-type="string">
            <text:p>02C3</text:p>
          </table:table-cell>
          <table:table-cell/>
          <table:table-cell table:style-name="ce6" office:value-type="string" calcext:value-type="string">
            <text:p>MACHINE_CLEARS.MEMORY_ORDER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3H</text:p>
          </table:table-cell>
          <table:table-cell table:style-name="ce6" office:value-type="string" calcext:value-type="string">
            <text:p>04H</text:p>
          </table:table-cell>
          <table:table-cell table:formula="of:=CONCATENATE(MID([.C161];1;2);MID([.B161];1;2))" office:value-type="string" office:string-value="04C3" calcext:value-type="string">
            <text:p>04C3</text:p>
          </table:table-cell>
          <table:table-cell/>
          <table:table-cell table:style-name="ce6" office:value-type="string" calcext:value-type="string">
            <text:p>MACHINE_CLEARS.SMC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3H</text:p>
          </table:table-cell>
          <table:table-cell table:style-name="ce6" office:value-type="string" calcext:value-type="string">
            <text:p>20H</text:p>
          </table:table-cell>
          <table:table-cell table:formula="of:=CONCATENATE(MID([.C162];1;2);MID([.B162];1;2))" office:value-type="string" office:string-value="20C3" calcext:value-type="string">
            <text:p>20C3</text:p>
          </table:table-cell>
          <table:table-cell/>
          <table:table-cell table:style-name="ce6" office:value-type="string" calcext:value-type="string">
            <text:p>MACHINE_CLEARS.MASKMOV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0H</text:p>
          </table:table-cell>
          <table:table-cell table:formula="of:=CONCATENATE(MID([.C163];1;2);MID([.B163];1;2))" office:value-type="string" office:string-value="00C4" calcext:value-type="string">
            <text:p>00C4</text:p>
          </table:table-cell>
          <table:table-cell/>
          <table:table-cell table:style-name="ce6" office:value-type="string" calcext:value-type="string">
            <text:p>BR_INST_RETIRED.ALL_BRANCHES</text:p>
          </table:table-cell>
          <table:table-cell table:style-name="ce6" office:value-type="string" calcext:value-type="string">
            <text:p>Branch instructions at retirement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1H</text:p>
          </table:table-cell>
          <table:table-cell table:formula="of:=CONCATENATE(MID([.C164];1;2);MID([.B164];1;2))" office:value-type="string" office:string-value="01C4" calcext:value-type="string">
            <text:p>01C4</text:p>
          </table:table-cell>
          <table:table-cell/>
          <table:table-cell table:style-name="ce6" office:value-type="string" calcext:value-type="string">
            <text:p>BR_INST_RETIRED.CONDITIONAL</text:p>
          </table:table-cell>
          <table:table-cell office:value-type="string" calcext:value-type="string">
            <text:p>Counts the number of conditional branch instructions retired.</text:p>
          </table:table-cell>
          <table:table-cell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2H</text:p>
          </table:table-cell>
          <table:table-cell table:formula="of:=CONCATENATE(MID([.C165];1;2);MID([.B165];1;2))" office:value-type="string" office:string-value="02C4" calcext:value-type="string">
            <text:p>02C4</text:p>
          </table:table-cell>
          <table:table-cell/>
          <table:table-cell table:style-name="ce6" office:value-type="string" calcext:value-type="string">
            <text:p>BR_INST_RETIRED.NEAR_CALL</text:p>
          </table:table-cell>
          <table:table-cell table:style-name="ce6" office:value-type="string" calcext:value-type="string">
            <text:p>Direct and indirect near call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4H</text:p>
          </table:table-cell>
          <table:table-cell table:formula="of:=CONCATENATE(MID([.C166];1;2);MID([.B166];1;2))" office:value-type="string" office:string-value="04C4" calcext:value-type="string">
            <text:p>04C4</text:p>
          </table:table-cell>
          <table:table-cell/>
          <table:table-cell table:style-name="ce6" office:value-type="string" calcext:value-type="string">
            <text:p>BR_INST_RETIRED.ALL_BRANCHES</text:p>
          </table:table-cell>
          <table:table-cell table:style-name="ce6" office:value-type="string" calcext:value-type="string">
            <text:p>Counts the number of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8H</text:p>
          </table:table-cell>
          <table:table-cell table:formula="of:=CONCATENATE(MID([.C167];1;2);MID([.B167];1;2))" office:value-type="string" office:string-value="08C4" calcext:value-type="string">
            <text:p>08C4</text:p>
          </table:table-cell>
          <table:table-cell/>
          <table:table-cell table:style-name="ce6" office:value-type="string" calcext:value-type="string">
            <text:p>BR_INST_RETIRED.NEAR_RETURN</text:p>
          </table:table-cell>
          <table:table-cell table:style-name="ce6" office:value-type="string" calcext:value-type="string">
            <text:p>Counts the number of near return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10H</text:p>
          </table:table-cell>
          <table:table-cell table:formula="of:=CONCATENATE(MID([.C168];1;2);MID([.B168];1;2))" office:value-type="string" office:string-value="10C4" calcext:value-type="string">
            <text:p>10C4</text:p>
          </table:table-cell>
          <table:table-cell/>
          <table:table-cell table:style-name="ce6" office:value-type="string" calcext:value-type="string">
            <text:p>BR_INST_RETIRED.NOT_TAKEN</text:p>
          </table:table-cell>
          <table:table-cell table:style-name="ce6" office:value-type="string" calcext:value-type="string">
            <text:p>Counts the number of not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20H</text:p>
          </table:table-cell>
          <table:table-cell table:formula="of:=CONCATENATE(MID([.C169];1;2);MID([.B169];1;2))" office:value-type="string" office:string-value="20C4" calcext:value-type="string">
            <text:p>20C4</text:p>
          </table:table-cell>
          <table:table-cell/>
          <table:table-cell table:style-name="ce6" office:value-type="string" calcext:value-type="string">
            <text:p>BR_INST_RETIRED.NEAR_TAKEN</text:p>
          </table:table-cell>
          <table:table-cell table:style-name="ce6" office:value-type="string" calcext:value-type="string">
            <text:p>Number of near taken branche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40H</text:p>
          </table:table-cell>
          <table:table-cell table:formula="of:=CONCATENATE(MID([.C170];1;2);MID([.B170];1;2))" office:value-type="string" office:string-value="40C4" calcext:value-type="string">
            <text:p>40C4</text:p>
          </table:table-cell>
          <table:table-cell/>
          <table:table-cell table:style-name="ce6" office:value-type="string" calcext:value-type="string">
            <text:p>BR_INST_RETIRED.FAR_BRANCH</text:p>
          </table:table-cell>
          <table:table-cell table:style-name="ce6" office:value-type="string" calcext:value-type="string">
            <text:p>Number of far branche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0H</text:p>
          </table:table-cell>
          <table:table-cell table:formula="of:=CONCATENATE(MID([.C171];1;2);MID([.B171];1;2))" office:value-type="string" office:string-value="00C5" calcext:value-type="string">
            <text:p>00C5</text:p>
          </table:table-cell>
          <table:table-cell/>
          <table:table-cell table:style-name="ce6" office:value-type="string" calcext:value-type="string">
            <text:p>BR_MISP_RETIRED.ALL_BRANCHES</text:p>
          </table:table-cell>
          <table:table-cell table:style-name="ce6" office:value-type="string" calcext:value-type="string">
            <text:p>Mispredicted branch instructions at retirement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1H</text:p>
          </table:table-cell>
          <table:table-cell table:formula="of:=CONCATENATE(MID([.C172];1;2);MID([.B172];1;2))" office:value-type="string" office:string-value="01C5" calcext:value-type="string">
            <text:p>01C5</text:p>
          </table:table-cell>
          <table:table-cell/>
          <table:table-cell table:style-name="ce6" office:value-type="string" calcext:value-type="string">
            <text:p>BR_MISP_RETIRED.CONDITIONAL</text:p>
          </table:table-cell>
          <table:table-cell table:style-name="ce6" office:value-type="string" calcext:value-type="string">
            <text:p>Mispredicted conditional branch instructions retired.</text:p>
          </table:table-cell>
          <table:table-cell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2H</text:p>
          </table:table-cell>
          <table:table-cell table:formula="of:=CONCATENATE(MID([.C173];1;2);MID([.B173];1;2))" office:value-type="string" office:string-value="02C5" calcext:value-type="string">
            <text:p>02C5</text:p>
          </table:table-cell>
          <table:table-cell/>
          <table:table-cell table:style-name="ce6" office:value-type="string" calcext:value-type="string">
            <text:p>BR_MISP_RETIRED.NEAR_CALL</text:p>
          </table:table-cell>
          <table:table-cell table:style-name="ce6" office:value-type="string" calcext:value-type="string">
            <text:p>Direct and indirect mispredicted near call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4H</text:p>
          </table:table-cell>
          <table:table-cell table:formula="of:=CONCATENATE(MID([.C174];1;2);MID([.B174];1;2))" office:value-type="string" office:string-value="04C5" calcext:value-type="string">
            <text:p>04C5</text:p>
          </table:table-cell>
          <table:table-cell/>
          <table:table-cell table:style-name="ce6" office:value-type="string" calcext:value-type="string">
            <text:p>BR_MISP_RETIRED.ALL_BRANCHES</text:p>
          </table:table-cell>
          <table:table-cell table:style-name="ce6" office:value-type="string" calcext:value-type="string">
            <text:p>Mispredicted macro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10H</text:p>
          </table:table-cell>
          <table:table-cell table:formula="of:=CONCATENATE(MID([.C175];1;2);MID([.B175];1;2))" office:value-type="string" office:string-value="10C5" calcext:value-type="string">
            <text:p>10C5</text:p>
          </table:table-cell>
          <table:table-cell/>
          <table:table-cell table:style-name="ce6" office:value-type="string" calcext:value-type="string">
            <text:p>BR_MISP_RETIRED.NOT_TAKEN</text:p>
          </table:table-cell>
          <table:table-cell table:style-name="ce6" office:value-type="string" calcext:value-type="string">
            <text:p>Mispredicted not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20H</text:p>
          </table:table-cell>
          <table:table-cell table:formula="of:=CONCATENATE(MID([.C176];1;2);MID([.B176];1;2))" office:value-type="string" office:string-value="20C5" calcext:value-type="string">
            <text:p>20C5</text:p>
          </table:table-cell>
          <table:table-cell/>
          <table:table-cell table:style-name="ce6" office:value-type="string" calcext:value-type="string">
            <text:p>BR_MISP_RETIRED.TAKEN</text:p>
          </table:table-cell>
          <table:table-cell table:style-name="ce6" office:value-type="string" calcext:value-type="string">
            <text:p>Mispredicted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02H</text:p>
          </table:table-cell>
          <table:table-cell table:formula="of:=CONCATENATE(MID([.C177];1;2);MID([.B177];1;2))" office:value-type="string" office:string-value="02CA" calcext:value-type="string">
            <text:p>02CA</text:p>
          </table:table-cell>
          <table:table-cell/>
          <table:table-cell table:style-name="ce6" office:value-type="string" calcext:value-type="string">
            <text:p>FP_ASSIST.X87_OUTPUT</text:p>
          </table:table-cell>
          <table:table-cell table:style-name="ce6" office:value-type="string" calcext:value-type="string">
            <text:p>Number of X87 FP assists due to Out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04H</text:p>
          </table:table-cell>
          <table:table-cell table:formula="of:=CONCATENATE(MID([.C178];1;2);MID([.B178];1;2))" office:value-type="string" office:string-value="04CA" calcext:value-type="string">
            <text:p>04CA</text:p>
          </table:table-cell>
          <table:table-cell/>
          <table:table-cell table:style-name="ce6" office:value-type="string" calcext:value-type="string">
            <text:p>FP_ASSIST.X87_INPUT</text:p>
          </table:table-cell>
          <table:table-cell table:style-name="ce6" office:value-type="string" calcext:value-type="string">
            <text:p>Number of X87 FP assists due to in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08H</text:p>
          </table:table-cell>
          <table:table-cell table:formula="of:=CONCATENATE(MID([.C179];1;2);MID([.B179];1;2))" office:value-type="string" office:string-value="08CA" calcext:value-type="string">
            <text:p>08CA</text:p>
          </table:table-cell>
          <table:table-cell/>
          <table:table-cell table:style-name="ce6" office:value-type="string" calcext:value-type="string">
            <text:p>FP_ASSIST.SIMD_OUTPUT</text:p>
          </table:table-cell>
          <table:table-cell table:style-name="ce6" office:value-type="string" calcext:value-type="string">
            <text:p>Number of SIMD FP assists due to Out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10H</text:p>
          </table:table-cell>
          <table:table-cell table:formula="of:=CONCATENATE(MID([.C180];1;2);MID([.B180];1;2))" office:value-type="string" office:string-value="10CA" calcext:value-type="string">
            <text:p>10CA</text:p>
          </table:table-cell>
          <table:table-cell/>
          <table:table-cell table:style-name="ce6" office:value-type="string" calcext:value-type="string">
            <text:p>FP_ASSIST.SIMD_INPUT</text:p>
          </table:table-cell>
          <table:table-cell table:style-name="ce6" office:value-type="string" calcext:value-type="string">
            <text:p>Number of SIMD FP assists due to in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1EH</text:p>
          </table:table-cell>
          <table:table-cell table:formula="of:=CONCATENATE(MID([.C181];1;2);MID([.B181];1;2))" office:value-type="string" office:string-value="1ECA" calcext:value-type="string">
            <text:p>1ECA</text:p>
          </table:table-cell>
          <table:table-cell/>
          <table:table-cell table:style-name="ce6" office:value-type="string" calcext:value-type="string">
            <text:p>FP_ASSIST.ANY</text:p>
          </table:table-cell>
          <table:table-cell table:style-name="ce6" office:value-type="string" calcext:value-type="string">
            <text:p>Cycles with any input/output SSE* or FP assist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CH</text:p>
          </table:table-cell>
          <table:table-cell table:style-name="ce6" office:value-type="string" calcext:value-type="string">
            <text:p>20H</text:p>
          </table:table-cell>
          <table:table-cell table:formula="of:=CONCATENATE(MID([.C182];1;2);MID([.B182];1;2))" office:value-type="string" office:string-value="20CC" calcext:value-type="string">
            <text:p>20CC</text:p>
          </table:table-cell>
          <table:table-cell/>
          <table:table-cell table:style-name="ce6" office:value-type="string" calcext:value-type="string">
            <text:p>ROB_MISC_EVENTS.LBR_INSER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DH</text:p>
          </table:table-cell>
          <table:table-cell table:style-name="ce6" office:value-type="string" calcext:value-type="string">
            <text:p>01H</text:p>
          </table:table-cell>
          <table:table-cell table:formula="of:=CONCATENATE(MID([.C183];1;2);MID([.B183];1;2))" office:value-type="string" office:string-value="01CD" calcext:value-type="string">
            <text:p>01CD</text:p>
          </table:table-cell>
          <table:table-cell/>
          <table:table-cell table:style-name="ce6" office:value-type="string" calcext:value-type="string">
            <text:p>MEM_TRANS_RETIRED.LOAD_LATENC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DH</text:p>
          </table:table-cell>
          <table:table-cell table:style-name="ce6" office:value-type="string" calcext:value-type="string">
            <text:p>02H</text:p>
          </table:table-cell>
          <table:table-cell table:formula="of:=CONCATENATE(MID([.C184];1;2);MID([.B184];1;2))" office:value-type="string" office:string-value="02CD" calcext:value-type="string">
            <text:p>02CD</text:p>
          </table:table-cell>
          <table:table-cell/>
          <table:table-cell table:style-name="ce6" office:value-type="string" calcext:value-type="string">
            <text:p>MEM_TRANS_RETIRED.PRECISE_ST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01H</text:p>
          </table:table-cell>
          <table:table-cell table:formula="of:=CONCATENATE(MID([.C185];1;2);MID([.B185];1;2))" office:value-type="string" office:string-value="01D0" calcext:value-type="string">
            <text:p>01D0</text:p>
          </table:table-cell>
          <table:table-cell/>
          <table:table-cell table:style-name="ce6" office:value-type="string" calcext:value-type="string">
            <text:p>MEM_UOPS_RETIRED.LOADS</text:p>
          </table:table-cell>
          <table:table-cell/>
          <table:table-cell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02H</text:p>
          </table:table-cell>
          <table:table-cell table:formula="of:=CONCATENATE(MID([.C186];1;2);MID([.B186];1;2))" office:value-type="string" office:string-value="02D0" calcext:value-type="string">
            <text:p>02D0</text:p>
          </table:table-cell>
          <table:table-cell/>
          <table:table-cell table:style-name="ce6" office:value-type="string" calcext:value-type="string">
            <text:p>MEM_UOPS_RETIRED.STOR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10H</text:p>
          </table:table-cell>
          <table:table-cell table:formula="of:=CONCATENATE(MID([.C187];1;2);MID([.B187];1;2))" office:value-type="string" office:string-value="10D0" calcext:value-type="string">
            <text:p>10D0</text:p>
          </table:table-cell>
          <table:table-cell/>
          <table:table-cell table:style-name="ce6" office:value-type="string" calcext:value-type="string">
            <text:p>MEM_UOPS_RETIRED.STLB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20H</text:p>
          </table:table-cell>
          <table:table-cell table:formula="of:=CONCATENATE(MID([.C188];1;2);MID([.B188];1;2))" office:value-type="string" office:string-value="20D0" calcext:value-type="string">
            <text:p>20D0</text:p>
          </table:table-cell>
          <table:table-cell/>
          <table:table-cell table:style-name="ce6" office:value-type="string" calcext:value-type="string">
            <text:p>MEM_UOPS_RETIRED.LOC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40H</text:p>
          </table:table-cell>
          <table:table-cell table:formula="of:=CONCATENATE(MID([.C189];1;2);MID([.B189];1;2))" office:value-type="string" office:string-value="40D0" calcext:value-type="string">
            <text:p>40D0</text:p>
          </table:table-cell>
          <table:table-cell/>
          <table:table-cell table:style-name="ce6" office:value-type="string" calcext:value-type="string">
            <text:p>MEM_UOPS_RETIRED.SPL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80H</text:p>
          </table:table-cell>
          <table:table-cell table:formula="of:=CONCATENATE(MID([.C190];1;2);MID([.B190];1;2))" office:value-type="string" office:string-value="80D0" calcext:value-type="string">
            <text:p>80D0</text:p>
          </table:table-cell>
          <table:table-cell/>
          <table:table-cell table:style-name="ce6" office:value-type="string" calcext:value-type="string">
            <text:p>MEM_UOPS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01H</text:p>
          </table:table-cell>
          <table:table-cell table:formula="of:=CONCATENATE(MID([.C191];1;2);MID([.B191];1;2))" office:value-type="string" office:string-value="01D1" calcext:value-type="string">
            <text:p>01D1</text:p>
          </table:table-cell>
          <table:table-cell/>
          <table:table-cell table:style-name="ce6" office:value-type="string" calcext:value-type="string">
            <text:p>MEM_LOAD_UOPS_RETIRED.L1_HIT</text:p>
          </table:table-cell>
          <table:table-cell/>
          <table:table-cell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02H</text:p>
          </table:table-cell>
          <table:table-cell table:formula="of:=CONCATENATE(MID([.C192];1;2);MID([.B192];1;2))" office:value-type="string" office:string-value="02D1" calcext:value-type="string">
            <text:p>02D1</text:p>
          </table:table-cell>
          <table:table-cell/>
          <table:table-cell table:style-name="ce6" office:value-type="string" calcext:value-type="string">
            <text:p>MEM_LOAD_UOPS_RETIRED.L2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04H</text:p>
          </table:table-cell>
          <table:table-cell table:formula="of:=CONCATENATE(MID([.C193];1;2);MID([.B193];1;2))" office:value-type="string" office:string-value="04D1" calcext:value-type="string">
            <text:p>04D1</text:p>
          </table:table-cell>
          <table:table-cell/>
          <table:table-cell table:style-name="ce6" office:value-type="string" calcext:value-type="string">
            <text:p>MEM_LOAD_UOPS_RETIRED.LLC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20H</text:p>
          </table:table-cell>
          <table:table-cell table:formula="of:=CONCATENATE(MID([.C194];1;2);MID([.B194];1;2))" office:value-type="string" office:string-value="20D1" calcext:value-type="string">
            <text:p>20D1</text:p>
          </table:table-cell>
          <table:table-cell/>
          <table:table-cell table:style-name="ce6" office:value-type="string" calcext:value-type="string">
            <text:p>MEM_LOAD_UOPS_RETIRED.LLC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40H</text:p>
          </table:table-cell>
          <table:table-cell table:formula="of:=CONCATENATE(MID([.C195];1;2);MID([.B195];1;2))" office:value-type="string" office:string-value="40D1" calcext:value-type="string">
            <text:p>40D1</text:p>
          </table:table-cell>
          <table:table-cell/>
          <table:table-cell table:style-name="ce6" office:value-type="string" calcext:value-type="string">
            <text:p>MEM_LOAD_UOPS_RETIRED.HIT_LFB</text:p>
          </table:table-cell>
          <table:table-cell table:style-name="ce6" office:value-type="string" calcext:value-type="string">
            <text:p>Retired load uops which data sources were load uops missed L1 but hit FB due to preceding miss to the same cache line with data not ready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1H</text:p>
          </table:table-cell>
          <table:table-cell table:formula="of:=CONCATENATE(MID([.C196];1;2);MID([.B196];1;2))" office:value-type="string" office:string-value="01D2" calcext:value-type="string">
            <text:p>01D2</text:p>
          </table:table-cell>
          <table:table-cell/>
          <table:table-cell table:style-name="ce6" office:value-type="string" calcext:value-type="string">
            <text:p>MEM_LOAD_UOPS_LLC_HIT_RETIRED.XSNP_MISS</text:p>
          </table:table-cell>
          <table:table-cell table:style-name="ce6" office:value-type="string" calcext:value-type="string">
            <text:p>Retired load uops whose data source was an onpackage core cache LLC hit and cross-core snoop missed.</text:p>
          </table:table-cell>
          <table:table-cell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2H</text:p>
          </table:table-cell>
          <table:table-cell table:formula="of:=CONCATENATE(MID([.C197];1;2);MID([.B197];1;2))" office:value-type="string" office:string-value="02D2" calcext:value-type="string">
            <text:p>02D2</text:p>
          </table:table-cell>
          <table:table-cell/>
          <table:table-cell table:style-name="ce6" office:value-type="string" calcext:value-type="string">
            <text:p>MEM_LOAD_UOPS_LLC_HIT_RETIRED.XSNP_HIT</text:p>
          </table:table-cell>
          <table:table-cell table:style-name="ce6" office:value-type="string" calcext:value-type="string">
            <text:p>Retired load uops whose data source was an onpackage LLC hit and cross-core snoop hits.</text:p>
          </table:table-cell>
          <table:table-cell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4H</text:p>
          </table:table-cell>
          <table:table-cell table:formula="of:=CONCATENATE(MID([.C198];1;2);MID([.B198];1;2))" office:value-type="string" office:string-value="04D2" calcext:value-type="string">
            <text:p>04D2</text:p>
          </table:table-cell>
          <table:table-cell/>
          <table:table-cell table:style-name="ce6" office:value-type="string" calcext:value-type="string">
            <text:p>MEM_LOAD_UOPS_LLC_HIT_RETIRED.XSNP_HITM</text:p>
          </table:table-cell>
          <table:table-cell table:style-name="ce6" office:value-type="string" calcext:value-type="string">
            <text:p>Retired load uops whose data source was an onpackage core cache with HitM respons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8H</text:p>
          </table:table-cell>
          <table:table-cell table:formula="of:=CONCATENATE(MID([.C199];1;2);MID([.B199];1;2))" office:value-type="string" office:string-value="08D2" calcext:value-type="string">
            <text:p>08D2</text:p>
          </table:table-cell>
          <table:table-cell/>
          <table:table-cell table:style-name="ce6" office:value-type="string" calcext:value-type="string">
            <text:p>MEM_LOAD_UOPS_LLC_HIT_RETIRED.XSNP_NONE</text:p>
          </table:table-cell>
          <table:table-cell table:style-name="ce6" office:value-type="string" calcext:value-type="string">
            <text:p>Retired load uops whose data source was LLC hit with no snoop requ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D3H</text:p>
          </table:table-cell>
          <table:table-cell table:style-name="ce6" office:value-type="string" calcext:value-type="string">
            <text:p>01H</text:p>
          </table:table-cell>
          <table:table-cell table:formula="of:=CONCATENATE(MID([.C200];1;2);MID([.B200];1;2))" office:value-type="string" office:string-value="01D3" calcext:value-type="string">
            <text:p>01D3</text:p>
          </table:table-cell>
          <table:table-cell/>
          <table:table-cell table:style-name="ce6" office:value-type="string" calcext:value-type="string">
            <text:p>MEM_LOAD_UOPS_LLC_MISS_RETIRED.LOCAL_DRAM</text:p>
          </table:table-cell>
          <table:table-cell table:style-name="ce6" office:value-type="string" calcext:value-type="string">
            <text:p>Retired load uops whose data source was local memory (cross-socket snoop not needed or missed).</text:p>
          </table:table-cell>
          <table:table-cell office:value-type="string" calcext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E6H</text:p>
          </table:table-cell>
          <table:table-cell table:style-name="ce6" office:value-type="string" calcext:value-type="string">
            <text:p>1FH</text:p>
          </table:table-cell>
          <table:table-cell table:formula="of:=CONCATENATE(MID([.C201];1;2);MID([.B201];1;2))" office:value-type="string" office:string-value="1FE6" calcext:value-type="string">
            <text:p>1FE6</text:p>
          </table:table-cell>
          <table:table-cell/>
          <table:table-cell table:style-name="ce6" office:value-type="string" calcext:value-type="string">
            <text:p>BACLEARS.ANY</text:p>
          </table:table-cell>
          <table:table-cell table:style-name="ce6" office:value-type="string" calcext:value-type="string">
            <text:p>Number of front end re-steers due to BPU misprediction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1H</text:p>
          </table:table-cell>
          <table:table-cell table:formula="of:=CONCATENATE(MID([.C202];1;2);MID([.B202];1;2))" office:value-type="string" office:string-value="01F0" calcext:value-type="string">
            <text:p>01F0</text:p>
          </table:table-cell>
          <table:table-cell/>
          <table:table-cell table:style-name="ce6" office:value-type="string" calcext:value-type="string">
            <text:p>L2_TRANS.DEMAND_DATA_RD</text:p>
          </table:table-cell>
          <table:table-cell table:style-name="ce6" office:value-type="string" calcext:value-type="string">
            <text:p>Demand Data Read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2H</text:p>
          </table:table-cell>
          <table:table-cell table:formula="of:=CONCATENATE(MID([.C203];1;2);MID([.B203];1;2))" office:value-type="string" office:string-value="02F0" calcext:value-type="string">
            <text:p>02F0</text:p>
          </table:table-cell>
          <table:table-cell/>
          <table:table-cell table:style-name="ce6" office:value-type="string" calcext:value-type="string">
            <text:p>L2_TRANS.RFO</text:p>
          </table:table-cell>
          <table:table-cell table:style-name="ce6" office:value-type="string" calcext:value-type="string">
            <text:p>RFO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4H</text:p>
          </table:table-cell>
          <table:table-cell table:formula="of:=CONCATENATE(MID([.C204];1;2);MID([.B204];1;2))" office:value-type="string" office:string-value="04F0" calcext:value-type="string">
            <text:p>04F0</text:p>
          </table:table-cell>
          <table:table-cell/>
          <table:table-cell table:style-name="ce6" office:value-type="string" calcext:value-type="string">
            <text:p>L2_TRANS.CODE_RD</text:p>
          </table:table-cell>
          <table:table-cell table:style-name="ce6" office:value-type="string" calcext:value-type="string">
            <text:p>L2 cache accesses when fetching instruction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8H</text:p>
          </table:table-cell>
          <table:table-cell table:formula="of:=CONCATENATE(MID([.C205];1;2);MID([.B205];1;2))" office:value-type="string" office:string-value="08F0" calcext:value-type="string">
            <text:p>08F0</text:p>
          </table:table-cell>
          <table:table-cell/>
          <table:table-cell table:style-name="ce6" office:value-type="string" calcext:value-type="string">
            <text:p>L2_TRANS.ALL_PF</text:p>
          </table:table-cell>
          <table:table-cell table:style-name="ce6" office:value-type="string" calcext:value-type="string">
            <text:p>Any MLC or LLC HW prefetch accessing L2, including reject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10H</text:p>
          </table:table-cell>
          <table:table-cell table:formula="of:=CONCATENATE(MID([.C206];1;2);MID([.B206];1;2))" office:value-type="string" office:string-value="10F0" calcext:value-type="string">
            <text:p>10F0</text:p>
          </table:table-cell>
          <table:table-cell/>
          <table:table-cell table:style-name="ce6" office:value-type="string" calcext:value-type="string">
            <text:p>L2_TRANS.L1D_WB</text:p>
          </table:table-cell>
          <table:table-cell table:style-name="ce6" office:value-type="string" calcext:value-type="string">
            <text:p>L1D writeback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20H</text:p>
          </table:table-cell>
          <table:table-cell table:formula="of:=CONCATENATE(MID([.C207];1;2);MID([.B207];1;2))" office:value-type="string" office:string-value="20F0" calcext:value-type="string">
            <text:p>20F0</text:p>
          </table:table-cell>
          <table:table-cell/>
          <table:table-cell table:style-name="ce6" office:value-type="string" calcext:value-type="string">
            <text:p>L2_TRANS.L2_FILL</text:p>
          </table:table-cell>
          <table:table-cell table:style-name="ce6" office:value-type="string" calcext:value-type="string">
            <text:p>L2 fill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40H</text:p>
          </table:table-cell>
          <table:table-cell table:formula="of:=CONCATENATE(MID([.C208];1;2);MID([.B208];1;2))" office:value-type="string" office:string-value="40F0" calcext:value-type="string">
            <text:p>40F0</text:p>
          </table:table-cell>
          <table:table-cell/>
          <table:table-cell table:style-name="ce6" office:value-type="string" calcext:value-type="string">
            <text:p>L2_TRANS.L2_WB</text:p>
          </table:table-cell>
          <table:table-cell table:style-name="ce6" office:value-type="string" calcext:value-type="string">
            <text:p>L2 writeback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80H</text:p>
          </table:table-cell>
          <table:table-cell table:formula="of:=CONCATENATE(MID([.C209];1;2);MID([.B209];1;2))" office:value-type="string" office:string-value="80F0" calcext:value-type="string">
            <text:p>80F0</text:p>
          </table:table-cell>
          <table:table-cell/>
          <table:table-cell table:style-name="ce6" office:value-type="string" calcext:value-type="string">
            <text:p>L2_TRANS.ALL_REQUESTS</text:p>
          </table:table-cell>
          <table:table-cell table:style-name="ce6" office:value-type="string" calcext:value-type="string">
            <text:p>Transactions accessing L2 pip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1H</text:p>
          </table:table-cell>
          <table:table-cell table:formula="of:=CONCATENATE(MID([.C210];1;2);MID([.B210];1;2))" office:value-type="string" office:string-value="01F1" calcext:value-type="string">
            <text:p>01F1</text:p>
          </table:table-cell>
          <table:table-cell/>
          <table:table-cell table:style-name="ce6" office:value-type="string" calcext:value-type="string">
            <text:p>L2_LINES_IN.I</text:p>
          </table:table-cell>
          <table:table-cell table:style-name="ce6" office:value-type="string" calcext:value-type="string">
            <text:p>L2 cache lines in I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2H</text:p>
          </table:table-cell>
          <table:table-cell table:formula="of:=CONCATENATE(MID([.C211];1;2);MID([.B211];1;2))" office:value-type="string" office:string-value="02F1" calcext:value-type="string">
            <text:p>02F1</text:p>
          </table:table-cell>
          <table:table-cell/>
          <table:table-cell table:style-name="ce6" office:value-type="string" calcext:value-type="string">
            <text:p>L2_LINES_IN.S</text:p>
          </table:table-cell>
          <table:table-cell table:style-name="ce6" office:value-type="string" calcext:value-type="string">
            <text:p>L2 cache lines in S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4H</text:p>
          </table:table-cell>
          <table:table-cell table:formula="of:=CONCATENATE(MID([.C212];1;2);MID([.B212];1;2))" office:value-type="string" office:string-value="04F1" calcext:value-type="string">
            <text:p>04F1</text:p>
          </table:table-cell>
          <table:table-cell/>
          <table:table-cell table:style-name="ce6" office:value-type="string" calcext:value-type="string">
            <text:p>L2_LINES_IN.E</text:p>
          </table:table-cell>
          <table:table-cell table:style-name="ce6" office:value-type="string" calcext:value-type="string">
            <text:p>L2 cache lines in E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7H</text:p>
          </table:table-cell>
          <table:table-cell table:formula="of:=CONCATENATE(MID([.C213];1;2);MID([.B213];1;2))" office:value-type="string" office:string-value="07F1" calcext:value-type="string">
            <text:p>07F1</text:p>
          </table:table-cell>
          <table:table-cell/>
          <table:table-cell table:style-name="ce6" office:value-type="string" calcext:value-type="string">
            <text:p>L2_LINES_IN.ALL</text:p>
          </table:table-cell>
          <table:table-cell table:style-name="ce6" office:value-type="string" calcext:value-type="string">
            <text:p>L2 cache lines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1H</text:p>
          </table:table-cell>
          <table:table-cell table:formula="of:=CONCATENATE(MID([.C214];1;2);MID([.B214];1;2))" office:value-type="string" office:string-value="01F2" calcext:value-type="string">
            <text:p>01F2</text:p>
          </table:table-cell>
          <table:table-cell/>
          <table:table-cell table:style-name="ce6" office:value-type="string" calcext:value-type="string">
            <text:p>L2_LINES_OUT.DEMAND_CLEAN</text:p>
          </table:table-cell>
          <table:table-cell table:style-name="ce6" office:value-type="string" calcext:value-type="string">
            <text:p>Clean L2 cache lines evicted by deman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2H</text:p>
          </table:table-cell>
          <table:table-cell table:formula="of:=CONCATENATE(MID([.C215];1;2);MID([.B215];1;2))" office:value-type="string" office:string-value="02F2" calcext:value-type="string">
            <text:p>02F2</text:p>
          </table:table-cell>
          <table:table-cell/>
          <table:table-cell table:style-name="ce6" office:value-type="string" calcext:value-type="string">
            <text:p>L2_LINES_OUT.DEMAND_DIRTY</text:p>
          </table:table-cell>
          <table:table-cell table:style-name="ce6" office:value-type="string" calcext:value-type="string">
            <text:p>Dirty L2 cache lines evicted by deman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4H</text:p>
          </table:table-cell>
          <table:table-cell table:formula="of:=CONCATENATE(MID([.C216];1;2);MID([.B216];1;2))" office:value-type="string" office:string-value="04F2" calcext:value-type="string">
            <text:p>04F2</text:p>
          </table:table-cell>
          <table:table-cell/>
          <table:table-cell table:style-name="ce6" office:value-type="string" calcext:value-type="string">
            <text:p>L2_LINES_OUT.PF_CLEAN</text:p>
          </table:table-cell>
          <table:table-cell table:style-name="ce6" office:value-type="string" calcext:value-type="string">
            <text:p>Clean L2 cache lines evicted by the MLC prefetcher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8H</text:p>
          </table:table-cell>
          <table:table-cell table:formula="of:=CONCATENATE(MID([.C217];1;2);MID([.B217];1;2))" office:value-type="string" office:string-value="08F2" calcext:value-type="string">
            <text:p>08F2</text:p>
          </table:table-cell>
          <table:table-cell/>
          <table:table-cell table:style-name="ce6" office:value-type="string" calcext:value-type="string">
            <text:p>L2_LINES_OUT.PF_DIRTY</text:p>
          </table:table-cell>
          <table:table-cell table:style-name="ce6" office:value-type="string" calcext:value-type="string">
            <text:p>Dirty L2 cache lines evicted by the MLC prefetcher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AH</text:p>
          </table:table-cell>
          <table:table-cell table:formula="of:=CONCATENATE(MID([.C218];1;2);MID([.B218];1;2))" office:value-type="string" office:string-value="0AF2" calcext:value-type="string">
            <text:p>0AF2</text:p>
          </table:table-cell>
          <table:table-cell/>
          <table:table-cell table:style-name="ce6" office:value-type="string" calcext:value-type="string">
            <text:p>L2_LINES_OUT.DIRTY_ALL</text:p>
          </table:table-cell>
          <table:table-cell table:style-name="ce6" office:value-type="string" calcext:value-type="string">
            <text:p>Dirty L2 cache lines filling the L2.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 table:number-rows-repeated="4">
          <table:table-cell/>
          <table:table-cell table:style-name="ce6" table:number-columns-repeated="2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table:number-columns-repeated="5"/>
          <table:table-cell table:style-name="ce6"/>
          <table:table-cell table:number-columns-repeated="1017"/>
        </table:table-row>
        <table:table-row table:style-name="ro1" table:number-rows-repeated="104835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vy Bridg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row table:style-name="ro1" table:number-rows-repeated="3">
          <table:table-cell table:number-columns-repeated="10"/>
        </table:table-row>
        <table:table-row table:style-name="ro3">
          <table:table-cell table:number-columns-repeated="2"/>
          <table:table-cell table:style-name="ce5" office:value-type="string" calcext:value-type="string">
            <text:p>Event</text:p>
            <text:p>Num.</text:p>
          </table:table-cell>
          <table:table-cell table:style-name="ce5" office:value-type="string" calcext:value-type="string">
            <text:p>Umask</text:p>
            <text:p>Value</text:p>
          </table:table-cell>
          <table:table-cell table:style-name="ce5" office:value-type="string" calcext:value-type="string">
            <text:p>Perf</text:p>
            <text:p>Event</text:p>
          </table:table-cell>
          <table:table-cell table:style-name="ce5" office:value-type="string" calcext:value-type="string">
            <text:p>Perf</text:p>
            <text:p>Mnemonic</text:p>
          </table:table-cell>
          <table:table-cell table:style-name="ce5" office:value-type="string" calcext:value-type="string">
            <text:p>Event Mask Mnemonic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Comment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3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5];1;2);MID([.C5];1;2)))" office:value-type="string" office:string-value="r0203" calcext:value-type="string">
            <text:p>r0203</text:p>
          </table:table-cell>
          <table:table-cell table:style-name="ce1"/>
          <table:table-cell table:style-name="ce6" office:value-type="string" calcext:value-type="string">
            <text:p>LD_BLOCKS.STORE_FORWARD</text:p>
          </table:table-cell>
          <table:table-cell table:style-name="ce6" office:value-type="string" calcext:value-type="string">
            <text:p>loads blocked by overlapping with store buffer that cannot be forwarded 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5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6];1;2);MID([.C6];1;2)))" office:value-type="string" office:string-value="r0105" calcext:value-type="string">
            <text:p>r0105</text:p>
          </table:table-cell>
          <table:table-cell table:style-name="ce1"/>
          <table:table-cell table:style-name="ce6" office:value-type="string" calcext:value-type="string">
            <text:p>MISALIGN_MEM_REF.LOADS</text:p>
          </table:table-cell>
          <table:table-cell table:style-name="ce6" office:value-type="string" calcext:value-type="string">
            <text:p>Speculative cache-line split load uops dispatched to L1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5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7];1;2);MID([.C7];1;2)))" office:value-type="string" office:string-value="r0205" calcext:value-type="string">
            <text:p>r0205</text:p>
          </table:table-cell>
          <table:table-cell table:style-name="ce1"/>
          <table:table-cell table:style-name="ce6" office:value-type="string" calcext:value-type="string">
            <text:p>MISALIGN_MEM_REF.STORES</text:p>
          </table:table-cell>
          <table:table-cell table:style-name="ce6" office:value-type="string" calcext:value-type="string">
            <text:p>Speculative cache-line split Store-address uops dispatched to L1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7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8];1;2);MID([.C8];1;2)))" office:value-type="string" office:string-value="r0107" calcext:value-type="string">
            <text:p>r0107</text:p>
          </table:table-cell>
          <table:table-cell table:style-name="ce1"/>
          <table:table-cell table:style-name="ce6" office:value-type="string" calcext:value-type="string">
            <text:p>LD_BLOCKS_PARTIAL.ADDRESS_ALIAS</text:p>
          </table:table-cell>
          <table:table-cell table:style-name="ce6" office:value-type="string" calcext:value-type="string">
            <text:p>False dependencies in MOB due to partial compare on addres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8H</text:p>
          </table:table-cell>
          <table:table-cell table:style-name="ce6" office:value-type="string" calcext:value-type="string">
            <text:p>81H</text:p>
          </table:table-cell>
          <table:table-cell table:style-name="ce7" table:formula="of:=&quot;r&quot;&amp; LOWER(CONCATENATE(MID([.D9];1;2);MID([.C9];1;2)))" office:value-type="string" office:string-value="r8108" calcext:value-type="string">
            <text:p>r8108</text:p>
          </table:table-cell>
          <table:table-cell table:style-name="ce1"/>
          <table:table-cell table:style-name="ce6" office:value-type="string" calcext:value-type="string">
            <text:p>DTLB_LOAD_MISSES.MISS_CAUSES_A_WALK</text:p>
          </table:table-cell>
          <table:table-cell table:style-name="ce6" office:value-type="string" calcext:value-type="string">
            <text:p>Misses in all TLB levels that cause a page walk of any page size from demand load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8H</text:p>
          </table:table-cell>
          <table:table-cell table:style-name="ce6" office:value-type="string" calcext:value-type="string">
            <text:p>82H</text:p>
          </table:table-cell>
          <table:table-cell table:style-name="ce7" table:formula="of:=&quot;r&quot;&amp; LOWER(CONCATENATE(MID([.D10];1;2);MID([.C10];1;2)))" office:value-type="string" office:string-value="r8208" calcext:value-type="string">
            <text:p>r8208</text:p>
          </table:table-cell>
          <table:table-cell table:style-name="ce1"/>
          <table:table-cell table:style-name="ce6" office:value-type="string" calcext:value-type="string">
            <text:p>DTLB_LOAD_MISSES.WALK_COMPLETED</text:p>
          </table:table-cell>
          <table:table-cell table:style-name="ce6"/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8H</text:p>
          </table:table-cell>
          <table:table-cell table:style-name="ce6" office:value-type="string" calcext:value-type="string">
            <text:p>84H</text:p>
          </table:table-cell>
          <table:table-cell table:style-name="ce7" table:formula="of:=&quot;r&quot;&amp; LOWER(CONCATENATE(MID([.D11];1;2);MID([.C11];1;2)))" office:value-type="string" office:string-value="r8408" calcext:value-type="string">
            <text:p>r8408</text:p>
          </table:table-cell>
          <table:table-cell table:style-name="ce1"/>
          <table:table-cell table:style-name="ce6" office:value-type="string" calcext:value-type="string">
            <text:p>DTLB_LOAD_MISSES.WALK_DURATIO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2];1;2);MID([.C12];1;2)))" office:value-type="string" office:string-value="r010e" calcext:value-type="string">
            <text:p>r010e</text:p>
          </table:table-cell>
          <table:table-cell table:style-name="ce1"/>
          <table:table-cell table:style-name="ce6" office:value-type="string" calcext:value-type="string">
            <text:p>UOPS_ISSUED.ANY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3];1;2);MID([.C13];1;2)))" office:value-type="string" office:string-value="r100e" calcext:value-type="string">
            <text:p>r100e</text:p>
          </table:table-cell>
          <table:table-cell table:style-name="ce1"/>
          <table:table-cell table:style-name="ce6" office:value-type="string" calcext:value-type="string">
            <text:p>UOPS_ISSUED.FLAGS_MERG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4];1;2);MID([.C14];1;2)))" office:value-type="string" office:string-value="r200e" calcext:value-type="string">
            <text:p>r200e</text:p>
          </table:table-cell>
          <table:table-cell table:style-name="ce1"/>
          <table:table-cell table:style-name="ce6" office:value-type="string" calcext:value-type="string">
            <text:p>UOPS_ISSUED.SLOW_LEA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0E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15];1;2);MID([.C15];1;2)))" office:value-type="string" office:string-value="r400e" calcext:value-type="string">
            <text:p>r400e</text:p>
          </table:table-cell>
          <table:table-cell table:style-name="ce1"/>
          <table:table-cell table:style-name="ce6" office:value-type="string" calcext:value-type="string">
            <text:p>UOPS_ISSUED.SiNGLE_MU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14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6];1;2);MID([.C16];1;2)))" office:value-type="string" office:string-value="r0114" calcext:value-type="string">
            <text:p>r0114</text:p>
          </table:table-cell>
          <table:table-cell table:style-name="ce1"/>
          <table:table-cell table:style-name="ce6" office:value-type="string" calcext:value-type="string">
            <text:p>ARITH.FPU_DIV_ACTIVE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11"/>
          <table:table-cell table:style-name="ce6" office:value-type="string" calcext:value-type="string">
            <text:p>20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7];1;2);MID([.C17];1;2)))" office:value-type="string" office:string-value="r0120" calcext:value-type="string">
            <text:p>r0120</text:p>
          </table:table-cell>
          <table:table-cell table:style-name="ce1"/>
          <table:table-cell table:style-name="ce6" office:value-type="string" calcext:value-type="string">
            <text:p>LSD_OVERFLOW</text:p>
          </table:table-cell>
          <table:table-cell table:style-name="ce1" office:value-type="string" calcext:value-type="string">
            <text:p>Loops that can't stream from the instruction queue.</text:p>
          </table:table-cell>
          <table:table-cell table:style-name="ce1" office:value-type="string" calcext:value-type="string">
            <text:p>32nm Core i7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8];1;2);MID([.C18];1;2)))" office:value-type="string" office:string-value="r0124" calcext:value-type="string">
            <text:p>r0124</text:p>
          </table:table-cell>
          <table:table-cell table:style-name="ce1"/>
          <table:table-cell table:style-name="ce6" office:value-type="string" calcext:value-type="string">
            <text:p>L2_RQSTS.DEMAND_DATA_RD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3H</text:p>
          </table:table-cell>
          <table:table-cell table:style-name="ce7" table:formula="of:=&quot;r&quot;&amp; LOWER(CONCATENATE(MID([.D19];1;2);MID([.C19];1;2)))" office:value-type="string" office:string-value="r0324" calcext:value-type="string">
            <text:p>r0324</text:p>
          </table:table-cell>
          <table:table-cell table:style-name="ce1"/>
          <table:table-cell table:style-name="ce6" office:value-type="string" calcext:value-type="string">
            <text:p>L2_RQSTS.ALL_DEMAND_DATA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20];1;2);MID([.C20];1;2)))" office:value-type="string" office:string-value="r0424" calcext:value-type="string">
            <text:p>r0424</text:p>
          </table:table-cell>
          <table:table-cell table:style-name="ce1"/>
          <table:table-cell table:style-name="ce6" office:value-type="string" calcext:value-type="string">
            <text:p>L2_RQSTS.RFO_HIT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21];1;2);MID([.C21];1;2)))" office:value-type="string" office:string-value="r0824" calcext:value-type="string">
            <text:p>r0824</text:p>
          </table:table-cell>
          <table:table-cell table:style-name="ce1"/>
          <table:table-cell table:style-name="ce6" office:value-type="string" calcext:value-type="string">
            <text:p>L2_RQSTS.RFO_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CH</text:p>
          </table:table-cell>
          <table:table-cell table:style-name="ce7" table:formula="of:=&quot;r&quot;&amp; LOWER(CONCATENATE(MID([.D22];1;2);MID([.C22];1;2)))" office:value-type="string" office:string-value="r0c24" calcext:value-type="string">
            <text:p>r0c24</text:p>
          </table:table-cell>
          <table:table-cell table:style-name="ce1"/>
          <table:table-cell table:style-name="ce6" office:value-type="string" calcext:value-type="string">
            <text:p>L2_RQSTS.ALL_RFO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23];1;2);MID([.C23];1;2)))" office:value-type="string" office:string-value="r1024" calcext:value-type="string">
            <text:p>r1024</text:p>
          </table:table-cell>
          <table:table-cell table:style-name="ce1"/>
          <table:table-cell table:style-name="ce6" office:value-type="string" calcext:value-type="string">
            <text:p>L2_RQSTS.CODE_RD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24];1;2);MID([.C24];1;2)))" office:value-type="string" office:string-value="r2024" calcext:value-type="string">
            <text:p>r2024</text:p>
          </table:table-cell>
          <table:table-cell table:style-name="ce1"/>
          <table:table-cell table:style-name="ce6" office:value-type="string" calcext:value-type="string">
            <text:p>L2_RQSTS.CODE_RD_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30H</text:p>
          </table:table-cell>
          <table:table-cell table:style-name="ce7" table:formula="of:=&quot;r&quot;&amp; LOWER(CONCATENATE(MID([.D25];1;2);MID([.C25];1;2)))" office:value-type="string" office:string-value="r3024" calcext:value-type="string">
            <text:p>r3024</text:p>
          </table:table-cell>
          <table:table-cell table:style-name="ce1"/>
          <table:table-cell table:style-name="ce6" office:value-type="string" calcext:value-type="string">
            <text:p>L2_RQSTS.ALL_CODE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26];1;2);MID([.C26];1;2)))" office:value-type="string" office:string-value="r4024" calcext:value-type="string">
            <text:p>r4024</text:p>
          </table:table-cell>
          <table:table-cell table:style-name="ce1"/>
          <table:table-cell table:style-name="ce6" office:value-type="string" calcext:value-type="string">
            <text:p>L2_RQSTS.PF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80H</text:p>
          </table:table-cell>
          <table:table-cell table:style-name="ce7" table:formula="of:=&quot;r&quot;&amp; LOWER(CONCATENATE(MID([.D27];1;2);MID([.C27];1;2)))" office:value-type="string" office:string-value="r8024" calcext:value-type="string">
            <text:p>r8024</text:p>
          </table:table-cell>
          <table:table-cell table:style-name="ce1"/>
          <table:table-cell table:style-name="ce6" office:value-type="string" calcext:value-type="string">
            <text:p>L2_RQSTS.PF_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C0H</text:p>
          </table:table-cell>
          <table:table-cell table:style-name="ce7" table:formula="of:=&quot;r&quot;&amp; LOWER(CONCATENATE(MID([.D28];1;2);MID([.C28];1;2)))" office:value-type="string" office:string-value="rc024" calcext:value-type="string">
            <text:p>rc024</text:p>
          </table:table-cell>
          <table:table-cell table:style-name="ce1"/>
          <table:table-cell table:style-name="ce6" office:value-type="string" calcext:value-type="string">
            <text:p>L2_RQSTS.ALL_PF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7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29];1;2);MID([.C29];1;2)))" office:value-type="string" office:string-value="r0127" calcext:value-type="string">
            <text:p>r0127</text:p>
          </table:table-cell>
          <table:table-cell table:style-name="ce1"/>
          <table:table-cell table:style-name="ce6" office:value-type="string" calcext:value-type="string">
            <text:p>L2_STORE_LOCK_RQSTS.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7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30];1;2);MID([.C30];1;2)))" office:value-type="string" office:string-value="r0827" calcext:value-type="string">
            <text:p>r0827</text:p>
          </table:table-cell>
          <table:table-cell table:style-name="ce1"/>
          <table:table-cell table:style-name="ce6" office:value-type="string" calcext:value-type="string">
            <text:p>L2_STORE_LOCK_RQSTS.HIT_M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7H</text:p>
          </table:table-cell>
          <table:table-cell table:style-name="ce6" office:value-type="string" calcext:value-type="string">
            <text:p>0FH</text:p>
          </table:table-cell>
          <table:table-cell table:style-name="ce7" table:formula="of:=&quot;r&quot;&amp; LOWER(CONCATENATE(MID([.D31];1;2);MID([.C31];1;2)))" office:value-type="string" office:string-value="r0f27" calcext:value-type="string">
            <text:p>r0f27</text:p>
          </table:table-cell>
          <table:table-cell table:style-name="ce1"/>
          <table:table-cell table:style-name="ce6" office:value-type="string" calcext:value-type="string">
            <text:p>L2_STORE_LOCK_RQSTS.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32];1;2);MID([.C32];1;2)))" office:value-type="string" office:string-value="r0128" calcext:value-type="string">
            <text:p>r0128</text:p>
          </table:table-cell>
          <table:table-cell table:style-name="ce1"/>
          <table:table-cell table:style-name="ce6" office:value-type="string" calcext:value-type="string">
            <text:p>L2_L1D_WB_RQSTS.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33];1;2);MID([.C33];1;2)))" office:value-type="string" office:string-value="r0428" calcext:value-type="string">
            <text:p>r0428</text:p>
          </table:table-cell>
          <table:table-cell table:style-name="ce1"/>
          <table:table-cell table:style-name="ce6" office:value-type="string" calcext:value-type="string">
            <text:p>L2_L1D_WB_RQSTS.HIT_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34];1;2);MID([.C34];1;2)))" office:value-type="string" office:string-value="r0828" calcext:value-type="string">
            <text:p>r0828</text:p>
          </table:table-cell>
          <table:table-cell table:style-name="ce1"/>
          <table:table-cell table:style-name="ce6" office:value-type="string" calcext:value-type="string">
            <text:p>L2_L1D_WB_RQSTS.HIT_M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8H</text:p>
          </table:table-cell>
          <table:table-cell table:style-name="ce6" office:value-type="string" calcext:value-type="string">
            <text:p>0FH</text:p>
          </table:table-cell>
          <table:table-cell table:style-name="ce7" table:formula="of:=&quot;r&quot;&amp; LOWER(CONCATENATE(MID([.D35];1;2);MID([.C35];1;2)))" office:value-type="string" office:string-value="r0f28" calcext:value-type="string">
            <text:p>r0f28</text:p>
          </table:table-cell>
          <table:table-cell table:style-name="ce1"/>
          <table:table-cell table:style-name="ce6" office:value-type="string" calcext:value-type="string">
            <text:p>L2_L1D_WB_RQSTS.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EH</text:p>
          </table:table-cell>
          <table:table-cell table:style-name="ce6" office:value-type="string" calcext:value-type="string">
            <text:p>41H</text:p>
          </table:table-cell>
          <table:table-cell table:style-name="ce7" table:formula="of:=&quot;r&quot;&amp; LOWER(CONCATENATE(MID([.D36];1;2);MID([.C36];1;2)))" office:value-type="string" office:string-value="r412e" calcext:value-type="string">
            <text:p>r412e</text:p>
          </table:table-cell>
          <table:table-cell table:style-name="ce1"/>
          <table:table-cell table:style-name="ce6" office:value-type="string" calcext:value-type="string">
            <text:p>LONGEST_LAT_CACHE.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2EH</text:p>
          </table:table-cell>
          <table:table-cell table:style-name="ce6" office:value-type="string" calcext:value-type="string">
            <text:p>4FH</text:p>
          </table:table-cell>
          <table:table-cell table:style-name="ce7" table:formula="of:=&quot;r&quot;&amp; LOWER(CONCATENATE(MID([.D37];1;2);MID([.C37];1;2)))" office:value-type="string" office:string-value="r4f2e" calcext:value-type="string">
            <text:p>r4f2e</text:p>
          </table:table-cell>
          <table:table-cell table:style-name="ce1"/>
          <table:table-cell table:style-name="ce6" office:value-type="string" calcext:value-type="string">
            <text:p>LONGEST_LAT_CACHE.REFERENC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3CH</text:p>
          </table:table-cell>
          <table:table-cell table:style-name="ce6" office:value-type="string" calcext:value-type="string">
            <text:p>00H</text:p>
          </table:table-cell>
          <table:table-cell table:style-name="ce7" table:formula="of:=&quot;r&quot;&amp; LOWER(CONCATENATE(MID([.D38];1;2);MID([.C38];1;2)))" office:value-type="string" office:string-value="r003c" calcext:value-type="string">
            <text:p>r003c</text:p>
          </table:table-cell>
          <table:table-cell table:style-name="ce1"/>
          <table:table-cell table:style-name="ce6" office:value-type="string" calcext:value-type="string">
            <text:p>CPU_CLK_UNHALTED.THREAD_P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3C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39];1;2);MID([.C39];1;2)))" office:value-type="string" office:string-value="r013c" calcext:value-type="string">
            <text:p>r013c</text:p>
          </table:table-cell>
          <table:table-cell table:style-name="ce1"/>
          <table:table-cell table:style-name="ce6" office:value-type="string" calcext:value-type="string">
            <text:p>CPU_CLK_THREAD_UNHALTED.REF_XCLK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48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40];1;2);MID([.C40];1;2)))" office:value-type="string" office:string-value="r0148" calcext:value-type="string">
            <text:p>r0148</text:p>
          </table:table-cell>
          <table:table-cell table:style-name="ce1"/>
          <table:table-cell table:style-name="ce6" office:value-type="string" calcext:value-type="string">
            <text:p>L1D_PEND_MISS.PENDING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41];1;2);MID([.C41];1;2)))" office:value-type="string" office:string-value="r0149" calcext:value-type="string">
            <text:p>r0149</text:p>
          </table:table-cell>
          <table:table-cell table:style-name="ce1"/>
          <table:table-cell table:style-name="ce6" office:value-type="string" calcext:value-type="string">
            <text:p>DTLB_STORE_MISSES.MISS_CAUSES_A_WALK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42];1;2);MID([.C42];1;2)))" office:value-type="string" office:string-value="r0249" calcext:value-type="string">
            <text:p>r0249</text:p>
          </table:table-cell>
          <table:table-cell table:style-name="ce1"/>
          <table:table-cell table:style-name="ce6" office:value-type="string" calcext:value-type="string">
            <text:p>DTLB_STORE_MISSES.WALK_COMPLE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43];1;2);MID([.C43];1;2)))" office:value-type="string" office:string-value="r0449" calcext:value-type="string">
            <text:p>r0449</text:p>
          </table:table-cell>
          <table:table-cell table:style-name="ce1"/>
          <table:table-cell table:style-name="ce6" office:value-type="string" calcext:value-type="string">
            <text:p>DTLB_STORE_MISSES.WALK_DURATIO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49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44];1;2);MID([.C44];1;2)))" office:value-type="string" office:string-value="r1049" calcext:value-type="string">
            <text:p>r1049</text:p>
          </table:table-cell>
          <table:table-cell table:style-name="ce1"/>
          <table:table-cell table:style-name="ce6" office:value-type="string" calcext:value-type="string">
            <text:p>DTLB_STORE_MISSES.STLB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4C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45];1;2);MID([.C45];1;2)))" office:value-type="string" office:string-value="r014c" calcext:value-type="string">
            <text:p>r014c</text:p>
          </table:table-cell>
          <table:table-cell table:style-name="ce1"/>
          <table:table-cell table:style-name="ce6" office:value-type="string" calcext:value-type="string">
            <text:p>LOAD_HIT_PRE.SW_PF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4C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46];1;2);MID([.C46];1;2)))" office:value-type="string" office:string-value="r024c" calcext:value-type="string">
            <text:p>r024c</text:p>
          </table:table-cell>
          <table:table-cell table:style-name="ce1"/>
          <table:table-cell table:style-name="ce6" office:value-type="string" calcext:value-type="string">
            <text:p>LOAD_HIT_PRE.HW_PF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1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47];1;2);MID([.C47];1;2)))" office:value-type="string" office:string-value="r0151" calcext:value-type="string">
            <text:p>r0151</text:p>
          </table:table-cell>
          <table:table-cell table:style-name="ce1"/>
          <table:table-cell table:style-name="ce6" office:value-type="string" calcext:value-type="string">
            <text:p>L1D.REPLACEMENT</text:p>
          </table:table-cell>
          <table:table-cell table:style-name="ce1" office:value-type="string" calcext:value-type="string">
            <text:p>Counts the number of lines brought into the L1 data cach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48];1;2);MID([.C48];1;2)))" office:value-type="string" office:string-value="r0158" calcext:value-type="string">
            <text:p>r0158</text:p>
          </table:table-cell>
          <table:table-cell table:style-name="ce1"/>
          <table:table-cell table:style-name="ce6" office:value-type="string" calcext:value-type="string">
            <text:p>MOVE_ELIMINATION.INT_ELIMINA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49];1;2);MID([.C49];1;2)))" office:value-type="string" office:string-value="r0258" calcext:value-type="string">
            <text:p>r0258</text:p>
          </table:table-cell>
          <table:table-cell table:style-name="ce1"/>
          <table:table-cell table:style-name="ce6" office:value-type="string" calcext:value-type="string">
            <text:p>MOVE_ELIMINATION.SIMD_ELIMINA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50];1;2);MID([.C50];1;2)))" office:value-type="string" office:string-value="r0458" calcext:value-type="string">
            <text:p>r0458</text:p>
          </table:table-cell>
          <table:table-cell table:style-name="ce1"/>
          <table:table-cell table:style-name="ce6" office:value-type="string" calcext:value-type="string">
            <text:p>MOVE_ELIMINATION.INT_NOT_ELIMINA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8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51];1;2);MID([.C51];1;2)))" office:value-type="string" office:string-value="r0858" calcext:value-type="string">
            <text:p>r0858</text:p>
          </table:table-cell>
          <table:table-cell table:style-name="ce1"/>
          <table:table-cell table:style-name="ce6" office:value-type="string" calcext:value-type="string">
            <text:p>MOVE_ELIMINATION.SIMD_NOT_ELIMINA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C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52];1;2);MID([.C52];1;2)))" office:value-type="string" office:string-value="r015c" calcext:value-type="string">
            <text:p>r015c</text:p>
          </table:table-cell>
          <table:table-cell table:style-name="ce1"/>
          <table:table-cell table:style-name="ce6" office:value-type="string" calcext:value-type="string">
            <text:p>CPL_CYCLES.RING0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C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53];1;2);MID([.C53];1;2)))" office:value-type="string" office:string-value="r025c" calcext:value-type="string">
            <text:p>r025c</text:p>
          </table:table-cell>
          <table:table-cell table:style-name="ce1"/>
          <table:table-cell table:style-name="ce6" office:value-type="string" calcext:value-type="string">
            <text:p>CPL_CYCLES.RING123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E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54];1;2);MID([.C54];1;2)))" office:value-type="string" office:string-value="r015e" calcext:value-type="string">
            <text:p>r015e</text:p>
          </table:table-cell>
          <table:table-cell table:style-name="ce1"/>
          <table:table-cell table:style-name="ce6" office:value-type="string" calcext:value-type="string">
            <text:p>RS_EVENTS.EMPTY_CYCLES</text:p>
          </table:table-cell>
          <table:table-cell table:style-name="ce6" office:value-type="string" calcext:value-type="string">
            <text:p>Cycles the RS is empty for the threa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5F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55];1;2);MID([.C55];1;2)))" office:value-type="string" office:string-value="r045f" calcext:value-type="string">
            <text:p>r045f</text:p>
          </table:table-cell>
          <table:table-cell table:style-name="ce1"/>
          <table:table-cell table:style-name="ce6" office:value-type="string" calcext:value-type="string">
            <text:p>DTLB_LOAD_MISSES.STLB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56];1;2);MID([.C56];1;2)))" office:value-type="string" office:string-value="r0160" calcext:value-type="string">
            <text:p>r0160</text:p>
          </table:table-cell>
          <table:table-cell table:style-name="ce1"/>
          <table:table-cell table:style-name="ce6" office:value-type="string" calcext:value-type="string">
            <text:p>OFFCORE_REQUESTS_OUTSTANDING.DEMAND_DATA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57];1;2);MID([.C57];1;2)))" office:value-type="string" office:string-value="r0260" calcext:value-type="string">
            <text:p>r0260</text:p>
          </table:table-cell>
          <table:table-cell table:style-name="ce1"/>
          <table:table-cell table:style-name="ce6" office:value-type="string" calcext:value-type="string">
            <text:p>OFFCORE_REQUESTS_OUTSTANDING.DEMAND_CODE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58];1;2);MID([.C58];1;2)))" office:value-type="string" office:string-value="r0460" calcext:value-type="string">
            <text:p>r0460</text:p>
          </table:table-cell>
          <table:table-cell table:style-name="ce1"/>
          <table:table-cell table:style-name="ce6" office:value-type="string" calcext:value-type="string">
            <text:p>OFFCORE_REQUESTS_OUTSTANDING.DEMAND_RFO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60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59];1;2);MID([.C59];1;2)))" office:value-type="string" office:string-value="r0860" calcext:value-type="string">
            <text:p>r0860</text:p>
          </table:table-cell>
          <table:table-cell table:style-name="ce1"/>
          <table:table-cell table:style-name="ce6" office:value-type="string" calcext:value-type="string">
            <text:p>OFFCORE_REQUESTS_OUTSTANDING.ALL_DATA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63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60];1;2);MID([.C60];1;2)))" office:value-type="string" office:string-value="r0163" calcext:value-type="string">
            <text:p>r0163</text:p>
          </table:table-cell>
          <table:table-cell table:style-name="ce1"/>
          <table:table-cell table:style-name="ce6" office:value-type="string" calcext:value-type="string">
            <text:p>LOCK_CYCLES.SPLIT_LOCK_UC_LOCK_DURATIO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63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61];1;2);MID([.C61];1;2)))" office:value-type="string" office:string-value="r0263" calcext:value-type="string">
            <text:p>r0263</text:p>
          </table:table-cell>
          <table:table-cell table:style-name="ce1"/>
          <table:table-cell table:style-name="ce6" office:value-type="string" calcext:value-type="string">
            <text:p>LOCK_CYCLES.CACHE_LOCK_DURATIO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62];1;2);MID([.C62];1;2)))" office:value-type="string" office:string-value="r0279" calcext:value-type="string">
            <text:p>r0279</text:p>
          </table:table-cell>
          <table:table-cell table:style-name="ce1"/>
          <table:table-cell table:style-name="ce6" office:value-type="string" calcext:value-type="string">
            <text:p>IDQ.EMPTY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63];1;2);MID([.C63];1;2)))" office:value-type="string" office:string-value="r0479" calcext:value-type="string">
            <text:p>r0479</text:p>
          </table:table-cell>
          <table:table-cell table:style-name="ce1"/>
          <table:table-cell table:style-name="ce6" office:value-type="string" calcext:value-type="string">
            <text:p>IDQ.MITE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64];1;2);MID([.C64];1;2)))" office:value-type="string" office:string-value="r0879" calcext:value-type="string">
            <text:p>r0879</text:p>
          </table:table-cell>
          <table:table-cell table:style-name="ce1"/>
          <table:table-cell table:style-name="ce6" office:value-type="string" calcext:value-type="string">
            <text:p>IDQ.DSB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65];1;2);MID([.C65];1;2)))" office:value-type="string" office:string-value="r1079" calcext:value-type="string">
            <text:p>r1079</text:p>
          </table:table-cell>
          <table:table-cell table:style-name="ce1"/>
          <table:table-cell table:style-name="ce6" office:value-type="string" calcext:value-type="string">
            <text:p>IDQ.MS_DSB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18H</text:p>
          </table:table-cell>
          <table:table-cell table:style-name="ce7" table:formula="of:=&quot;r&quot;&amp; LOWER(CONCATENATE(MID([.D66];1;2);MID([.C66];1;2)))" office:value-type="string" office:string-value="r1879" calcext:value-type="string">
            <text:p>r1879</text:p>
          </table:table-cell>
          <table:table-cell table:style-name="ce1"/>
          <table:table-cell table:style-name="ce6" office:value-type="string" calcext:value-type="string">
            <text:p>IDQ.ALL_DSB_CYCLES_ANY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18H</text:p>
          </table:table-cell>
          <table:table-cell table:style-name="ce7" table:formula="of:=&quot;r&quot;&amp; LOWER(CONCATENATE(MID([.D67];1;2);MID([.C67];1;2)))" office:value-type="string" office:string-value="r1879" calcext:value-type="string">
            <text:p>r1879</text:p>
          </table:table-cell>
          <table:table-cell table:style-name="ce1"/>
          <table:table-cell table:style-name="ce6" office:value-type="string" calcext:value-type="string">
            <text:p>IDQ.ALL_DSB_CYCLES_4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68];1;2);MID([.C68];1;2)))" office:value-type="string" office:string-value="r2079" calcext:value-type="string">
            <text:p>r2079</text:p>
          </table:table-cell>
          <table:table-cell table:style-name="ce1"/>
          <table:table-cell table:style-name="ce6" office:value-type="string" calcext:value-type="string">
            <text:p>IDQ.MS_MITE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24H</text:p>
          </table:table-cell>
          <table:table-cell table:style-name="ce7" table:formula="of:=&quot;r&quot;&amp; LOWER(CONCATENATE(MID([.D69];1;2);MID([.C69];1;2)))" office:value-type="string" office:string-value="r2479" calcext:value-type="string">
            <text:p>r2479</text:p>
          </table:table-cell>
          <table:table-cell table:style-name="ce1"/>
          <table:table-cell table:style-name="ce6" office:value-type="string" calcext:value-type="string">
            <text:p>IDQ.ALL_MITE_CYCLES_ANY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24H</text:p>
          </table:table-cell>
          <table:table-cell table:style-name="ce7" table:formula="of:=&quot;r&quot;&amp; LOWER(CONCATENATE(MID([.D70];1;2);MID([.C70];1;2)))" office:value-type="string" office:string-value="r2479" calcext:value-type="string">
            <text:p>r2479</text:p>
          </table:table-cell>
          <table:table-cell table:style-name="ce1"/>
          <table:table-cell table:style-name="ce6" office:value-type="string" calcext:value-type="string">
            <text:p>IDQ.ALL_MITE_CYCLES_4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30H</text:p>
          </table:table-cell>
          <table:table-cell table:style-name="ce7" table:formula="of:=&quot;r&quot;&amp; LOWER(CONCATENATE(MID([.D71];1;2);MID([.C71];1;2)))" office:value-type="string" office:string-value="r3079" calcext:value-type="string">
            <text:p>r3079</text:p>
          </table:table-cell>
          <table:table-cell table:style-name="ce1"/>
          <table:table-cell table:style-name="ce6" office:value-type="string" calcext:value-type="string">
            <text:p>IDQ.MS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79H</text:p>
          </table:table-cell>
          <table:table-cell table:style-name="ce6" office:value-type="string" calcext:value-type="string">
            <text:p>3CH</text:p>
          </table:table-cell>
          <table:table-cell table:style-name="ce7" table:formula="of:=&quot;r&quot;&amp; LOWER(CONCATENATE(MID([.D72];1;2);MID([.C72];1;2)))" office:value-type="string" office:string-value="r3c79" calcext:value-type="string">
            <text:p>r3c79</text:p>
          </table:table-cell>
          <table:table-cell table:style-name="ce1"/>
          <table:table-cell table:style-name="ce6" office:value-type="string" calcext:value-type="string">
            <text:p>IDQ.MITE_ALL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0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73];1;2);MID([.C73];1;2)))" office:value-type="string" office:string-value="r0280" calcext:value-type="string">
            <text:p>r0280</text:p>
          </table:table-cell>
          <table:table-cell table:style-name="ce1"/>
          <table:table-cell table:style-name="ce6" office:value-type="string" calcext:value-type="string">
            <text:p>ICACHE.MISS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74];1;2);MID([.C74];1;2)))" office:value-type="string" office:string-value="r0185" calcext:value-type="string">
            <text:p>r0185</text:p>
          </table:table-cell>
          <table:table-cell table:style-name="ce1"/>
          <table:table-cell table:style-name="ce6" office:value-type="string" calcext:value-type="string">
            <text:p>ITLB_MISSES.MISS_CAUSES_A_WALK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75];1;2);MID([.C75];1;2)))" office:value-type="string" office:string-value="r0285" calcext:value-type="string">
            <text:p>r0285</text:p>
          </table:table-cell>
          <table:table-cell table:style-name="ce1"/>
          <table:table-cell table:style-name="ce6" office:value-type="string" calcext:value-type="string">
            <text:p>ITLB_MISSES.WALK_COMPLE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76];1;2);MID([.C76];1;2)))" office:value-type="string" office:string-value="r0485" calcext:value-type="string">
            <text:p>r0485</text:p>
          </table:table-cell>
          <table:table-cell table:style-name="ce1"/>
          <table:table-cell table:style-name="ce6" office:value-type="string" calcext:value-type="string">
            <text:p>ITLB_MISSES.WALK_DURATIO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5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77];1;2);MID([.C77];1;2)))" office:value-type="string" office:string-value="r1085" calcext:value-type="string">
            <text:p>r1085</text:p>
          </table:table-cell>
          <table:table-cell table:style-name="ce1"/>
          <table:table-cell table:style-name="ce6" office:value-type="string" calcext:value-type="string">
            <text:p>ITLB_MISSES.STLB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7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78];1;2);MID([.C78];1;2)))" office:value-type="string" office:string-value="r0187" calcext:value-type="string">
            <text:p>r0187</text:p>
          </table:table-cell>
          <table:table-cell table:style-name="ce1"/>
          <table:table-cell table:style-name="ce6" office:value-type="string" calcext:value-type="string">
            <text:p>ILD_STALL.LCP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7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79];1;2);MID([.C79];1;2)))" office:value-type="string" office:string-value="r0487" calcext:value-type="string">
            <text:p>r0487</text:p>
          </table:table-cell>
          <table:table-cell table:style-name="ce1"/>
          <table:table-cell table:style-name="ce6" office:value-type="string" calcext:value-type="string">
            <text:p>ILD_STALL.IQ_FU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80];1;2);MID([.C80];1;2)))" office:value-type="string" office:string-value="r0188" calcext:value-type="string">
            <text:p>r0188</text:p>
          </table:table-cell>
          <table:table-cell table:style-name="ce1"/>
          <table:table-cell table:style-name="ce6" office:value-type="string" calcext:value-type="string">
            <text:p>BR_INST_EXEC.CON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81];1;2);MID([.C81];1;2)))" office:value-type="string" office:string-value="r0288" calcext:value-type="string">
            <text:p>r0288</text:p>
          </table:table-cell>
          <table:table-cell table:style-name="ce1"/>
          <table:table-cell table:style-name="ce6" office:value-type="string" calcext:value-type="string">
            <text:p>BR_INST_EXEC.DIRECT_JMP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82];1;2);MID([.C82];1;2)))" office:value-type="string" office:string-value="r0488" calcext:value-type="string">
            <text:p>r0488</text:p>
          </table:table-cell>
          <table:table-cell table:style-name="ce1"/>
          <table:table-cell table:style-name="ce6" office:value-type="string" calcext:value-type="string">
            <text:p>BR_INST_EXEC.INDIRECT_JMP_NON_CALL_RE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83];1;2);MID([.C83];1;2)))" office:value-type="string" office:string-value="r0888" calcext:value-type="string">
            <text:p>r0888</text:p>
          </table:table-cell>
          <table:table-cell table:style-name="ce1"/>
          <table:table-cell table:style-name="ce6" office:value-type="string" calcext:value-type="string">
            <text:p>BR_INST_EXEC.RETURN_NEAR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84];1;2);MID([.C84];1;2)))" office:value-type="string" office:string-value="r1088" calcext:value-type="string">
            <text:p>r1088</text:p>
          </table:table-cell>
          <table:table-cell table:style-name="ce1"/>
          <table:table-cell table:style-name="ce6" office:value-type="string" calcext:value-type="string">
            <text:p>BR_INST_EXEC.DIRECT_NEAR_C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85];1;2);MID([.C85];1;2)))" office:value-type="string" office:string-value="r2088" calcext:value-type="string">
            <text:p>r2088</text:p>
          </table:table-cell>
          <table:table-cell table:style-name="ce1"/>
          <table:table-cell table:style-name="ce6" office:value-type="string" calcext:value-type="string">
            <text:p>BR_INST_EXEC.INDIRECT_NEAR_C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86];1;2);MID([.C86];1;2)))" office:value-type="string" office:string-value="r4088" calcext:value-type="string">
            <text:p>r4088</text:p>
          </table:table-cell>
          <table:table-cell table:style-name="ce1"/>
          <table:table-cell table:style-name="ce6" office:value-type="string" calcext:value-type="string">
            <text:p>BR_INST_EXEC.NONTAKE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80H</text:p>
          </table:table-cell>
          <table:table-cell table:style-name="ce7" table:formula="of:=&quot;r&quot;&amp; LOWER(CONCATENATE(MID([.D87];1;2);MID([.C87];1;2)))" office:value-type="string" office:string-value="r8088" calcext:value-type="string">
            <text:p>r8088</text:p>
          </table:table-cell>
          <table:table-cell table:style-name="ce1"/>
          <table:table-cell table:style-name="ce6" office:value-type="string" calcext:value-type="string">
            <text:p>BR_INST_EXEC.TAKE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8H</text:p>
          </table:table-cell>
          <table:table-cell table:style-name="ce6" office:value-type="string" calcext:value-type="string">
            <text:p>FFH</text:p>
          </table:table-cell>
          <table:table-cell table:style-name="ce7" table:formula="of:=&quot;r&quot;&amp; LOWER(CONCATENATE(MID([.D88];1;2);MID([.C88];1;2)))" office:value-type="string" office:string-value="rff88" calcext:value-type="string">
            <text:p>rff88</text:p>
          </table:table-cell>
          <table:table-cell table:style-name="ce1"/>
          <table:table-cell table:style-name="ce6" office:value-type="string" calcext:value-type="string">
            <text:p>BR_INST_EXEC.ALL_BRANCH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89];1;2);MID([.C89];1;2)))" office:value-type="string" office:string-value="r0189" calcext:value-type="string">
            <text:p>r0189</text:p>
          </table:table-cell>
          <table:table-cell table:style-name="ce1"/>
          <table:table-cell table:style-name="ce6" office:value-type="string" calcext:value-type="string">
            <text:p>BR_MISP_EXEC.CON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90];1;2);MID([.C90];1;2)))" office:value-type="string" office:string-value="r0489" calcext:value-type="string">
            <text:p>r0489</text:p>
          </table:table-cell>
          <table:table-cell table:style-name="ce1"/>
          <table:table-cell table:style-name="ce6" office:value-type="string" calcext:value-type="string">
            <text:p>BR_MISP_EXEC.INDIRECT_JMP_NON_CALL_RE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91];1;2);MID([.C91];1;2)))" office:value-type="string" office:string-value="r0889" calcext:value-type="string">
            <text:p>r0889</text:p>
          </table:table-cell>
          <table:table-cell table:style-name="ce1"/>
          <table:table-cell table:style-name="ce6" office:value-type="string" calcext:value-type="string">
            <text:p>BR_MISP_EXEC.RETURN_NEAR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92];1;2);MID([.C92];1;2)))" office:value-type="string" office:string-value="r1089" calcext:value-type="string">
            <text:p>r1089</text:p>
          </table:table-cell>
          <table:table-cell table:style-name="ce1"/>
          <table:table-cell table:style-name="ce6" office:value-type="string" calcext:value-type="string">
            <text:p>BR_MISP_EXEC.DIRECT_NEAR_C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93];1;2);MID([.C93];1;2)))" office:value-type="string" office:string-value="r2089" calcext:value-type="string">
            <text:p>r2089</text:p>
          </table:table-cell>
          <table:table-cell table:style-name="ce1"/>
          <table:table-cell table:style-name="ce6" office:value-type="string" calcext:value-type="string">
            <text:p>BR_MISP_EXEC.INDIRECT_NEAR_C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94];1;2);MID([.C94];1;2)))" office:value-type="string" office:string-value="r4089" calcext:value-type="string">
            <text:p>r4089</text:p>
          </table:table-cell>
          <table:table-cell table:style-name="ce1"/>
          <table:table-cell table:style-name="ce6" office:value-type="string" calcext:value-type="string">
            <text:p>BR_MISP_EXEC.NONTAKE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80H</text:p>
          </table:table-cell>
          <table:table-cell table:style-name="ce7" table:formula="of:=&quot;r&quot;&amp; LOWER(CONCATENATE(MID([.D95];1;2);MID([.C95];1;2)))" office:value-type="string" office:string-value="r8089" calcext:value-type="string">
            <text:p>r8089</text:p>
          </table:table-cell>
          <table:table-cell table:style-name="ce1"/>
          <table:table-cell table:style-name="ce6" office:value-type="string" calcext:value-type="string">
            <text:p>BR_MISP_EXEC.TAKE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89H</text:p>
          </table:table-cell>
          <table:table-cell table:style-name="ce6" office:value-type="string" calcext:value-type="string">
            <text:p>FFH</text:p>
          </table:table-cell>
          <table:table-cell table:style-name="ce7" table:formula="of:=&quot;r&quot;&amp; LOWER(CONCATENATE(MID([.D96];1;2);MID([.C96];1;2)))" office:value-type="string" office:string-value="rff89" calcext:value-type="string">
            <text:p>rff89</text:p>
          </table:table-cell>
          <table:table-cell table:style-name="ce1"/>
          <table:table-cell table:style-name="ce6" office:value-type="string" calcext:value-type="string">
            <text:p>BR_MISP_EXEC.ALL_BRANCH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9C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97];1;2);MID([.C97];1;2)))" office:value-type="string" office:string-value="r019c" calcext:value-type="string">
            <text:p>r019c</text:p>
          </table:table-cell>
          <table:table-cell table:style-name="ce1"/>
          <table:table-cell table:style-name="ce6" office:value-type="string" calcext:value-type="string">
            <text:p>IDQ_UOPS_NOT_DELIVERED.CO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98];1;2);MID([.C98];1;2)))" office:value-type="string" office:string-value="r01a1" calcext:value-type="string">
            <text:p>r01a1</text:p>
          </table:table-cell>
          <table:table-cell table:style-name="ce1"/>
          <table:table-cell table:style-name="ce6" office:value-type="string" calcext:value-type="string">
            <text:p>UOPS_DISPATCHED_PORT.PORT_0</text:p>
          </table:table-cell>
          <table:table-cell table:style-name="ce6" office:value-type="string" calcext:value-type="string">
            <text:p>Cycles which a Uop is dispatched on port 0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99];1;2);MID([.C99];1;2)))" office:value-type="string" office:string-value="r02a1" calcext:value-type="string">
            <text:p>r02a1</text:p>
          </table:table-cell>
          <table:table-cell table:style-name="ce1"/>
          <table:table-cell table:style-name="ce6" office:value-type="string" calcext:value-type="string">
            <text:p>UOPS_DISPATCHED_PORT.PORT_1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00];1;2);MID([.C100];1;2)))" office:value-type="string" office:string-value="r04a1" calcext:value-type="string">
            <text:p>r04a1</text:p>
          </table:table-cell>
          <table:table-cell table:style-name="ce1"/>
          <table:table-cell table:style-name="ce6" office:value-type="string" calcext:value-type="string">
            <text:p>UOPS_DISPATCHED_PORT.PORT_2_L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01];1;2);MID([.C101];1;2)))" office:value-type="string" office:string-value="r08a1" calcext:value-type="string">
            <text:p>r08a1</text:p>
          </table:table-cell>
          <table:table-cell table:style-name="ce1"/>
          <table:table-cell table:style-name="ce6" office:value-type="string" calcext:value-type="string">
            <text:p>UOPS_DISPATCHED_PORT.PORT_2_STA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0CH</text:p>
          </table:table-cell>
          <table:table-cell table:style-name="ce7" table:formula="of:=&quot;r&quot;&amp; LOWER(CONCATENATE(MID([.D102];1;2);MID([.C102];1;2)))" office:value-type="string" office:string-value="r0ca1" calcext:value-type="string">
            <text:p>r0ca1</text:p>
          </table:table-cell>
          <table:table-cell table:style-name="ce1"/>
          <table:table-cell table:style-name="ce6" office:value-type="string" calcext:value-type="string">
            <text:p>UOPS_DISPATCHED_PORT.PORT_2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03];1;2);MID([.C103];1;2)))" office:value-type="string" office:string-value="r10a1" calcext:value-type="string">
            <text:p>r10a1</text:p>
          </table:table-cell>
          <table:table-cell table:style-name="ce1"/>
          <table:table-cell table:style-name="ce6" office:value-type="string" calcext:value-type="string">
            <text:p>UOPS_DISPATCHED_PORT.PORT_3_L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04];1;2);MID([.C104];1;2)))" office:value-type="string" office:string-value="r20a1" calcext:value-type="string">
            <text:p>r20a1</text:p>
          </table:table-cell>
          <table:table-cell table:style-name="ce1"/>
          <table:table-cell table:style-name="ce6" office:value-type="string" calcext:value-type="string">
            <text:p>UOPS_DISPATCHED_PORT.PORT_3_STA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30H</text:p>
          </table:table-cell>
          <table:table-cell table:style-name="ce7" table:formula="of:=&quot;r&quot;&amp; LOWER(CONCATENATE(MID([.D105];1;2);MID([.C105];1;2)))" office:value-type="string" office:string-value="r30a1" calcext:value-type="string">
            <text:p>r30a1</text:p>
          </table:table-cell>
          <table:table-cell table:style-name="ce1"/>
          <table:table-cell table:style-name="ce10" office:value-type="string" calcext:value-type="string">
            <text:p>UOPS_DISPATCHED_PORT.PORT_3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106];1;2);MID([.C106];1;2)))" office:value-type="string" office:string-value="r40a1" calcext:value-type="string">
            <text:p>r40a1</text:p>
          </table:table-cell>
          <table:table-cell table:style-name="ce1"/>
          <table:table-cell table:style-name="ce6" office:value-type="string" calcext:value-type="string">
            <text:p>UOPS_DISPATCHED_PORT.PORT_4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1H</text:p>
          </table:table-cell>
          <table:table-cell table:style-name="ce6" office:value-type="string" calcext:value-type="string">
            <text:p>80H</text:p>
          </table:table-cell>
          <table:table-cell table:style-name="ce7" table:formula="of:=&quot;r&quot;&amp; LOWER(CONCATENATE(MID([.D107];1;2);MID([.C107];1;2)))" office:value-type="string" office:string-value="r80a1" calcext:value-type="string">
            <text:p>r80a1</text:p>
          </table:table-cell>
          <table:table-cell table:style-name="ce1"/>
          <table:table-cell table:style-name="ce6" office:value-type="string" calcext:value-type="string">
            <text:p>UOPS_DISPATCHED_PORT.PORT_5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08];1;2);MID([.C108];1;2)))" office:value-type="string" office:string-value="r01a2" calcext:value-type="string">
            <text:p>r01a2</text:p>
          </table:table-cell>
          <table:table-cell table:style-name="ce1"/>
          <table:table-cell table:style-name="ce6" office:value-type="string" calcext:value-type="string">
            <text:p>RESOURCE_STALLS.ANY</text:p>
          </table:table-cell>
          <table:table-cell table:style-name="ce1" office:value-type="string" calcext:value-type="string">
            <text:p>Cycles Allocation is stalled due to Resource Related reason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09];1;2);MID([.C109];1;2)))" office:value-type="string" office:string-value="r04a2" calcext:value-type="string">
            <text:p>r04a2</text:p>
          </table:table-cell>
          <table:table-cell table:style-name="ce1"/>
          <table:table-cell table:style-name="ce6" office:value-type="string" calcext:value-type="string">
            <text:p>RESOURCE_STALLS.RS</text:p>
          </table:table-cell>
          <table:table-cell table:style-name="ce1" office:value-type="string" calcext:value-type="string">
            <text:p>Cycles stalled due to no eligible RS entry available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10];1;2);MID([.C110];1;2)))" office:value-type="string" office:string-value="r08a2" calcext:value-type="string">
            <text:p>r08a2</text:p>
          </table:table-cell>
          <table:table-cell table:style-name="ce1"/>
          <table:table-cell table:style-name="ce6" office:value-type="string" calcext:value-type="string">
            <text:p>RESOURCE_STALLS.SB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2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11];1;2);MID([.C111];1;2)))" office:value-type="string" office:string-value="r10a2" calcext:value-type="string">
            <text:p>r10a2</text:p>
          </table:table-cell>
          <table:table-cell table:style-name="ce1"/>
          <table:table-cell table:style-name="ce6" office:value-type="string" calcext:value-type="string">
            <text:p>RESOURCE_STALLS.ROB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12];1;2);MID([.C112];1;2)))" office:value-type="string" office:string-value="r01a3" calcext:value-type="string">
            <text:p>r01a3</text:p>
          </table:table-cell>
          <table:table-cell table:style-name="ce1"/>
          <table:table-cell table:style-name="ce6" office:value-type="string" calcext:value-type="string">
            <text:p>CYCLE_ACTIVITY.CYCLES_L2_PENDING</text:p>
          </table:table-cell>
          <table:table-cell table:style-name="ce1" office:value-type="string" calcext:value-type="string">
            <text:p>Cycles with pending L2 miss loads</text:p>
          </table:table-cell>
          <table:table-cell table:style-name="ce1" office:value-type="string" calcext:value-type="string">
            <text:p>Use only when HTT is off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13];1;2);MID([.C113];1;2)))" office:value-type="string" office:string-value="r02a3" calcext:value-type="string">
            <text:p>r02a3</text:p>
          </table:table-cell>
          <table:table-cell table:style-name="ce1"/>
          <table:table-cell table:style-name="ce6" office:value-type="string" calcext:value-type="string">
            <text:p>CYCLE_ACTIVITY.CYCLES_LDM_PENDING</text:p>
          </table:table-cell>
          <table:table-cell table:style-name="ce1" office:value-type="string" calcext:value-type="string">
            <text:p>Cycles with pending memory loads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14];1;2);MID([.C114];1;2)))" office:value-type="string" office:string-value="r04a3" calcext:value-type="string">
            <text:p>r04a3</text:p>
          </table:table-cell>
          <table:table-cell table:style-name="ce1"/>
          <table:table-cell table:style-name="ce6" office:value-type="string" calcext:value-type="string">
            <text:p>CYCLE_ACTIVITY.CYCLES_NO_EXECUTE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11"/>
          <table:table-cell table:style-name="ce6" table:number-columns-repeated="2"/>
          <table:table-cell table:style-name="ce7"/>
          <table:table-cell table:style-name="ce1"/>
          <table:table-cell table:style-name="ce6" office:value-type="string" calcext:value-type="string">
            <text:p>CYCLE_ACTIVITY.STALLS_L2_PENDING</text:p>
          </table:table-cell>
          <table:table-cell table:style-name="ce1"/>
          <table:table-cell table:style-name="ce1" office:value-type="string" calcext:value-type="string">
            <text:p>Use only when HTT is off</text:p>
          </table:table-cell>
          <table:table-cell office:value-type="string" calcext:value-type="string">
            <text:p>19-2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A3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16];1;2);MID([.C116];1;2)))" office:value-type="string" office:string-value="r08a3" calcext:value-type="string">
            <text:p>r08a3</text:p>
          </table:table-cell>
          <table:table-cell table:style-name="ce1"/>
          <table:table-cell table:style-name="ce6" office:value-type="string" calcext:value-type="string">
            <text:p>CYCLE_ACTIVITY.CYCLES_L1D_PENDING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11"/>
          <table:table-cell table:style-name="ce6" table:number-columns-repeated="2"/>
          <table:table-cell table:style-name="ce7"/>
          <table:table-cell table:style-name="ce1"/>
          <table:table-cell table:style-name="ce6" office:value-type="string" calcext:value-type="string">
            <text:p>LSD.UOPS</text:p>
          </table:table-cell>
          <table:table-cell table:style-name="ce1" office:value-type="string" calcext:value-type="string">
            <text:p>Counts the number of micro-ops delivered by loop stream detector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B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18];1;2);MID([.C118];1;2)))" office:value-type="string" office:string-value="r01ab" calcext:value-type="string">
            <text:p>r01ab</text:p>
          </table:table-cell>
          <table:table-cell table:style-name="ce1"/>
          <table:table-cell table:style-name="ce6" office:value-type="string" calcext:value-type="string">
            <text:p>DSB2MITE_SWITCHES.COUN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B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19];1;2);MID([.C119];1;2)))" office:value-type="string" office:string-value="r02ab" calcext:value-type="string">
            <text:p>r02ab</text:p>
          </table:table-cell>
          <table:table-cell table:style-name="ce1"/>
          <table:table-cell table:style-name="ce6" office:value-type="string" calcext:value-type="string">
            <text:p>DSB2MITE_SWITCHES.PENALTY_CYCL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C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20];1;2);MID([.C120];1;2)))" office:value-type="string" office:string-value="r08ac" calcext:value-type="string">
            <text:p>r08ac</text:p>
          </table:table-cell>
          <table:table-cell table:style-name="ce1"/>
          <table:table-cell table:style-name="ce6" office:value-type="string" calcext:value-type="string">
            <text:p>DSB_FILL.EXCEED_DSB_LIN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E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21];1;2);MID([.C121];1;2)))" office:value-type="string" office:string-value="r01ae" calcext:value-type="string">
            <text:p>r01ae</text:p>
          </table:table-cell>
          <table:table-cell table:style-name="ce1"/>
          <table:table-cell table:style-name="ce6" office:value-type="string" calcext:value-type="string">
            <text:p>ITLB.ITLB_FLUSH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22];1;2);MID([.C122];1;2)))" office:value-type="string" office:string-value="r01b0" calcext:value-type="string">
            <text:p>r01b0</text:p>
          </table:table-cell>
          <table:table-cell table:style-name="ce1"/>
          <table:table-cell table:style-name="ce6" office:value-type="string" calcext:value-type="string">
            <text:p>OFFCORE_REQUESTS.DEMAND_DATA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23];1;2);MID([.C123];1;2)))" office:value-type="string" office:string-value="r02b0" calcext:value-type="string">
            <text:p>r02b0</text:p>
          </table:table-cell>
          <table:table-cell table:style-name="ce1"/>
          <table:table-cell table:style-name="ce6" office:value-type="string" calcext:value-type="string">
            <text:p>OFFCORE_REQUESTS.DEMAND_CODE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24];1;2);MID([.C124];1;2)))" office:value-type="string" office:string-value="r04b0" calcext:value-type="string">
            <text:p>r04b0</text:p>
          </table:table-cell>
          <table:table-cell table:style-name="ce1"/>
          <table:table-cell table:style-name="ce6" office:value-type="string" calcext:value-type="string">
            <text:p>OFFCORE_REQUESTS.DEMAND_RFO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0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25];1;2);MID([.C125];1;2)))" office:value-type="string" office:string-value="r08b0" calcext:value-type="string">
            <text:p>r08b0</text:p>
          </table:table-cell>
          <table:table-cell table:style-name="ce1"/>
          <table:table-cell table:style-name="ce6" office:value-type="string" calcext:value-type="string">
            <text:p>OFFCORE_REQUESTS.ALL_DATA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1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26];1;2);MID([.C126];1;2)))" office:value-type="string" office:string-value="r01b1" calcext:value-type="string">
            <text:p>r01b1</text:p>
          </table:table-cell>
          <table:table-cell table:style-name="ce1"/>
          <table:table-cell table:style-name="ce6" office:value-type="string" calcext:value-type="string">
            <text:p>UOPS_EXECUTED.THREA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1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27];1;2);MID([.C127];1;2)))" office:value-type="string" office:string-value="r02b1" calcext:value-type="string">
            <text:p>r02b1</text:p>
          </table:table-cell>
          <table:table-cell table:style-name="ce1"/>
          <table:table-cell table:style-name="ce6" office:value-type="string" calcext:value-type="string">
            <text:p>UOPS_EXECUTED.CO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7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28];1;2);MID([.C128];1;2)))" office:value-type="string" office:string-value="r01b7" calcext:value-type="string">
            <text:p>r01b7</text:p>
          </table:table-cell>
          <table:table-cell table:style-name="ce1"/>
          <table:table-cell table:style-name="ce6" office:value-type="string" calcext:value-type="string">
            <text:p>OFFCORE_RESPONSE_0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B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29];1;2);MID([.C129];1;2)))" office:value-type="string" office:string-value="r01bb" calcext:value-type="string">
            <text:p>r01bb</text:p>
          </table:table-cell>
          <table:table-cell table:style-name="ce1"/>
          <table:table-cell table:style-name="ce6" office:value-type="string" calcext:value-type="string">
            <text:p>OFFCORE_RESPONSE_1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D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30];1;2);MID([.C130];1;2)))" office:value-type="string" office:string-value="r01bd" calcext:value-type="string">
            <text:p>r01bd</text:p>
          </table:table-cell>
          <table:table-cell table:style-name="ce1"/>
          <table:table-cell table:style-name="ce6" office:value-type="string" calcext:value-type="string">
            <text:p>TLB_FLUSH.DTLB_THREA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BD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31];1;2);MID([.C131];1;2)))" office:value-type="string" office:string-value="r20bd" calcext:value-type="string">
            <text:p>r20bd</text:p>
          </table:table-cell>
          <table:table-cell table:style-name="ce1"/>
          <table:table-cell table:style-name="ce6" office:value-type="string" calcext:value-type="string">
            <text:p>TLB_FLUSH.STLB_ANY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0H</text:p>
          </table:table-cell>
          <table:table-cell table:style-name="ce6" office:value-type="string" calcext:value-type="string">
            <text:p>00H</text:p>
          </table:table-cell>
          <table:table-cell table:style-name="ce7" table:formula="of:=&quot;r&quot;&amp; LOWER(CONCATENATE(MID([.D132];1;2);MID([.C132];1;2)))" office:value-type="string" office:string-value="r00c0" calcext:value-type="string">
            <text:p>r00c0</text:p>
          </table:table-cell>
          <table:table-cell table:style-name="ce1"/>
          <table:table-cell table:style-name="ce6" office:value-type="string" calcext:value-type="string">
            <text:p>INST_RETIRED.ANY_P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0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33];1;2);MID([.C133];1;2)))" office:value-type="string" office:string-value="r01c0" calcext:value-type="string">
            <text:p>r01c0</text:p>
          </table:table-cell>
          <table:table-cell table:style-name="ce1"/>
          <table:table-cell table:style-name="ce6" office:value-type="string" calcext:value-type="string">
            <text:p>INST_RETIRED.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1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34];1;2);MID([.C134];1;2)))" office:value-type="string" office:string-value="r08c1" calcext:value-type="string">
            <text:p>r08c1</text:p>
          </table:table-cell>
          <table:table-cell table:style-name="ce1"/>
          <table:table-cell table:style-name="ce6" office:value-type="string" calcext:value-type="string">
            <text:p>OTHER_ASSISTS.AVX_STO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1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35];1;2);MID([.C135];1;2)))" office:value-type="string" office:string-value="r10c1" calcext:value-type="string">
            <text:p>r10c1</text:p>
          </table:table-cell>
          <table:table-cell table:style-name="ce1"/>
          <table:table-cell table:style-name="ce6" office:value-type="string" calcext:value-type="string">
            <text:p>OTHER_ASSISTS.AVX_TO_SS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1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36];1;2);MID([.C136];1;2)))" office:value-type="string" office:string-value="r20c1" calcext:value-type="string">
            <text:p>r20c1</text:p>
          </table:table-cell>
          <table:table-cell table:style-name="ce1"/>
          <table:table-cell table:style-name="ce6" office:value-type="string" calcext:value-type="string">
            <text:p>OTHER_ASSISTS.SSE_TO_AVX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2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37];1;2);MID([.C137];1;2)))" office:value-type="string" office:string-value="r01c2" calcext:value-type="string">
            <text:p>r01c2</text:p>
          </table:table-cell>
          <table:table-cell table:style-name="ce1"/>
          <table:table-cell table:style-name="ce6" office:value-type="string" calcext:value-type="string">
            <text:p>UOPS_RETIRED.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2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38];1;2);MID([.C138];1;2)))" office:value-type="string" office:string-value="r02c2" calcext:value-type="string">
            <text:p>r02c2</text:p>
          </table:table-cell>
          <table:table-cell table:style-name="ce1"/>
          <table:table-cell table:style-name="ce6" office:value-type="string" calcext:value-type="string">
            <text:p>UOPS_RETIRED.RETIRE_SLOT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3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39];1;2);MID([.C139];1;2)))" office:value-type="string" office:string-value="r02c3" calcext:value-type="string">
            <text:p>r02c3</text:p>
          </table:table-cell>
          <table:table-cell table:style-name="ce1"/>
          <table:table-cell table:style-name="ce6" office:value-type="string" calcext:value-type="string">
            <text:p>MACHINE_CLEARS.MEMORY_ORDERING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3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40];1;2);MID([.C140];1;2)))" office:value-type="string" office:string-value="r04c3" calcext:value-type="string">
            <text:p>r04c3</text:p>
          </table:table-cell>
          <table:table-cell table:style-name="ce1"/>
          <table:table-cell table:style-name="ce6" office:value-type="string" calcext:value-type="string">
            <text:p>MACHINE_CLEARS.SMC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3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41];1;2);MID([.C141];1;2)))" office:value-type="string" office:string-value="r20c3" calcext:value-type="string">
            <text:p>r20c3</text:p>
          </table:table-cell>
          <table:table-cell table:style-name="ce1"/>
          <table:table-cell table:style-name="ce6" office:value-type="string" calcext:value-type="string">
            <text:p>MACHINE_CLEARS.MASKMOV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0H</text:p>
          </table:table-cell>
          <table:table-cell table:style-name="ce7" table:formula="of:=&quot;r&quot;&amp; LOWER(CONCATENATE(MID([.D142];1;2);MID([.C142];1;2)))" office:value-type="string" office:string-value="r00c4" calcext:value-type="string">
            <text:p>r00c4</text:p>
          </table:table-cell>
          <table:table-cell table:style-name="ce1"/>
          <table:table-cell table:style-name="ce6" office:value-type="string" calcext:value-type="string">
            <text:p>BR_INST_RETIRED.ALL_BRANCHES</text:p>
          </table:table-cell>
          <table:table-cell table:style-name="ce6" office:value-type="string" calcext:value-type="string">
            <text:p>Branch instructions at retirement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43];1;2);MID([.C143];1;2)))" office:value-type="string" office:string-value="r01c4" calcext:value-type="string">
            <text:p>r01c4</text:p>
          </table:table-cell>
          <table:table-cell table:style-name="ce1"/>
          <table:table-cell table:style-name="ce6" office:value-type="string" calcext:value-type="string">
            <text:p>BR_INST_RETIRED.CONDITIONAL</text:p>
          </table:table-cell>
          <table:table-cell table:style-name="ce1" office:value-type="string" calcext:value-type="string">
            <text:p>Counts the number of conditional branch instructions retired.</text:p>
          </table:table-cell>
          <table:table-cell table:style-name="ce1" office:value-type="string" calcext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44];1;2);MID([.C144];1;2)))" office:value-type="string" office:string-value="r02c4" calcext:value-type="string">
            <text:p>r02c4</text:p>
          </table:table-cell>
          <table:table-cell table:style-name="ce1"/>
          <table:table-cell table:style-name="ce6" office:value-type="string" calcext:value-type="string">
            <text:p>BR_INST_RETIRED.NEAR_CALL</text:p>
          </table:table-cell>
          <table:table-cell table:style-name="ce6" office:value-type="string" calcext:value-type="string">
            <text:p>Direct and indirect near call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45];1;2);MID([.C145];1;2)))" office:value-type="string" office:string-value="r04c4" calcext:value-type="string">
            <text:p>r04c4</text:p>
          </table:table-cell>
          <table:table-cell table:style-name="ce1"/>
          <table:table-cell table:style-name="ce6" office:value-type="string" calcext:value-type="string">
            <text:p>BR_INST_RETIRED.ALL_BRANCHES</text:p>
          </table:table-cell>
          <table:table-cell table:style-name="ce6" office:value-type="string" calcext:value-type="string">
            <text:p>Counts the number of branch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46];1;2);MID([.C146];1;2)))" office:value-type="string" office:string-value="r08c4" calcext:value-type="string">
            <text:p>r08c4</text:p>
          </table:table-cell>
          <table:table-cell table:style-name="ce1"/>
          <table:table-cell table:style-name="ce6" office:value-type="string" calcext:value-type="string">
            <text:p>BR_INST_RETIRED.NEAR_RETURN</text:p>
          </table:table-cell>
          <table:table-cell table:style-name="ce6" office:value-type="string" calcext:value-type="string">
            <text:p>Counts the number of near return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47];1;2);MID([.C147];1;2)))" office:value-type="string" office:string-value="r10c4" calcext:value-type="string">
            <text:p>r10c4</text:p>
          </table:table-cell>
          <table:table-cell table:style-name="ce1"/>
          <table:table-cell table:style-name="ce6" office:value-type="string" calcext:value-type="string">
            <text:p>BR_INST_RETIRED.NOT_TAKEN</text:p>
          </table:table-cell>
          <table:table-cell table:style-name="ce6" office:value-type="string" calcext:value-type="string">
            <text:p>Counts the number of not taken branch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48];1;2);MID([.C148];1;2)))" office:value-type="string" office:string-value="r20c4" calcext:value-type="string">
            <text:p>r20c4</text:p>
          </table:table-cell>
          <table:table-cell table:style-name="ce1"/>
          <table:table-cell table:style-name="ce6" office:value-type="string" calcext:value-type="string">
            <text:p>BR_INST_RETIRED.NEAR_TAKEN</text:p>
          </table:table-cell>
          <table:table-cell table:style-name="ce6" office:value-type="string" calcext:value-type="string">
            <text:p>Number of near taken branche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4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149];1;2);MID([.C149];1;2)))" office:value-type="string" office:string-value="r40c4" calcext:value-type="string">
            <text:p>r40c4</text:p>
          </table:table-cell>
          <table:table-cell table:style-name="ce1"/>
          <table:table-cell table:style-name="ce6" office:value-type="string" calcext:value-type="string">
            <text:p>BR_INST_RETIRED.FAR_BRANCH</text:p>
          </table:table-cell>
          <table:table-cell table:style-name="ce6" office:value-type="string" calcext:value-type="string">
            <text:p>Number of far branche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0H</text:p>
          </table:table-cell>
          <table:table-cell table:style-name="ce7" table:formula="of:=&quot;r&quot;&amp; LOWER(CONCATENATE(MID([.D150];1;2);MID([.C150];1;2)))" office:value-type="string" office:string-value="r00c5" calcext:value-type="string">
            <text:p>r00c5</text:p>
          </table:table-cell>
          <table:table-cell table:style-name="ce1"/>
          <table:table-cell table:style-name="ce6" office:value-type="string" calcext:value-type="string">
            <text:p>BR_MISP_RETIRED.ALL_BRANCHES</text:p>
          </table:table-cell>
          <table:table-cell table:style-name="ce6" office:value-type="string" calcext:value-type="string">
            <text:p>Mispredicted branch instructions at retirement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51];1;2);MID([.C151];1;2)))" office:value-type="string" office:string-value="r01c5" calcext:value-type="string">
            <text:p>r01c5</text:p>
          </table:table-cell>
          <table:table-cell table:style-name="ce1"/>
          <table:table-cell table:style-name="ce6" office:value-type="string" calcext:value-type="string">
            <text:p>BR_MISP_RETIRED.CONDITIONAL</text:p>
          </table:table-cell>
          <table:table-cell table:style-name="ce6" office:value-type="string" calcext:value-type="string">
            <text:p>Mispredicted conditional branch instructions retired.</text:p>
          </table:table-cell>
          <table:table-cell table:style-name="ce1" office:value-type="string" calcext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52];1;2);MID([.C152];1;2)))" office:value-type="string" office:string-value="r02c5" calcext:value-type="string">
            <text:p>r02c5</text:p>
          </table:table-cell>
          <table:table-cell table:style-name="ce1"/>
          <table:table-cell table:style-name="ce6" office:value-type="string" calcext:value-type="string">
            <text:p>BR_MISP_RETIRED.NEAR_CALL</text:p>
          </table:table-cell>
          <table:table-cell table:style-name="ce6" office:value-type="string" calcext:value-type="string">
            <text:p>Direct and indirect mispredicted near call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53];1;2);MID([.C153];1;2)))" office:value-type="string" office:string-value="r04c5" calcext:value-type="string">
            <text:p>r04c5</text:p>
          </table:table-cell>
          <table:table-cell table:style-name="ce1"/>
          <table:table-cell table:style-name="ce6" office:value-type="string" calcext:value-type="string">
            <text:p>BR_MISP_RETIRED.ALL_BRANCHES</text:p>
          </table:table-cell>
          <table:table-cell table:style-name="ce6" office:value-type="string" calcext:value-type="string">
            <text:p>Mispredicted macro branch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54];1;2);MID([.C154];1;2)))" office:value-type="string" office:string-value="r10c5" calcext:value-type="string">
            <text:p>r10c5</text:p>
          </table:table-cell>
          <table:table-cell table:style-name="ce1"/>
          <table:table-cell table:style-name="ce6" office:value-type="string" calcext:value-type="string">
            <text:p>BR_MISP_RETIRED.NOT_TAKEN</text:p>
          </table:table-cell>
          <table:table-cell table:style-name="ce6" office:value-type="string" calcext:value-type="string">
            <text:p>Mispredicted not taken branch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5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55];1;2);MID([.C155];1;2)))" office:value-type="string" office:string-value="r20c5" calcext:value-type="string">
            <text:p>r20c5</text:p>
          </table:table-cell>
          <table:table-cell table:style-name="ce1"/>
          <table:table-cell table:style-name="ce6" office:value-type="string" calcext:value-type="string">
            <text:p>BR_MISP_RETIRED.TAKEN</text:p>
          </table:table-cell>
          <table:table-cell table:style-name="ce6" office:value-type="string" calcext:value-type="string">
            <text:p>Mispredicted taken branch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56];1;2);MID([.C156];1;2)))" office:value-type="string" office:string-value="r02ca" calcext:value-type="string">
            <text:p>r02ca</text:p>
          </table:table-cell>
          <table:table-cell table:style-name="ce1"/>
          <table:table-cell table:style-name="ce6" office:value-type="string" calcext:value-type="string">
            <text:p>FP_ASSIST.X87_OUTPUT</text:p>
          </table:table-cell>
          <table:table-cell table:style-name="ce6" office:value-type="string" calcext:value-type="string">
            <text:p>Number of X87 FP assists due to Output value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57];1;2);MID([.C157];1;2)))" office:value-type="string" office:string-value="r04ca" calcext:value-type="string">
            <text:p>r04ca</text:p>
          </table:table-cell>
          <table:table-cell table:style-name="ce1"/>
          <table:table-cell table:style-name="ce6" office:value-type="string" calcext:value-type="string">
            <text:p>FP_ASSIST.X87_INPUT</text:p>
          </table:table-cell>
          <table:table-cell table:style-name="ce6" office:value-type="string" calcext:value-type="string">
            <text:p>Number of X87 FP assists due to input value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58];1;2);MID([.C158];1;2)))" office:value-type="string" office:string-value="r08ca" calcext:value-type="string">
            <text:p>r08ca</text:p>
          </table:table-cell>
          <table:table-cell table:style-name="ce1"/>
          <table:table-cell table:style-name="ce6" office:value-type="string" calcext:value-type="string">
            <text:p>FP_ASSIST.SIMD_OUTPUT</text:p>
          </table:table-cell>
          <table:table-cell table:style-name="ce6" office:value-type="string" calcext:value-type="string">
            <text:p>Number of SIMD FP assists due to Output value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59];1;2);MID([.C159];1;2)))" office:value-type="string" office:string-value="r10ca" calcext:value-type="string">
            <text:p>r10ca</text:p>
          </table:table-cell>
          <table:table-cell table:style-name="ce1"/>
          <table:table-cell table:style-name="ce6" office:value-type="string" calcext:value-type="string">
            <text:p>FP_ASSIST.SIMD_INPUT</text:p>
          </table:table-cell>
          <table:table-cell table:style-name="ce6" office:value-type="string" calcext:value-type="string">
            <text:p>Number of SIMD FP assists due to input value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AH</text:p>
          </table:table-cell>
          <table:table-cell table:style-name="ce6" office:value-type="string" calcext:value-type="string">
            <text:p>1EH</text:p>
          </table:table-cell>
          <table:table-cell table:style-name="ce7" table:formula="of:=&quot;r&quot;&amp; LOWER(CONCATENATE(MID([.D160];1;2);MID([.C160];1;2)))" office:value-type="string" office:string-value="r1eca" calcext:value-type="string">
            <text:p>r1eca</text:p>
          </table:table-cell>
          <table:table-cell table:style-name="ce1"/>
          <table:table-cell table:style-name="ce6" office:value-type="string" calcext:value-type="string">
            <text:p>FP_ASSIST.ANY</text:p>
          </table:table-cell>
          <table:table-cell table:style-name="ce6" office:value-type="string" calcext:value-type="string">
            <text:p>Cycles with any input/output SSE* or FP assist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C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61];1;2);MID([.C161];1;2)))" office:value-type="string" office:string-value="r20cc" calcext:value-type="string">
            <text:p>r20cc</text:p>
          </table:table-cell>
          <table:table-cell table:style-name="ce1"/>
          <table:table-cell table:style-name="ce6" office:value-type="string" calcext:value-type="string">
            <text:p>ROB_MISC_EVENTS.LBR_INSERT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D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62];1;2);MID([.C162];1;2)))" office:value-type="string" office:string-value="r01cd" calcext:value-type="string">
            <text:p>r01cd</text:p>
          </table:table-cell>
          <table:table-cell table:style-name="ce1"/>
          <table:table-cell table:style-name="ce6" office:value-type="string" calcext:value-type="string">
            <text:p>MEM_TRANS_RETIRED.LOAD_LATENCY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CD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63];1;2);MID([.C163];1;2)))" office:value-type="string" office:string-value="r02cd" calcext:value-type="string">
            <text:p>r02cd</text:p>
          </table:table-cell>
          <table:table-cell table:style-name="ce1"/>
          <table:table-cell table:style-name="ce6" office:value-type="string" calcext:value-type="string">
            <text:p>MEM_TRANS_RETIRED.PRECISE_STO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64];1;2);MID([.C164];1;2)))" office:value-type="string" office:string-value="r01d0" calcext:value-type="string">
            <text:p>r01d0</text:p>
          </table:table-cell>
          <table:table-cell table:style-name="ce1"/>
          <table:table-cell table:style-name="ce6" office:value-type="string" calcext:value-type="string">
            <text:p>MEM_UOPS_RETIRED.LOADS</text:p>
          </table:table-cell>
          <table:table-cell table:style-name="ce1"/>
          <table:table-cell table:style-name="ce1" office:value-type="string" calcext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65];1;2);MID([.C165];1;2)))" office:value-type="string" office:string-value="r02d0" calcext:value-type="string">
            <text:p>r02d0</text:p>
          </table:table-cell>
          <table:table-cell table:style-name="ce1"/>
          <table:table-cell table:style-name="ce6" office:value-type="string" calcext:value-type="string">
            <text:p>MEM_UOPS_RETIRED.STOR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66];1;2);MID([.C166];1;2)))" office:value-type="string" office:string-value="r10d0" calcext:value-type="string">
            <text:p>r10d0</text:p>
          </table:table-cell>
          <table:table-cell table:style-name="ce1"/>
          <table:table-cell table:style-name="ce6" office:value-type="string" calcext:value-type="string">
            <text:p>MEM_UOPS_RETIRED.STLB_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67];1;2);MID([.C167];1;2)))" office:value-type="string" office:string-value="r20d0" calcext:value-type="string">
            <text:p>r20d0</text:p>
          </table:table-cell>
          <table:table-cell table:style-name="ce1"/>
          <table:table-cell table:style-name="ce6" office:value-type="string" calcext:value-type="string">
            <text:p>MEM_UOPS_RETIRED.LOCK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168];1;2);MID([.C168];1;2)))" office:value-type="string" office:string-value="r40d0" calcext:value-type="string">
            <text:p>r40d0</text:p>
          </table:table-cell>
          <table:table-cell table:style-name="ce1"/>
          <table:table-cell table:style-name="ce6" office:value-type="string" calcext:value-type="string">
            <text:p>MEM_UOPS_RETIRED.SPL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0H</text:p>
          </table:table-cell>
          <table:table-cell table:style-name="ce6" office:value-type="string" calcext:value-type="string">
            <text:p>80H</text:p>
          </table:table-cell>
          <table:table-cell table:style-name="ce7" table:formula="of:=&quot;r&quot;&amp; LOWER(CONCATENATE(MID([.D169];1;2);MID([.C169];1;2)))" office:value-type="string" office:string-value="r80d0" calcext:value-type="string">
            <text:p>r80d0</text:p>
          </table:table-cell>
          <table:table-cell table:style-name="ce1"/>
          <table:table-cell table:style-name="ce6" office:value-type="string" calcext:value-type="string">
            <text:p>MEM_UOPS_RETIRED.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70];1;2);MID([.C170];1;2)))" office:value-type="string" office:string-value="r01d1" calcext:value-type="string">
            <text:p>r01d1</text:p>
          </table:table-cell>
          <table:table-cell table:style-name="ce1"/>
          <table:table-cell table:style-name="ce6" office:value-type="string" calcext:value-type="string">
            <text:p>MEM_LOAD_UOPS_RETIRED.L1_HIT</text:p>
          </table:table-cell>
          <table:table-cell table:style-name="ce1"/>
          <table:table-cell table:style-name="ce1" office:value-type="string" calcext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71];1;2);MID([.C171];1;2)))" office:value-type="string" office:string-value="r02d1" calcext:value-type="string">
            <text:p>r02d1</text:p>
          </table:table-cell>
          <table:table-cell table:style-name="ce1"/>
          <table:table-cell table:style-name="ce6" office:value-type="string" calcext:value-type="string">
            <text:p>MEM_LOAD_UOPS_RETIRED.L2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72];1;2);MID([.C172];1;2)))" office:value-type="string" office:string-value="r04d1" calcext:value-type="string">
            <text:p>r04d1</text:p>
          </table:table-cell>
          <table:table-cell table:style-name="ce1"/>
          <table:table-cell table:style-name="ce6" office:value-type="string" calcext:value-type="string">
            <text:p>MEM_LOAD_UOPS_RETIRED.LLC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73];1;2);MID([.C173];1;2)))" office:value-type="string" office:string-value="r20d1" calcext:value-type="string">
            <text:p>r20d1</text:p>
          </table:table-cell>
          <table:table-cell table:style-name="ce1"/>
          <table:table-cell table:style-name="ce6" office:value-type="string" calcext:value-type="string">
            <text:p>MEM_LOAD_UOPS_RETIRED.LLC_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1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174];1;2);MID([.C174];1;2)))" office:value-type="string" office:string-value="r40d1" calcext:value-type="string">
            <text:p>r40d1</text:p>
          </table:table-cell>
          <table:table-cell table:style-name="ce1"/>
          <table:table-cell table:style-name="ce6" office:value-type="string" calcext:value-type="string">
            <text:p>MEM_LOAD_UOPS_RETIRED.HIT_LFB</text:p>
          </table:table-cell>
          <table:table-cell table:style-name="ce6" office:value-type="string" calcext:value-type="string">
            <text:p>Retired load uops which data sources were load uops missed L1 but hit FB due to preceding miss to the same cache line with data not ready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75];1;2);MID([.C175];1;2)))" office:value-type="string" office:string-value="r01d2" calcext:value-type="string">
            <text:p>r01d2</text:p>
          </table:table-cell>
          <table:table-cell table:style-name="ce1"/>
          <table:table-cell table:style-name="ce6" office:value-type="string" calcext:value-type="string">
            <text:p>MEM_LOAD_UOPS_LLC_HIT_RETIRED.XSNP_MISS</text:p>
          </table:table-cell>
          <table:table-cell table:style-name="ce6" office:value-type="string" calcext:value-type="string">
            <text:p>Retired load uops whose data source was an onpackage core cache LLC hit and cross-core snoop missed.</text:p>
          </table:table-cell>
          <table:table-cell table:style-name="ce1" office:value-type="string" calcext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76];1;2);MID([.C176];1;2)))" office:value-type="string" office:string-value="r02d2" calcext:value-type="string">
            <text:p>r02d2</text:p>
          </table:table-cell>
          <table:table-cell table:style-name="ce1"/>
          <table:table-cell table:style-name="ce6" office:value-type="string" calcext:value-type="string">
            <text:p>MEM_LOAD_UOPS_LLC_HIT_RETIRED.XSNP_HIT</text:p>
          </table:table-cell>
          <table:table-cell table:style-name="ce6" office:value-type="string" calcext:value-type="string">
            <text:p>Retired load uops whose data source was an onpackage LLC hit and cross-core snoop hits.</text:p>
          </table:table-cell>
          <table:table-cell table:style-name="ce1" office:value-type="string" calcext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77];1;2);MID([.C177];1;2)))" office:value-type="string" office:string-value="r04d2" calcext:value-type="string">
            <text:p>r04d2</text:p>
          </table:table-cell>
          <table:table-cell table:style-name="ce1"/>
          <table:table-cell table:style-name="ce6" office:value-type="string" calcext:value-type="string">
            <text:p>MEM_LOAD_UOPS_LLC_HIT_RETIRED.XSNP_HITM</text:p>
          </table:table-cell>
          <table:table-cell table:style-name="ce6" office:value-type="string" calcext:value-type="string">
            <text:p>Retired load uops whose data source was an onpackage core cache with HitM response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2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78];1;2);MID([.C178];1;2)))" office:value-type="string" office:string-value="r08d2" calcext:value-type="string">
            <text:p>r08d2</text:p>
          </table:table-cell>
          <table:table-cell table:style-name="ce1"/>
          <table:table-cell table:style-name="ce6" office:value-type="string" calcext:value-type="string">
            <text:p>MEM_LOAD_UOPS_LLC_HIT_RETIRED.XSNP_NONE</text:p>
          </table:table-cell>
          <table:table-cell table:style-name="ce6" office:value-type="string" calcext:value-type="string">
            <text:p>Retired load uops whose data source was LLC hit with no snoop requ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3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79];1;2);MID([.C179];1;2)))" office:value-type="string" office:string-value="r01d3" calcext:value-type="string">
            <text:p>r01d3</text:p>
          </table:table-cell>
          <table:table-cell table:style-name="ce1"/>
          <table:table-cell table:style-name="ce6" office:value-type="string" calcext:value-type="string">
            <text:p>MEM_LOAD_UOPS_LLC_MISS_RETIRED.LOCAL_DRAM</text:p>
          </table:table-cell>
          <table:table-cell table:style-name="ce6" office:value-type="string" calcext:value-type="string">
            <text:p>Retired load uops whose data source was local memory (cross-socket snoop not needed or missed).</text:p>
          </table:table-cell>
          <table:table-cell table:style-name="ce1" office:value-type="string" calcext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E6H</text:p>
          </table:table-cell>
          <table:table-cell table:style-name="ce6" office:value-type="string" calcext:value-type="string">
            <text:p>1FH</text:p>
          </table:table-cell>
          <table:table-cell table:style-name="ce7" table:formula="of:=&quot;r&quot;&amp; LOWER(CONCATENATE(MID([.D180];1;2);MID([.C180];1;2)))" office:value-type="string" office:string-value="r1fe6" calcext:value-type="string">
            <text:p>r1fe6</text:p>
          </table:table-cell>
          <table:table-cell table:style-name="ce1"/>
          <table:table-cell table:style-name="ce6" office:value-type="string" calcext:value-type="string">
            <text:p>BACLEARS.ANY</text:p>
          </table:table-cell>
          <table:table-cell table:style-name="ce6" office:value-type="string" calcext:value-type="string">
            <text:p>Number of front end re-steers due to BPU misprediction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81];1;2);MID([.C181];1;2)))" office:value-type="string" office:string-value="r01f0" calcext:value-type="string">
            <text:p>r01f0</text:p>
          </table:table-cell>
          <table:table-cell table:style-name="ce1"/>
          <table:table-cell table:style-name="ce6" office:value-type="string" calcext:value-type="string">
            <text:p>L2_TRANS.DEMAND_DATA_RD</text:p>
          </table:table-cell>
          <table:table-cell table:style-name="ce6" office:value-type="string" calcext:value-type="string">
            <text:p>Demand Data Read requests that access L2 cach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82];1;2);MID([.C182];1;2)))" office:value-type="string" office:string-value="r02f0" calcext:value-type="string">
            <text:p>r02f0</text:p>
          </table:table-cell>
          <table:table-cell table:style-name="ce1"/>
          <table:table-cell table:style-name="ce6" office:value-type="string" calcext:value-type="string">
            <text:p>L2_TRANS.RFO</text:p>
          </table:table-cell>
          <table:table-cell table:style-name="ce6" office:value-type="string" calcext:value-type="string">
            <text:p>RFO requests that access L2 cach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83];1;2);MID([.C183];1;2)))" office:value-type="string" office:string-value="r04f0" calcext:value-type="string">
            <text:p>r04f0</text:p>
          </table:table-cell>
          <table:table-cell table:style-name="ce1"/>
          <table:table-cell table:style-name="ce6" office:value-type="string" calcext:value-type="string">
            <text:p>L2_TRANS.CODE_RD</text:p>
          </table:table-cell>
          <table:table-cell table:style-name="ce6" office:value-type="string" calcext:value-type="string">
            <text:p>L2 cache accesses when fetching instruction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84];1;2);MID([.C184];1;2)))" office:value-type="string" office:string-value="r08f0" calcext:value-type="string">
            <text:p>r08f0</text:p>
          </table:table-cell>
          <table:table-cell table:style-name="ce1"/>
          <table:table-cell table:style-name="ce6" office:value-type="string" calcext:value-type="string">
            <text:p>L2_TRANS.ALL_PF</text:p>
          </table:table-cell>
          <table:table-cell table:style-name="ce6" office:value-type="string" calcext:value-type="string">
            <text:p>Any MLC or LLC HW prefetch accessing L2, including reject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10H</text:p>
          </table:table-cell>
          <table:table-cell table:style-name="ce7" table:formula="of:=&quot;r&quot;&amp; LOWER(CONCATENATE(MID([.D185];1;2);MID([.C185];1;2)))" office:value-type="string" office:string-value="r10f0" calcext:value-type="string">
            <text:p>r10f0</text:p>
          </table:table-cell>
          <table:table-cell table:style-name="ce1"/>
          <table:table-cell table:style-name="ce6" office:value-type="string" calcext:value-type="string">
            <text:p>L2_TRANS.L1D_WB</text:p>
          </table:table-cell>
          <table:table-cell table:style-name="ce6" office:value-type="string" calcext:value-type="string">
            <text:p>L1D writebacks that access L2 cach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20H</text:p>
          </table:table-cell>
          <table:table-cell table:style-name="ce7" table:formula="of:=&quot;r&quot;&amp; LOWER(CONCATENATE(MID([.D186];1;2);MID([.C186];1;2)))" office:value-type="string" office:string-value="r20f0" calcext:value-type="string">
            <text:p>r20f0</text:p>
          </table:table-cell>
          <table:table-cell table:style-name="ce1"/>
          <table:table-cell table:style-name="ce6" office:value-type="string" calcext:value-type="string">
            <text:p>L2_TRANS.L2_FILL</text:p>
          </table:table-cell>
          <table:table-cell table:style-name="ce6" office:value-type="string" calcext:value-type="string">
            <text:p>L2 fill requests that access L2 cach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40H</text:p>
          </table:table-cell>
          <table:table-cell table:style-name="ce7" table:formula="of:=&quot;r&quot;&amp; LOWER(CONCATENATE(MID([.D187];1;2);MID([.C187];1;2)))" office:value-type="string" office:string-value="r40f0" calcext:value-type="string">
            <text:p>r40f0</text:p>
          </table:table-cell>
          <table:table-cell table:style-name="ce1"/>
          <table:table-cell table:style-name="ce6" office:value-type="string" calcext:value-type="string">
            <text:p>L2_TRANS.L2_WB</text:p>
          </table:table-cell>
          <table:table-cell table:style-name="ce6" office:value-type="string" calcext:value-type="string">
            <text:p>L2 writebacks that access L2 cach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0H</text:p>
          </table:table-cell>
          <table:table-cell table:style-name="ce6" office:value-type="string" calcext:value-type="string">
            <text:p>80H</text:p>
          </table:table-cell>
          <table:table-cell table:style-name="ce7" table:formula="of:=&quot;r&quot;&amp; LOWER(CONCATENATE(MID([.D188];1;2);MID([.C188];1;2)))" office:value-type="string" office:string-value="r80f0" calcext:value-type="string">
            <text:p>r80f0</text:p>
          </table:table-cell>
          <table:table-cell table:style-name="ce1"/>
          <table:table-cell table:style-name="ce6" office:value-type="string" calcext:value-type="string">
            <text:p>L2_TRANS.ALL_REQUESTS</text:p>
          </table:table-cell>
          <table:table-cell table:style-name="ce6" office:value-type="string" calcext:value-type="string">
            <text:p>Transactions accessing L2 pip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89];1;2);MID([.C189];1;2)))" office:value-type="string" office:string-value="r01f1" calcext:value-type="string">
            <text:p>r01f1</text:p>
          </table:table-cell>
          <table:table-cell table:style-name="ce1"/>
          <table:table-cell table:style-name="ce6" office:value-type="string" calcext:value-type="string">
            <text:p>L2_LINES_IN.I</text:p>
          </table:table-cell>
          <table:table-cell table:style-name="ce6" office:value-type="string" calcext:value-type="string">
            <text:p>L2 cache lines in I state filling L2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90];1;2);MID([.C190];1;2)))" office:value-type="string" office:string-value="r02f1" calcext:value-type="string">
            <text:p>r02f1</text:p>
          </table:table-cell>
          <table:table-cell table:style-name="ce1"/>
          <table:table-cell table:style-name="ce6" office:value-type="string" calcext:value-type="string">
            <text:p>L2_LINES_IN.S</text:p>
          </table:table-cell>
          <table:table-cell table:style-name="ce6" office:value-type="string" calcext:value-type="string">
            <text:p>L2 cache lines in S state filling L2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91];1;2);MID([.C191];1;2)))" office:value-type="string" office:string-value="r04f1" calcext:value-type="string">
            <text:p>r04f1</text:p>
          </table:table-cell>
          <table:table-cell table:style-name="ce1"/>
          <table:table-cell table:style-name="ce6" office:value-type="string" calcext:value-type="string">
            <text:p>L2_LINES_IN.E</text:p>
          </table:table-cell>
          <table:table-cell table:style-name="ce6" office:value-type="string" calcext:value-type="string">
            <text:p>L2 cache lines in E state filling L2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1H</text:p>
          </table:table-cell>
          <table:table-cell table:style-name="ce6" office:value-type="string" calcext:value-type="string">
            <text:p>07H</text:p>
          </table:table-cell>
          <table:table-cell table:style-name="ce7" table:formula="of:=&quot;r&quot;&amp; LOWER(CONCATENATE(MID([.D192];1;2);MID([.C192];1;2)))" office:value-type="string" office:string-value="r07f1" calcext:value-type="string">
            <text:p>r07f1</text:p>
          </table:table-cell>
          <table:table-cell table:style-name="ce1"/>
          <table:table-cell table:style-name="ce6" office:value-type="string" calcext:value-type="string">
            <text:p>L2_LINES_IN.ALL</text:p>
          </table:table-cell>
          <table:table-cell table:style-name="ce6" office:value-type="string" calcext:value-type="string">
            <text:p>L2 cache lines filling L2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1H</text:p>
          </table:table-cell>
          <table:table-cell table:style-name="ce7" table:formula="of:=&quot;r&quot;&amp; LOWER(CONCATENATE(MID([.D193];1;2);MID([.C193];1;2)))" office:value-type="string" office:string-value="r01f2" calcext:value-type="string">
            <text:p>r01f2</text:p>
          </table:table-cell>
          <table:table-cell table:style-name="ce1"/>
          <table:table-cell table:style-name="ce6" office:value-type="string" calcext:value-type="string">
            <text:p>L2_LINES_OUT.DEMAND_CLEAN</text:p>
          </table:table-cell>
          <table:table-cell table:style-name="ce6" office:value-type="string" calcext:value-type="string">
            <text:p>Clean L2 cache lines evicted by deman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2H</text:p>
          </table:table-cell>
          <table:table-cell table:style-name="ce7" table:formula="of:=&quot;r&quot;&amp; LOWER(CONCATENATE(MID([.D194];1;2);MID([.C194];1;2)))" office:value-type="string" office:string-value="r02f2" calcext:value-type="string">
            <text:p>r02f2</text:p>
          </table:table-cell>
          <table:table-cell table:style-name="ce1"/>
          <table:table-cell table:style-name="ce6" office:value-type="string" calcext:value-type="string">
            <text:p>L2_LINES_OUT.DEMAND_DIRTY</text:p>
          </table:table-cell>
          <table:table-cell table:style-name="ce6" office:value-type="string" calcext:value-type="string">
            <text:p>Dirty L2 cache lines evicted by deman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4H</text:p>
          </table:table-cell>
          <table:table-cell table:style-name="ce7" table:formula="of:=&quot;r&quot;&amp; LOWER(CONCATENATE(MID([.D195];1;2);MID([.C195];1;2)))" office:value-type="string" office:string-value="r04f2" calcext:value-type="string">
            <text:p>r04f2</text:p>
          </table:table-cell>
          <table:table-cell table:style-name="ce1"/>
          <table:table-cell table:style-name="ce6" office:value-type="string" calcext:value-type="string">
            <text:p>L2_LINES_OUT.PF_CLEAN</text:p>
          </table:table-cell>
          <table:table-cell table:style-name="ce6" office:value-type="string" calcext:value-type="string">
            <text:p>Clean L2 cache lines evicted by the MLC prefetcher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8H</text:p>
          </table:table-cell>
          <table:table-cell table:style-name="ce7" table:formula="of:=&quot;r&quot;&amp; LOWER(CONCATENATE(MID([.D196];1;2);MID([.C196];1;2)))" office:value-type="string" office:string-value="r08f2" calcext:value-type="string">
            <text:p>r08f2</text:p>
          </table:table-cell>
          <table:table-cell table:style-name="ce1"/>
          <table:table-cell table:style-name="ce6" office:value-type="string" calcext:value-type="string">
            <text:p>L2_LINES_OUT.PF_DIRTY</text:p>
          </table:table-cell>
          <table:table-cell table:style-name="ce6" office:value-type="string" calcext:value-type="string">
            <text:p>Dirty L2 cache lines evicted by the MLC prefetcher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F2H</text:p>
          </table:table-cell>
          <table:table-cell table:style-name="ce6" office:value-type="string" calcext:value-type="string">
            <text:p>0AH</text:p>
          </table:table-cell>
          <table:table-cell table:style-name="ce7" table:formula="of:=&quot;r&quot;&amp; LOWER(CONCATENATE(MID([.D197];1;2);MID([.C197];1;2)))" office:value-type="string" office:string-value="r0af2" calcext:value-type="string">
            <text:p>r0af2</text:p>
          </table:table-cell>
          <table:table-cell table:style-name="ce1"/>
          <table:table-cell table:style-name="ce6" office:value-type="string" calcext:value-type="string">
            <text:p>L2_LINES_OUT.DIRTY_ALL</text:p>
          </table:table-cell>
          <table:table-cell table:style-name="ce6" office:value-type="string" calcext:value-type="string">
            <text:p>Dirty L2 cache lines filling the L2.</text:p>
          </table:table-cell>
          <table:table-cell table:style-name="ce1"/>
          <table:table-cell/>
        </table:table-row>
        <table:table-row table:style-name="ro1" table:number-rows-repeated="104837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aswell" table:style-name="ta1">
        <table:table-column table:style-name="co9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ased on Table 19-2 in “Architectures Software Deceloper's Manual, Volume 3B”, Septemper 201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9"/>
          <table:table-cell table:number-columns-repeated="4"/>
        </table:table-row>
        <table:table-row table:style-name="ro3">
          <table:table-cell table:number-columns-repeated="2"/>
          <table:table-cell table:style-name="ce5" office:value-type="string" calcext:value-type="string">
            <text:p>Event</text:p>
            <text:p>Num.</text:p>
          </table:table-cell>
          <table:table-cell table:style-name="ce5" office:value-type="string" calcext:value-type="string">
            <text:p>Umask</text:p>
            <text:p>Value</text:p>
          </table:table-cell>
          <table:table-cell table:style-name="ce5" office:value-type="string" calcext:value-type="string">
            <text:p>Cmask</text:p>
            <text:p>Value</text:p>
          </table:table-cell>
          <table:table-cell table:style-name="ce5" office:value-type="string" calcext:value-type="string">
            <text:p>Perf</text:p>
            <text:p>Event</text:p>
          </table:table-cell>
          <table:table-cell table:style-name="ce5" office:value-type="string" calcext:value-type="string">
            <text:p>Perf</text:p>
            <text:p>Mnemonic</text:p>
          </table:table-cell>
          <table:table-cell table:style-name="ce5" office:value-type="string" calcext:value-type="string">
            <text:p>Event Mask Mnemonic</text:p>
          </table:table-cell>
          <table:table-cell table:style-name="ce5" office:value-type="string" calcext:value-type="string">
            <text:p>Description</text:p>
          </table:table-cell>
          <table:table-cell table:style-name="ce38" office:value-type="string" calcext:value-type="string">
            <text:p>Comment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03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5];1;2);MID([.C5];1;2)))" office:value-type="string" office:string-value="r0203" calcext:value-type="string">
            <text:p>r0203</text:p>
          </table:table-cell>
          <table:table-cell table:style-name="ce15"/>
          <table:table-cell table:style-name="ce15" office:value-type="string" calcext:value-type="string">
            <text:p>LD_BLOCKS.STORE_FORWARD</text:p>
          </table:table-cell>
          <table:table-cell table:style-name="ce15" office:value-type="string" calcext:value-type="string">
            <text:p>loads blocked by overlapping with store buffer that cannot be forwarded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03H</text:p>
          </table:table-cell>
          <table:table-cell table:style-name="ce15" office:value-type="string" calcext:value-type="string">
            <text:p>08H</text:p>
          </table:table-cell>
          <table:table-cell table:style-name="ce15"/>
          <table:table-cell table:style-name="ce7" table:formula="of:=&quot;r&quot; &amp; LOWER(CONCATENATE(MID([.D6];1;2);MID([.C6];1;2)))" office:value-type="string" office:string-value="r0803" calcext:value-type="string">
            <text:p>r0803</text:p>
          </table:table-cell>
          <table:table-cell table:style-name="ce15"/>
          <table:table-cell table:style-name="ce15" office:value-type="string" calcext:value-type="string">
            <text:p>LD_BLOCKS.NO_SR</text:p>
          </table:table-cell>
          <table:table-cell table:style-name="ce15" office:value-type="string" calcext:value-type="string">
            <text:p>The number of times that split load operations are temporarily blocked because all resources for handling the split accesses are in use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05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7];1;2);MID([.C7];1;2)))" office:value-type="string" office:string-value="r0105" calcext:value-type="string">
            <text:p>r0105</text:p>
          </table:table-cell>
          <table:table-cell table:style-name="ce15"/>
          <table:table-cell table:style-name="ce15" office:value-type="string" calcext:value-type="string">
            <text:p>MISALIGN_MEM_REF.LOADS</text:p>
          </table:table-cell>
          <table:table-cell table:style-name="ce15" office:value-type="string" calcext:value-type="string">
            <text:p>Speculative cache-line split load uops dispatched to L1D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05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8];1;2);MID([.C8];1;2)))" office:value-type="string" office:string-value="r0205" calcext:value-type="string">
            <text:p>r0205</text:p>
          </table:table-cell>
          <table:table-cell table:style-name="ce15"/>
          <table:table-cell table:style-name="ce15" office:value-type="string" calcext:value-type="string">
            <text:p>MISALIGN_MEM_REF.STORES</text:p>
          </table:table-cell>
          <table:table-cell table:style-name="ce15" office:value-type="string" calcext:value-type="string">
            <text:p>Speculative cache-line split Store-address uops dispatched to L1D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07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9];1;2);MID([.C9];1;2)))" office:value-type="string" office:string-value="r0107" calcext:value-type="string">
            <text:p>r0107</text:p>
          </table:table-cell>
          <table:table-cell table:style-name="ce15"/>
          <table:table-cell table:style-name="ce15" office:value-type="string" calcext:value-type="string">
            <text:p>LD_BLOCKS_PARTIAL.ADDRESS_ALIAS</text:p>
          </table:table-cell>
          <table:table-cell table:style-name="ce15" office:value-type="string" calcext:value-type="string">
            <text:p>False dependencies in MOB due to partial compare on address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08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10];1;2);MID([.C10];1;2)))" office:value-type="string" office:string-value="r0108" calcext:value-type="string">
            <text:p>r0108</text:p>
          </table:table-cell>
          <table:table-cell table:style-name="ce15"/>
          <table:table-cell table:style-name="ce15" office:value-type="string" calcext:value-type="string">
            <text:p>DTLB_LOAD_MISSES.MISS_CAUSES_A_WALK</text:p>
          </table:table-cell>
          <table:table-cell table:style-name="ce15" office:value-type="string" calcext:value-type="string">
            <text:p>Misses in all TLB levels that cause a page walk of any page size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08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11];1;2);MID([.C11];1;2)))" office:value-type="string" office:string-value="r0208" calcext:value-type="string">
            <text:p>r0208</text:p>
          </table:table-cell>
          <table:table-cell table:style-name="ce15"/>
          <table:table-cell table:style-name="ce15" office:value-type="string" calcext:value-type="string">
            <text:p>DTLB_LOAD_MISSES.WALK_COMPLETED_4K</text:p>
          </table:table-cell>
          <table:table-cell table:style-name="ce15" office:value-type="string" calcext:value-type="string">
            <text:p>Completed page walks due to demand load misses that caused 4K page walks in any TLB levels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08H</text:p>
          </table:table-cell>
          <table:table-cell table:style-name="ce15" office:value-type="string" calcext:value-type="string">
            <text:p>04H</text:p>
          </table:table-cell>
          <table:table-cell table:style-name="ce15"/>
          <table:table-cell table:style-name="ce7" table:formula="of:=&quot;r&quot; &amp; LOWER(CONCATENATE(MID([.D12];1;2);MID([.C12];1;2)))" office:value-type="string" office:string-value="r0408" calcext:value-type="string">
            <text:p>r0408</text:p>
          </table:table-cell>
          <table:table-cell table:style-name="ce15"/>
          <table:table-cell table:style-name="ce15" office:value-type="string" calcext:value-type="string">
            <text:p>DTLB_LOAD_MISSES.WALK_COMPLETED_2M_4M</text:p>
          </table:table-cell>
          <table:table-cell table:style-name="ce15" office:value-type="string" calcext:value-type="string">
            <text:p>Completed page walks due to demand load misses that caused 2M/4M page walks in any TLB levels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08H</text:p>
          </table:table-cell>
          <table:table-cell table:style-name="ce15" office:value-type="string" calcext:value-type="string">
            <text:p>0EH</text:p>
          </table:table-cell>
          <table:table-cell table:style-name="ce15"/>
          <table:table-cell table:style-name="ce7" table:formula="of:=&quot;r&quot; &amp; LOWER(CONCATENATE(MID([.D13];1;2);MID([.C13];1;2)))" office:value-type="string" office:string-value="r0e08" calcext:value-type="string">
            <text:p>r0e08</text:p>
          </table:table-cell>
          <table:table-cell table:style-name="ce15"/>
          <table:table-cell table:style-name="ce15" office:value-type="string" calcext:value-type="string">
            <text:p>DTLB_LOAD_MISSES.WALK_COMPLETED</text:p>
          </table:table-cell>
          <table:table-cell table:style-name="ce15" office:value-type="string" calcext:value-type="string">
            <text:p>Completed page walks in any TLB of any page size due to demand load misses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08H</text:p>
          </table:table-cell>
          <table:table-cell table:style-name="ce15" office:value-type="string" calcext:value-type="string">
            <text:p>10H</text:p>
          </table:table-cell>
          <table:table-cell table:style-name="ce15"/>
          <table:table-cell table:style-name="ce7" table:formula="of:=&quot;r&quot; &amp; LOWER(CONCATENATE(MID([.D14];1;2);MID([.C14];1;2)))" office:value-type="string" office:string-value="r1008" calcext:value-type="string">
            <text:p>r1008</text:p>
          </table:table-cell>
          <table:table-cell table:style-name="ce15"/>
          <table:table-cell table:style-name="ce15" office:value-type="string" calcext:value-type="string">
            <text:p>DTLB_LOAD_MISSES.WALK_DURATION</text:p>
          </table:table-cell>
          <table:table-cell table:style-name="ce15" office:value-type="string" calcext:value-type="string">
            <text:p>Cycle PMH is busy with a walk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08H</text:p>
          </table:table-cell>
          <table:table-cell table:style-name="ce15" office:value-type="string" calcext:value-type="string">
            <text:p>20H</text:p>
          </table:table-cell>
          <table:table-cell table:style-name="ce15"/>
          <table:table-cell table:style-name="ce7" table:formula="of:=&quot;r&quot; &amp; LOWER(CONCATENATE(MID([.D15];1;2);MID([.C15];1;2)))" office:value-type="string" office:string-value="r2008" calcext:value-type="string">
            <text:p>r2008</text:p>
          </table:table-cell>
          <table:table-cell table:style-name="ce15"/>
          <table:table-cell table:style-name="ce15" office:value-type="string" calcext:value-type="string">
            <text:p>DTLB_LOAD_MISSES.STLB_HIT_4K</text:p>
          </table:table-cell>
          <table:table-cell table:style-name="ce15" office:value-type="string" calcext:value-type="string">
            <text:p>Load misses that missed DTLB but hit STLB (4K)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08H</text:p>
          </table:table-cell>
          <table:table-cell table:style-name="ce15" office:value-type="string" calcext:value-type="string">
            <text:p>40H</text:p>
          </table:table-cell>
          <table:table-cell table:style-name="ce15"/>
          <table:table-cell table:style-name="ce7" table:formula="of:=&quot;r&quot; &amp; LOWER(CONCATENATE(MID([.D16];1;2);MID([.C16];1;2)))" office:value-type="string" office:string-value="r4008" calcext:value-type="string">
            <text:p>r4008</text:p>
          </table:table-cell>
          <table:table-cell table:style-name="ce15"/>
          <table:table-cell table:style-name="ce15" office:value-type="string" calcext:value-type="string">
            <text:p>DTLB_LOAD_MISSES.STLB_HIT_2M</text:p>
          </table:table-cell>
          <table:table-cell table:style-name="ce15" office:value-type="string" calcext:value-type="string">
            <text:p>Load misses that missed DTLB but hit STLB (2M)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08H</text:p>
          </table:table-cell>
          <table:table-cell table:style-name="ce15" office:value-type="string" calcext:value-type="string">
            <text:p>60H</text:p>
          </table:table-cell>
          <table:table-cell table:style-name="ce15"/>
          <table:table-cell table:style-name="ce7" table:formula="of:=&quot;r&quot; &amp; LOWER(CONCATENATE(MID([.D17];1;2);MID([.C17];1;2)))" office:value-type="string" office:string-value="r6008" calcext:value-type="string">
            <text:p>r6008</text:p>
          </table:table-cell>
          <table:table-cell table:style-name="ce15"/>
          <table:table-cell table:style-name="ce15" office:value-type="string" calcext:value-type="string">
            <text:p>DTLB_LOAD_MISSES.STLB_HIT</text:p>
          </table:table-cell>
          <table:table-cell table:style-name="ce15" office:value-type="string" calcext:value-type="string">
            <text:p>Number of cache load STLB hits. No page walk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08H</text:p>
          </table:table-cell>
          <table:table-cell table:style-name="ce15" office:value-type="string" calcext:value-type="string">
            <text:p>80H</text:p>
          </table:table-cell>
          <table:table-cell table:style-name="ce15"/>
          <table:table-cell table:style-name="ce7" table:formula="of:=&quot;r&quot; &amp; LOWER(CONCATENATE(MID([.D18];1;2);MID([.C18];1;2)))" office:value-type="string" office:string-value="r8008" calcext:value-type="string">
            <text:p>r8008</text:p>
          </table:table-cell>
          <table:table-cell table:style-name="ce15"/>
          <table:table-cell table:style-name="ce15" office:value-type="string" calcext:value-type="string">
            <text:p>DTLB_LOAD_MISSES.PDE_CACHE_MISS</text:p>
          </table:table-cell>
          <table:table-cell table:style-name="ce15" office:value-type="string" calcext:value-type="string">
            <text:p>DTLB demand load misses with low part of linear-to-physical address translation missed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0DH</text:p>
          </table:table-cell>
          <table:table-cell table:style-name="ce15" office:value-type="string" calcext:value-type="string">
            <text:p>03H</text:p>
          </table:table-cell>
          <table:table-cell table:style-name="ce15"/>
          <table:table-cell table:style-name="ce7" table:formula="of:=&quot;r&quot; &amp; LOWER(CONCATENATE(MID([.D19];1;2);MID([.C19];1;2)))" office:value-type="string" office:string-value="r030d" calcext:value-type="string">
            <text:p>r030d</text:p>
          </table:table-cell>
          <table:table-cell table:style-name="ce15"/>
          <table:table-cell table:style-name="ce15" office:value-type="string" calcext:value-type="string">
            <text:p>INT_MISC.RECOVERY_CYCLES</text:p>
          </table:table-cell>
          <table:table-cell table:style-name="ce15" office:value-type="string" calcext:value-type="string">
            <text:p>Cycles waiting to recover after Machine Clears except JEClear. Set Cmask= 1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0E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20];1;2);MID([.C20];1;2)))" office:value-type="string" office:string-value="r010e" calcext:value-type="string">
            <text:p>r010e</text:p>
          </table:table-cell>
          <table:table-cell table:style-name="ce15"/>
          <table:table-cell table:style-name="ce15" office:value-type="string" calcext:value-type="string">
            <text:p>UOPS_ISSUED.ANY</text:p>
          </table:table-cell>
          <table:table-cell table:style-name="ce15" office:value-type="string" calcext:value-type="string">
            <text:p>Increments each cycle the # of Uops issued by the RAT to RS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0EH</text:p>
          </table:table-cell>
          <table:table-cell table:style-name="ce15" office:value-type="string" calcext:value-type="string">
            <text:p>10H</text:p>
          </table:table-cell>
          <table:table-cell table:style-name="ce15"/>
          <table:table-cell table:style-name="ce7" table:formula="of:=&quot;r&quot; &amp; LOWER(CONCATENATE(MID([.D21];1;2);MID([.C21];1;2)))" office:value-type="string" office:string-value="r100e" calcext:value-type="string">
            <text:p>r100e</text:p>
          </table:table-cell>
          <table:table-cell table:style-name="ce15"/>
          <table:table-cell table:style-name="ce15" office:value-type="string" calcext:value-type="string">
            <text:p>UOPS_ISSUED.FLAGS_MERGE</text:p>
          </table:table-cell>
          <table:table-cell table:style-name="ce15" office:value-type="string" calcext:value-type="string">
            <text:p>Number of flags-merge uops allocated. Such uops adds delay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0EH</text:p>
          </table:table-cell>
          <table:table-cell table:style-name="ce15" office:value-type="string" calcext:value-type="string">
            <text:p>20H</text:p>
          </table:table-cell>
          <table:table-cell table:style-name="ce15"/>
          <table:table-cell table:style-name="ce7" table:formula="of:=&quot;r&quot; &amp; LOWER(CONCATENATE(MID([.D22];1;2);MID([.C22];1;2)))" office:value-type="string" office:string-value="r200e" calcext:value-type="string">
            <text:p>r200e</text:p>
          </table:table-cell>
          <table:table-cell table:style-name="ce15"/>
          <table:table-cell table:style-name="ce15" office:value-type="string" calcext:value-type="string">
            <text:p>UOPS_ISSUED.SLOW_LEA</text:p>
          </table:table-cell>
          <table:table-cell table:style-name="ce15" office:value-type="string" calcext:value-type="string">
            <text:p>Number of slow LEA or similar uops allocated. Such uop has 3 sources (e.g. 2 sources + immediate) regardless if as a result of LEA instruction or not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0EH</text:p>
          </table:table-cell>
          <table:table-cell table:style-name="ce15" office:value-type="string" calcext:value-type="string">
            <text:p>40H</text:p>
          </table:table-cell>
          <table:table-cell table:style-name="ce15"/>
          <table:table-cell table:style-name="ce7" table:formula="of:=&quot;r&quot; &amp; LOWER(CONCATENATE(MID([.D23];1;2);MID([.C23];1;2)))" office:value-type="string" office:string-value="r400e" calcext:value-type="string">
            <text:p>r400e</text:p>
          </table:table-cell>
          <table:table-cell table:style-name="ce15"/>
          <table:table-cell table:style-name="ce15" office:value-type="string" calcext:value-type="string">
            <text:p>UOPS_ISSUED.SiNGLE_MUL</text:p>
          </table:table-cell>
          <table:table-cell table:style-name="ce15" office:value-type="string" calcext:value-type="string">
            <text:p>Number of multiply packed/scalar single precision uops allocated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24H</text:p>
          </table:table-cell>
          <table:table-cell table:style-name="ce15" office:value-type="string" calcext:value-type="string">
            <text:p>21H</text:p>
          </table:table-cell>
          <table:table-cell table:style-name="ce15"/>
          <table:table-cell table:style-name="ce7" table:formula="of:=&quot;r&quot; &amp; LOWER(CONCATENATE(MID([.D24];1;2);MID([.C24];1;2)))" office:value-type="string" office:string-value="r2124" calcext:value-type="string">
            <text:p>r2124</text:p>
          </table:table-cell>
          <table:table-cell table:style-name="ce15"/>
          <table:table-cell table:style-name="ce15" office:value-type="string" calcext:value-type="string">
            <text:p>L2_RQSTS.DEMAND_DATA_RD_MISS</text:p>
          </table:table-cell>
          <table:table-cell table:style-name="ce15" office:value-type="string" calcext:value-type="string">
            <text:p>Demand Data Read requests that missed L2, no rejects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24H</text:p>
          </table:table-cell>
          <table:table-cell table:style-name="ce15" office:value-type="string" calcext:value-type="string">
            <text:p>41H</text:p>
          </table:table-cell>
          <table:table-cell table:style-name="ce15"/>
          <table:table-cell table:style-name="ce7" table:formula="of:=&quot;r&quot; &amp; LOWER(CONCATENATE(MID([.D25];1;2);MID([.C25];1;2)))" office:value-type="string" office:string-value="r4124" calcext:value-type="string">
            <text:p>r4124</text:p>
          </table:table-cell>
          <table:table-cell table:style-name="ce15"/>
          <table:table-cell table:style-name="ce15" office:value-type="string" calcext:value-type="string">
            <text:p>L2_RQSTS.DEMAND_DATA_RD_HIT</text:p>
          </table:table-cell>
          <table:table-cell table:style-name="ce15" office:value-type="string" calcext:value-type="string">
            <text:p>Demand Data Read requests that hit L2 cache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24H</text:p>
          </table:table-cell>
          <table:table-cell table:style-name="ce15" office:value-type="string" calcext:value-type="string">
            <text:p>E1H</text:p>
          </table:table-cell>
          <table:table-cell table:style-name="ce15"/>
          <table:table-cell table:style-name="ce7" table:formula="of:=&quot;r&quot; &amp; LOWER(CONCATENATE(MID([.D26];1;2);MID([.C26];1;2)))" office:value-type="string" office:string-value="re124" calcext:value-type="string">
            <text:p>re124</text:p>
          </table:table-cell>
          <table:table-cell table:style-name="ce15"/>
          <table:table-cell table:style-name="ce15" office:value-type="string" calcext:value-type="string">
            <text:p>L2_RQSTS.ALL_DEMAND_DATA_RD</text:p>
          </table:table-cell>
          <table:table-cell table:style-name="ce15" office:value-type="string" calcext:value-type="string">
            <text:p>Counts any demand and L1 HW prefetch data load requests to L2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24H</text:p>
          </table:table-cell>
          <table:table-cell table:style-name="ce15" office:value-type="string" calcext:value-type="string">
            <text:p>42H</text:p>
          </table:table-cell>
          <table:table-cell table:style-name="ce15"/>
          <table:table-cell table:style-name="ce7" table:formula="of:=&quot;r&quot; &amp; LOWER(CONCATENATE(MID([.D27];1;2);MID([.C27];1;2)))" office:value-type="string" office:string-value="r4224" calcext:value-type="string">
            <text:p>r4224</text:p>
          </table:table-cell>
          <table:table-cell table:style-name="ce15"/>
          <table:table-cell table:style-name="ce15" office:value-type="string" calcext:value-type="string">
            <text:p>L2_RQSTS.RFO_HIT</text:p>
          </table:table-cell>
          <table:table-cell table:style-name="ce15" office:value-type="string" calcext:value-type="string">
            <text:p>Counts the number of store RFO requests that hit the L2 cache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24H</text:p>
          </table:table-cell>
          <table:table-cell table:style-name="ce15" office:value-type="string" calcext:value-type="string">
            <text:p>22H</text:p>
          </table:table-cell>
          <table:table-cell table:style-name="ce15"/>
          <table:table-cell table:style-name="ce7" table:formula="of:=&quot;r&quot; &amp; LOWER(CONCATENATE(MID([.D28];1;2);MID([.C28];1;2)))" office:value-type="string" office:string-value="r2224" calcext:value-type="string">
            <text:p>r2224</text:p>
          </table:table-cell>
          <table:table-cell table:style-name="ce15"/>
          <table:table-cell table:style-name="ce15" office:value-type="string" calcext:value-type="string">
            <text:p>L2_RQSTS.RFO_MISS</text:p>
          </table:table-cell>
          <table:table-cell table:style-name="ce15" office:value-type="string" calcext:value-type="string">
            <text:p>Counts the number of store RFO requests that miss the L2 cache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24H</text:p>
          </table:table-cell>
          <table:table-cell table:style-name="ce15" office:value-type="string" calcext:value-type="string">
            <text:p>E2H</text:p>
          </table:table-cell>
          <table:table-cell table:style-name="ce15"/>
          <table:table-cell table:style-name="ce7" table:formula="of:=&quot;r&quot; &amp; LOWER(CONCATENATE(MID([.D29];1;2);MID([.C29];1;2)))" office:value-type="string" office:string-value="re224" calcext:value-type="string">
            <text:p>re224</text:p>
          </table:table-cell>
          <table:table-cell table:style-name="ce15"/>
          <table:table-cell table:style-name="ce15" office:value-type="string" calcext:value-type="string">
            <text:p>L2_RQSTS.ALL_RFO</text:p>
          </table:table-cell>
          <table:table-cell table:style-name="ce15" office:value-type="string" calcext:value-type="string">
            <text:p>Counts all L2 store RFO requests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24H</text:p>
          </table:table-cell>
          <table:table-cell table:style-name="ce15" office:value-type="string" calcext:value-type="string">
            <text:p>44H</text:p>
          </table:table-cell>
          <table:table-cell table:style-name="ce15"/>
          <table:table-cell table:style-name="ce7" table:formula="of:=&quot;r&quot; &amp; LOWER(CONCATENATE(MID([.D30];1;2);MID([.C30];1;2)))" office:value-type="string" office:string-value="r4424" calcext:value-type="string">
            <text:p>r4424</text:p>
          </table:table-cell>
          <table:table-cell table:style-name="ce15"/>
          <table:table-cell table:style-name="ce15" office:value-type="string" calcext:value-type="string">
            <text:p>L2_RQSTS.CODE_RD_HIT</text:p>
          </table:table-cell>
          <table:table-cell table:style-name="ce15" office:value-type="string" calcext:value-type="string">
            <text:p>Number of instruction fetches that hit the L2 cache.</text:p>
          </table:table-cell>
          <table:table-cell table:style-name="ce15"/>
        </table:table-row>
        <table:table-row table:style-name="ro1">
          <table:table-cell table:number-columns-repeated="2"/>
          <table:table-cell table:number-columns-repeated="2" table:style-name="ce15" office:value-type="string" calcext:value-type="string">
            <text:p>24H</text:p>
          </table:table-cell>
          <table:table-cell table:style-name="ce15"/>
          <table:table-cell table:style-name="ce7" table:formula="of:=&quot;r&quot; &amp; LOWER(CONCATENATE(MID([.D31];1;2);MID([.C31];1;2)))" office:value-type="string" office:string-value="r2424" calcext:value-type="string">
            <text:p>r2424</text:p>
          </table:table-cell>
          <table:table-cell table:style-name="ce15"/>
          <table:table-cell table:style-name="ce15" office:value-type="string" calcext:value-type="string">
            <text:p>L2_RQSTS.CODE_RD_MISS</text:p>
          </table:table-cell>
          <table:table-cell table:style-name="ce15" office:value-type="string" calcext:value-type="string">
            <text:p>Number of instruction fetches that missed the L2 cache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24H</text:p>
          </table:table-cell>
          <table:table-cell table:style-name="ce15" office:value-type="string" calcext:value-type="string">
            <text:p>27H</text:p>
          </table:table-cell>
          <table:table-cell table:style-name="ce15"/>
          <table:table-cell table:style-name="ce7" table:formula="of:=&quot;r&quot; &amp; LOWER(CONCATENATE(MID([.D32];1;2);MID([.C32];1;2)))" office:value-type="string" office:string-value="r2724" calcext:value-type="string">
            <text:p>r2724</text:p>
          </table:table-cell>
          <table:table-cell table:style-name="ce15"/>
          <table:table-cell table:style-name="ce15" office:value-type="string" calcext:value-type="string">
            <text:p>L2_RQSTS.ALL_DEMAND_MISS</text:p>
          </table:table-cell>
          <table:table-cell table:style-name="ce15" office:value-type="string" calcext:value-type="string">
            <text:p>Demand requests that miss L2 cache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24H</text:p>
          </table:table-cell>
          <table:table-cell table:style-name="ce15" office:value-type="string" calcext:value-type="string">
            <text:p>E7H</text:p>
          </table:table-cell>
          <table:table-cell table:style-name="ce15"/>
          <table:table-cell table:style-name="ce7" table:formula="of:=&quot;r&quot; &amp; LOWER(CONCATENATE(MID([.D33];1;2);MID([.C33];1;2)))" office:value-type="string" office:string-value="re724" calcext:value-type="string">
            <text:p>re724</text:p>
          </table:table-cell>
          <table:table-cell table:style-name="ce15"/>
          <table:table-cell table:style-name="ce15" office:value-type="string" calcext:value-type="string">
            <text:p>L2_RQSTS.ALL_DEMAND_REFERENCES</text:p>
          </table:table-cell>
          <table:table-cell table:style-name="ce15" office:value-type="string" calcext:value-type="string">
            <text:p>Demand requests to L2 cache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24H</text:p>
          </table:table-cell>
          <table:table-cell table:style-name="ce15" office:value-type="string" calcext:value-type="string">
            <text:p>E4H</text:p>
          </table:table-cell>
          <table:table-cell table:style-name="ce15"/>
          <table:table-cell table:style-name="ce7" table:formula="of:=&quot;r&quot; &amp; LOWER(CONCATENATE(MID([.D34];1;2);MID([.C34];1;2)))" office:value-type="string" office:string-value="re424" calcext:value-type="string">
            <text:p>re424</text:p>
          </table:table-cell>
          <table:table-cell table:style-name="ce15"/>
          <table:table-cell table:style-name="ce15" office:value-type="string" calcext:value-type="string">
            <text:p>L2_RQSTS.ALL_CODE_RD</text:p>
          </table:table-cell>
          <table:table-cell table:style-name="ce15" office:value-type="string" calcext:value-type="string">
            <text:p>Counts all L2 code requests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24H</text:p>
          </table:table-cell>
          <table:table-cell table:style-name="ce15" office:value-type="string" calcext:value-type="string">
            <text:p>50H</text:p>
          </table:table-cell>
          <table:table-cell table:style-name="ce15"/>
          <table:table-cell table:style-name="ce7" table:formula="of:=&quot;r&quot; &amp; LOWER(CONCATENATE(MID([.D35];1;2);MID([.C35];1;2)))" office:value-type="string" office:string-value="r5024" calcext:value-type="string">
            <text:p>r5024</text:p>
          </table:table-cell>
          <table:table-cell table:style-name="ce15"/>
          <table:table-cell table:style-name="ce15" office:value-type="string" calcext:value-type="string">
            <text:p>L2_RQSTS.L2_PF_HIT</text:p>
          </table:table-cell>
          <table:table-cell table:style-name="ce15" office:value-type="string" calcext:value-type="string">
            <text:p>Counts all L2 HW prefetcher requests that hit L2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24H</text:p>
          </table:table-cell>
          <table:table-cell table:style-name="ce15" office:value-type="string" calcext:value-type="string">
            <text:p>30H</text:p>
          </table:table-cell>
          <table:table-cell table:style-name="ce15"/>
          <table:table-cell table:style-name="ce7" table:formula="of:=&quot;r&quot; &amp; LOWER(CONCATENATE(MID([.D36];1;2);MID([.C36];1;2)))" office:value-type="string" office:string-value="r3024" calcext:value-type="string">
            <text:p>r3024</text:p>
          </table:table-cell>
          <table:table-cell table:style-name="ce15"/>
          <table:table-cell table:style-name="ce15" office:value-type="string" calcext:value-type="string">
            <text:p>L2_RQSTS.L2_PF_MISS</text:p>
          </table:table-cell>
          <table:table-cell table:style-name="ce15" office:value-type="string" calcext:value-type="string">
            <text:p>Counts all L2 HW prefetcher requests that missed L2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24H</text:p>
          </table:table-cell>
          <table:table-cell table:style-name="ce15" office:value-type="string" calcext:value-type="string">
            <text:p>F8H</text:p>
          </table:table-cell>
          <table:table-cell table:style-name="ce15"/>
          <table:table-cell table:style-name="ce7" table:formula="of:=&quot;r&quot; &amp; LOWER(CONCATENATE(MID([.D37];1;2);MID([.C37];1;2)))" office:value-type="string" office:string-value="rf824" calcext:value-type="string">
            <text:p>rf824</text:p>
          </table:table-cell>
          <table:table-cell table:style-name="ce15"/>
          <table:table-cell table:style-name="ce15" office:value-type="string" calcext:value-type="string">
            <text:p>L2_RQSTS.ALL_PF</text:p>
          </table:table-cell>
          <table:table-cell table:style-name="ce15" office:value-type="string" calcext:value-type="string">
            <text:p>Counts all L2 HW prefetcher requests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24H</text:p>
          </table:table-cell>
          <table:table-cell table:style-name="ce15" office:value-type="string" calcext:value-type="string">
            <text:p>3FH</text:p>
          </table:table-cell>
          <table:table-cell table:style-name="ce15"/>
          <table:table-cell table:style-name="ce7" table:formula="of:=&quot;r&quot; &amp; LOWER(CONCATENATE(MID([.D38];1;2);MID([.C38];1;2)))" office:value-type="string" office:string-value="r3f24" calcext:value-type="string">
            <text:p>r3f24</text:p>
          </table:table-cell>
          <table:table-cell table:style-name="ce15"/>
          <table:table-cell table:style-name="ce15" office:value-type="string" calcext:value-type="string">
            <text:p>L2_RQSTS.MISS</text:p>
          </table:table-cell>
          <table:table-cell table:style-name="ce15" office:value-type="string" calcext:value-type="string">
            <text:p>All requests that missed L2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24H</text:p>
          </table:table-cell>
          <table:table-cell table:style-name="ce15" office:value-type="string" calcext:value-type="string">
            <text:p>FFH</text:p>
          </table:table-cell>
          <table:table-cell table:style-name="ce15"/>
          <table:table-cell table:style-name="ce7" table:formula="of:=&quot;r&quot; &amp; LOWER(CONCATENATE(MID([.D39];1;2);MID([.C39];1;2)))" office:value-type="string" office:string-value="rff24" calcext:value-type="string">
            <text:p>rff24</text:p>
          </table:table-cell>
          <table:table-cell table:style-name="ce15"/>
          <table:table-cell table:style-name="ce15" office:value-type="string" calcext:value-type="string">
            <text:p>L2_RQSTS.REFERENCES</text:p>
          </table:table-cell>
          <table:table-cell table:style-name="ce15" office:value-type="string" calcext:value-type="string">
            <text:p>All requests to L2 cache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27H</text:p>
          </table:table-cell>
          <table:table-cell table:style-name="ce15" office:value-type="string" calcext:value-type="string">
            <text:p>50H</text:p>
          </table:table-cell>
          <table:table-cell table:style-name="ce15"/>
          <table:table-cell table:style-name="ce7" table:formula="of:=&quot;r&quot; &amp; LOWER(CONCATENATE(MID([.D40];1;2);MID([.C40];1;2)))" office:value-type="string" office:string-value="r5027" calcext:value-type="string">
            <text:p>r5027</text:p>
          </table:table-cell>
          <table:table-cell table:style-name="ce15"/>
          <table:table-cell table:style-name="ce15" office:value-type="string" calcext:value-type="string">
            <text:p>L2_DEMAND_RQSTS.WB_HIT</text:p>
          </table:table-cell>
          <table:table-cell table:style-name="ce15" office:value-type="string" calcext:value-type="string">
            <text:p>Not rejected writebacks that hit L2 cache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2EH</text:p>
          </table:table-cell>
          <table:table-cell table:style-name="ce15" office:value-type="string" calcext:value-type="string">
            <text:p>4FH</text:p>
          </table:table-cell>
          <table:table-cell table:style-name="ce15"/>
          <table:table-cell table:style-name="ce7" table:formula="of:=&quot;r&quot; &amp; LOWER(CONCATENATE(MID([.D41];1;2);MID([.C41];1;2)))" office:value-type="string" office:string-value="r4f2e" calcext:value-type="string">
            <text:p>r4f2e</text:p>
          </table:table-cell>
          <table:table-cell table:style-name="ce15" office:value-type="string" calcext:value-type="string">
            <text:p>cache-references</text:p>
          </table:table-cell>
          <table:table-cell table:style-name="ce15" office:value-type="string" calcext:value-type="string">
            <text:p>LONGEST_LAT_CACHE.REFERENCE</text:p>
          </table:table-cell>
          <table:table-cell table:style-name="ce15" office:value-type="string" calcext:value-type="string">
            <text:p>This event counts requests originating from the core that reference a cache line in the last level cache.</text:p>
          </table:table-cell>
          <table:table-cell table:style-name="ce15" office:value-type="string" calcext:value-type="string">
            <text:p>see Table 19-1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2EH</text:p>
          </table:table-cell>
          <table:table-cell table:style-name="ce15" office:value-type="string" calcext:value-type="string">
            <text:p>41H</text:p>
          </table:table-cell>
          <table:table-cell table:style-name="ce15"/>
          <table:table-cell table:style-name="ce7" table:formula="of:=&quot;r&quot; &amp; LOWER(CONCATENATE(MID([.D42];1;2);MID([.C42];1;2)))" office:value-type="string" office:string-value="r412e" calcext:value-type="string">
            <text:p>r412e</text:p>
          </table:table-cell>
          <table:table-cell table:style-name="ce15" office:value-type="string" calcext:value-type="string">
            <text:p>cache-misses</text:p>
          </table:table-cell>
          <table:table-cell table:style-name="ce15" office:value-type="string" calcext:value-type="string">
            <text:p>LONGEST_LAT_CACHE.MISS</text:p>
          </table:table-cell>
          <table:table-cell table:style-name="ce15" office:value-type="string" calcext:value-type="string">
            <text:p>This event counts each cache miss condition for references to the last level cache.</text:p>
          </table:table-cell>
          <table:table-cell table:style-name="ce15" office:value-type="string" calcext:value-type="string">
            <text:p>see Table 19-1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3CH</text:p>
          </table:table-cell>
          <table:table-cell table:style-name="ce15" office:value-type="string" calcext:value-type="string">
            <text:p>00H</text:p>
          </table:table-cell>
          <table:table-cell table:style-name="ce15"/>
          <table:table-cell table:style-name="ce7" table:formula="of:=&quot;r&quot; &amp; LOWER(CONCATENATE(MID([.D43];1;2);MID([.C43];1;2)))" office:value-type="string" office:string-value="r003c" calcext:value-type="string">
            <text:p>r003c</text:p>
          </table:table-cell>
          <table:table-cell table:style-name="ce15" office:value-type="string" calcext:value-type="string">
            <text:p>cycles</text:p>
          </table:table-cell>
          <table:table-cell table:style-name="ce15" office:value-type="string" calcext:value-type="string">
            <text:p>CPU_CLK_UNHALTED.THREAD_P</text:p>
          </table:table-cell>
          <table:table-cell table:style-name="ce15" office:value-type="string" calcext:value-type="string">
            <text:p>Counts the number of thread cycles while the thread is not in a halt state. The thread enters the halt state when it is running the HLT instruction. The core frequency may change from time to time due to power or thermal throttling.</text:p>
          </table:table-cell>
          <table:table-cell table:style-name="ce15" office:value-type="string" calcext:value-type="string">
            <text:p>see Table 19-1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3C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44];1;2);MID([.C44];1;2)))" office:value-type="string" office:string-value="r013c" calcext:value-type="string">
            <text:p>r013c</text:p>
          </table:table-cell>
          <table:table-cell table:style-name="ce15" office:value-type="string" calcext:value-type="string">
            <text:p>bus-cycles</text:p>
          </table:table-cell>
          <table:table-cell table:style-name="ce15" office:value-type="string" calcext:value-type="string">
            <text:p>CPU_CLK_THREAD_UNHALTED.REF_XCLK</text:p>
          </table:table-cell>
          <table:table-cell table:style-name="ce15" office:value-type="string" calcext:value-type="string">
            <text:p>Increments at the frequency of XCLK (100 Mhz) when not halted.</text:p>
          </table:table-cell>
          <table:table-cell table:style-name="ce15" office:value-type="string" calcext:value-type="string">
            <text:p>see Table 19-1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48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45];1;2);MID([.C45];1;2)))" office:value-type="string" office:string-value="r0148" calcext:value-type="string">
            <text:p>r0148</text:p>
          </table:table-cell>
          <table:table-cell table:style-name="ce15"/>
          <table:table-cell table:style-name="ce15" office:value-type="string" calcext:value-type="string">
            <text:p>L1D_PEND_MISS.PENDING</text:p>
          </table:table-cell>
          <table:table-cell table:style-name="ce15" office:value-type="string" calcext:value-type="string">
            <text:p>Increments the number of outstanding L1D misses every cycle. Set Cmaks = 1 and Edge =1 to count occurrences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49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46];1;2);MID([.C46];1;2)))" office:value-type="string" office:string-value="r0149" calcext:value-type="string">
            <text:p>r0149</text:p>
          </table:table-cell>
          <table:table-cell table:style-name="ce15"/>
          <table:table-cell table:style-name="ce15" office:value-type="string" calcext:value-type="string">
            <text:p>DTLB_STORE_MISSES.MISS_CAUSES_A_WALK</text:p>
          </table:table-cell>
          <table:table-cell table:style-name="ce15" office:value-type="string" calcext:value-type="string">
            <text:p>Miss in all TLB levels causes an page walk of any page size (4K/2M/4M/1G)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49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47];1;2);MID([.C47];1;2)))" office:value-type="string" office:string-value="r0249" calcext:value-type="string">
            <text:p>r0249</text:p>
          </table:table-cell>
          <table:table-cell table:style-name="ce15"/>
          <table:table-cell table:style-name="ce15" office:value-type="string" calcext:value-type="string">
            <text:p>DTLB_STORE_MISSES.WALK_COMPLETED_4K</text:p>
          </table:table-cell>
          <table:table-cell table:style-name="ce15" office:value-type="string" calcext:value-type="string">
            <text:p>Completed page walks due to store misses in one or more TLB levels of 4K page structure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49H</text:p>
          </table:table-cell>
          <table:table-cell table:style-name="ce15" office:value-type="string" calcext:value-type="string">
            <text:p>04H</text:p>
          </table:table-cell>
          <table:table-cell table:style-name="ce15"/>
          <table:table-cell table:style-name="ce7" table:formula="of:=&quot;r&quot; &amp; LOWER(CONCATENATE(MID([.D48];1;2);MID([.C48];1;2)))" office:value-type="string" office:string-value="r0449" calcext:value-type="string">
            <text:p>r0449</text:p>
          </table:table-cell>
          <table:table-cell table:style-name="ce15"/>
          <table:table-cell table:style-name="ce15" office:value-type="string" calcext:value-type="string">
            <text:p>DTLB_STORE_MISSES.WALK_COMPLETED_2M_4M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49H</text:p>
          </table:table-cell>
          <table:table-cell table:style-name="ce15" office:value-type="string" calcext:value-type="string">
            <text:p>0EH</text:p>
          </table:table-cell>
          <table:table-cell table:style-name="ce15"/>
          <table:table-cell table:style-name="ce7" table:formula="of:=&quot;r&quot; &amp; LOWER(CONCATENATE(MID([.D49];1;2);MID([.C49];1;2)))" office:value-type="string" office:string-value="r0e49" calcext:value-type="string">
            <text:p>r0e49</text:p>
          </table:table-cell>
          <table:table-cell table:style-name="ce15"/>
          <table:table-cell table:style-name="ce15" office:value-type="string" calcext:value-type="string">
            <text:p>DTLB_STORE_MISSES.WALK_COMPLETED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49H</text:p>
          </table:table-cell>
          <table:table-cell table:style-name="ce15" office:value-type="string" calcext:value-type="string">
            <text:p>10H</text:p>
          </table:table-cell>
          <table:table-cell table:style-name="ce15"/>
          <table:table-cell table:style-name="ce7" table:formula="of:=&quot;r&quot; &amp; LOWER(CONCATENATE(MID([.D50];1;2);MID([.C50];1;2)))" office:value-type="string" office:string-value="r1049" calcext:value-type="string">
            <text:p>r1049</text:p>
          </table:table-cell>
          <table:table-cell table:style-name="ce15"/>
          <table:table-cell table:style-name="ce15" office:value-type="string" calcext:value-type="string">
            <text:p>DTLB_STORE_MISSES.WALK_DURATION</text:p>
          </table:table-cell>
          <table:table-cell table:style-name="ce15" office:value-type="string" calcext:value-type="string">
            <text:p>Cycles PMH is busy with this walk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49H</text:p>
          </table:table-cell>
          <table:table-cell table:style-name="ce15" office:value-type="string" calcext:value-type="string">
            <text:p>20H</text:p>
          </table:table-cell>
          <table:table-cell table:style-name="ce15"/>
          <table:table-cell table:style-name="ce7" table:formula="of:=&quot;r&quot; &amp; LOWER(CONCATENATE(MID([.D51];1;2);MID([.C51];1;2)))" office:value-type="string" office:string-value="r2049" calcext:value-type="string">
            <text:p>r2049</text:p>
          </table:table-cell>
          <table:table-cell table:style-name="ce15"/>
          <table:table-cell table:style-name="ce15" office:value-type="string" calcext:value-type="string">
            <text:p>DTLB_STORE_MISSES.STLB_HIT_4K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49H</text:p>
          </table:table-cell>
          <table:table-cell table:style-name="ce15" office:value-type="string" calcext:value-type="string">
            <text:p>40H</text:p>
          </table:table-cell>
          <table:table-cell table:style-name="ce15"/>
          <table:table-cell table:style-name="ce7" table:formula="of:=&quot;r&quot; &amp; LOWER(CONCATENATE(MID([.D52];1;2);MID([.C52];1;2)))" office:value-type="string" office:string-value="r4049" calcext:value-type="string">
            <text:p>r4049</text:p>
          </table:table-cell>
          <table:table-cell table:style-name="ce15"/>
          <table:table-cell table:style-name="ce15" office:value-type="string" calcext:value-type="string">
            <text:p>DTLB_STORE_MISSES.STLB_HIT_2M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49H</text:p>
          </table:table-cell>
          <table:table-cell table:style-name="ce15" office:value-type="string" calcext:value-type="string">
            <text:p>60H</text:p>
          </table:table-cell>
          <table:table-cell table:style-name="ce15"/>
          <table:table-cell table:style-name="ce7" table:formula="of:=&quot;r&quot; &amp; LOWER(CONCATENATE(MID([.D53];1;2);MID([.C53];1;2)))" office:value-type="string" office:string-value="r6049" calcext:value-type="string">
            <text:p>r6049</text:p>
          </table:table-cell>
          <table:table-cell table:style-name="ce15"/>
          <table:table-cell table:style-name="ce15" office:value-type="string" calcext:value-type="string">
            <text:p>DTLB_STORE_MISSES.STLB_HIT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49H</text:p>
          </table:table-cell>
          <table:table-cell table:style-name="ce15" office:value-type="string" calcext:value-type="string">
            <text:p>80H</text:p>
          </table:table-cell>
          <table:table-cell table:style-name="ce15"/>
          <table:table-cell table:style-name="ce7" table:formula="of:=&quot;r&quot; &amp; LOWER(CONCATENATE(MID([.D54];1;2);MID([.C54];1;2)))" office:value-type="string" office:string-value="r8049" calcext:value-type="string">
            <text:p>r8049</text:p>
          </table:table-cell>
          <table:table-cell table:style-name="ce15"/>
          <table:table-cell table:style-name="ce15" office:value-type="string" calcext:value-type="string">
            <text:p>DTLB_STORE_MISSES.PDE_CACHE_MISS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4C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55];1;2);MID([.C55];1;2)))" office:value-type="string" office:string-value="r014c" calcext:value-type="string">
            <text:p>r014c</text:p>
          </table:table-cell>
          <table:table-cell table:style-name="ce15"/>
          <table:table-cell table:style-name="ce15" office:value-type="string" calcext:value-type="string">
            <text:p>LOAD_HIT_PRE.SW_PF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4C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56];1;2);MID([.C56];1;2)))" office:value-type="string" office:string-value="r024c" calcext:value-type="string">
            <text:p>r024c</text:p>
          </table:table-cell>
          <table:table-cell table:style-name="ce15"/>
          <table:table-cell table:style-name="ce15" office:value-type="string" calcext:value-type="string">
            <text:p>LOAD_HIT_PRE.HW_PF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51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57];1;2);MID([.C57];1;2)))" office:value-type="string" office:string-value="r0151" calcext:value-type="string">
            <text:p>r0151</text:p>
          </table:table-cell>
          <table:table-cell table:style-name="ce15"/>
          <table:table-cell table:style-name="ce15" office:value-type="string" calcext:value-type="string">
            <text:p>L1D.REPLACEMENT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58H</text:p>
          </table:table-cell>
          <table:table-cell table:style-name="ce15" office:value-type="string" calcext:value-type="string">
            <text:p>04H</text:p>
          </table:table-cell>
          <table:table-cell table:style-name="ce15"/>
          <table:table-cell table:style-name="ce7" table:formula="of:=&quot;r&quot; &amp; LOWER(CONCATENATE(MID([.D58];1;2);MID([.C58];1;2)))" office:value-type="string" office:string-value="r0458" calcext:value-type="string">
            <text:p>r0458</text:p>
          </table:table-cell>
          <table:table-cell table:style-name="ce15"/>
          <table:table-cell table:style-name="ce15" office:value-type="string" calcext:value-type="string">
            <text:p>MOVE_ELIMINATION.INT_NOT_ELIMINATED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58H</text:p>
          </table:table-cell>
          <table:table-cell table:style-name="ce15" office:value-type="string" calcext:value-type="string">
            <text:p>08H</text:p>
          </table:table-cell>
          <table:table-cell table:style-name="ce15"/>
          <table:table-cell table:style-name="ce7" table:formula="of:=&quot;r&quot; &amp; LOWER(CONCATENATE(MID([.D59];1;2);MID([.C59];1;2)))" office:value-type="string" office:string-value="r0858" calcext:value-type="string">
            <text:p>r0858</text:p>
          </table:table-cell>
          <table:table-cell table:style-name="ce15"/>
          <table:table-cell table:style-name="ce15" office:value-type="string" calcext:value-type="string">
            <text:p>MOVE_ELIMINATION.SIMD_NOT_ELIMINATED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58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60];1;2);MID([.C60];1;2)))" office:value-type="string" office:string-value="r0158" calcext:value-type="string">
            <text:p>r0158</text:p>
          </table:table-cell>
          <table:table-cell table:style-name="ce15"/>
          <table:table-cell table:style-name="ce15" office:value-type="string" calcext:value-type="string">
            <text:p>MOVE_ELIMINATION.INT_ELIMINATED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58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61];1;2);MID([.C61];1;2)))" office:value-type="string" office:string-value="r0258" calcext:value-type="string">
            <text:p>r0258</text:p>
          </table:table-cell>
          <table:table-cell table:style-name="ce15"/>
          <table:table-cell table:style-name="ce15" office:value-type="string" calcext:value-type="string">
            <text:p>MOVE_ELIMINATION.SIMD_ELIMINATED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5C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62];1;2);MID([.C62];1;2)))" office:value-type="string" office:string-value="r015c" calcext:value-type="string">
            <text:p>r015c</text:p>
          </table:table-cell>
          <table:table-cell table:style-name="ce15"/>
          <table:table-cell table:style-name="ce15" office:value-type="string" calcext:value-type="string">
            <text:p>CPL_CYCLES.RING0</text:p>
          </table:table-cell>
          <table:table-cell table:style-name="ce15" office:value-type="string" calcext:value-type="string">
            <text:p>Unhalted core cycles when the thread is in ring 0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5C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63];1;2);MID([.C63];1;2)))" office:value-type="string" office:string-value="r025c" calcext:value-type="string">
            <text:p>r025c</text:p>
          </table:table-cell>
          <table:table-cell table:style-name="ce15"/>
          <table:table-cell table:style-name="ce15" office:value-type="string" calcext:value-type="string">
            <text:p>CPL_CYCLES.RING123</text:p>
          </table:table-cell>
          <table:table-cell table:style-name="ce15" office:value-type="string" calcext:value-type="string">
            <text:p>Unhalted core cycles when the thread is not in ring 0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5E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64];1;2);MID([.C64];1;2)))" office:value-type="string" office:string-value="r015e" calcext:value-type="string">
            <text:p>r015e</text:p>
          </table:table-cell>
          <table:table-cell table:style-name="ce15"/>
          <table:table-cell table:style-name="ce15" office:value-type="string" calcext:value-type="string">
            <text:p>RS_EVENTS.EMPTY_CYCLES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60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65];1;2);MID([.C65];1;2)))" office:value-type="string" office:string-value="r0160" calcext:value-type="string">
            <text:p>r0160</text:p>
          </table:table-cell>
          <table:table-cell table:style-name="ce15"/>
          <table:table-cell table:style-name="ce15" office:value-type="string" calcext:value-type="string">
            <text:p>OFFCORE_REQUESTS_OUTSTANDING.DEMAND_DATA_RD</text:p>
          </table:table-cell>
          <table:table-cell table:style-name="ce15"/>
          <table:table-cell table:style-name="ce15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60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66];1;2);MID([.C66];1;2)))" office:value-type="string" office:string-value="r0260" calcext:value-type="string">
            <text:p>r0260</text:p>
          </table:table-cell>
          <table:table-cell table:style-name="ce15"/>
          <table:table-cell table:style-name="ce15" office:value-type="string" calcext:value-type="string">
            <text:p>OFFCORE_REQUESTS_OUTSTANDING.DEMAND_CODE_RD</text:p>
          </table:table-cell>
          <table:table-cell table:style-name="ce15"/>
          <table:table-cell table:style-name="ce15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60H</text:p>
          </table:table-cell>
          <table:table-cell table:style-name="ce15" office:value-type="string" calcext:value-type="string">
            <text:p>04H</text:p>
          </table:table-cell>
          <table:table-cell table:style-name="ce15"/>
          <table:table-cell table:style-name="ce7" table:formula="of:=&quot;r&quot; &amp; LOWER(CONCATENATE(MID([.D67];1;2);MID([.C67];1;2)))" office:value-type="string" office:string-value="r0460" calcext:value-type="string">
            <text:p>r0460</text:p>
          </table:table-cell>
          <table:table-cell table:style-name="ce15"/>
          <table:table-cell table:style-name="ce15" office:value-type="string" calcext:value-type="string">
            <text:p>OFFCORE_REQUESTS_OUTSTANDING.DEMAND_RFO</text:p>
          </table:table-cell>
          <table:table-cell table:style-name="ce15"/>
          <table:table-cell table:style-name="ce15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60H</text:p>
          </table:table-cell>
          <table:table-cell table:style-name="ce15" office:value-type="string" calcext:value-type="string">
            <text:p>08H</text:p>
          </table:table-cell>
          <table:table-cell table:style-name="ce15"/>
          <table:table-cell table:style-name="ce7" table:formula="of:=&quot;r&quot; &amp; LOWER(CONCATENATE(MID([.D68];1;2);MID([.C68];1;2)))" office:value-type="string" office:string-value="r0860" calcext:value-type="string">
            <text:p>r0860</text:p>
          </table:table-cell>
          <table:table-cell table:style-name="ce15"/>
          <table:table-cell table:style-name="ce15" office:value-type="string" calcext:value-type="string">
            <text:p>OFFCORE_REQUESTS_OUTSTANDING.ALL_DATA_RD</text:p>
          </table:table-cell>
          <table:table-cell table:style-name="ce15"/>
          <table:table-cell table:style-name="ce15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63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69];1;2);MID([.C69];1;2)))" office:value-type="string" office:string-value="r0163" calcext:value-type="string">
            <text:p>r0163</text:p>
          </table:table-cell>
          <table:table-cell table:style-name="ce15"/>
          <table:table-cell table:style-name="ce15" office:value-type="string" calcext:value-type="string">
            <text:p>LOCK_CYCLES.SPLIT_LOCK_UC_LOCK_DURATION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63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70];1;2);MID([.C70];1;2)))" office:value-type="string" office:string-value="r0263" calcext:value-type="string">
            <text:p>r0263</text:p>
          </table:table-cell>
          <table:table-cell table:style-name="ce15"/>
          <table:table-cell table:style-name="ce15" office:value-type="string" calcext:value-type="string">
            <text:p>LOCK_CYCLES.CACHE_LOCK_DURATION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79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71];1;2);MID([.C71];1;2)))" office:value-type="string" office:string-value="r0279" calcext:value-type="string">
            <text:p>r0279</text:p>
          </table:table-cell>
          <table:table-cell table:style-name="ce15"/>
          <table:table-cell table:style-name="ce15" office:value-type="string" calcext:value-type="string">
            <text:p>IDQ.EMPTY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79H</text:p>
          </table:table-cell>
          <table:table-cell table:style-name="ce15" office:value-type="string" calcext:value-type="string">
            <text:p>04H</text:p>
          </table:table-cell>
          <table:table-cell table:style-name="ce15"/>
          <table:table-cell table:style-name="ce7" table:formula="of:=&quot;r&quot; &amp; LOWER(CONCATENATE(MID([.D72];1;2);MID([.C72];1;2)))" office:value-type="string" office:string-value="r0479" calcext:value-type="string">
            <text:p>r0479</text:p>
          </table:table-cell>
          <table:table-cell table:style-name="ce15"/>
          <table:table-cell table:style-name="ce15" office:value-type="string" calcext:value-type="string">
            <text:p>IDQ.MITE_UOPS</text:p>
          </table:table-cell>
          <table:table-cell table:style-name="ce15"/>
          <table:table-cell table:style-name="ce15" office:value-type="string" calcext:value-type="string">
            <text:p>Can combine Umask 04H and 20H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79H</text:p>
          </table:table-cell>
          <table:table-cell table:style-name="ce15" office:value-type="string" calcext:value-type="string">
            <text:p>08H</text:p>
          </table:table-cell>
          <table:table-cell table:style-name="ce15"/>
          <table:table-cell table:style-name="ce7" table:formula="of:=&quot;r&quot; &amp; LOWER(CONCATENATE(MID([.D73];1;2);MID([.C73];1;2)))" office:value-type="string" office:string-value="r0879" calcext:value-type="string">
            <text:p>r0879</text:p>
          </table:table-cell>
          <table:table-cell table:style-name="ce15"/>
          <table:table-cell table:style-name="ce15" office:value-type="string" calcext:value-type="string">
            <text:p>IDQ.DSB_UOPS</text:p>
          </table:table-cell>
          <table:table-cell table:style-name="ce15"/>
          <table:table-cell table:style-name="ce15" office:value-type="string" calcext:value-type="string">
            <text:p>Can combine Umask 08H and 10H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79H</text:p>
          </table:table-cell>
          <table:table-cell table:style-name="ce15" office:value-type="string" calcext:value-type="string">
            <text:p>10H</text:p>
          </table:table-cell>
          <table:table-cell table:style-name="ce15"/>
          <table:table-cell table:style-name="ce7" table:formula="of:=&quot;r&quot; &amp; LOWER(CONCATENATE(MID([.D74];1;2);MID([.C74];1;2)))" office:value-type="string" office:string-value="r1079" calcext:value-type="string">
            <text:p>r1079</text:p>
          </table:table-cell>
          <table:table-cell table:style-name="ce15"/>
          <table:table-cell table:style-name="ce15" office:value-type="string" calcext:value-type="string">
            <text:p>IDQ.MS_DSB_UOPS</text:p>
          </table:table-cell>
          <table:table-cell table:style-name="ce15"/>
          <table:table-cell table:style-name="ce15" office:value-type="string" calcext:value-type="string">
            <text:p>Can combine Umask 04H, 08H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79H</text:p>
          </table:table-cell>
          <table:table-cell table:style-name="ce15" office:value-type="string" calcext:value-type="string">
            <text:p>20H</text:p>
          </table:table-cell>
          <table:table-cell table:style-name="ce15"/>
          <table:table-cell table:style-name="ce7" table:formula="of:=&quot;r&quot; &amp; LOWER(CONCATENATE(MID([.D75];1;2);MID([.C75];1;2)))" office:value-type="string" office:string-value="r2079" calcext:value-type="string">
            <text:p>r2079</text:p>
          </table:table-cell>
          <table:table-cell table:style-name="ce15"/>
          <table:table-cell table:style-name="ce15" office:value-type="string" calcext:value-type="string">
            <text:p>IDQ.MS_MITE_UOPS</text:p>
          </table:table-cell>
          <table:table-cell table:style-name="ce15"/>
          <table:table-cell table:style-name="ce15" office:value-type="string" calcext:value-type="string">
            <text:p>Can combine Umask 04H, 08H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79H</text:p>
          </table:table-cell>
          <table:table-cell table:style-name="ce15" office:value-type="string" calcext:value-type="string">
            <text:p>30H</text:p>
          </table:table-cell>
          <table:table-cell table:style-name="ce15"/>
          <table:table-cell table:style-name="ce7" table:formula="of:=&quot;r&quot; &amp; LOWER(CONCATENATE(MID([.D76];1;2);MID([.C76];1;2)))" office:value-type="string" office:string-value="r3079" calcext:value-type="string">
            <text:p>r3079</text:p>
          </table:table-cell>
          <table:table-cell table:style-name="ce15"/>
          <table:table-cell table:style-name="ce15" office:value-type="string" calcext:value-type="string">
            <text:p>IDQ.MS_UOPS</text:p>
          </table:table-cell>
          <table:table-cell table:style-name="ce15"/>
          <table:table-cell table:style-name="ce15" office:value-type="string" calcext:value-type="string">
            <text:p>Can combine Umask 04H, 08H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79H</text:p>
          </table:table-cell>
          <table:table-cell table:style-name="ce15" office:value-type="string" calcext:value-type="string">
            <text:p>18H</text:p>
          </table:table-cell>
          <table:table-cell table:style-name="ce15" office:value-type="string" calcext:value-type="string">
            <text:p>01H</text:p>
          </table:table-cell>
          <table:table-cell table:style-name="ce7" table:formula="of:=&quot;r&quot; &amp; LOWER(CONCATENATE(MID([.E77];1;2); &quot;00&quot;; MID([.D77];1;2);MID([.C77];1;2)))" office:value-type="string" office:string-value="r01001879" calcext:value-type="string">
            <text:p>r01001879</text:p>
          </table:table-cell>
          <table:table-cell table:style-name="ce15"/>
          <table:table-cell table:style-name="ce15" office:value-type="string" calcext:value-type="string">
            <text:p>IDQ.ALL_DSB_CYCLES_ANY_UOPS</text:p>
          </table:table-cell>
          <table:table-cell table:style-name="ce15" office:value-type="string" calcext:value-type="string">
            <text:p>Counts cycles DSB is delivered at least one uops. Set Cmask = 1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79H</text:p>
          </table:table-cell>
          <table:table-cell table:style-name="ce15" office:value-type="string" calcext:value-type="string">
            <text:p>18H</text:p>
          </table:table-cell>
          <table:table-cell table:style-name="ce15" office:value-type="string" calcext:value-type="string">
            <text:p>04H</text:p>
          </table:table-cell>
          <table:table-cell table:style-name="ce7" table:formula="of:=&quot;r&quot; &amp; LOWER(CONCATENATE(MID([.E78];1;2); &quot;00&quot;; MID([.D78];1;2);MID([.C78];1;2)))" office:value-type="string" office:string-value="r04001879" calcext:value-type="string">
            <text:p>r04001879</text:p>
          </table:table-cell>
          <table:table-cell table:style-name="ce15"/>
          <table:table-cell table:style-name="ce15" office:value-type="string" calcext:value-type="string">
            <text:p>IDQ.ALL_DSB_CYCLES_4_UOPS</text:p>
          </table:table-cell>
          <table:table-cell table:style-name="ce15" office:value-type="string" calcext:value-type="string">
            <text:p>Counts cycles DSB is delivered four uops. Set Cmask = 4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79H</text:p>
          </table:table-cell>
          <table:table-cell table:style-name="ce15" office:value-type="string" calcext:value-type="string">
            <text:p>24H</text:p>
          </table:table-cell>
          <table:table-cell table:style-name="ce15" office:value-type="string" calcext:value-type="string">
            <text:p>01H</text:p>
          </table:table-cell>
          <table:table-cell table:style-name="ce7" table:formula="of:=&quot;r&quot; &amp; LOWER(CONCATENATE(MID([.E79];1;2); &quot;00&quot;; MID([.D79];1;2);MID([.C79];1;2)))" office:value-type="string" office:string-value="r01002479" calcext:value-type="string">
            <text:p>r01002479</text:p>
          </table:table-cell>
          <table:table-cell table:style-name="ce15"/>
          <table:table-cell table:style-name="ce15" office:value-type="string" calcext:value-type="string">
            <text:p>IDQ.ALL_MITE_CYCLES_ANY_UOPS</text:p>
          </table:table-cell>
          <table:table-cell table:style-name="ce15" office:value-type="string" calcext:value-type="string">
            <text:p>Counts cycles MITE is delivered at least one uops. Set Cmask = 1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79H</text:p>
          </table:table-cell>
          <table:table-cell table:style-name="ce15" office:value-type="string" calcext:value-type="string">
            <text:p>24H</text:p>
          </table:table-cell>
          <table:table-cell table:style-name="ce15" office:value-type="string" calcext:value-type="string">
            <text:p>04H</text:p>
          </table:table-cell>
          <table:table-cell table:style-name="ce7" table:formula="of:=&quot;r&quot; &amp; LOWER(CONCATENATE(MID([.E80];1;2); &quot;00&quot;; MID([.D80];1;2);MID([.C80];1;2)))" office:value-type="string" office:string-value="r04002479" calcext:value-type="string">
            <text:p>r04002479</text:p>
          </table:table-cell>
          <table:table-cell table:style-name="ce15"/>
          <table:table-cell table:style-name="ce15" office:value-type="string" calcext:value-type="string">
            <text:p>IDQ.ALL_MITE_CYCLES_4_UOPS</text:p>
          </table:table-cell>
          <table:table-cell table:style-name="ce15" office:value-type="string" calcext:value-type="string">
            <text:p>Counts cycles MITE is delivered four uops. Set Cmask = 4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79H</text:p>
          </table:table-cell>
          <table:table-cell table:style-name="ce15" office:value-type="string" calcext:value-type="string">
            <text:p>3CH</text:p>
          </table:table-cell>
          <table:table-cell table:style-name="ce15"/>
          <table:table-cell table:style-name="ce7" table:formula="of:=&quot;r&quot; &amp; LOWER(CONCATENATE(MID([.D81];1;2);MID([.C81];1;2)))" office:value-type="string" office:string-value="r3c79" calcext:value-type="string">
            <text:p>r3c79</text:p>
          </table:table-cell>
          <table:table-cell table:style-name="ce15"/>
          <table:table-cell table:style-name="ce15" office:value-type="string" calcext:value-type="string">
            <text:p>IDQ.MITE_ALL_UOPS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80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82];1;2);MID([.C82];1;2)))" office:value-type="string" office:string-value="r0280" calcext:value-type="string">
            <text:p>r0280</text:p>
          </table:table-cell>
          <table:table-cell table:style-name="ce15"/>
          <table:table-cell table:style-name="ce15" office:value-type="string" calcext:value-type="string">
            <text:p>ICACHE.MISSES</text:p>
          </table:table-cell>
          <table:table-cell table:style-name="ce15" office:value-type="string" calcext:value-type="string">
            <text:p>Number of Instruction Cache, Streaming Buffer and Victim Cache Misses. Includes UC accesses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85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83];1;2);MID([.C83];1;2)))" office:value-type="string" office:string-value="r0185" calcext:value-type="string">
            <text:p>r0185</text:p>
          </table:table-cell>
          <table:table-cell table:style-name="ce15"/>
          <table:table-cell table:style-name="ce15" office:value-type="string" calcext:value-type="string">
            <text:p>ITLB_MISSES.MISS_CAUSES_A_WALK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85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84];1;2);MID([.C84];1;2)))" office:value-type="string" office:string-value="r0285" calcext:value-type="string">
            <text:p>r0285</text:p>
          </table:table-cell>
          <table:table-cell table:style-name="ce15"/>
          <table:table-cell table:style-name="ce15" office:value-type="string" calcext:value-type="string">
            <text:p>ITLB_MISSES.WALK_COMPLETED_4K</text:p>
          </table:table-cell>
          <table:table-cell table:style-name="ce15" office:value-type="string" calcext:value-type="string">
            <text:p>Completed page walks due to misses in ITLB 4K page entries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85H</text:p>
          </table:table-cell>
          <table:table-cell table:style-name="ce15" office:value-type="string" calcext:value-type="string">
            <text:p>04H</text:p>
          </table:table-cell>
          <table:table-cell table:style-name="ce15"/>
          <table:table-cell table:style-name="ce7" table:formula="of:=&quot;r&quot; &amp; LOWER(CONCATENATE(MID([.D85];1;2);MID([.C85];1;2)))" office:value-type="string" office:string-value="r0485" calcext:value-type="string">
            <text:p>r0485</text:p>
          </table:table-cell>
          <table:table-cell table:style-name="ce15"/>
          <table:table-cell table:style-name="ce15" office:value-type="string" calcext:value-type="string">
            <text:p>ITLB_MISSES.WALK_COMPLETED_2M_4M</text:p>
          </table:table-cell>
          <table:table-cell table:style-name="ce15" office:value-type="string" calcext:value-type="string">
            <text:p>Completed page walks due to misses in ITLB 2M/4M page entries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85H</text:p>
          </table:table-cell>
          <table:table-cell table:style-name="ce15" office:value-type="string" calcext:value-type="string">
            <text:p>0EH</text:p>
          </table:table-cell>
          <table:table-cell table:style-name="ce15"/>
          <table:table-cell table:style-name="ce7" table:formula="of:=&quot;r&quot; &amp; LOWER(CONCATENATE(MID([.D86];1;2);MID([.C86];1;2)))" office:value-type="string" office:string-value="r0e85" calcext:value-type="string">
            <text:p>r0e85</text:p>
          </table:table-cell>
          <table:table-cell table:style-name="ce15"/>
          <table:table-cell table:style-name="ce15" office:value-type="string" calcext:value-type="string">
            <text:p>ITLB_MISSES.WALK_COMPLETED</text:p>
          </table:table-cell>
          <table:table-cell table:style-name="ce15" office:value-type="string" calcext:value-type="string">
            <text:p>Completed page walks in ITLB of any page size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85H</text:p>
          </table:table-cell>
          <table:table-cell table:style-name="ce15" office:value-type="string" calcext:value-type="string">
            <text:p>10H</text:p>
          </table:table-cell>
          <table:table-cell table:style-name="ce15"/>
          <table:table-cell table:style-name="ce7" table:formula="of:=&quot;r&quot; &amp; LOWER(CONCATENATE(MID([.D87];1;2);MID([.C87];1;2)))" office:value-type="string" office:string-value="r1085" calcext:value-type="string">
            <text:p>r1085</text:p>
          </table:table-cell>
          <table:table-cell table:style-name="ce15"/>
          <table:table-cell table:style-name="ce15" office:value-type="string" calcext:value-type="string">
            <text:p>ITLB_MISSES.WALK_DURATION</text:p>
          </table:table-cell>
          <table:table-cell table:style-name="ce15" office:value-type="string" calcext:value-type="string">
            <text:p>Cycle PMH is busy with a walk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85H</text:p>
          </table:table-cell>
          <table:table-cell table:style-name="ce15" office:value-type="string" calcext:value-type="string">
            <text:p>20H</text:p>
          </table:table-cell>
          <table:table-cell table:style-name="ce15"/>
          <table:table-cell table:style-name="ce7" table:formula="of:=&quot;r&quot; &amp; LOWER(CONCATENATE(MID([.D88];1;2);MID([.C88];1;2)))" office:value-type="string" office:string-value="r2085" calcext:value-type="string">
            <text:p>r2085</text:p>
          </table:table-cell>
          <table:table-cell table:style-name="ce15"/>
          <table:table-cell table:style-name="ce15" office:value-type="string" calcext:value-type="string">
            <text:p>ITLB_MISSES.STLB_HIT_4K</text:p>
          </table:table-cell>
          <table:table-cell table:style-name="ce15" office:value-type="string" calcext:value-type="string">
            <text:p>ITLB misses that hit STLB (4K)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85H</text:p>
          </table:table-cell>
          <table:table-cell table:style-name="ce15" office:value-type="string" calcext:value-type="string">
            <text:p>40H</text:p>
          </table:table-cell>
          <table:table-cell table:style-name="ce15"/>
          <table:table-cell table:style-name="ce7" table:formula="of:=&quot;r&quot; &amp; LOWER(CONCATENATE(MID([.D89];1;2);MID([.C89];1;2)))" office:value-type="string" office:string-value="r4085" calcext:value-type="string">
            <text:p>r4085</text:p>
          </table:table-cell>
          <table:table-cell table:style-name="ce15"/>
          <table:table-cell table:style-name="ce15" office:value-type="string" calcext:value-type="string">
            <text:p>ITLB_MISSES.STLB_HIT_2M</text:p>
          </table:table-cell>
          <table:table-cell table:style-name="ce15" office:value-type="string" calcext:value-type="string">
            <text:p>ITLB misses that hit STLB (2M)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85H</text:p>
          </table:table-cell>
          <table:table-cell table:style-name="ce15" office:value-type="string" calcext:value-type="string">
            <text:p>60H</text:p>
          </table:table-cell>
          <table:table-cell table:style-name="ce15"/>
          <table:table-cell table:style-name="ce7" table:formula="of:=&quot;r&quot; &amp; LOWER(CONCATENATE(MID([.D90];1;2);MID([.C90];1;2)))" office:value-type="string" office:string-value="r6085" calcext:value-type="string">
            <text:p>r6085</text:p>
          </table:table-cell>
          <table:table-cell table:style-name="ce15"/>
          <table:table-cell table:style-name="ce15" office:value-type="string" calcext:value-type="string">
            <text:p>ITLB_MISSES.STLB_HIT</text:p>
          </table:table-cell>
          <table:table-cell table:style-name="ce15" office:value-type="string" calcext:value-type="string">
            <text:p>ITLB misses that hit STLB. No page walk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87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91];1;2);MID([.C91];1;2)))" office:value-type="string" office:string-value="r0187" calcext:value-type="string">
            <text:p>r0187</text:p>
          </table:table-cell>
          <table:table-cell table:style-name="ce15"/>
          <table:table-cell table:style-name="ce15" office:value-type="string" calcext:value-type="string">
            <text:p>ILD_STALL.LCP</text:p>
          </table:table-cell>
          <table:table-cell table:style-name="ce15" office:value-type="string" calcext:value-type="string">
            <text:p>Stalls caused by changing prefix length of the instruction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87H</text:p>
          </table:table-cell>
          <table:table-cell table:style-name="ce15" office:value-type="string" calcext:value-type="string">
            <text:p>04H</text:p>
          </table:table-cell>
          <table:table-cell table:style-name="ce15"/>
          <table:table-cell table:style-name="ce7" table:formula="of:=&quot;r&quot; &amp; LOWER(CONCATENATE(MID([.D92];1;2);MID([.C92];1;2)))" office:value-type="string" office:string-value="r0487" calcext:value-type="string">
            <text:p>r0487</text:p>
          </table:table-cell>
          <table:table-cell table:style-name="ce15"/>
          <table:table-cell table:style-name="ce15" office:value-type="string" calcext:value-type="string">
            <text:p>ILD_STALL.IQ_FULL</text:p>
          </table:table-cell>
          <table:table-cell table:style-name="ce15" office:value-type="string" calcext:value-type="string">
            <text:p>Stall cycles due to IQ is full.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+</text:p>
          </table:table-cell>
          <table:table-cell/>
          <table:table-cell table:style-name="ce16" office:value-type="string" calcext:value-type="string">
            <text:p>88H</text:p>
          </table:table-cell>
          <table:table-cell table:style-name="ce20" office:value-type="string" calcext:value-type="string">
            <text:p>41H</text:p>
          </table:table-cell>
          <table:table-cell table:style-name="ce20"/>
          <table:table-cell table:style-name="ce7" table:formula="of:=&quot;r&quot; &amp; LOWER(CONCATENATE(MID([.D93];1;2);MID([.C93];1;2)))" office:value-type="string" office:string-value="r4188" calcext:value-type="string">
            <text:p>r4188</text:p>
          </table:table-cell>
          <table:table-cell table:style-name="ce16"/>
          <table:table-cell table:style-name="ce32" office:value-type="string" calcext:value-type="string">
            <text:p>BR_INST_EXEC.COND.NOTAKEN</text:p>
          </table:table-cell>
          <table:table-cell table:style-name="ce16" table:number-columns-repeated="2"/>
        </table:table-row>
        <table:table-row table:style-name="ro1">
          <table:table-cell table:style-name="ce12" office:value-type="string" calcext:value-type="string">
            <text:p>+</text:p>
          </table:table-cell>
          <table:table-cell/>
          <table:table-cell table:style-name="ce16" office:value-type="string" calcext:value-type="string">
            <text:p>88H</text:p>
          </table:table-cell>
          <table:table-cell table:style-name="ce20" office:value-type="string" calcext:value-type="string">
            <text:p>81H</text:p>
          </table:table-cell>
          <table:table-cell table:style-name="ce20"/>
          <table:table-cell table:style-name="ce7" table:formula="of:=&quot;r&quot; &amp; LOWER(CONCATENATE(MID([.D94];1;2);MID([.C94];1;2)))" office:value-type="string" office:string-value="r8188" calcext:value-type="string">
            <text:p>r8188</text:p>
          </table:table-cell>
          <table:table-cell table:style-name="ce16"/>
          <table:table-cell table:style-name="ce32" office:value-type="string" calcext:value-type="string">
            <text:p>BR_INST_EXEC.COND.TAKEN</text:p>
          </table:table-cell>
          <table:table-cell table:style-name="ce16" table:number-columns-repeated="2"/>
        </table:table-row>
        <table:table-row table:style-name="ro1">
          <table:table-cell table:style-name="ce12" office:value-type="string" calcext:value-type="string">
            <text:p>+</text:p>
          </table:table-cell>
          <table:table-cell/>
          <table:table-cell table:style-name="ce16" office:value-type="string" calcext:value-type="string">
            <text:p>88H</text:p>
          </table:table-cell>
          <table:table-cell table:style-name="ce20" office:value-type="string" calcext:value-type="string">
            <text:p>82H</text:p>
          </table:table-cell>
          <table:table-cell table:style-name="ce20"/>
          <table:table-cell table:style-name="ce7" table:formula="of:=&quot;r&quot; &amp; LOWER(CONCATENATE(MID([.D95];1;2);MID([.C95];1;2)))" office:value-type="string" office:string-value="r8288" calcext:value-type="string">
            <text:p>r8288</text:p>
          </table:table-cell>
          <table:table-cell table:style-name="ce16"/>
          <table:table-cell table:style-name="ce32" office:value-type="string" calcext:value-type="string">
            <text:p>BR_INST_EXEC.DIRECT_JMP.TAKEN</text:p>
          </table:table-cell>
          <table:table-cell table:style-name="ce16" table:number-columns-repeated="2"/>
        </table:table-row>
        <table:table-row table:style-name="ro1">
          <table:table-cell table:style-name="ce12" office:value-type="string" calcext:value-type="string">
            <text:p>+</text:p>
          </table:table-cell>
          <table:table-cell/>
          <table:table-cell table:style-name="ce16" office:value-type="string" calcext:value-type="string">
            <text:p>88H</text:p>
          </table:table-cell>
          <table:table-cell table:style-name="ce20" office:value-type="string" calcext:value-type="string">
            <text:p>84H</text:p>
          </table:table-cell>
          <table:table-cell table:style-name="ce20"/>
          <table:table-cell table:style-name="ce7" table:formula="of:=&quot;r&quot; &amp; LOWER(CONCATENATE(MID([.D96];1;2);MID([.C96];1;2)))" office:value-type="string" office:string-value="r8488" calcext:value-type="string">
            <text:p>r8488</text:p>
          </table:table-cell>
          <table:table-cell table:style-name="ce16"/>
          <table:table-cell table:style-name="ce32" office:value-type="string" calcext:value-type="string">
            <text:p>BR_INST_EXEC.INDIRECT_JMP_NON_CALL_RET.TAKEN</text:p>
          </table:table-cell>
          <table:table-cell table:style-name="ce16" table:number-columns-repeated="2"/>
        </table:table-row>
        <table:table-row table:style-name="ro1">
          <table:table-cell table:style-name="ce12" office:value-type="string" calcext:value-type="string">
            <text:p>+</text:p>
          </table:table-cell>
          <table:table-cell/>
          <table:table-cell table:style-name="ce16" office:value-type="string" calcext:value-type="string">
            <text:p>88H</text:p>
          </table:table-cell>
          <table:table-cell table:style-name="ce20" office:value-type="string" calcext:value-type="string">
            <text:p>88H</text:p>
          </table:table-cell>
          <table:table-cell table:style-name="ce20"/>
          <table:table-cell table:style-name="ce7" table:formula="of:=&quot;r&quot; &amp; LOWER(CONCATENATE(MID([.D97];1;2);MID([.C97];1;2)))" office:value-type="string" office:string-value="r8888" calcext:value-type="string">
            <text:p>r8888</text:p>
          </table:table-cell>
          <table:table-cell table:style-name="ce16"/>
          <table:table-cell table:style-name="ce32" office:value-type="string" calcext:value-type="string">
            <text:p>BR_INST_EXEC.RETURN_NEAR.TAKEN</text:p>
          </table:table-cell>
          <table:table-cell table:style-name="ce16" table:number-columns-repeated="2"/>
        </table:table-row>
        <table:table-row table:style-name="ro1">
          <table:table-cell table:style-name="ce12" office:value-type="string" calcext:value-type="string">
            <text:p>+</text:p>
          </table:table-cell>
          <table:table-cell/>
          <table:table-cell table:style-name="ce16" office:value-type="string" calcext:value-type="string">
            <text:p>88H</text:p>
          </table:table-cell>
          <table:table-cell table:style-name="ce20" office:value-type="string" calcext:value-type="string">
            <text:p>90H</text:p>
          </table:table-cell>
          <table:table-cell table:style-name="ce20"/>
          <table:table-cell table:style-name="ce7" table:formula="of:=&quot;r&quot; &amp; LOWER(CONCATENATE(MID([.D98];1;2);MID([.C98];1;2)))" office:value-type="string" office:string-value="r9088" calcext:value-type="string">
            <text:p>r9088</text:p>
          </table:table-cell>
          <table:table-cell table:style-name="ce16"/>
          <table:table-cell table:style-name="ce32" office:value-type="string" calcext:value-type="string">
            <text:p>BR_INST_EXEC.DIRECT_NEAR_CALL.TAKEN</text:p>
          </table:table-cell>
          <table:table-cell table:style-name="ce16" table:number-columns-repeated="2"/>
        </table:table-row>
        <table:table-row table:style-name="ro1">
          <table:table-cell table:style-name="ce12" office:value-type="string" calcext:value-type="string">
            <text:p>+</text:p>
          </table:table-cell>
          <table:table-cell/>
          <table:table-cell table:style-name="ce16" office:value-type="string" calcext:value-type="string">
            <text:p>88H</text:p>
          </table:table-cell>
          <table:table-cell table:style-name="ce20" office:value-type="string" calcext:value-type="string">
            <text:p>A0H</text:p>
          </table:table-cell>
          <table:table-cell table:style-name="ce20"/>
          <table:table-cell table:style-name="ce7" table:formula="of:=&quot;r&quot; &amp; LOWER(CONCATENATE(MID([.D99];1;2);MID([.C99];1;2)))" office:value-type="string" office:string-value="ra088" calcext:value-type="string">
            <text:p>ra088</text:p>
          </table:table-cell>
          <table:table-cell table:style-name="ce16"/>
          <table:table-cell table:style-name="ce32" office:value-type="string" calcext:value-type="string">
            <text:p>BR_INST_EXEC.INDIRECT_NEAR_CALL.TAKEN</text:p>
          </table:table-cell>
          <table:table-cell table:style-name="ce16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88H</text:p>
          </table:table-cell>
          <table:table-cell table:style-name="ce15" office:value-type="string" calcext:value-type="string">
            <text:p>FFH</text:p>
          </table:table-cell>
          <table:table-cell table:style-name="ce15"/>
          <table:table-cell table:style-name="ce7" table:formula="of:=&quot;r&quot; &amp; LOWER(CONCATENATE(MID([.D100];1;2);MID([.C100];1;2)))" office:value-type="string" office:string-value="rff88" calcext:value-type="string">
            <text:p>rff88</text:p>
          </table:table-cell>
          <table:table-cell table:style-name="ce15"/>
          <table:table-cell table:style-name="ce33" office:value-type="string" calcext:value-type="string">
            <text:p>BR_INST_EXEC.ALL_BRANCHES</text:p>
          </table:table-cell>
          <table:table-cell table:style-name="ce15" office:value-type="string" calcext:value-type="string">
            <text:p>Counts all near executed branches (not necessarily retired).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+</text:p>
          </table:table-cell>
          <table:table-cell/>
          <table:table-cell table:style-name="ce16" office:value-type="string" calcext:value-type="string">
            <text:p>89H</text:p>
          </table:table-cell>
          <table:table-cell table:style-name="ce20" office:value-type="string" calcext:value-type="string">
            <text:p>41H</text:p>
          </table:table-cell>
          <table:table-cell table:style-name="ce20"/>
          <table:table-cell table:style-name="ce7" table:formula="of:=&quot;r&quot; &amp; LOWER(CONCATENATE(MID([.D101];1;2);MID([.C101];1;2)))" office:value-type="string" office:string-value="r4189" calcext:value-type="string">
            <text:p>r4189</text:p>
          </table:table-cell>
          <table:table-cell table:style-name="ce16"/>
          <table:table-cell table:style-name="ce34" office:value-type="string" calcext:value-type="string">
            <text:p>BR_MISP_EXEC.COND.NOTAKEN</text:p>
          </table:table-cell>
          <table:table-cell table:style-name="ce16" table:number-columns-repeated="2"/>
        </table:table-row>
        <table:table-row table:style-name="ro1">
          <table:table-cell table:style-name="ce12" office:value-type="string" calcext:value-type="string">
            <text:p>+</text:p>
          </table:table-cell>
          <table:table-cell/>
          <table:table-cell table:style-name="ce16" office:value-type="string" calcext:value-type="string">
            <text:p>89H</text:p>
          </table:table-cell>
          <table:table-cell table:style-name="ce20" office:value-type="string" calcext:value-type="string">
            <text:p>81H</text:p>
          </table:table-cell>
          <table:table-cell table:style-name="ce20"/>
          <table:table-cell table:style-name="ce7" table:formula="of:=&quot;r&quot; &amp; LOWER(CONCATENATE(MID([.D102];1;2);MID([.C102];1;2)))" office:value-type="string" office:string-value="r8189" calcext:value-type="string">
            <text:p>r8189</text:p>
          </table:table-cell>
          <table:table-cell table:style-name="ce16"/>
          <table:table-cell table:style-name="ce34" office:value-type="string" calcext:value-type="string">
            <text:p>BR_MISP_EXEC.COND.TAKEN</text:p>
          </table:table-cell>
          <table:table-cell table:style-name="ce16" table:number-columns-repeated="2"/>
        </table:table-row>
        <table:table-row table:style-name="ro1">
          <table:table-cell table:style-name="ce12" office:value-type="string" calcext:value-type="string">
            <text:p>+</text:p>
          </table:table-cell>
          <table:table-cell/>
          <table:table-cell table:style-name="ce16" office:value-type="string" calcext:value-type="string">
            <text:p>89H</text:p>
          </table:table-cell>
          <table:table-cell table:style-name="ce20" office:value-type="string" calcext:value-type="string">
            <text:p>84H</text:p>
          </table:table-cell>
          <table:table-cell table:style-name="ce20"/>
          <table:table-cell table:style-name="ce7" table:formula="of:=&quot;r&quot; &amp; LOWER(CONCATENATE(MID([.D103];1;2);MID([.C103];1;2)))" office:value-type="string" office:string-value="r8489" calcext:value-type="string">
            <text:p>r8489</text:p>
          </table:table-cell>
          <table:table-cell table:style-name="ce16"/>
          <table:table-cell table:style-name="ce34" office:value-type="string" calcext:value-type="string">
            <text:p>BR_MISP_EXEC.INDIRECT_JMP_NON_CALL_RET.TAKEN</text:p>
          </table:table-cell>
          <table:table-cell table:style-name="ce16" table:number-columns-repeated="2"/>
        </table:table-row>
        <table:table-row table:style-name="ro1">
          <table:table-cell table:style-name="ce12" office:value-type="string" calcext:value-type="string">
            <text:p>+</text:p>
          </table:table-cell>
          <table:table-cell/>
          <table:table-cell table:style-name="ce16" office:value-type="string" calcext:value-type="string">
            <text:p>89H</text:p>
          </table:table-cell>
          <table:table-cell table:style-name="ce20" office:value-type="string" calcext:value-type="string">
            <text:p>88H</text:p>
          </table:table-cell>
          <table:table-cell table:style-name="ce20"/>
          <table:table-cell table:style-name="ce7" table:formula="of:=&quot;r&quot; &amp; LOWER(CONCATENATE(MID([.D104];1;2);MID([.C104];1;2)))" office:value-type="string" office:string-value="r8889" calcext:value-type="string">
            <text:p>r8889</text:p>
          </table:table-cell>
          <table:table-cell table:style-name="ce16"/>
          <table:table-cell table:style-name="ce34" office:value-type="string" calcext:value-type="string">
            <text:p>BR_MISP_EXEC.RETURN_NEAR.TAKEN</text:p>
          </table:table-cell>
          <table:table-cell table:style-name="ce16" table:number-columns-repeated="2"/>
        </table:table-row>
        <table:table-row table:style-name="ro1">
          <table:table-cell table:style-name="ce12" office:value-type="string" calcext:value-type="string">
            <text:p>+</text:p>
          </table:table-cell>
          <table:table-cell/>
          <table:table-cell table:style-name="ce16" office:value-type="string" calcext:value-type="string">
            <text:p>89H</text:p>
          </table:table-cell>
          <table:table-cell table:style-name="ce20" office:value-type="string" calcext:value-type="string">
            <text:p>90H</text:p>
          </table:table-cell>
          <table:table-cell table:style-name="ce20"/>
          <table:table-cell table:style-name="ce7" table:formula="of:=&quot;r&quot; &amp; LOWER(CONCATENATE(MID([.D105];1;2);MID([.C105];1;2)))" office:value-type="string" office:string-value="r9089" calcext:value-type="string">
            <text:p>r9089</text:p>
          </table:table-cell>
          <table:table-cell table:style-name="ce16"/>
          <table:table-cell table:style-name="ce34" office:value-type="string" calcext:value-type="string">
            <text:p>BR_MISP_EXEC.DIRECT_NEAR_CALL.TAKEN</text:p>
          </table:table-cell>
          <table:table-cell table:style-name="ce16" table:number-columns-repeated="2"/>
        </table:table-row>
        <table:table-row table:style-name="ro1">
          <table:table-cell table:style-name="ce12" office:value-type="string" calcext:value-type="string">
            <text:p>+</text:p>
          </table:table-cell>
          <table:table-cell/>
          <table:table-cell table:style-name="ce16" office:value-type="string" calcext:value-type="string">
            <text:p>89H</text:p>
          </table:table-cell>
          <table:table-cell table:style-name="ce20" office:value-type="string" calcext:value-type="string">
            <text:p>A0H</text:p>
          </table:table-cell>
          <table:table-cell table:style-name="ce20"/>
          <table:table-cell table:style-name="ce7" table:formula="of:=&quot;r&quot; &amp; LOWER(CONCATENATE(MID([.D106];1;2);MID([.C106];1;2)))" office:value-type="string" office:string-value="ra089" calcext:value-type="string">
            <text:p>ra089</text:p>
          </table:table-cell>
          <table:table-cell table:style-name="ce16"/>
          <table:table-cell table:style-name="ce34" office:value-type="string" calcext:value-type="string">
            <text:p>BR_MISP_EXEC.INDIRECT_NEAR_CALL.TAKEN</text:p>
          </table:table-cell>
          <table:table-cell table:style-name="ce16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89H</text:p>
          </table:table-cell>
          <table:table-cell table:style-name="ce15" office:value-type="string" calcext:value-type="string">
            <text:p>FFH</text:p>
          </table:table-cell>
          <table:table-cell table:style-name="ce15"/>
          <table:table-cell table:style-name="ce7" table:formula="of:=&quot;r&quot; &amp; LOWER(CONCATENATE(MID([.D107];1;2);MID([.C107];1;2)))" office:value-type="string" office:string-value="rff89" calcext:value-type="string">
            <text:p>rff89</text:p>
          </table:table-cell>
          <table:table-cell table:style-name="ce15"/>
          <table:table-cell table:style-name="ce33" office:value-type="string" calcext:value-type="string">
            <text:p>BR_MISP_EXEC.ALL_BRANCHES</text:p>
          </table:table-cell>
          <table:table-cell table:style-name="ce15" office:value-type="string" calcext:value-type="string">
            <text:p>Counts all near executed branches (not necessarily retired)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9C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108];1;2);MID([.C108];1;2)))" office:value-type="string" office:string-value="r019c" calcext:value-type="string">
            <text:p>r019c</text:p>
          </table:table-cell>
          <table:table-cell table:style-name="ce15"/>
          <table:table-cell table:style-name="ce15" office:value-type="string" calcext:value-type="string">
            <text:p>IDQ_UOPS_NOT_DELIVERED.CORE</text:p>
          </table:table-cell>
          <table:table-cell table:style-name="ce15" office:value-type="string" calcext:value-type="string">
            <text:p>Count number of non-delivered uops to RAT per thread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A1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109];1;2);MID([.C109];1;2)))" office:value-type="string" office:string-value="r01a1" calcext:value-type="string">
            <text:p>r01a1</text:p>
          </table:table-cell>
          <table:table-cell table:style-name="ce15"/>
          <table:table-cell table:style-name="ce15" office:value-type="string" calcext:value-type="string">
            <text:p>UOPS_EXECUTED_PORT.PORT_0</text:p>
          </table:table-cell>
          <table:table-cell table:style-name="ce15" office:value-type="string" calcext:value-type="string">
            <text:p>Cycles which a Uop is dispatched on port 0 in this thread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A1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110];1;2);MID([.C110];1;2)))" office:value-type="string" office:string-value="r02a1" calcext:value-type="string">
            <text:p>r02a1</text:p>
          </table:table-cell>
          <table:table-cell table:style-name="ce15"/>
          <table:table-cell table:style-name="ce15" office:value-type="string" calcext:value-type="string">
            <text:p>UOPS_EXECUTED_PORT.PORT_1</text:p>
          </table:table-cell>
          <table:table-cell table:style-name="ce15" office:value-type="string" calcext:value-type="string">
            <text:p>Cycles which a Uop is dispatched on port 1 in this thread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A1H</text:p>
          </table:table-cell>
          <table:table-cell table:style-name="ce15" office:value-type="string" calcext:value-type="string">
            <text:p>04H</text:p>
          </table:table-cell>
          <table:table-cell table:style-name="ce15"/>
          <table:table-cell table:style-name="ce7" table:formula="of:=&quot;r&quot; &amp; LOWER(CONCATENATE(MID([.D111];1;2);MID([.C111];1;2)))" office:value-type="string" office:string-value="r04a1" calcext:value-type="string">
            <text:p>r04a1</text:p>
          </table:table-cell>
          <table:table-cell table:style-name="ce15"/>
          <table:table-cell table:style-name="ce15" office:value-type="string" calcext:value-type="string">
            <text:p>UOPS_EXECUTED_PORT.PORT_2</text:p>
          </table:table-cell>
          <table:table-cell table:style-name="ce15" office:value-type="string" calcext:value-type="string">
            <text:p>Cycles which a Uop is dispatched on port 2 in this thread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A1H</text:p>
          </table:table-cell>
          <table:table-cell table:style-name="ce15" office:value-type="string" calcext:value-type="string">
            <text:p>08H</text:p>
          </table:table-cell>
          <table:table-cell table:style-name="ce15"/>
          <table:table-cell table:style-name="ce7" table:formula="of:=&quot;r&quot; &amp; LOWER(CONCATENATE(MID([.D112];1;2);MID([.C112];1;2)))" office:value-type="string" office:string-value="r08a1" calcext:value-type="string">
            <text:p>r08a1</text:p>
          </table:table-cell>
          <table:table-cell table:style-name="ce15"/>
          <table:table-cell table:style-name="ce15" office:value-type="string" calcext:value-type="string">
            <text:p>UOPS_EXECUTED_PORT.PORT_3</text:p>
          </table:table-cell>
          <table:table-cell table:style-name="ce15" office:value-type="string" calcext:value-type="string">
            <text:p>Cycles which a Uop is dispatched on port 3 in this thread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A1H</text:p>
          </table:table-cell>
          <table:table-cell table:style-name="ce15" office:value-type="string" calcext:value-type="string">
            <text:p>10H</text:p>
          </table:table-cell>
          <table:table-cell table:style-name="ce15"/>
          <table:table-cell table:style-name="ce7" table:formula="of:=&quot;r&quot; &amp; LOWER(CONCATENATE(MID([.D113];1;2);MID([.C113];1;2)))" office:value-type="string" office:string-value="r10a1" calcext:value-type="string">
            <text:p>r10a1</text:p>
          </table:table-cell>
          <table:table-cell table:style-name="ce15"/>
          <table:table-cell table:style-name="ce15" office:value-type="string" calcext:value-type="string">
            <text:p>UOPS_EXECUTED_PORT.PORT_4</text:p>
          </table:table-cell>
          <table:table-cell table:style-name="ce15" office:value-type="string" calcext:value-type="string">
            <text:p>Cycles which a Uop is dispatched on port 4 in this thread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A1H</text:p>
          </table:table-cell>
          <table:table-cell table:style-name="ce15" office:value-type="string" calcext:value-type="string">
            <text:p>20H</text:p>
          </table:table-cell>
          <table:table-cell table:style-name="ce15"/>
          <table:table-cell table:style-name="ce7" table:formula="of:=&quot;r&quot; &amp; LOWER(CONCATENATE(MID([.D114];1;2);MID([.C114];1;2)))" office:value-type="string" office:string-value="r20a1" calcext:value-type="string">
            <text:p>r20a1</text:p>
          </table:table-cell>
          <table:table-cell table:style-name="ce15"/>
          <table:table-cell table:style-name="ce15" office:value-type="string" calcext:value-type="string">
            <text:p>UOPS_EXECUTED_PORT.PORT_5</text:p>
          </table:table-cell>
          <table:table-cell table:style-name="ce15" office:value-type="string" calcext:value-type="string">
            <text:p>Cycles which a Uop is dispatched on port 5 in this thread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A1H</text:p>
          </table:table-cell>
          <table:table-cell table:style-name="ce15" office:value-type="string" calcext:value-type="string">
            <text:p>40H</text:p>
          </table:table-cell>
          <table:table-cell table:style-name="ce15"/>
          <table:table-cell table:style-name="ce7" table:formula="of:=&quot;r&quot; &amp; LOWER(CONCATENATE(MID([.D115];1;2);MID([.C115];1;2)))" office:value-type="string" office:string-value="r40a1" calcext:value-type="string">
            <text:p>r40a1</text:p>
          </table:table-cell>
          <table:table-cell table:style-name="ce15"/>
          <table:table-cell table:style-name="ce15" office:value-type="string" calcext:value-type="string">
            <text:p>UOPS_EXECUTED_PORT.PORT_6</text:p>
          </table:table-cell>
          <table:table-cell table:style-name="ce15" office:value-type="string" calcext:value-type="string">
            <text:p>Cycles which a Uop is dispatched on port 6 in this thread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A1H</text:p>
          </table:table-cell>
          <table:table-cell table:style-name="ce15" office:value-type="string" calcext:value-type="string">
            <text:p>80H</text:p>
          </table:table-cell>
          <table:table-cell table:style-name="ce15"/>
          <table:table-cell table:style-name="ce7" table:formula="of:=&quot;r&quot; &amp; LOWER(CONCATENATE(MID([.D116];1;2);MID([.C116];1;2)))" office:value-type="string" office:string-value="r80a1" calcext:value-type="string">
            <text:p>r80a1</text:p>
          </table:table-cell>
          <table:table-cell table:style-name="ce15"/>
          <table:table-cell table:style-name="ce15" office:value-type="string" calcext:value-type="string">
            <text:p>UOPS_EXECUTED_PORT.PORT_7</text:p>
          </table:table-cell>
          <table:table-cell table:style-name="ce15" office:value-type="string" calcext:value-type="string">
            <text:p>Cycles which a Uop is dispatched on port 7 in this thread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A2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117];1;2);MID([.C117];1;2)))" office:value-type="string" office:string-value="r01a2" calcext:value-type="string">
            <text:p>r01a2</text:p>
          </table:table-cell>
          <table:table-cell table:style-name="ce15"/>
          <table:table-cell table:style-name="ce15" office:value-type="string" calcext:value-type="string">
            <text:p>RESOURCE_STALLS.ANY</text:p>
          </table:table-cell>
          <table:table-cell table:style-name="ce15" office:value-type="string" calcext:value-type="string">
            <text:p>Cycles Allocation is stalled due to Resource Related reason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A2H</text:p>
          </table:table-cell>
          <table:table-cell table:style-name="ce15" office:value-type="string" calcext:value-type="string">
            <text:p>04H</text:p>
          </table:table-cell>
          <table:table-cell table:style-name="ce15"/>
          <table:table-cell table:style-name="ce7" table:formula="of:=&quot;r&quot; &amp; LOWER(CONCATENATE(MID([.D118];1;2);MID([.C118];1;2)))" office:value-type="string" office:string-value="r04a2" calcext:value-type="string">
            <text:p>r04a2</text:p>
          </table:table-cell>
          <table:table-cell table:style-name="ce15"/>
          <table:table-cell table:style-name="ce15" office:value-type="string" calcext:value-type="string">
            <text:p>RESOURCE_STALLS.RS</text:p>
          </table:table-cell>
          <table:table-cell table:style-name="ce15" office:value-type="string" calcext:value-type="string">
            <text:p>Cycles stalled due to no eligible RS entry available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A2H</text:p>
          </table:table-cell>
          <table:table-cell table:style-name="ce15" office:value-type="string" calcext:value-type="string">
            <text:p>08H</text:p>
          </table:table-cell>
          <table:table-cell table:style-name="ce15"/>
          <table:table-cell table:style-name="ce7" table:formula="of:=&quot;r&quot; &amp; LOWER(CONCATENATE(MID([.D119];1;2);MID([.C119];1;2)))" office:value-type="string" office:string-value="r08a2" calcext:value-type="string">
            <text:p>r08a2</text:p>
          </table:table-cell>
          <table:table-cell table:style-name="ce15"/>
          <table:table-cell table:style-name="ce15" office:value-type="string" calcext:value-type="string">
            <text:p>RESOURCE_STALLS.SB</text:p>
          </table:table-cell>
          <table:table-cell table:style-name="ce15" office:value-type="string" calcext:value-type="string">
            <text:p>Cycles stalled due to no store buffers available (not including draining form sync)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A2H</text:p>
          </table:table-cell>
          <table:table-cell table:style-name="ce15" office:value-type="string" calcext:value-type="string">
            <text:p>10H</text:p>
          </table:table-cell>
          <table:table-cell table:style-name="ce15"/>
          <table:table-cell table:style-name="ce7" table:formula="of:=&quot;r&quot; &amp; LOWER(CONCATENATE(MID([.D120];1;2);MID([.C120];1;2)))" office:value-type="string" office:string-value="r10a2" calcext:value-type="string">
            <text:p>r10a2</text:p>
          </table:table-cell>
          <table:table-cell table:style-name="ce15"/>
          <table:table-cell table:style-name="ce15" office:value-type="string" calcext:value-type="string">
            <text:p>RESOURCE_STALLS.ROB</text:p>
          </table:table-cell>
          <table:table-cell table:style-name="ce15" office:value-type="string" calcext:value-type="string">
            <text:p>Cycles stalled due to re-order buffer full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A3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121];1;2);MID([.C121];1;2)))" office:value-type="string" office:string-value="r01a3" calcext:value-type="string">
            <text:p>r01a3</text:p>
          </table:table-cell>
          <table:table-cell table:style-name="ce15"/>
          <table:table-cell table:style-name="ce15" office:value-type="string" calcext:value-type="string">
            <text:p>CYCLE_ACTIVITY.CYCLES_L2_PENDING</text:p>
          </table:table-cell>
          <table:table-cell table:style-name="ce15" office:value-type="string" calcext:value-type="string">
            <text:p>Cycles with pending L2 miss loads. Set Cmask=2 to count cycle.</text:p>
          </table:table-cell>
          <table:table-cell table:style-name="ce15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A3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122];1;2);MID([.C122];1;2)))" office:value-type="string" office:string-value="r02a3" calcext:value-type="string">
            <text:p>r02a3</text:p>
          </table:table-cell>
          <table:table-cell table:style-name="ce15"/>
          <table:table-cell table:style-name="ce15" office:value-type="string" calcext:value-type="string">
            <text:p>CYCLE_ACTIVITY.CYCLES_LDM_PENDING</text:p>
          </table:table-cell>
          <table:table-cell table:style-name="ce15" office:value-type="string" calcext:value-type="string">
            <text:p>Cycles with pending memory loads. Set Cmask=2 to count cycle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A3H</text:p>
          </table:table-cell>
          <table:table-cell table:style-name="ce15" office:value-type="string" calcext:value-type="string">
            <text:p>05H</text:p>
          </table:table-cell>
          <table:table-cell table:style-name="ce15"/>
          <table:table-cell table:style-name="ce7" table:formula="of:=&quot;r&quot; &amp; LOWER(CONCATENATE(MID([.D123];1;2);MID([.C123];1;2)))" office:value-type="string" office:string-value="r05a3" calcext:value-type="string">
            <text:p>r05a3</text:p>
          </table:table-cell>
          <table:table-cell table:style-name="ce15"/>
          <table:table-cell table:style-name="ce15" office:value-type="string" calcext:value-type="string">
            <text:p>CYCLE_ACTIVITY.STALLS_L2_PENDING</text:p>
          </table:table-cell>
          <table:table-cell table:style-name="ce15" office:value-type="string" calcext:value-type="string">
            <text:p>Number of loads missed L2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A3H</text:p>
          </table:table-cell>
          <table:table-cell table:style-name="ce15" office:value-type="string" calcext:value-type="string">
            <text:p>08H</text:p>
          </table:table-cell>
          <table:table-cell table:style-name="ce15"/>
          <table:table-cell table:style-name="ce7" table:formula="of:=&quot;r&quot; &amp; LOWER(CONCATENATE(MID([.D124];1;2);MID([.C124];1;2)))" office:value-type="string" office:string-value="r08a3" calcext:value-type="string">
            <text:p>r08a3</text:p>
          </table:table-cell>
          <table:table-cell table:style-name="ce15"/>
          <table:table-cell table:style-name="ce15" office:value-type="string" calcext:value-type="string">
            <text:p>CYCLE_ACTIVITY.CYCLES_L1D_PENDING</text:p>
          </table:table-cell>
          <table:table-cell table:style-name="ce15" office:value-type="string" calcext:value-type="string">
            <text:p>Cycles with pending L1 cache miss loads. Set Cmask=8 to count cycle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A8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125];1;2);MID([.C125];1;2)))" office:value-type="string" office:string-value="r01a8" calcext:value-type="string">
            <text:p>r01a8</text:p>
          </table:table-cell>
          <table:table-cell table:style-name="ce15"/>
          <table:table-cell table:style-name="ce15" office:value-type="string" calcext:value-type="string">
            <text:p>LSD.UOPS</text:p>
          </table:table-cell>
          <table:table-cell table:style-name="ce15" office:value-type="string" calcext:value-type="string">
            <text:p>Number of Uops delivered by the LSD.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AE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126];1;2);MID([.C126];1;2)))" office:value-type="string" office:string-value="r01ae" calcext:value-type="string">
            <text:p>r01ae</text:p>
          </table:table-cell>
          <table:table-cell table:style-name="ce15"/>
          <table:table-cell table:style-name="ce15" office:value-type="string" calcext:value-type="string">
            <text:p>ITLB.ITLB_FLUSH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B0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127];1;2);MID([.C127];1;2)))" office:value-type="string" office:string-value="r01b0" calcext:value-type="string">
            <text:p>r01b0</text:p>
          </table:table-cell>
          <table:table-cell table:style-name="ce15"/>
          <table:table-cell table:style-name="ce15" office:value-type="string" calcext:value-type="string">
            <text:p>OFFCORE_REQUESTS.DEMAND_DATA_RD</text:p>
          </table:table-cell>
          <table:table-cell table:style-name="ce15"/>
          <table:table-cell table:style-name="ce15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B0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128];1;2);MID([.C128];1;2)))" office:value-type="string" office:string-value="r02b0" calcext:value-type="string">
            <text:p>r02b0</text:p>
          </table:table-cell>
          <table:table-cell table:style-name="ce15"/>
          <table:table-cell table:style-name="ce15" office:value-type="string" calcext:value-type="string">
            <text:p>OFFCORE_REQUESTS.DEMAND_CODE_RD</text:p>
          </table:table-cell>
          <table:table-cell table:style-name="ce15"/>
          <table:table-cell table:style-name="ce15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B0H</text:p>
          </table:table-cell>
          <table:table-cell table:style-name="ce15" office:value-type="string" calcext:value-type="string">
            <text:p>04H</text:p>
          </table:table-cell>
          <table:table-cell table:style-name="ce15"/>
          <table:table-cell table:style-name="ce7" table:formula="of:=&quot;r&quot; &amp; LOWER(CONCATENATE(MID([.D129];1;2);MID([.C129];1;2)))" office:value-type="string" office:string-value="r04b0" calcext:value-type="string">
            <text:p>r04b0</text:p>
          </table:table-cell>
          <table:table-cell table:style-name="ce15"/>
          <table:table-cell table:style-name="ce15" office:value-type="string" calcext:value-type="string">
            <text:p>OFFCORE_REQUESTS.DEMAND_RFO</text:p>
          </table:table-cell>
          <table:table-cell table:style-name="ce15"/>
          <table:table-cell table:style-name="ce15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B0H</text:p>
          </table:table-cell>
          <table:table-cell table:style-name="ce15" office:value-type="string" calcext:value-type="string">
            <text:p>08H</text:p>
          </table:table-cell>
          <table:table-cell table:style-name="ce15"/>
          <table:table-cell table:style-name="ce7" table:formula="of:=&quot;r&quot; &amp; LOWER(CONCATENATE(MID([.D130];1;2);MID([.C130];1;2)))" office:value-type="string" office:string-value="r08b0" calcext:value-type="string">
            <text:p>r08b0</text:p>
          </table:table-cell>
          <table:table-cell table:style-name="ce15"/>
          <table:table-cell table:style-name="ce15" office:value-type="string" calcext:value-type="string">
            <text:p>OFFCORE_REQUESTS.ALL_DATA_RD</text:p>
          </table:table-cell>
          <table:table-cell table:style-name="ce15"/>
          <table:table-cell table:style-name="ce15" office:value-type="string" calcext:value-type="string">
            <text:p>Use only when HTT is off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B1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131];1;2);MID([.C131];1;2)))" office:value-type="string" office:string-value="r02b1" calcext:value-type="string">
            <text:p>r02b1</text:p>
          </table:table-cell>
          <table:table-cell table:style-name="ce15"/>
          <table:table-cell table:style-name="ce15" office:value-type="string" calcext:value-type="string">
            <text:p>UOPS_EXECUTED.CORE</text:p>
          </table:table-cell>
          <table:table-cell table:style-name="ce15" table:number-columns-repeated="2"/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B7H</text:p>
          </table:table-cell>
          <table:table-cell table:style-name="ce17" office:value-type="string" calcext:value-type="string">
            <text:p>01H</text:p>
          </table:table-cell>
          <table:table-cell table:style-name="ce17"/>
          <table:table-cell table:style-name="ce30" table:formula="of:=&quot;r&quot; &amp; LOWER(CONCATENATE(MID([.D132];1;2);MID([.C132];1;2)))" office:value-type="string" office:string-value="r01b7" calcext:value-type="string">
            <text:p>r01b7</text:p>
          </table:table-cell>
          <table:table-cell table:style-name="ce17"/>
          <table:table-cell table:style-name="ce17" office:value-type="string" calcext:value-type="string">
            <text:p>OFF_CORE_RESPONSE_0</text:p>
          </table:table-cell>
          <table:table-cell table:style-name="ce17"/>
          <table:table-cell table:style-name="ce17" office:value-type="string" calcext:value-type="string">
            <text:p>Requires MSR 01A6H</text:p>
          </table:table-cell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BBH</text:p>
          </table:table-cell>
          <table:table-cell table:style-name="ce17" office:value-type="string" calcext:value-type="string">
            <text:p>01H</text:p>
          </table:table-cell>
          <table:table-cell table:style-name="ce17"/>
          <table:table-cell table:style-name="ce30" table:formula="of:=&quot;r&quot; &amp; LOWER(CONCATENATE(MID([.D133];1;2);MID([.C133];1;2)))" office:value-type="string" office:string-value="r01bb" calcext:value-type="string">
            <text:p>r01bb</text:p>
          </table:table-cell>
          <table:table-cell table:style-name="ce17"/>
          <table:table-cell table:style-name="ce17" office:value-type="string" calcext:value-type="string">
            <text:p>OFF_CORE_RESPONSE_1</text:p>
          </table:table-cell>
          <table:table-cell table:style-name="ce17"/>
          <table:table-cell table:style-name="ce17" office:value-type="string" calcext:value-type="string">
            <text:p>Requires MSR 01A7H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BCH</text:p>
          </table:table-cell>
          <table:table-cell table:style-name="ce15" office:value-type="string" calcext:value-type="string">
            <text:p>11H</text:p>
          </table:table-cell>
          <table:table-cell table:style-name="ce15"/>
          <table:table-cell table:style-name="ce7" table:formula="of:=&quot;r&quot; &amp; LOWER(CONCATENATE(MID([.D134];1;2);MID([.C134];1;2)))" office:value-type="string" office:string-value="r11bc" calcext:value-type="string">
            <text:p>r11bc</text:p>
          </table:table-cell>
          <table:table-cell table:style-name="ce15"/>
          <table:table-cell table:style-name="ce15" office:value-type="string" calcext:value-type="string">
            <text:p>PAGE_WALKER_LOADS.DTLB_L1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BCH</text:p>
          </table:table-cell>
          <table:table-cell table:style-name="ce15" office:value-type="string" calcext:value-type="string">
            <text:p>21H</text:p>
          </table:table-cell>
          <table:table-cell table:style-name="ce15"/>
          <table:table-cell table:style-name="ce7" table:formula="of:=&quot;r&quot; &amp; LOWER(CONCATENATE(MID([.D135];1;2);MID([.C135];1;2)))" office:value-type="string" office:string-value="r21bc" calcext:value-type="string">
            <text:p>r21bc</text:p>
          </table:table-cell>
          <table:table-cell table:style-name="ce15"/>
          <table:table-cell table:style-name="ce15" office:value-type="string" calcext:value-type="string">
            <text:p>PAGE_WALKER_LOADS.ITLB_L1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BCH</text:p>
          </table:table-cell>
          <table:table-cell table:style-name="ce15" office:value-type="string" calcext:value-type="string">
            <text:p>12H</text:p>
          </table:table-cell>
          <table:table-cell table:style-name="ce15"/>
          <table:table-cell table:style-name="ce7" table:formula="of:=&quot;r&quot; &amp; LOWER(CONCATENATE(MID([.D136];1;2);MID([.C136];1;2)))" office:value-type="string" office:string-value="r12bc" calcext:value-type="string">
            <text:p>r12bc</text:p>
          </table:table-cell>
          <table:table-cell table:style-name="ce15"/>
          <table:table-cell table:style-name="ce15" office:value-type="string" calcext:value-type="string">
            <text:p>PAGE_WALKER_LOADS.DTLB_L2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BCH</text:p>
          </table:table-cell>
          <table:table-cell table:style-name="ce15" office:value-type="string" calcext:value-type="string">
            <text:p>22H</text:p>
          </table:table-cell>
          <table:table-cell table:style-name="ce15"/>
          <table:table-cell table:style-name="ce7" table:formula="of:=&quot;r&quot; &amp; LOWER(CONCATENATE(MID([.D137];1;2);MID([.C137];1;2)))" office:value-type="string" office:string-value="r22bc" calcext:value-type="string">
            <text:p>r22bc</text:p>
          </table:table-cell>
          <table:table-cell table:style-name="ce15"/>
          <table:table-cell table:style-name="ce15" office:value-type="string" calcext:value-type="string">
            <text:p>PAGE_WALKER_LOADS.ITLB_L2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BCH</text:p>
          </table:table-cell>
          <table:table-cell table:style-name="ce15" office:value-type="string" calcext:value-type="string">
            <text:p>14H</text:p>
          </table:table-cell>
          <table:table-cell table:style-name="ce15"/>
          <table:table-cell table:style-name="ce7" table:formula="of:=&quot;r&quot; &amp; LOWER(CONCATENATE(MID([.D138];1;2);MID([.C138];1;2)))" office:value-type="string" office:string-value="r14bc" calcext:value-type="string">
            <text:p>r14bc</text:p>
          </table:table-cell>
          <table:table-cell table:style-name="ce15"/>
          <table:table-cell table:style-name="ce15" office:value-type="string" calcext:value-type="string">
            <text:p>PAGE_WALKER_LOADS.DTLB_L3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BCH</text:p>
          </table:table-cell>
          <table:table-cell table:style-name="ce15" office:value-type="string" calcext:value-type="string">
            <text:p>24H</text:p>
          </table:table-cell>
          <table:table-cell table:style-name="ce15"/>
          <table:table-cell table:style-name="ce7" table:formula="of:=&quot;r&quot; &amp; LOWER(CONCATENATE(MID([.D139];1;2);MID([.C139];1;2)))" office:value-type="string" office:string-value="r24bc" calcext:value-type="string">
            <text:p>r24bc</text:p>
          </table:table-cell>
          <table:table-cell table:style-name="ce15"/>
          <table:table-cell table:style-name="ce15" office:value-type="string" calcext:value-type="string">
            <text:p>PAGE_WALKER_LOADS.ITLB_L3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BCH</text:p>
          </table:table-cell>
          <table:table-cell table:style-name="ce15" office:value-type="string" calcext:value-type="string">
            <text:p>18H</text:p>
          </table:table-cell>
          <table:table-cell table:style-name="ce15"/>
          <table:table-cell table:style-name="ce7" table:formula="of:=&quot;r&quot; &amp; LOWER(CONCATENATE(MID([.D140];1;2);MID([.C140];1;2)))" office:value-type="string" office:string-value="r18bc" calcext:value-type="string">
            <text:p>r18bc</text:p>
          </table:table-cell>
          <table:table-cell table:style-name="ce15"/>
          <table:table-cell table:style-name="ce15" office:value-type="string" calcext:value-type="string">
            <text:p>PAGE_WALKER_LOADS.DTLB_MEMORY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BCH</text:p>
          </table:table-cell>
          <table:table-cell table:style-name="ce15" office:value-type="string" calcext:value-type="string">
            <text:p>28H</text:p>
          </table:table-cell>
          <table:table-cell table:style-name="ce15"/>
          <table:table-cell table:style-name="ce7" table:formula="of:=&quot;r&quot; &amp; LOWER(CONCATENATE(MID([.D141];1;2);MID([.C141];1;2)))" office:value-type="string" office:string-value="r28bc" calcext:value-type="string">
            <text:p>r28bc</text:p>
          </table:table-cell>
          <table:table-cell table:style-name="ce15"/>
          <table:table-cell table:style-name="ce15" office:value-type="string" calcext:value-type="string">
            <text:p>PAGE_WALKER_LOADS.ITLB_MEMORY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BD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142];1;2);MID([.C142];1;2)))" office:value-type="string" office:string-value="r01bd" calcext:value-type="string">
            <text:p>r01bd</text:p>
          </table:table-cell>
          <table:table-cell table:style-name="ce15"/>
          <table:table-cell table:style-name="ce15" office:value-type="string" calcext:value-type="string">
            <text:p>TLB_FLUSH.DTLB_THREAD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BDH</text:p>
          </table:table-cell>
          <table:table-cell table:style-name="ce15" office:value-type="string" calcext:value-type="string">
            <text:p>20H</text:p>
          </table:table-cell>
          <table:table-cell table:style-name="ce15"/>
          <table:table-cell table:style-name="ce7" table:formula="of:=&quot;r&quot; &amp; LOWER(CONCATENATE(MID([.D143];1;2);MID([.C143];1;2)))" office:value-type="string" office:string-value="r20bd" calcext:value-type="string">
            <text:p>r20bd</text:p>
          </table:table-cell>
          <table:table-cell table:style-name="ce15"/>
          <table:table-cell table:style-name="ce15" office:value-type="string" calcext:value-type="string">
            <text:p>TLB_FLUSH.STLB_ANY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0H</text:p>
          </table:table-cell>
          <table:table-cell table:style-name="ce15" office:value-type="string" calcext:value-type="string">
            <text:p>00H</text:p>
          </table:table-cell>
          <table:table-cell table:style-name="ce15"/>
          <table:table-cell table:style-name="ce7" table:formula="of:=&quot;r&quot; &amp; LOWER(CONCATENATE(MID([.D144];1;2);MID([.C144];1;2)))" office:value-type="string" office:string-value="r00c0" calcext:value-type="string">
            <text:p>r00c0</text:p>
          </table:table-cell>
          <table:table-cell table:style-name="ce15" office:value-type="string" calcext:value-type="string">
            <text:p>instructions</text:p>
          </table:table-cell>
          <table:table-cell table:style-name="ce15" office:value-type="string" calcext:value-type="string">
            <text:p>INST_RETIRED.ANY_P</text:p>
          </table:table-cell>
          <table:table-cell table:style-name="ce15" office:value-type="string" calcext:value-type="string">
            <text:p>Number of instructions at retirement.</text:p>
          </table:table-cell>
          <table:table-cell table:style-name="ce15" office:value-type="string" calcext:value-type="string">
            <text:p>See Table 19-1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C0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145];1;2);MID([.C145];1;2)))" office:value-type="string" office:string-value="r01c0" calcext:value-type="string">
            <text:p>r01c0</text:p>
          </table:table-cell>
          <table:table-cell table:style-name="ce15"/>
          <table:table-cell table:style-name="ce15" office:value-type="string" calcext:value-type="string">
            <text:p>INST_RETIRED.ALL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1H</text:p>
          </table:table-cell>
          <table:table-cell table:style-name="ce15" office:value-type="string" calcext:value-type="string">
            <text:p>08H</text:p>
          </table:table-cell>
          <table:table-cell table:style-name="ce15"/>
          <table:table-cell table:style-name="ce7" table:formula="of:=&quot;r&quot; &amp; LOWER(CONCATENATE(MID([.D146];1;2);MID([.C146];1;2)))" office:value-type="string" office:string-value="r08c1" calcext:value-type="string">
            <text:p>r08c1</text:p>
          </table:table-cell>
          <table:table-cell table:style-name="ce15"/>
          <table:table-cell table:style-name="ce15" office:value-type="string" calcext:value-type="string">
            <text:p>OTHER_ASSISTS.AVX_TO_SSE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1H</text:p>
          </table:table-cell>
          <table:table-cell table:style-name="ce15" office:value-type="string" calcext:value-type="string">
            <text:p>10H</text:p>
          </table:table-cell>
          <table:table-cell table:style-name="ce15"/>
          <table:table-cell table:style-name="ce7" table:formula="of:=&quot;r&quot; &amp; LOWER(CONCATENATE(MID([.D147];1;2);MID([.C147];1;2)))" office:value-type="string" office:string-value="r10c1" calcext:value-type="string">
            <text:p>r10c1</text:p>
          </table:table-cell>
          <table:table-cell table:style-name="ce15"/>
          <table:table-cell table:style-name="ce15" office:value-type="string" calcext:value-type="string">
            <text:p>OTHER_ASSISTS.SSE_TO_AVX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1H</text:p>
          </table:table-cell>
          <table:table-cell table:style-name="ce15" office:value-type="string" calcext:value-type="string">
            <text:p>40H</text:p>
          </table:table-cell>
          <table:table-cell table:style-name="ce15"/>
          <table:table-cell table:style-name="ce7" table:formula="of:=&quot;r&quot; &amp; LOWER(CONCATENATE(MID([.D148];1;2);MID([.C148];1;2)))" office:value-type="string" office:string-value="r40c1" calcext:value-type="string">
            <text:p>r40c1</text:p>
          </table:table-cell>
          <table:table-cell table:style-name="ce15"/>
          <table:table-cell table:style-name="ce15" office:value-type="string" calcext:value-type="string">
            <text:p>OTHER_ASSISTS.ANY_WB_ASSIST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2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149];1;2);MID([.C149];1;2)))" office:value-type="string" office:string-value="r01c2" calcext:value-type="string">
            <text:p>r01c2</text:p>
          </table:table-cell>
          <table:table-cell table:style-name="ce15"/>
          <table:table-cell table:style-name="ce15" office:value-type="string" calcext:value-type="string">
            <text:p>UOPS_RETIRED.ALL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2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150];1;2);MID([.C150];1;2)))" office:value-type="string" office:string-value="r02c2" calcext:value-type="string">
            <text:p>r02c2</text:p>
          </table:table-cell>
          <table:table-cell table:style-name="ce15"/>
          <table:table-cell table:style-name="ce15" office:value-type="string" calcext:value-type="string">
            <text:p>UOPS_RETIRED.RETIRE_SLOTS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3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151];1;2);MID([.C151];1;2)))" office:value-type="string" office:string-value="r02c3" calcext:value-type="string">
            <text:p>r02c3</text:p>
          </table:table-cell>
          <table:table-cell table:style-name="ce15"/>
          <table:table-cell table:style-name="ce15" office:value-type="string" calcext:value-type="string">
            <text:p>MACHINE_CLEARS.MEMORY_ORDERING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3H</text:p>
          </table:table-cell>
          <table:table-cell table:style-name="ce15" office:value-type="string" calcext:value-type="string">
            <text:p>04H</text:p>
          </table:table-cell>
          <table:table-cell table:style-name="ce15"/>
          <table:table-cell table:style-name="ce7" table:formula="of:=&quot;r&quot; &amp; LOWER(CONCATENATE(MID([.D152];1;2);MID([.C152];1;2)))" office:value-type="string" office:string-value="r04c3" calcext:value-type="string">
            <text:p>r04c3</text:p>
          </table:table-cell>
          <table:table-cell table:style-name="ce15"/>
          <table:table-cell table:style-name="ce15" office:value-type="string" calcext:value-type="string">
            <text:p>MACHINE_CLEARS.SMC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3H</text:p>
          </table:table-cell>
          <table:table-cell table:style-name="ce15" office:value-type="string" calcext:value-type="string">
            <text:p>20H</text:p>
          </table:table-cell>
          <table:table-cell table:style-name="ce15"/>
          <table:table-cell table:style-name="ce7" table:formula="of:=&quot;r&quot; &amp; LOWER(CONCATENATE(MID([.D153];1;2);MID([.C153];1;2)))" office:value-type="string" office:string-value="r20c3" calcext:value-type="string">
            <text:p>r20c3</text:p>
          </table:table-cell>
          <table:table-cell table:style-name="ce15"/>
          <table:table-cell table:style-name="ce15" office:value-type="string" calcext:value-type="string">
            <text:p>MACHINE_CLEARS.MASKMOV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4H</text:p>
          </table:table-cell>
          <table:table-cell table:style-name="ce15" office:value-type="string" calcext:value-type="string">
            <text:p>00H</text:p>
          </table:table-cell>
          <table:table-cell table:style-name="ce15"/>
          <table:table-cell table:style-name="ce7" table:formula="of:=&quot;r&quot; &amp; LOWER(CONCATENATE(MID([.D154];1;2);MID([.C154];1;2)))" office:value-type="string" office:string-value="r00c4" calcext:value-type="string">
            <text:p>r00c4</text:p>
          </table:table-cell>
          <table:table-cell table:style-name="ce15" office:value-type="string" calcext:value-type="string">
            <text:p>branch-instructions</text:p>
          </table:table-cell>
          <table:table-cell table:style-name="ce15" office:value-type="string" calcext:value-type="string">
            <text:p>BR_INST_RETIRED.ALL_BRANCHES</text:p>
          </table:table-cell>
          <table:table-cell table:style-name="ce15" office:value-type="string" calcext:value-type="string">
            <text:p>Branch instructions at retirement.</text:p>
          </table:table-cell>
          <table:table-cell table:style-name="ce15" office:value-type="string" calcext:value-type="string">
            <text:p>See Table 19-1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C4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155];1;2);MID([.C155];1;2)))" office:value-type="string" office:string-value="r01c4" calcext:value-type="string">
            <text:p>r01c4</text:p>
          </table:table-cell>
          <table:table-cell table:style-name="ce15"/>
          <table:table-cell table:style-name="ce15" office:value-type="string" calcext:value-type="string">
            <text:p>BR_INST_RETIRED.CONDITIONAL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4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156];1;2);MID([.C156];1;2)))" office:value-type="string" office:string-value="r02c4" calcext:value-type="string">
            <text:p>r02c4</text:p>
          </table:table-cell>
          <table:table-cell table:style-name="ce15"/>
          <table:table-cell table:style-name="ce15" office:value-type="string" calcext:value-type="string">
            <text:p>BR_INST_RETIRED.NEAR_CALL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4H</text:p>
          </table:table-cell>
          <table:table-cell table:style-name="ce15" office:value-type="string" calcext:value-type="string">
            <text:p>04H</text:p>
          </table:table-cell>
          <table:table-cell table:style-name="ce15"/>
          <table:table-cell table:style-name="ce7" table:formula="of:=&quot;r&quot; &amp; LOWER(CONCATENATE(MID([.D157];1;2);MID([.C157];1;2)))" office:value-type="string" office:string-value="r04c4" calcext:value-type="string">
            <text:p>r04c4</text:p>
          </table:table-cell>
          <table:table-cell table:style-name="ce15"/>
          <table:table-cell table:style-name="ce15" office:value-type="string" calcext:value-type="string">
            <text:p>BR_INST_RETIRED.ALL_BRANCHES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4H</text:p>
          </table:table-cell>
          <table:table-cell table:style-name="ce15" office:value-type="string" calcext:value-type="string">
            <text:p>08H</text:p>
          </table:table-cell>
          <table:table-cell table:style-name="ce15"/>
          <table:table-cell table:style-name="ce7" table:formula="of:=&quot;r&quot; &amp; LOWER(CONCATENATE(MID([.D158];1;2);MID([.C158];1;2)))" office:value-type="string" office:string-value="r08c4" calcext:value-type="string">
            <text:p>r08c4</text:p>
          </table:table-cell>
          <table:table-cell table:style-name="ce15"/>
          <table:table-cell table:style-name="ce15" office:value-type="string" calcext:value-type="string">
            <text:p>BR_INST_RETIRED.NEAR_RETURN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4H</text:p>
          </table:table-cell>
          <table:table-cell table:style-name="ce15" office:value-type="string" calcext:value-type="string">
            <text:p>10H</text:p>
          </table:table-cell>
          <table:table-cell table:style-name="ce15"/>
          <table:table-cell table:style-name="ce7" table:formula="of:=&quot;r&quot; &amp; LOWER(CONCATENATE(MID([.D159];1;2);MID([.C159];1;2)))" office:value-type="string" office:string-value="r10c4" calcext:value-type="string">
            <text:p>r10c4</text:p>
          </table:table-cell>
          <table:table-cell table:style-name="ce15"/>
          <table:table-cell table:style-name="ce15" office:value-type="string" calcext:value-type="string">
            <text:p>BR_INST_RETIRED.NOT_TAKEN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4H</text:p>
          </table:table-cell>
          <table:table-cell table:style-name="ce15" office:value-type="string" calcext:value-type="string">
            <text:p>20H</text:p>
          </table:table-cell>
          <table:table-cell table:style-name="ce15"/>
          <table:table-cell table:style-name="ce7" table:formula="of:=&quot;r&quot; &amp; LOWER(CONCATENATE(MID([.D160];1;2);MID([.C160];1;2)))" office:value-type="string" office:string-value="r20c4" calcext:value-type="string">
            <text:p>r20c4</text:p>
          </table:table-cell>
          <table:table-cell table:style-name="ce15"/>
          <table:table-cell table:style-name="ce15" office:value-type="string" calcext:value-type="string">
            <text:p>BR_INST_RETIRED.NEAR_TAKEN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4H</text:p>
          </table:table-cell>
          <table:table-cell table:style-name="ce15" office:value-type="string" calcext:value-type="string">
            <text:p>40H</text:p>
          </table:table-cell>
          <table:table-cell table:style-name="ce15"/>
          <table:table-cell table:style-name="ce7" table:formula="of:=&quot;r&quot; &amp; LOWER(CONCATENATE(MID([.D161];1;2);MID([.C161];1;2)))" office:value-type="string" office:string-value="r40c4" calcext:value-type="string">
            <text:p>r40c4</text:p>
          </table:table-cell>
          <table:table-cell table:style-name="ce15"/>
          <table:table-cell table:style-name="ce15" office:value-type="string" calcext:value-type="string">
            <text:p>BR_INST_RETIRED.FAR_BRANCH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5H</text:p>
          </table:table-cell>
          <table:table-cell table:style-name="ce15" office:value-type="string" calcext:value-type="string">
            <text:p>00H</text:p>
          </table:table-cell>
          <table:table-cell table:style-name="ce15"/>
          <table:table-cell table:style-name="ce7" table:formula="of:=&quot;r&quot; &amp; LOWER(CONCATENATE(MID([.D162];1;2);MID([.C162];1;2)))" office:value-type="string" office:string-value="r00c5" calcext:value-type="string">
            <text:p>r00c5</text:p>
          </table:table-cell>
          <table:table-cell table:style-name="ce15" office:value-type="string" calcext:value-type="string">
            <text:p>branch-misses</text:p>
          </table:table-cell>
          <table:table-cell table:style-name="ce15" office:value-type="string" calcext:value-type="string">
            <text:p>BR_MISP_RETIRED.ALL_BRANCHES</text:p>
          </table:table-cell>
          <table:table-cell table:style-name="ce15" office:value-type="string" calcext:value-type="string">
            <text:p>Mispredicted branch instructions at retirement</text:p>
          </table:table-cell>
          <table:table-cell table:style-name="ce15" office:value-type="string" calcext:value-type="string">
            <text:p>See Table 19-1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C5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163];1;2);MID([.C163];1;2)))" office:value-type="string" office:string-value="r01c5" calcext:value-type="string">
            <text:p>r01c5</text:p>
          </table:table-cell>
          <table:table-cell table:style-name="ce15"/>
          <table:table-cell table:style-name="ce15" office:value-type="string" calcext:value-type="string">
            <text:p>BR_MISP_RETIRED.CONDITIONAL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5H</text:p>
          </table:table-cell>
          <table:table-cell table:style-name="ce15" office:value-type="string" calcext:value-type="string">
            <text:p>04H</text:p>
          </table:table-cell>
          <table:table-cell table:style-name="ce15"/>
          <table:table-cell table:style-name="ce7" table:formula="of:=&quot;r&quot; &amp; LOWER(CONCATENATE(MID([.D164];1;2);MID([.C164];1;2)))" office:value-type="string" office:string-value="r04c5" calcext:value-type="string">
            <text:p>r04c5</text:p>
          </table:table-cell>
          <table:table-cell table:style-name="ce15"/>
          <table:table-cell table:style-name="ce15" office:value-type="string" calcext:value-type="string">
            <text:p>BR_MISP_RETIRED.ALL_BRANCHES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5H</text:p>
          </table:table-cell>
          <table:table-cell table:style-name="ce15" office:value-type="string" calcext:value-type="string">
            <text:p>20H</text:p>
          </table:table-cell>
          <table:table-cell table:style-name="ce15"/>
          <table:table-cell table:style-name="ce7" table:formula="of:=&quot;r&quot; &amp; LOWER(CONCATENATE(MID([.D165];1;2);MID([.C165];1;2)))" office:value-type="string" office:string-value="r20c5" calcext:value-type="string">
            <text:p>r20c5</text:p>
          </table:table-cell>
          <table:table-cell table:style-name="ce15"/>
          <table:table-cell table:style-name="ce15" office:value-type="string" calcext:value-type="string">
            <text:p>BR_MISP_RETIRED.NEAR_TAKEN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A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166];1;2);MID([.C166];1;2)))" office:value-type="string" office:string-value="r02ca" calcext:value-type="string">
            <text:p>r02ca</text:p>
          </table:table-cell>
          <table:table-cell table:style-name="ce15"/>
          <table:table-cell table:style-name="ce15" office:value-type="string" calcext:value-type="string">
            <text:p>FP_ASSIST.X87_OUTPUT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AH</text:p>
          </table:table-cell>
          <table:table-cell table:style-name="ce15" office:value-type="string" calcext:value-type="string">
            <text:p>04H</text:p>
          </table:table-cell>
          <table:table-cell table:style-name="ce15"/>
          <table:table-cell table:style-name="ce7" table:formula="of:=&quot;r&quot; &amp; LOWER(CONCATENATE(MID([.D167];1;2);MID([.C167];1;2)))" office:value-type="string" office:string-value="r04ca" calcext:value-type="string">
            <text:p>r04ca</text:p>
          </table:table-cell>
          <table:table-cell table:style-name="ce15"/>
          <table:table-cell table:style-name="ce15" office:value-type="string" calcext:value-type="string">
            <text:p>FP_ASSIST.X87_INPUT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AH</text:p>
          </table:table-cell>
          <table:table-cell table:style-name="ce15" office:value-type="string" calcext:value-type="string">
            <text:p>08H</text:p>
          </table:table-cell>
          <table:table-cell table:style-name="ce15"/>
          <table:table-cell table:style-name="ce7" table:formula="of:=&quot;r&quot; &amp; LOWER(CONCATENATE(MID([.D168];1;2);MID([.C168];1;2)))" office:value-type="string" office:string-value="r08ca" calcext:value-type="string">
            <text:p>r08ca</text:p>
          </table:table-cell>
          <table:table-cell table:style-name="ce15"/>
          <table:table-cell table:style-name="ce15" office:value-type="string" calcext:value-type="string">
            <text:p>FP_ASSIST.SIMD_OUTPUT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AH</text:p>
          </table:table-cell>
          <table:table-cell table:style-name="ce15" office:value-type="string" calcext:value-type="string">
            <text:p>10H</text:p>
          </table:table-cell>
          <table:table-cell table:style-name="ce15"/>
          <table:table-cell table:style-name="ce7" table:formula="of:=&quot;r&quot; &amp; LOWER(CONCATENATE(MID([.D169];1;2);MID([.C169];1;2)))" office:value-type="string" office:string-value="r10ca" calcext:value-type="string">
            <text:p>r10ca</text:p>
          </table:table-cell>
          <table:table-cell table:style-name="ce15"/>
          <table:table-cell table:style-name="ce15" office:value-type="string" calcext:value-type="string">
            <text:p>FP_ASSIST.SIMD_INPUT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AH</text:p>
          </table:table-cell>
          <table:table-cell table:style-name="ce15" office:value-type="string" calcext:value-type="string">
            <text:p>1EH</text:p>
          </table:table-cell>
          <table:table-cell table:style-name="ce15"/>
          <table:table-cell table:style-name="ce7" table:formula="of:=&quot;r&quot; &amp; LOWER(CONCATENATE(MID([.D170];1;2);MID([.C170];1;2)))" office:value-type="string" office:string-value="r1eca" calcext:value-type="string">
            <text:p>r1eca</text:p>
          </table:table-cell>
          <table:table-cell table:style-name="ce15"/>
          <table:table-cell table:style-name="ce15" office:value-type="string" calcext:value-type="string">
            <text:p>FP_ASSIST.ANY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CCH</text:p>
          </table:table-cell>
          <table:table-cell table:style-name="ce15" office:value-type="string" calcext:value-type="string">
            <text:p>20H</text:p>
          </table:table-cell>
          <table:table-cell table:style-name="ce15"/>
          <table:table-cell table:style-name="ce7" table:formula="of:=&quot;r&quot; &amp; LOWER(CONCATENATE(MID([.D171];1;2);MID([.C171];1;2)))" office:value-type="string" office:string-value="r20cc" calcext:value-type="string">
            <text:p>r20cc</text:p>
          </table:table-cell>
          <table:table-cell table:style-name="ce15"/>
          <table:table-cell table:style-name="ce15" office:value-type="string" calcext:value-type="string">
            <text:p>ROB_MISC_EVENTS.LBR_INSERTS</text:p>
          </table:table-cell>
          <table:table-cell table:style-name="ce15" table:number-columns-repeated="2"/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CDH</text:p>
          </table:table-cell>
          <table:table-cell table:style-name="ce21" office:value-type="string" calcext:value-type="string">
            <text:p>01H</text:p>
          </table:table-cell>
          <table:table-cell table:style-name="ce21"/>
          <table:table-cell table:style-name="ce30" table:formula="of:=&quot;r&quot; &amp; LOWER(CONCATENATE(MID([.D172];1;2);MID([.C172];1;2)))" office:value-type="string" office:string-value="r01cd" calcext:value-type="string">
            <text:p>r01cd</text:p>
          </table:table-cell>
          <table:table-cell table:style-name="ce17"/>
          <table:table-cell table:style-name="ce17" office:value-type="string" calcext:value-type="string">
            <text:p>MEM_TRANS_RETIRED.LOAD_LATENCY</text:p>
          </table:table-cell>
          <table:table-cell table:style-name="ce17" office:value-type="string" calcext:value-type="string">
            <text:p>Randomly sampled loads whose latency is above a user defined threshold. A small fraction of the overall loads are sampled due to randomization.</text:p>
          </table:table-cell>
          <table:table-cell table:style-name="ce17" office:value-type="string" calcext:value-type="string">
            <text:p>Specify threshold in MSR 0x3F6</text:p>
          </table:table-cell>
        </table:table-row>
        <table:table-row table:style-name="ro1">
          <table:table-cell table:style-name="ce12" office:value-type="string" calcext:value-type="string">
            <text:p>+</text:p>
          </table:table-cell>
          <table:table-cell/>
          <table:table-cell table:style-name="ce15" office:value-type="string" calcext:value-type="string">
            <text:p>D0H</text:p>
          </table:table-cell>
          <table:table-cell table:style-name="ce15" office:value-type="string" calcext:value-type="string">
            <text:p>11H</text:p>
          </table:table-cell>
          <table:table-cell table:style-name="ce15"/>
          <table:table-cell table:style-name="ce7" table:formula="of:=&quot;r&quot; &amp; LOWER(CONCATENATE(MID([.D173];1;2);MID([.C173];1;2)))" office:value-type="string" office:string-value="r11d0" calcext:value-type="string">
            <text:p>r11d0</text:p>
          </table:table-cell>
          <table:table-cell table:style-name="ce15"/>
          <table:table-cell table:style-name="ce15" office:value-type="string" calcext:value-type="string">
            <text:p>MEM_UOPS_RETIRED.STLB_MISS.LOADS</text:p>
          </table:table-cell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+</text:p>
          </table:table-cell>
          <table:table-cell/>
          <table:table-cell table:style-name="ce15" office:value-type="string" calcext:value-type="string">
            <text:p>D0H</text:p>
          </table:table-cell>
          <table:table-cell table:style-name="ce15" office:value-type="string" calcext:value-type="string">
            <text:p>12H</text:p>
          </table:table-cell>
          <table:table-cell table:style-name="ce15"/>
          <table:table-cell table:style-name="ce7" table:formula="of:=&quot;r&quot; &amp; LOWER(CONCATENATE(MID([.D174];1;2);MID([.C174];1;2)))" office:value-type="string" office:string-value="r12d0" calcext:value-type="string">
            <text:p>r12d0</text:p>
          </table:table-cell>
          <table:table-cell table:style-name="ce15"/>
          <table:table-cell table:style-name="ce15" office:value-type="string" calcext:value-type="string">
            <text:p>MEM_UOPS_RETIRED.STLB_MISS.STORES</text:p>
          </table:table-cell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+</text:p>
          </table:table-cell>
          <table:table-cell/>
          <table:table-cell table:style-name="ce15" office:value-type="string" calcext:value-type="string">
            <text:p>D0H</text:p>
          </table:table-cell>
          <table:table-cell table:style-name="ce22" office:value-type="string" calcext:value-type="string">
            <text:p>21H</text:p>
          </table:table-cell>
          <table:table-cell table:style-name="ce22"/>
          <table:table-cell table:style-name="ce7" table:formula="of:=&quot;r&quot; &amp; LOWER(CONCATENATE(MID([.D175];1;2);MID([.C175];1;2)))" office:value-type="string" office:string-value="r21d0" calcext:value-type="string">
            <text:p>r21d0</text:p>
          </table:table-cell>
          <table:table-cell table:style-name="ce15"/>
          <table:table-cell table:style-name="ce15" office:value-type="string" calcext:value-type="string">
            <text:p>MEM_UOPS_RETIRED.LOCK.LOADS</text:p>
          </table:table-cell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+</text:p>
          </table:table-cell>
          <table:table-cell/>
          <table:table-cell table:style-name="ce15" office:value-type="string" calcext:value-type="string">
            <text:p>D0H</text:p>
          </table:table-cell>
          <table:table-cell table:style-name="ce22" office:value-type="string" calcext:value-type="string">
            <text:p>22H</text:p>
          </table:table-cell>
          <table:table-cell table:style-name="ce22"/>
          <table:table-cell table:style-name="ce7" table:formula="of:=&quot;r&quot; &amp; LOWER(CONCATENATE(MID([.D176];1;2);MID([.C176];1;2)))" office:value-type="string" office:string-value="r22d0" calcext:value-type="string">
            <text:p>r22d0</text:p>
          </table:table-cell>
          <table:table-cell table:style-name="ce15"/>
          <table:table-cell table:style-name="ce15" office:value-type="string" calcext:value-type="string">
            <text:p>MEM_UOPS_RETIRED.LOCK.STORES</text:p>
          </table:table-cell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+</text:p>
          </table:table-cell>
          <table:table-cell/>
          <table:table-cell table:style-name="ce15" office:value-type="string" calcext:value-type="string">
            <text:p>D0H</text:p>
          </table:table-cell>
          <table:table-cell table:style-name="ce22" office:value-type="string" calcext:value-type="string">
            <text:p>41H</text:p>
          </table:table-cell>
          <table:table-cell table:style-name="ce22"/>
          <table:table-cell table:style-name="ce7" table:formula="of:=&quot;r&quot; &amp; LOWER(CONCATENATE(MID([.D177];1;2);MID([.C177];1;2)))" office:value-type="string" office:string-value="r41d0" calcext:value-type="string">
            <text:p>r41d0</text:p>
          </table:table-cell>
          <table:table-cell table:style-name="ce15"/>
          <table:table-cell table:style-name="ce15" office:value-type="string" calcext:value-type="string">
            <text:p>MEM_UOPS_RETIRED.SPLIT.LOADS</text:p>
          </table:table-cell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+</text:p>
          </table:table-cell>
          <table:table-cell/>
          <table:table-cell table:style-name="ce15" office:value-type="string" calcext:value-type="string">
            <text:p>D0H</text:p>
          </table:table-cell>
          <table:table-cell table:style-name="ce22" office:value-type="string" calcext:value-type="string">
            <text:p>42H</text:p>
          </table:table-cell>
          <table:table-cell table:style-name="ce22"/>
          <table:table-cell table:style-name="ce7" table:formula="of:=&quot;r&quot; &amp; LOWER(CONCATENATE(MID([.D178];1;2);MID([.C178];1;2)))" office:value-type="string" office:string-value="r42d0" calcext:value-type="string">
            <text:p>r42d0</text:p>
          </table:table-cell>
          <table:table-cell table:style-name="ce15"/>
          <table:table-cell table:style-name="ce15" office:value-type="string" calcext:value-type="string">
            <text:p>MEM_UOPS_RETIRED.SPLIT.STORES</text:p>
          </table:table-cell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+</text:p>
          </table:table-cell>
          <table:table-cell/>
          <table:table-cell table:style-name="ce15" office:value-type="string" calcext:value-type="string">
            <text:p>D0H</text:p>
          </table:table-cell>
          <table:table-cell table:style-name="ce22" office:value-type="string" calcext:value-type="string">
            <text:p>81H</text:p>
          </table:table-cell>
          <table:table-cell table:style-name="ce22"/>
          <table:table-cell table:style-name="ce7" table:formula="of:=&quot;r&quot; &amp; LOWER(CONCATENATE(MID([.D179];1;2);MID([.C179];1;2)))" office:value-type="string" office:string-value="r81d0" calcext:value-type="string">
            <text:p>r81d0</text:p>
          </table:table-cell>
          <table:table-cell table:style-name="ce15"/>
          <table:table-cell table:style-name="ce15" office:value-type="string" calcext:value-type="string">
            <text:p>MEM_UOPS_RETIRED.ALL.LOADS</text:p>
          </table:table-cell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+</text:p>
          </table:table-cell>
          <table:table-cell/>
          <table:table-cell table:style-name="ce15" office:value-type="string" calcext:value-type="string">
            <text:p>D0H</text:p>
          </table:table-cell>
          <table:table-cell table:style-name="ce22" office:value-type="string" calcext:value-type="string">
            <text:p>82H</text:p>
          </table:table-cell>
          <table:table-cell table:style-name="ce22"/>
          <table:table-cell table:style-name="ce7" table:formula="of:=&quot;r&quot; &amp; LOWER(CONCATENATE(MID([.D180];1;2);MID([.C180];1;2)))" office:value-type="string" office:string-value="r82d0" calcext:value-type="string">
            <text:p>r82d0</text:p>
          </table:table-cell>
          <table:table-cell table:style-name="ce15"/>
          <table:table-cell table:style-name="ce15" office:value-type="string" calcext:value-type="string">
            <text:p>MEM_UOPS_RETIRED.ALL.STORES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D1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181];1;2);MID([.C181];1;2)))" office:value-type="string" office:string-value="r01d1" calcext:value-type="string">
            <text:p>r01d1</text:p>
          </table:table-cell>
          <table:table-cell table:style-name="ce15"/>
          <table:table-cell table:style-name="ce15" office:value-type="string" calcext:value-type="string">
            <text:p>MEM_LOAD_UOPS_RETIRED.L1_HIT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D1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182];1;2);MID([.C182];1;2)))" office:value-type="string" office:string-value="r02d1" calcext:value-type="string">
            <text:p>r02d1</text:p>
          </table:table-cell>
          <table:table-cell table:style-name="ce15"/>
          <table:table-cell table:style-name="ce15" office:value-type="string" calcext:value-type="string">
            <text:p>MEM_LOAD_UOPS_RETIRED.L2_HIT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D1H</text:p>
          </table:table-cell>
          <table:table-cell table:style-name="ce15" office:value-type="string" calcext:value-type="string">
            <text:p>04H</text:p>
          </table:table-cell>
          <table:table-cell table:style-name="ce15"/>
          <table:table-cell table:style-name="ce7" table:formula="of:=&quot;r&quot; &amp; LOWER(CONCATENATE(MID([.D183];1;2);MID([.C183];1;2)))" office:value-type="string" office:string-value="r04d1" calcext:value-type="string">
            <text:p>r04d1</text:p>
          </table:table-cell>
          <table:table-cell table:style-name="ce15"/>
          <table:table-cell table:style-name="ce15" office:value-type="string" calcext:value-type="string">
            <text:p>MEM_LOAD_UOPS_RETIRED.L3_HIT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D1H</text:p>
          </table:table-cell>
          <table:table-cell table:style-name="ce15" office:value-type="string" calcext:value-type="string">
            <text:p>08H</text:p>
          </table:table-cell>
          <table:table-cell table:style-name="ce15"/>
          <table:table-cell table:style-name="ce7" table:formula="of:=&quot;r&quot; &amp; LOWER(CONCATENATE(MID([.D184];1;2);MID([.C184];1;2)))" office:value-type="string" office:string-value="r08d1" calcext:value-type="string">
            <text:p>r08d1</text:p>
          </table:table-cell>
          <table:table-cell table:style-name="ce15"/>
          <table:table-cell table:style-name="ce15" office:value-type="string" calcext:value-type="string">
            <text:p>MEM_LOAD_UOPS_RETIRED.L1_MISS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D1H</text:p>
          </table:table-cell>
          <table:table-cell table:style-name="ce15" office:value-type="string" calcext:value-type="string">
            <text:p>10H</text:p>
          </table:table-cell>
          <table:table-cell table:style-name="ce15"/>
          <table:table-cell table:style-name="ce7" table:formula="of:=&quot;r&quot; &amp; LOWER(CONCATENATE(MID([.D185];1;2);MID([.C185];1;2)))" office:value-type="string" office:string-value="r10d1" calcext:value-type="string">
            <text:p>r10d1</text:p>
          </table:table-cell>
          <table:table-cell table:style-name="ce15"/>
          <table:table-cell table:style-name="ce15" office:value-type="string" calcext:value-type="string">
            <text:p>MEM_LOAD_UOPS_RETIRED.L2_MISS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D1H</text:p>
          </table:table-cell>
          <table:table-cell table:style-name="ce15" office:value-type="string" calcext:value-type="string">
            <text:p>20H</text:p>
          </table:table-cell>
          <table:table-cell table:style-name="ce15"/>
          <table:table-cell table:style-name="ce7" table:formula="of:=&quot;r&quot; &amp; LOWER(CONCATENATE(MID([.D186];1;2);MID([.C186];1;2)))" office:value-type="string" office:string-value="r20d1" calcext:value-type="string">
            <text:p>r20d1</text:p>
          </table:table-cell>
          <table:table-cell table:style-name="ce15"/>
          <table:table-cell table:style-name="ce15" office:value-type="string" calcext:value-type="string">
            <text:p>MEM_LOAD_UOPS_RETIRED.L3_MISS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D1H</text:p>
          </table:table-cell>
          <table:table-cell table:style-name="ce15" office:value-type="string" calcext:value-type="string">
            <text:p>40H</text:p>
          </table:table-cell>
          <table:table-cell table:style-name="ce15"/>
          <table:table-cell table:style-name="ce7" table:formula="of:=&quot;r&quot; &amp; LOWER(CONCATENATE(MID([.D187];1;2);MID([.C187];1;2)))" office:value-type="string" office:string-value="r40d1" calcext:value-type="string">
            <text:p>r40d1</text:p>
          </table:table-cell>
          <table:table-cell table:style-name="ce15"/>
          <table:table-cell table:style-name="ce15" office:value-type="string" calcext:value-type="string">
            <text:p>MEM_LOAD_UOPS_RETIRED.HIT_LFB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D2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188];1;2);MID([.C188];1;2)))" office:value-type="string" office:string-value="r01d2" calcext:value-type="string">
            <text:p>r01d2</text:p>
          </table:table-cell>
          <table:table-cell table:style-name="ce15"/>
          <table:table-cell table:style-name="ce15" office:value-type="string" calcext:value-type="string">
            <text:p>MEM_LOAD_UOPS_L3_HIT_RETIRED.XSNP_MISS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D2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189];1;2);MID([.C189];1;2)))" office:value-type="string" office:string-value="r02d2" calcext:value-type="string">
            <text:p>r02d2</text:p>
          </table:table-cell>
          <table:table-cell table:style-name="ce15"/>
          <table:table-cell table:style-name="ce15" office:value-type="string" calcext:value-type="string">
            <text:p>MEM_LOAD_UOPS_L3_HIT_RETIRED.XSNP_HIT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D2H</text:p>
          </table:table-cell>
          <table:table-cell table:style-name="ce15" office:value-type="string" calcext:value-type="string">
            <text:p>04H</text:p>
          </table:table-cell>
          <table:table-cell table:style-name="ce15"/>
          <table:table-cell table:style-name="ce7" table:formula="of:=&quot;r&quot; &amp; LOWER(CONCATENATE(MID([.D190];1;2);MID([.C190];1;2)))" office:value-type="string" office:string-value="r04d2" calcext:value-type="string">
            <text:p>r04d2</text:p>
          </table:table-cell>
          <table:table-cell table:style-name="ce15"/>
          <table:table-cell table:style-name="ce15" office:value-type="string" calcext:value-type="string">
            <text:p>MEM_LOAD_UOPS_L3_HIT_RETIRED.XSNP_HITM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D2H</text:p>
          </table:table-cell>
          <table:table-cell table:style-name="ce15" office:value-type="string" calcext:value-type="string">
            <text:p>08H</text:p>
          </table:table-cell>
          <table:table-cell table:style-name="ce15"/>
          <table:table-cell table:style-name="ce7" table:formula="of:=&quot;r&quot; &amp; LOWER(CONCATENATE(MID([.D191];1;2);MID([.C191];1;2)))" office:value-type="string" office:string-value="r08d2" calcext:value-type="string">
            <text:p>r08d2</text:p>
          </table:table-cell>
          <table:table-cell table:style-name="ce15"/>
          <table:table-cell table:style-name="ce15" office:value-type="string" calcext:value-type="string">
            <text:p>MEM_LOAD_UOPS_L3_HIT_RETIRED.XSNP_NONE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D3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192];1;2);MID([.C192];1;2)))" office:value-type="string" office:string-value="r01d3" calcext:value-type="string">
            <text:p>r01d3</text:p>
          </table:table-cell>
          <table:table-cell table:style-name="ce15"/>
          <table:table-cell table:style-name="ce15" office:value-type="string" calcext:value-type="string">
            <text:p>MEM_LOAD_UOPS_L3_MISS_RETIRED.LOCAL_DRAM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E6H</text:p>
          </table:table-cell>
          <table:table-cell table:style-name="ce15" office:value-type="string" calcext:value-type="string">
            <text:p>1FH</text:p>
          </table:table-cell>
          <table:table-cell table:style-name="ce15"/>
          <table:table-cell table:style-name="ce7" table:formula="of:=&quot;r&quot; &amp; LOWER(CONCATENATE(MID([.D193];1;2);MID([.C193];1;2)))" office:value-type="string" office:string-value="r1fe6" calcext:value-type="string">
            <text:p>r1fe6</text:p>
          </table:table-cell>
          <table:table-cell table:style-name="ce15"/>
          <table:table-cell table:style-name="ce15" office:value-type="string" calcext:value-type="string">
            <text:p>BACLEARS.ANY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F0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194];1;2);MID([.C194];1;2)))" office:value-type="string" office:string-value="r01f0" calcext:value-type="string">
            <text:p>r01f0</text:p>
          </table:table-cell>
          <table:table-cell table:style-name="ce15"/>
          <table:table-cell table:style-name="ce15" office:value-type="string" calcext:value-type="string">
            <text:p>L2_TRANS.DEMAND_DATA_RD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F0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195];1;2);MID([.C195];1;2)))" office:value-type="string" office:string-value="r02f0" calcext:value-type="string">
            <text:p>r02f0</text:p>
          </table:table-cell>
          <table:table-cell table:style-name="ce15"/>
          <table:table-cell table:style-name="ce15" office:value-type="string" calcext:value-type="string">
            <text:p>L2_TRANS.RFO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F0H</text:p>
          </table:table-cell>
          <table:table-cell table:style-name="ce15" office:value-type="string" calcext:value-type="string">
            <text:p>04H</text:p>
          </table:table-cell>
          <table:table-cell table:style-name="ce15"/>
          <table:table-cell table:style-name="ce7" table:formula="of:=&quot;r&quot; &amp; LOWER(CONCATENATE(MID([.D196];1;2);MID([.C196];1;2)))" office:value-type="string" office:string-value="r04f0" calcext:value-type="string">
            <text:p>r04f0</text:p>
          </table:table-cell>
          <table:table-cell table:style-name="ce15"/>
          <table:table-cell table:style-name="ce15" office:value-type="string" calcext:value-type="string">
            <text:p>L2_TRANS.CODE_RD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F0H</text:p>
          </table:table-cell>
          <table:table-cell table:style-name="ce15" office:value-type="string" calcext:value-type="string">
            <text:p>08H</text:p>
          </table:table-cell>
          <table:table-cell table:style-name="ce15"/>
          <table:table-cell table:style-name="ce7" table:formula="of:=&quot;r&quot; &amp; LOWER(CONCATENATE(MID([.D197];1;2);MID([.C197];1;2)))" office:value-type="string" office:string-value="r08f0" calcext:value-type="string">
            <text:p>r08f0</text:p>
          </table:table-cell>
          <table:table-cell table:style-name="ce15"/>
          <table:table-cell table:style-name="ce15" office:value-type="string" calcext:value-type="string">
            <text:p>L2_TRANS.ALL_PF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F0H</text:p>
          </table:table-cell>
          <table:table-cell table:style-name="ce15" office:value-type="string" calcext:value-type="string">
            <text:p>10H</text:p>
          </table:table-cell>
          <table:table-cell table:style-name="ce15"/>
          <table:table-cell table:style-name="ce7" table:formula="of:=&quot;r&quot; &amp; LOWER(CONCATENATE(MID([.D198];1;2);MID([.C198];1;2)))" office:value-type="string" office:string-value="r10f0" calcext:value-type="string">
            <text:p>r10f0</text:p>
          </table:table-cell>
          <table:table-cell table:style-name="ce15"/>
          <table:table-cell table:style-name="ce15" office:value-type="string" calcext:value-type="string">
            <text:p>L2_TRANS.L1D_WB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F0H</text:p>
          </table:table-cell>
          <table:table-cell table:style-name="ce15" office:value-type="string" calcext:value-type="string">
            <text:p>20H</text:p>
          </table:table-cell>
          <table:table-cell table:style-name="ce15"/>
          <table:table-cell table:style-name="ce7" table:formula="of:=&quot;r&quot; &amp; LOWER(CONCATENATE(MID([.D199];1;2);MID([.C199];1;2)))" office:value-type="string" office:string-value="r20f0" calcext:value-type="string">
            <text:p>r20f0</text:p>
          </table:table-cell>
          <table:table-cell table:style-name="ce15"/>
          <table:table-cell table:style-name="ce15" office:value-type="string" calcext:value-type="string">
            <text:p>L2_TRANS.L2_FILL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F0H</text:p>
          </table:table-cell>
          <table:table-cell table:style-name="ce15" office:value-type="string" calcext:value-type="string">
            <text:p>40H</text:p>
          </table:table-cell>
          <table:table-cell table:style-name="ce15"/>
          <table:table-cell table:style-name="ce7" table:formula="of:=&quot;r&quot; &amp; LOWER(CONCATENATE(MID([.D200];1;2);MID([.C200];1;2)))" office:value-type="string" office:string-value="r40f0" calcext:value-type="string">
            <text:p>r40f0</text:p>
          </table:table-cell>
          <table:table-cell table:style-name="ce15"/>
          <table:table-cell table:style-name="ce15" office:value-type="string" calcext:value-type="string">
            <text:p>L2_TRANS.L2_WB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F0H</text:p>
          </table:table-cell>
          <table:table-cell table:style-name="ce15" office:value-type="string" calcext:value-type="string">
            <text:p>80H</text:p>
          </table:table-cell>
          <table:table-cell table:style-name="ce15"/>
          <table:table-cell table:style-name="ce7" table:formula="of:=&quot;r&quot; &amp; LOWER(CONCATENATE(MID([.D201];1;2);MID([.C201];1;2)))" office:value-type="string" office:string-value="r80f0" calcext:value-type="string">
            <text:p>r80f0</text:p>
          </table:table-cell>
          <table:table-cell table:style-name="ce15"/>
          <table:table-cell table:style-name="ce15" office:value-type="string" calcext:value-type="string">
            <text:p>L2_TRANS.ALL_REQUESTS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F1H</text:p>
          </table:table-cell>
          <table:table-cell table:style-name="ce15" office:value-type="string" calcext:value-type="string">
            <text:p>01H</text:p>
          </table:table-cell>
          <table:table-cell table:style-name="ce15"/>
          <table:table-cell table:style-name="ce7" table:formula="of:=&quot;r&quot; &amp; LOWER(CONCATENATE(MID([.D202];1;2);MID([.C202];1;2)))" office:value-type="string" office:string-value="r01f1" calcext:value-type="string">
            <text:p>r01f1</text:p>
          </table:table-cell>
          <table:table-cell table:style-name="ce15"/>
          <table:table-cell table:style-name="ce15" office:value-type="string" calcext:value-type="string">
            <text:p>L2_LINES_IN.I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F1H</text:p>
          </table:table-cell>
          <table:table-cell table:style-name="ce15" office:value-type="string" calcext:value-type="string">
            <text:p>02H</text:p>
          </table:table-cell>
          <table:table-cell table:style-name="ce15"/>
          <table:table-cell table:style-name="ce7" table:formula="of:=&quot;r&quot; &amp; LOWER(CONCATENATE(MID([.D203];1;2);MID([.C203];1;2)))" office:value-type="string" office:string-value="r02f1" calcext:value-type="string">
            <text:p>r02f1</text:p>
          </table:table-cell>
          <table:table-cell table:style-name="ce15"/>
          <table:table-cell table:style-name="ce15" office:value-type="string" calcext:value-type="string">
            <text:p>L2_LINES_IN.S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F1H</text:p>
          </table:table-cell>
          <table:table-cell table:style-name="ce15" office:value-type="string" calcext:value-type="string">
            <text:p>04H</text:p>
          </table:table-cell>
          <table:table-cell table:style-name="ce15"/>
          <table:table-cell table:style-name="ce7" table:formula="of:=&quot;r&quot; &amp; LOWER(CONCATENATE(MID([.D204];1;2);MID([.C204];1;2)))" office:value-type="string" office:string-value="r04f1" calcext:value-type="string">
            <text:p>r04f1</text:p>
          </table:table-cell>
          <table:table-cell table:style-name="ce15"/>
          <table:table-cell table:style-name="ce15" office:value-type="string" calcext:value-type="string">
            <text:p>L2_LINES_IN.E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F1H</text:p>
          </table:table-cell>
          <table:table-cell table:style-name="ce15" office:value-type="string" calcext:value-type="string">
            <text:p>07H</text:p>
          </table:table-cell>
          <table:table-cell table:style-name="ce15"/>
          <table:table-cell table:style-name="ce7" table:formula="of:=&quot;r&quot; &amp; LOWER(CONCATENATE(MID([.D205];1;2);MID([.C205];1;2)))" office:value-type="string" office:string-value="r07f1" calcext:value-type="string">
            <text:p>r07f1</text:p>
          </table:table-cell>
          <table:table-cell table:style-name="ce15"/>
          <table:table-cell table:style-name="ce15" office:value-type="string" calcext:value-type="string">
            <text:p>L2_LINES_IN.ALL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F2H</text:p>
          </table:table-cell>
          <table:table-cell table:style-name="ce15" office:value-type="string" calcext:value-type="string">
            <text:p>05H</text:p>
          </table:table-cell>
          <table:table-cell table:style-name="ce15"/>
          <table:table-cell table:style-name="ce7" table:formula="of:=&quot;r&quot; &amp; LOWER(CONCATENATE(MID([.D206];1;2);MID([.C206];1;2)))" office:value-type="string" office:string-value="r05f2" calcext:value-type="string">
            <text:p>r05f2</text:p>
          </table:table-cell>
          <table:table-cell table:style-name="ce15"/>
          <table:table-cell table:style-name="ce15" office:value-type="string" calcext:value-type="string">
            <text:p>L2_LINES_OUT.DEMAND_CLEAN</text:p>
          </table:table-cell>
          <table:table-cell table:style-name="ce15"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F2H</text:p>
          </table:table-cell>
          <table:table-cell table:style-name="ce15" office:value-type="string" calcext:value-type="string">
            <text:p>06H</text:p>
          </table:table-cell>
          <table:table-cell table:style-name="ce15"/>
          <table:table-cell table:style-name="ce7" table:formula="of:=&quot;r&quot; &amp; LOWER(CONCATENATE(MID([.D207];1;2);MID([.C207];1;2)))" office:value-type="string" office:string-value="r06f2" calcext:value-type="string">
            <text:p>r06f2</text:p>
          </table:table-cell>
          <table:table-cell table:style-name="ce15"/>
          <table:table-cell table:style-name="ce15" office:value-type="string" calcext:value-type="string">
            <text:p>L2_LINES_OUT.DEMAND_DIRTY</text:p>
          </table:table-cell>
          <table:table-cell table:style-name="ce15" table:number-columns-repeated="2"/>
        </table:table-row>
        <table:table-row table:style-name="ro1" table:number-rows-repeated="6">
          <table:table-cell table:number-columns-repeated="10"/>
        </table:table-row>
        <table:table-row table:style-name="ro7">
          <table:table-cell table:number-columns-repeated="2"/>
          <table:table-cell table:style-name="ce18" office:value-type="string" calcext:value-type="string">
            <text:p>Events listed in reference that do not produce counts by themselves</text:p>
          </table:table-cell>
          <table:table-cell table:style-name="ce23" table:number-columns-repeated="4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9" office:value-type="string" calcext:value-type="string">
            <text:p>D0H</text:p>
          </table:table-cell>
          <table:table-cell table:style-name="ce24" office:value-type="string" calcext:value-type="string">
            <text:p>01H</text:p>
          </table:table-cell>
          <table:table-cell table:style-name="ce27"/>
          <table:table-cell table:style-name="ce31" table:formula="of:=&quot;r&quot; &amp; LOWER(CONCATENATE(MID([.D216];1;2);MID([.C216];1;2)))" office:value-type="string" office:string-value="r01d0" calcext:value-type="string">
            <text:p>r01d0</text:p>
          </table:table-cell>
          <table:table-cell table:style-name="ce19"/>
          <table:table-cell table:style-name="ce19" office:value-type="string" calcext:value-type="string">
            <text:p>MEM_UOPS_RETIRED.LOADS</text:p>
          </table:table-cell>
          <table:table-cell table:style-name="ce36" office:value-type="string" calcext:value-type="string">
            <text:p>Qualify retired memory uops that are loads. Combine <text:span text:style-name="T1">with umask 10H, 20H, 40H, 80H.</text:span></text:p>
          </table:table-cell>
          <table:table-cell/>
        </table:table-row>
        <table:table-row table:style-name="ro1">
          <table:table-cell/>
          <table:table-cell table:style-name="ce11"/>
          <table:table-cell table:style-name="ce19" office:value-type="string" calcext:value-type="string">
            <text:p>D0H</text:p>
          </table:table-cell>
          <table:table-cell table:style-name="ce24" office:value-type="string" calcext:value-type="string">
            <text:p>02H</text:p>
          </table:table-cell>
          <table:table-cell table:style-name="ce27"/>
          <table:table-cell table:style-name="ce31" table:formula="of:=&quot;r&quot; &amp; LOWER(CONCATENATE(MID([.D217];1;2);MID([.C217];1;2)))" office:value-type="string" office:string-value="r02d0" calcext:value-type="string">
            <text:p>r02d0</text:p>
          </table:table-cell>
          <table:table-cell table:style-name="ce19"/>
          <table:table-cell table:style-name="ce19" office:value-type="string" calcext:value-type="string">
            <text:p>MEM_UOPS_RETIRED.STORES</text:p>
          </table:table-cell>
          <table:table-cell table:style-name="ce37" office:value-type="string" calcext:value-type="string">
            <text:p>[Not included in reference, but works and is referred to elsewhere]</text:p>
          </table:table-cell>
          <table:table-cell/>
        </table:table-row>
        <table:table-row table:style-name="ro1">
          <table:table-cell table:number-columns-repeated="2"/>
          <table:table-cell table:style-name="ce19" office:value-type="string" calcext:value-type="string">
            <text:p>D0H</text:p>
          </table:table-cell>
          <table:table-cell table:style-name="ce25" office:value-type="string" calcext:value-type="string">
            <text:p>10H</text:p>
          </table:table-cell>
          <table:table-cell table:style-name="ce27"/>
          <table:table-cell table:style-name="ce31" table:formula="of:=&quot;r&quot; &amp; LOWER(CONCATENATE(MID([.D218];1;2);MID([.C218];1;2)))" office:value-type="string" office:string-value="r10d0" calcext:value-type="string">
            <text:p>r10d0</text:p>
          </table:table-cell>
          <table:table-cell table:style-name="ce19"/>
          <table:table-cell table:style-name="ce19" office:value-type="string" calcext:value-type="string">
            <text:p>MEM_UOPS_RETIRED.STLB_MISS</text:p>
          </table:table-cell>
          <table:table-cell table:style-name="ce19" office:value-type="string" calcext:value-type="string">
            <text:p>Qualify retired memory uops with STLB miss. Must combine with umask 01H, 02H, to produce counts.</text:p>
          </table:table-cell>
          <table:table-cell/>
        </table:table-row>
        <table:table-row table:style-name="ro1">
          <table:table-cell/>
          <table:table-cell table:style-name="ce11"/>
          <table:table-cell table:style-name="ce19" office:value-type="string" calcext:value-type="string">
            <text:p>D0H</text:p>
          </table:table-cell>
          <table:table-cell table:style-name="ce25" office:value-type="string" calcext:value-type="string">
            <text:p>20H</text:p>
          </table:table-cell>
          <table:table-cell table:style-name="ce27"/>
          <table:table-cell table:style-name="ce31" table:formula="of:=&quot;r&quot; &amp; LOWER(CONCATENATE(MID([.D219];1;2);MID([.C219];1;2)))" office:value-type="string" office:string-value="r20d0" calcext:value-type="string">
            <text:p>r20d0</text:p>
          </table:table-cell>
          <table:table-cell table:style-name="ce19"/>
          <table:table-cell table:style-name="ce35" office:value-type="string" calcext:value-type="string">
            <text:p>MEM_UOPS_RETIRED.LOCK</text:p>
          </table:table-cell>
          <table:table-cell table:style-name="ce37" office:value-type="string" calcext:value-type="string">
            <text:p>[Not included in reference, but works and is referred to elsewhere]</text:p>
          </table:table-cell>
          <table:table-cell/>
        </table:table-row>
        <table:table-row table:style-name="ro1">
          <table:table-cell table:number-columns-repeated="2"/>
          <table:table-cell table:style-name="ce19" office:value-type="string" calcext:value-type="string">
            <text:p>D0H</text:p>
          </table:table-cell>
          <table:table-cell table:style-name="ce25" office:value-type="string" calcext:value-type="string">
            <text:p>40H</text:p>
          </table:table-cell>
          <table:table-cell table:style-name="ce27"/>
          <table:table-cell table:style-name="ce31" table:formula="of:=&quot;r&quot; &amp; LOWER(CONCATENATE(MID([.D220];1;2);MID([.C220];1;2)))" office:value-type="string" office:string-value="r40d0" calcext:value-type="string">
            <text:p>r40d0</text:p>
          </table:table-cell>
          <table:table-cell table:style-name="ce19"/>
          <table:table-cell table:style-name="ce19" office:value-type="string" calcext:value-type="string">
            <text:p>MEM_UOPS_RETIRED.SPLIT</text:p>
          </table:table-cell>
          <table:table-cell table:style-name="ce19" office:value-type="string" calcext:value-type="string">
            <text:p>Qualify retired memory uops with line split. Must combine with umask 01H, 02H, to produce counts.</text:p>
          </table:table-cell>
          <table:table-cell/>
        </table:table-row>
        <table:table-row table:style-name="ro1">
          <table:table-cell table:number-columns-repeated="2"/>
          <table:table-cell table:style-name="ce19" office:value-type="string" calcext:value-type="string">
            <text:p>D0H</text:p>
          </table:table-cell>
          <table:table-cell table:style-name="ce25" office:value-type="string" calcext:value-type="string">
            <text:p>80H</text:p>
          </table:table-cell>
          <table:table-cell table:style-name="ce27"/>
          <table:table-cell table:style-name="ce31" table:formula="of:=&quot;r&quot; &amp; LOWER(CONCATENATE(MID([.D221];1;2);MID([.C221];1;2)))" office:value-type="string" office:string-value="r80d0" calcext:value-type="string">
            <text:p>r80d0</text:p>
          </table:table-cell>
          <table:table-cell table:style-name="ce19"/>
          <table:table-cell table:style-name="ce19" office:value-type="string" calcext:value-type="string">
            <text:p>MEM_UOPS_RETIRED.ALL</text:p>
          </table:table-cell>
          <table:table-cell table:style-name="ce19" office:value-type="string" calcext:value-type="string">
            <text:p>Qualify any retired memory uops. Must combine with umask 01H, 02H, to produce counts.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9" office:value-type="string" calcext:value-type="string">
            <text:p>88H</text:p>
          </table:table-cell>
          <table:table-cell table:style-name="ce25" office:value-type="string" calcext:value-type="string">
            <text:p>01H</text:p>
          </table:table-cell>
          <table:table-cell table:style-name="ce27"/>
          <table:table-cell table:style-name="ce31" table:formula="of:=&quot;r&quot; &amp; LOWER(CONCATENATE(MID([.D223];1;2);MID([.C223];1;2)))" office:value-type="string" office:string-value="r0188" calcext:value-type="string">
            <text:p>r0188</text:p>
          </table:table-cell>
          <table:table-cell table:style-name="ce19"/>
          <table:table-cell table:style-name="ce19" office:value-type="string" calcext:value-type="string">
            <text:p>BR_INST_EXEC.COND</text:p>
          </table:table-cell>
          <table:table-cell table:style-name="ce19" office:value-type="string" calcext:value-type="string">
            <text:p>Qualify conditional near branch instructions executed, but not necessarily retired.</text:p>
          </table:table-cell>
          <table:table-cell table:style-name="ce19" office:value-type="string" calcext:value-type="string">
            <text:p>Must combine with umask 40H, 80H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88H</text:p>
          </table:table-cell>
          <table:table-cell table:style-name="ce25" office:value-type="string" calcext:value-type="string">
            <text:p>02H</text:p>
          </table:table-cell>
          <table:table-cell table:style-name="ce27"/>
          <table:table-cell table:style-name="ce31" table:formula="of:=&quot;r&quot; &amp; LOWER(CONCATENATE(MID([.D224];1;2);MID([.C224];1;2)))" office:value-type="string" office:string-value="r0288" calcext:value-type="string">
            <text:p>r0288</text:p>
          </table:table-cell>
          <table:table-cell table:style-name="ce19"/>
          <table:table-cell table:style-name="ce19" office:value-type="string" calcext:value-type="string">
            <text:p>BR_INST_EXEC.DIRECT_JMP</text:p>
          </table:table-cell>
          <table:table-cell table:style-name="ce19" office:value-type="string" calcext:value-type="string">
            <text:p>Qualify all unconditional near branch instructions excluding calls and indirect branches.</text:p>
          </table:table-cell>
          <table:table-cell table:style-name="ce19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88H</text:p>
          </table:table-cell>
          <table:table-cell table:style-name="ce25" office:value-type="string" calcext:value-type="string">
            <text:p>04H</text:p>
          </table:table-cell>
          <table:table-cell table:style-name="ce27"/>
          <table:table-cell table:style-name="ce31" table:formula="of:=&quot;r&quot; &amp; LOWER(CONCATENATE(MID([.D225];1;2);MID([.C225];1;2)))" office:value-type="string" office:string-value="r0488" calcext:value-type="string">
            <text:p>r0488</text:p>
          </table:table-cell>
          <table:table-cell table:style-name="ce19"/>
          <table:table-cell table:style-name="ce19" office:value-type="string" calcext:value-type="string">
            <text:p>BR_INST_EXEC.INDIRECT_JMP_NON_CALL_RET</text:p>
          </table:table-cell>
          <table:table-cell table:style-name="ce19" office:value-type="string" calcext:value-type="string">
            <text:p>Qualify executed indirect near branch instructions that are not calls nor returns.</text:p>
          </table:table-cell>
          <table:table-cell table:style-name="ce19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88H</text:p>
          </table:table-cell>
          <table:table-cell table:style-name="ce25" office:value-type="string" calcext:value-type="string">
            <text:p>08H</text:p>
          </table:table-cell>
          <table:table-cell table:style-name="ce27"/>
          <table:table-cell table:style-name="ce31" table:formula="of:=&quot;r&quot; &amp; LOWER(CONCATENATE(MID([.D226];1;2);MID([.C226];1;2)))" office:value-type="string" office:string-value="r0888" calcext:value-type="string">
            <text:p>r0888</text:p>
          </table:table-cell>
          <table:table-cell table:style-name="ce19"/>
          <table:table-cell table:style-name="ce19" office:value-type="string" calcext:value-type="string">
            <text:p>BR_INST_EXEC.RETURN_NEAR</text:p>
          </table:table-cell>
          <table:table-cell table:style-name="ce19" office:value-type="string" calcext:value-type="string">
            <text:p>Qualify indirect near branches that have a return mnemonic.</text:p>
          </table:table-cell>
          <table:table-cell table:style-name="ce19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88H</text:p>
          </table:table-cell>
          <table:table-cell table:style-name="ce25" office:value-type="string" calcext:value-type="string">
            <text:p>10H</text:p>
          </table:table-cell>
          <table:table-cell table:style-name="ce27"/>
          <table:table-cell table:style-name="ce31" table:formula="of:=&quot;r&quot; &amp; LOWER(CONCATENATE(MID([.D227];1;2);MID([.C227];1;2)))" office:value-type="string" office:string-value="r1088" calcext:value-type="string">
            <text:p>r1088</text:p>
          </table:table-cell>
          <table:table-cell table:style-name="ce19"/>
          <table:table-cell table:style-name="ce19" office:value-type="string" calcext:value-type="string">
            <text:p>BR_INST_EXEC.DIRECT_NEAR_CALL</text:p>
          </table:table-cell>
          <table:table-cell table:style-name="ce19" office:value-type="string" calcext:value-type="string">
            <text:p>Qualify unconditional near call branch instructions, excluding non call branch, executed.</text:p>
          </table:table-cell>
          <table:table-cell table:style-name="ce19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88H</text:p>
          </table:table-cell>
          <table:table-cell table:style-name="ce25" office:value-type="string" calcext:value-type="string">
            <text:p>20H</text:p>
          </table:table-cell>
          <table:table-cell table:style-name="ce27"/>
          <table:table-cell table:style-name="ce31" table:formula="of:=&quot;r&quot; &amp; LOWER(CONCATENATE(MID([.D228];1;2);MID([.C228];1;2)))" office:value-type="string" office:string-value="r2088" calcext:value-type="string">
            <text:p>r2088</text:p>
          </table:table-cell>
          <table:table-cell table:style-name="ce19"/>
          <table:table-cell table:style-name="ce19" office:value-type="string" calcext:value-type="string">
            <text:p>BR_INST_EXEC.INDIRECT_NEAR_CALL</text:p>
          </table:table-cell>
          <table:table-cell table:style-name="ce19" office:value-type="string" calcext:value-type="string">
            <text:p>Qualify indirect near calls, including both register and memory indirect, executed.</text:p>
          </table:table-cell>
          <table:table-cell table:style-name="ce19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88H</text:p>
          </table:table-cell>
          <table:table-cell table:style-name="ce26" office:value-type="string" calcext:value-type="string">
            <text:p>40H</text:p>
          </table:table-cell>
          <table:table-cell table:style-name="ce28"/>
          <table:table-cell table:style-name="ce31" table:formula="of:=&quot;r&quot; &amp; LOWER(CONCATENATE(MID([.D229];1;2);MID([.C229];1;2)))" office:value-type="string" office:string-value="r4088" calcext:value-type="string">
            <text:p>r4088</text:p>
          </table:table-cell>
          <table:table-cell table:style-name="ce19"/>
          <table:table-cell table:style-name="ce36" office:value-type="string" calcext:value-type="string">
            <text:p>BR_INST_EXEC.NONTAKEN</text:p>
          </table:table-cell>
          <table:table-cell table:style-name="ce19" office:value-type="string" calcext:value-type="string">
            <text:p>Qualify non-taken near branches executed.</text:p>
          </table:table-cell>
          <table:table-cell table:style-name="ce19" office:value-type="string" calcext:value-type="string">
            <text:p>Applicable to umask 01H only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88H</text:p>
          </table:table-cell>
          <table:table-cell table:style-name="ce26" office:value-type="string" calcext:value-type="string">
            <text:p>80H</text:p>
          </table:table-cell>
          <table:table-cell table:style-name="ce28"/>
          <table:table-cell table:style-name="ce31" table:formula="of:=&quot;r&quot; &amp; LOWER(CONCATENATE(MID([.D230];1;2);MID([.C230];1;2)))" office:value-type="string" office:string-value="r8088" calcext:value-type="string">
            <text:p>r8088</text:p>
          </table:table-cell>
          <table:table-cell table:style-name="ce19"/>
          <table:table-cell table:style-name="ce36" office:value-type="string" calcext:value-type="string">
            <text:p>BR_INST_EXEC.TAKEN</text:p>
          </table:table-cell>
          <table:table-cell table:style-name="ce19" office:value-type="string" calcext:value-type="string">
            <text:p>Qualify taken near branches executed. </text:p>
          </table:table-cell>
          <table:table-cell table:style-name="ce19" office:value-type="string" calcext:value-type="string">
            <text:p>Must combine with 01H, 02H, 04H, 08H, 10H, 20H.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9" office:value-type="string" calcext:value-type="string">
            <text:p>89H</text:p>
          </table:table-cell>
          <table:table-cell table:style-name="ce25" office:value-type="string" calcext:value-type="string">
            <text:p>01H</text:p>
          </table:table-cell>
          <table:table-cell table:style-name="ce27"/>
          <table:table-cell table:style-name="ce31" table:formula="of:=&quot;r&quot; &amp; LOWER(CONCATENATE(MID([.D232];1;2);MID([.C232];1;2)))" office:value-type="string" office:string-value="r0189" calcext:value-type="string">
            <text:p>r0189</text:p>
          </table:table-cell>
          <table:table-cell table:style-name="ce19"/>
          <table:table-cell table:style-name="ce19" office:value-type="string" calcext:value-type="string">
            <text:p>BR_MISP_EXEC.COND</text:p>
          </table:table-cell>
          <table:table-cell table:style-name="ce19"/>
          <table:table-cell table:style-name="ce19" office:value-type="string" calcext:value-type="string">
            <text:p>Must combine with umask 40H, 80H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89H</text:p>
          </table:table-cell>
          <table:table-cell table:style-name="ce25" office:value-type="string" calcext:value-type="string">
            <text:p>04H</text:p>
          </table:table-cell>
          <table:table-cell table:style-name="ce27"/>
          <table:table-cell table:style-name="ce31" table:formula="of:=&quot;r&quot; &amp; LOWER(CONCATENATE(MID([.D233];1;2);MID([.C233];1;2)))" office:value-type="string" office:string-value="r0489" calcext:value-type="string">
            <text:p>r0489</text:p>
          </table:table-cell>
          <table:table-cell table:style-name="ce19"/>
          <table:table-cell table:style-name="ce19" office:value-type="string" calcext:value-type="string">
            <text:p>BR_MISP_EXEC.INDIRECT_JMP_NON_CALL_RET</text:p>
          </table:table-cell>
          <table:table-cell table:style-name="ce19"/>
          <table:table-cell table:style-name="ce19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89H</text:p>
          </table:table-cell>
          <table:table-cell table:style-name="ce25" office:value-type="string" calcext:value-type="string">
            <text:p>08H</text:p>
          </table:table-cell>
          <table:table-cell table:style-name="ce27"/>
          <table:table-cell table:style-name="ce31" table:formula="of:=&quot;r&quot; &amp; LOWER(CONCATENATE(MID([.D234];1;2);MID([.C234];1;2)))" office:value-type="string" office:string-value="r0889" calcext:value-type="string">
            <text:p>r0889</text:p>
          </table:table-cell>
          <table:table-cell table:style-name="ce19"/>
          <table:table-cell table:style-name="ce19" office:value-type="string" calcext:value-type="string">
            <text:p>BR_MISP_EXEC.RETURN_NEAR</text:p>
          </table:table-cell>
          <table:table-cell table:style-name="ce19"/>
          <table:table-cell table:style-name="ce19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89H</text:p>
          </table:table-cell>
          <table:table-cell table:style-name="ce25" office:value-type="string" calcext:value-type="string">
            <text:p>10H</text:p>
          </table:table-cell>
          <table:table-cell table:style-name="ce27"/>
          <table:table-cell table:style-name="ce31" table:formula="of:=&quot;r&quot; &amp; LOWER(CONCATENATE(MID([.D235];1;2);MID([.C235];1;2)))" office:value-type="string" office:string-value="r1089" calcext:value-type="string">
            <text:p>r1089</text:p>
          </table:table-cell>
          <table:table-cell table:style-name="ce19"/>
          <table:table-cell table:style-name="ce19" office:value-type="string" calcext:value-type="string">
            <text:p>BR_MISP_EXEC.DIRECT_NEAR_CALL</text:p>
          </table:table-cell>
          <table:table-cell table:style-name="ce19"/>
          <table:table-cell table:style-name="ce19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89H</text:p>
          </table:table-cell>
          <table:table-cell table:style-name="ce25" office:value-type="string" calcext:value-type="string">
            <text:p>20H</text:p>
          </table:table-cell>
          <table:table-cell table:style-name="ce27"/>
          <table:table-cell table:style-name="ce31" table:formula="of:=&quot;r&quot; &amp; LOWER(CONCATENATE(MID([.D236];1;2);MID([.C236];1;2)))" office:value-type="string" office:string-value="r2089" calcext:value-type="string">
            <text:p>r2089</text:p>
          </table:table-cell>
          <table:table-cell table:style-name="ce19"/>
          <table:table-cell table:style-name="ce19" office:value-type="string" calcext:value-type="string">
            <text:p>BR_MISP_EXEC.INDIRECT_NEAR_CALL</text:p>
          </table:table-cell>
          <table:table-cell table:style-name="ce19"/>
          <table:table-cell table:style-name="ce19" office:value-type="string" calcext:value-type="string">
            <text:p>Must combine with umask 80H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89H</text:p>
          </table:table-cell>
          <table:table-cell table:style-name="ce26" office:value-type="string" calcext:value-type="string">
            <text:p>40H</text:p>
          </table:table-cell>
          <table:table-cell table:style-name="ce28"/>
          <table:table-cell table:style-name="ce31" table:formula="of:=&quot;r&quot; &amp; LOWER(CONCATENATE(MID([.D237];1;2);MID([.C237];1;2)))" office:value-type="string" office:string-value="r4089" calcext:value-type="string">
            <text:p>r4089</text:p>
          </table:table-cell>
          <table:table-cell table:style-name="ce19"/>
          <table:table-cell table:style-name="ce36" office:value-type="string" calcext:value-type="string">
            <text:p>BR_MISP_EXEC.NONTAKEN</text:p>
          </table:table-cell>
          <table:table-cell table:style-name="ce19"/>
          <table:table-cell table:style-name="ce19" office:value-type="string" calcext:value-type="string">
            <text:p>Applicable to umask 01H only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89H</text:p>
          </table:table-cell>
          <table:table-cell table:style-name="ce26" office:value-type="string" calcext:value-type="string">
            <text:p>80H</text:p>
          </table:table-cell>
          <table:table-cell table:style-name="ce28"/>
          <table:table-cell table:style-name="ce31" table:formula="of:=&quot;r&quot; &amp; LOWER(CONCATENATE(MID([.D238];1;2);MID([.C238];1;2)))" office:value-type="string" office:string-value="r8089" calcext:value-type="string">
            <text:p>r8089</text:p>
          </table:table-cell>
          <table:table-cell table:style-name="ce19"/>
          <table:table-cell table:style-name="ce36" office:value-type="string" calcext:value-type="string">
            <text:p>BR_MISP_EXEC.TAKEN</text:p>
          </table:table-cell>
          <table:table-cell table:style-name="ce19" office:value-type="string" calcext:value-type="string">
            <text:p>Qualify mispredicted taken near branches executed. </text:p>
          </table:table-cell>
          <table:table-cell table:style-name="ce19" office:value-type="string" calcext:value-type="string">
            <text:p>Must combine with 01H, 02H, 04H, 08H, 10H, 20H.</text:p>
          </table:table-cell>
        </table:table-row>
        <table:table-row table:style-name="ro1" table:number-rows-repeated="104831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PU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6">
          <table:table-cell table:number-columns-repeated="3"/>
        </table:table-row>
        <table:table-row table:style-name="ro1">
          <table:table-cell/>
          <table:table-cell table:style-name="ce38" office:value-type="string" calcext:value-type="string">
            <text:p>Ivy Brid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l(R) Core(TM) i7-3770 CPU @ 3.40GHz</text:p>
          </table:table-cell>
        </table:table-row>
        <table:table-row table:style-name="ro1">
          <table:table-cell/>
          <table:table-cell office:value-type="string" calcext:value-type="string">
            <text:p>cpu family</text:p>
          </table:table-cell>
          <table:table-cell table:style-name="ce39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table:style-name="ce39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DisplayFamily_DisplayModel</text:p>
          </table:table-cell>
          <table:table-cell office:value-type="string" calcext:value-type="string">
            <text:p>06_3AH</text:p>
          </table:table-cell>
        </table:table-row>
        <table:table-row table:style-name="ro6" table:number-rows-repeated="3">
          <table:table-cell table:number-columns-repeated="3"/>
        </table:table-row>
        <table:table-row table:style-name="ro1">
          <table:table-cell/>
          <table:table-cell table:style-name="ce38" office:value-type="string" calcext:value-type="string">
            <text:p>Haswe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l(R) Core(TM) i7-4770K CPU @ 3.50GHz</text:p>
          </table:table-cell>
        </table:table-row>
        <table:table-row table:style-name="ro1">
          <table:table-cell/>
          <table:table-cell office:value-type="string" calcext:value-type="string">
            <text:p>cpu family</text:p>
          </table:table-cell>
          <table:table-cell table:style-name="ce39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table:style-name="ce39" office:value-type="float" office:value="60" calcext:value-type="float">
            <text:p>60</text:p>
          </table:table-cell>
        </table:table-row>
        <table:table-row table:style-name="ro6">
          <table:table-cell/>
          <table:table-cell office:value-type="string" calcext:value-type="string">
            <text:p>DisplayFamily_DisplayModel</text:p>
          </table:table-cell>
          <table:table-cell office:value-type="string" calcext:value-type="string">
            <text:p>06_3CH</text:p>
          </table:table-cell>
        </table:table-row>
      </table:table>
      <table:named-expressions/>
      <table:database-ranges>
        <table:database-range table:name="__Anonymous_Sheet_DB__1" table:target-range-address="'Ivy Bridge'.C5:'Ivy Bridge'.I19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eoSansIntel" svg:font-family="NeoSansInte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00/00/0000</text:date>, <text:time style:data-style-name="N2" text:time-value="0000-00-00T00:00:02.651430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9T12:46:00.70</meta:creation-date>
    <dc:date>2013-12-30T02:22:19.748032768</dc:date>
    <meta:editing-duration>PT15H59M14S</meta:editing-duration>
    <meta:editing-cycles>85</meta:editing-cycles>
    <meta:generator>LibreOffice/4.1.3.2$Linux_X86_64 LibreOffice_project/410m0$Build-2</meta:generator>
    <dc:creator>Lars </dc:creator>
    <meta:document-statistic meta:table-count="4" meta:cell-count="2828" meta:object-count="0"/>
  </office:meta>
</office:document-meta>
</file>